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73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9366in"/>
    </style:style>
    <style:style style:name="co5" style:family="table-column">
      <style:table-column-properties fo:break-before="auto" style:column-width="1.036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2016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ta3" style:family="table" style:master-page-name="PageStyle_5f_2018">
      <style:table-properties table:display="true" style:writing-mode="lr-tb"/>
    </style:style>
    <style:style style:name="ta4" style:family="table" style:master-page-name="PageStyle_5f_2019">
      <style:table-properties table:display="true" style:writing-mode="lr-tb"/>
    </style:style>
    <style:style style:name="ta5" style:family="table" style:master-page-name="PageStyle_5f_2020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_32_0_25__20_-_20_Énfasis3_20_3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" style:family="table-cell" style:parent-style-name="_32_0_25__20_-_20_Énfasis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" style:family="table-cell" style:parent-style-name="Normal_20_3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" style:family="table-cell" style:parent-style-name="_32_0_25__20_-_20_Énfasis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Normal_20_3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Normal_5f_98UE" style:data-style-name="N1000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Normal_5f_1995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Normal_20_3_20_8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Normal_20_3_20_8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1" style:family="table-cell" style:parent-style-name="Excel_20_Built-in_20_20_25__20_-_20_Accent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Normal_5f_1995" style:data-style-name="N1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Normal_20_3" style:data-style-name="N1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4" style:family="table-cell" style:parent-style-name="Excel_20_Built-in_20_20_25__20_-_20_Accent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5" style:family="table-cell" style:parent-style-name="Excel_20_Built-in_20_20_25__20_-_20_Accent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6" style:family="table-cell" style:parent-style-name="Normal_20_3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7" style:family="table-cell" style:parent-style-name="Normal_5f_1995" style:data-style-name="N3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8" style:family="table-cell" style:parent-style-name="Normal_20_3_20_9" style:data-style-name="N3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9" style:family="table-cell" style:parent-style-name="_32_0_25__20_-_20_Énfasis3_20_2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Normal_20_3_20_9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6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3" table:default-cell-style-name="ce3"/>
        <table:table-column table:style-name="co3" table:number-columns-repeated="1010" table:default-cell-style-name="ce3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6" table:number-columns-repeated="1009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4" office:value-type="float" office:value="558851" calcext:value-type="float">
            <text:p>558851</text:p>
          </table:table-cell>
          <table:table-cell table:style-name="ce4" office:value-type="float" office:value="429805" calcext:value-type="float">
            <text:p>429805</text:p>
          </table:table-cell>
          <table:table-cell table:style-name="ce4" office:value-type="float" office:value="480967" calcext:value-type="float">
            <text:p>480967</text:p>
          </table:table-cell>
          <table:table-cell table:style-name="ce4" office:value-type="float" office:value="293431" calcext:value-type="float">
            <text:p>293431</text:p>
          </table:table-cell>
          <table:table-cell table:style-name="ce4" office:value-type="float" office:value="246110" calcext:value-type="float">
            <text:p>246110</text:p>
          </table:table-cell>
          <table:table-cell table:style-name="ce4" office:value-type="float" office:value="66140" calcext:value-type="float">
            <text:p>66140</text:p>
          </table:table-cell>
          <table:table-cell table:style-name="ce4" office:value-type="float" office:value="103904" calcext:value-type="float">
            <text:p>103904</text:p>
          </table:table-cell>
          <table:table-cell table:style-name="ce4" office:value-type="float" office:value="36140" calcext:value-type="float">
            <text:p>36140</text:p>
          </table:table-cell>
          <table:table-cell table:style-name="ce4" office:value-type="float" office:value="129202" calcext:value-type="float">
            <text:p>129202</text:p>
          </table:table-cell>
          <table:table-cell table:style-name="ce4" office:value-type="float" office:value="222595" calcext:value-type="float">
            <text:p>222595</text:p>
          </table:table-cell>
          <table:table-cell table:style-name="ce4" office:value-type="float" office:value="402086" calcext:value-type="float">
            <text:p>402086</text:p>
          </table:table-cell>
          <table:table-cell table:style-name="ce4" office:value-type="float" office:value="591076" calcext:value-type="float">
            <text:p>591076</text:p>
          </table:table-cell>
          <table:table-cell table:style-name="ce2" table:formula="of:=(SUM([.B2:.M2]))+0" office:value-type="float" office:value="3560307" calcext:value-type="float">
            <text:p>356030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4" office:value-type="float" office:value="21869824" calcext:value-type="float">
            <text:p>21869824</text:p>
          </table:table-cell>
          <table:table-cell table:style-name="ce4" office:value-type="float" office:value="23357467" calcext:value-type="float">
            <text:p>23357467</text:p>
          </table:table-cell>
          <table:table-cell table:style-name="ce4" office:value-type="float" office:value="23963094" calcext:value-type="float">
            <text:p>23963094</text:p>
          </table:table-cell>
          <table:table-cell table:style-name="ce4" office:value-type="float" office:value="20758147" calcext:value-type="float">
            <text:p>20758147</text:p>
          </table:table-cell>
          <table:table-cell table:style-name="ce4" office:value-type="float" office:value="18733140" calcext:value-type="float">
            <text:p>18733140</text:p>
          </table:table-cell>
          <table:table-cell table:style-name="ce4" office:value-type="float" office:value="49370467" calcext:value-type="float">
            <text:p>49370467</text:p>
          </table:table-cell>
          <table:table-cell table:style-name="ce4" office:value-type="float" office:value="58790542" calcext:value-type="float">
            <text:p>58790542</text:p>
          </table:table-cell>
          <table:table-cell table:style-name="ce4" office:value-type="float" office:value="42125640" calcext:value-type="float">
            <text:p>42125640</text:p>
          </table:table-cell>
          <table:table-cell table:style-name="ce4" office:value-type="float" office:value="38842078" calcext:value-type="float">
            <text:p>38842078</text:p>
          </table:table-cell>
          <table:table-cell table:style-name="ce4" office:value-type="float" office:value="27338507" calcext:value-type="float">
            <text:p>27338507</text:p>
          </table:table-cell>
          <table:table-cell table:style-name="ce4" office:value-type="float" office:value="24636329" calcext:value-type="float">
            <text:p>24636329</text:p>
          </table:table-cell>
          <table:table-cell table:style-name="ce4" office:value-type="float" office:value="26541268" calcext:value-type="float">
            <text:p>26541268</text:p>
          </table:table-cell>
          <table:table-cell table:style-name="ce2" table:formula="of:=(SUM([.B3:.M3]))+0" office:value-type="float" office:value="376326503" calcext:value-type="float">
            <text:p>37632650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4" office:value-type="float" office:value="2278541" calcext:value-type="float">
            <text:p>2278541</text:p>
          </table:table-cell>
          <table:table-cell table:style-name="ce4" office:value-type="float" office:value="2428327" calcext:value-type="float">
            <text:p>2428327</text:p>
          </table:table-cell>
          <table:table-cell table:style-name="ce4" office:value-type="float" office:value="2241421" calcext:value-type="float">
            <text:p>2241421</text:p>
          </table:table-cell>
          <table:table-cell table:style-name="ce4" office:value-type="float" office:value="1625750" calcext:value-type="float">
            <text:p>1625750</text:p>
          </table:table-cell>
          <table:table-cell table:style-name="ce4" office:value-type="float" office:value="771813" calcext:value-type="float">
            <text:p>771813</text:p>
          </table:table-cell>
          <table:table-cell table:style-name="ce4" office:value-type="float" office:value="445612" calcext:value-type="float">
            <text:p>445612</text:p>
          </table:table-cell>
          <table:table-cell table:style-name="ce4" office:value-type="float" office:value="256184" calcext:value-type="float">
            <text:p>256184</text:p>
          </table:table-cell>
          <table:table-cell table:style-name="ce4" office:value-type="float" office:value="153302" calcext:value-type="float">
            <text:p>153302</text:p>
          </table:table-cell>
          <table:table-cell table:style-name="ce4" office:value-type="float" office:value="396613" calcext:value-type="float">
            <text:p>396613</text:p>
          </table:table-cell>
          <table:table-cell table:style-name="ce4" office:value-type="float" office:value="96235" calcext:value-type="float">
            <text:p>96235</text:p>
          </table:table-cell>
          <table:table-cell table:style-name="ce4" office:value-type="float" office:value="820905" calcext:value-type="float">
            <text:p>820905</text:p>
          </table:table-cell>
          <table:table-cell table:style-name="ce4" office:value-type="float" office:value="1800690" calcext:value-type="float">
            <text:p>1800690</text:p>
          </table:table-cell>
          <table:table-cell table:style-name="ce2" table:formula="of:=(SUM([.B4:.M4]))+0" office:value-type="float" office:value="13315393" calcext:value-type="float">
            <text:p>1331539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4" office:value-type="float" office:value="5828515" calcext:value-type="float">
            <text:p>5828515</text:p>
          </table:table-cell>
          <table:table-cell table:style-name="ce4" office:value-type="float" office:value="7326331" calcext:value-type="float">
            <text:p>7326331</text:p>
          </table:table-cell>
          <table:table-cell table:style-name="ce4" office:value-type="float" office:value="6571917" calcext:value-type="float">
            <text:p>6571917</text:p>
          </table:table-cell>
          <table:table-cell table:style-name="ce4" office:value-type="float" office:value="5643788" calcext:value-type="float">
            <text:p>5643788</text:p>
          </table:table-cell>
          <table:table-cell table:style-name="ce4" office:value-type="float" office:value="5133230" calcext:value-type="float">
            <text:p>5133230</text:p>
          </table:table-cell>
          <table:table-cell table:style-name="ce4" office:value-type="float" office:value="2234124" calcext:value-type="float">
            <text:p>2234124</text:p>
          </table:table-cell>
          <table:table-cell table:style-name="ce4" office:value-type="float" office:value="586692" calcext:value-type="float">
            <text:p>586692</text:p>
          </table:table-cell>
          <table:table-cell table:style-name="ce4" office:value-type="float" office:value="535533" calcext:value-type="float">
            <text:p>535533</text:p>
          </table:table-cell>
          <table:table-cell table:style-name="ce4" office:value-type="float" office:value="632877" calcext:value-type="float">
            <text:p>632877</text:p>
          </table:table-cell>
          <table:table-cell table:style-name="ce4" office:value-type="float" office:value="1014972" calcext:value-type="float">
            <text:p>1014972</text:p>
          </table:table-cell>
          <table:table-cell table:style-name="ce4" office:value-type="float" office:value="3410903" calcext:value-type="float">
            <text:p>3410903</text:p>
          </table:table-cell>
          <table:table-cell table:style-name="ce4" office:value-type="float" office:value="5959175" calcext:value-type="float">
            <text:p>5959175</text:p>
          </table:table-cell>
          <table:table-cell table:style-name="ce2" table:formula="of:=(SUM([.B5:.M5]))+0" office:value-type="float" office:value="44878057" calcext:value-type="float">
            <text:p>4487805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4" office:value-type="float" office:value="14352221" calcext:value-type="float">
            <text:p>14352221</text:p>
          </table:table-cell>
          <table:table-cell table:style-name="ce4" office:value-type="float" office:value="13366035" calcext:value-type="float">
            <text:p>13366035</text:p>
          </table:table-cell>
          <table:table-cell table:style-name="ce4" office:value-type="float" office:value="13132797" calcext:value-type="float">
            <text:p>13132797</text:p>
          </table:table-cell>
          <table:table-cell table:style-name="ce4" office:value-type="float" office:value="10695790" calcext:value-type="float">
            <text:p>10695790</text:p>
          </table:table-cell>
          <table:table-cell table:style-name="ce4" office:value-type="float" office:value="8688667" calcext:value-type="float">
            <text:p>8688667</text:p>
          </table:table-cell>
          <table:table-cell table:style-name="ce4" office:value-type="float" office:value="5019662" calcext:value-type="float">
            <text:p>5019662</text:p>
          </table:table-cell>
          <table:table-cell table:style-name="ce4" office:value-type="float" office:value="2931119" calcext:value-type="float">
            <text:p>2931119</text:p>
          </table:table-cell>
          <table:table-cell table:style-name="ce4" office:value-type="float" office:value="2910934" calcext:value-type="float">
            <text:p>2910934</text:p>
          </table:table-cell>
          <table:table-cell table:style-name="ce4" office:value-type="float" office:value="4971035" calcext:value-type="float">
            <text:p>4971035</text:p>
          </table:table-cell>
          <table:table-cell table:style-name="ce4" office:value-type="float" office:value="11467736" calcext:value-type="float">
            <text:p>11467736</text:p>
          </table:table-cell>
          <table:table-cell table:style-name="ce4" office:value-type="float" office:value="18630408" calcext:value-type="float">
            <text:p>18630408</text:p>
          </table:table-cell>
          <table:table-cell table:style-name="ce4" office:value-type="float" office:value="29360513" calcext:value-type="float">
            <text:p>29360513</text:p>
          </table:table-cell>
          <table:table-cell table:style-name="ce2" table:formula="of:=(SUM([.B6:.M6]))+0" office:value-type="float" office:value="135526917" calcext:value-type="float">
            <text:p>13552691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4" office:value-type="float" office:value="28839163" calcext:value-type="float">
            <text:p>28839163</text:p>
          </table:table-cell>
          <table:table-cell table:style-name="ce4" office:value-type="float" office:value="24318744" calcext:value-type="float">
            <text:p>24318744</text:p>
          </table:table-cell>
          <table:table-cell table:style-name="ce4" office:value-type="float" office:value="30859385" calcext:value-type="float">
            <text:p>30859385</text:p>
          </table:table-cell>
          <table:table-cell table:style-name="ce4" office:value-type="float" office:value="27477306" calcext:value-type="float">
            <text:p>27477306</text:p>
          </table:table-cell>
          <table:table-cell table:style-name="ce4" office:value-type="float" office:value="26920171" calcext:value-type="float">
            <text:p>26920171</text:p>
          </table:table-cell>
          <table:table-cell table:style-name="ce4" office:value-type="float" office:value="9801750" calcext:value-type="float">
            <text:p>9801750</text:p>
          </table:table-cell>
          <table:table-cell table:style-name="ce4" office:value-type="float" office:value="2754339" calcext:value-type="float">
            <text:p>2754339</text:p>
          </table:table-cell>
          <table:table-cell table:style-name="ce4" office:value-type="float" office:value="3077601" calcext:value-type="float">
            <text:p>3077601</text:p>
          </table:table-cell>
          <table:table-cell table:style-name="ce4" office:value-type="float" office:value="4963435" calcext:value-type="float">
            <text:p>4963435</text:p>
          </table:table-cell>
          <table:table-cell table:style-name="ce4" office:value-type="float" office:value="26653758" calcext:value-type="float">
            <text:p>26653758</text:p>
          </table:table-cell>
          <table:table-cell table:style-name="ce4" office:value-type="float" office:value="37524134" calcext:value-type="float">
            <text:p>37524134</text:p>
          </table:table-cell>
          <table:table-cell table:style-name="ce4" office:value-type="float" office:value="43319066" calcext:value-type="float">
            <text:p>43319066</text:p>
          </table:table-cell>
          <table:table-cell table:style-name="ce2" table:formula="of:=(SUM([.B7:.M7]))+0" office:value-type="float" office:value="266508852" calcext:value-type="float">
            <text:p>26650885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4" office:value-type="float" office:value="3555030" calcext:value-type="float">
            <text:p>3555030</text:p>
          </table:table-cell>
          <table:table-cell table:style-name="ce4" office:value-type="float" office:value="3153719" calcext:value-type="float">
            <text:p>3153719</text:p>
          </table:table-cell>
          <table:table-cell table:style-name="ce4" office:value-type="float" office:value="3638400" calcext:value-type="float">
            <text:p>3638400</text:p>
          </table:table-cell>
          <table:table-cell table:style-name="ce4" office:value-type="float" office:value="2947445" calcext:value-type="float">
            <text:p>2947445</text:p>
          </table:table-cell>
          <table:table-cell table:style-name="ce4" office:value-type="float" office:value="1632302" calcext:value-type="float">
            <text:p>1632302</text:p>
          </table:table-cell>
          <table:table-cell table:style-name="ce4" office:value-type="float" office:value="1059854" calcext:value-type="float">
            <text:p>1059854</text:p>
          </table:table-cell>
          <table:table-cell table:style-name="ce4" office:value-type="float" office:value="463352" calcext:value-type="float">
            <text:p>463352</text:p>
          </table:table-cell>
          <table:table-cell table:style-name="ce4" office:value-type="float" office:value="582966" calcext:value-type="float">
            <text:p>582966</text:p>
          </table:table-cell>
          <table:table-cell table:style-name="ce4" office:value-type="float" office:value="1074153" calcext:value-type="float">
            <text:p>1074153</text:p>
          </table:table-cell>
          <table:table-cell table:style-name="ce4" office:value-type="float" office:value="3300910" calcext:value-type="float">
            <text:p>3300910</text:p>
          </table:table-cell>
          <table:table-cell table:style-name="ce4" office:value-type="float" office:value="3733714" calcext:value-type="float">
            <text:p>3733714</text:p>
          </table:table-cell>
          <table:table-cell table:style-name="ce4" office:value-type="float" office:value="3899457" calcext:value-type="float">
            <text:p>3899457</text:p>
          </table:table-cell>
          <table:table-cell table:style-name="ce2" table:formula="of:=(SUM([.B8:.M8]))+0" office:value-type="float" office:value="29041302" calcext:value-type="float">
            <text:p>2904130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4" office:value-type="float" office:value="13548356" calcext:value-type="float">
            <text:p>13548356</text:p>
          </table:table-cell>
          <table:table-cell table:style-name="ce4" office:value-type="float" office:value="10929738" calcext:value-type="float">
            <text:p>10929738</text:p>
          </table:table-cell>
          <table:table-cell table:style-name="ce4" office:value-type="float" office:value="12985133" calcext:value-type="float">
            <text:p>12985133</text:p>
          </table:table-cell>
          <table:table-cell table:style-name="ce4" office:value-type="float" office:value="9643574" calcext:value-type="float">
            <text:p>9643574</text:p>
          </table:table-cell>
          <table:table-cell table:style-name="ce4" office:value-type="float" office:value="9651917" calcext:value-type="float">
            <text:p>9651917</text:p>
          </table:table-cell>
          <table:table-cell table:style-name="ce4" office:value-type="float" office:value="14970462" calcext:value-type="float">
            <text:p>14970462</text:p>
          </table:table-cell>
          <table:table-cell table:style-name="ce4" office:value-type="float" office:value="15748808" calcext:value-type="float">
            <text:p>15748808</text:p>
          </table:table-cell>
          <table:table-cell table:style-name="ce4" office:value-type="float" office:value="11677200" calcext:value-type="float">
            <text:p>11677200</text:p>
          </table:table-cell>
          <table:table-cell table:style-name="ce4" office:value-type="float" office:value="10296125" calcext:value-type="float">
            <text:p>10296125</text:p>
          </table:table-cell>
          <table:table-cell table:style-name="ce4" office:value-type="float" office:value="9104052" calcext:value-type="float">
            <text:p>9104052</text:p>
          </table:table-cell>
          <table:table-cell table:style-name="ce4" office:value-type="float" office:value="10602140" calcext:value-type="float">
            <text:p>10602140</text:p>
          </table:table-cell>
          <table:table-cell table:style-name="ce4" office:value-type="float" office:value="10369533" calcext:value-type="float">
            <text:p>10369533</text:p>
          </table:table-cell>
          <table:table-cell table:style-name="ce2" table:formula="of:=(SUM([.B9:.M9]))+0" office:value-type="float" office:value="139527038" calcext:value-type="float">
            <text:p>13952703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4" office:value-type="float" office:value="61410502" calcext:value-type="float">
            <text:p>61410502</text:p>
          </table:table-cell>
          <table:table-cell table:style-name="ce4" office:value-type="float" office:value="59055643" calcext:value-type="float">
            <text:p>59055643</text:p>
          </table:table-cell>
          <table:table-cell table:style-name="ce4" office:value-type="float" office:value="68292120" calcext:value-type="float">
            <text:p>68292120</text:p>
          </table:table-cell>
          <table:table-cell table:style-name="ce4" office:value-type="float" office:value="68248390" calcext:value-type="float">
            <text:p>68248390</text:p>
          </table:table-cell>
          <table:table-cell table:style-name="ce4" office:value-type="float" office:value="52607343" calcext:value-type="float">
            <text:p>52607343</text:p>
          </table:table-cell>
          <table:table-cell table:style-name="ce4" office:value-type="float" office:value="19340105" calcext:value-type="float">
            <text:p>19340105</text:p>
          </table:table-cell>
          <table:table-cell table:style-name="ce4" office:value-type="float" office:value="6289732" calcext:value-type="float">
            <text:p>6289732</text:p>
          </table:table-cell>
          <table:table-cell table:style-name="ce4" office:value-type="float" office:value="4022944" calcext:value-type="float">
            <text:p>4022944</text:p>
          </table:table-cell>
          <table:table-cell table:style-name="ce4" office:value-type="float" office:value="4171758" calcext:value-type="float">
            <text:p>4171758</text:p>
          </table:table-cell>
          <table:table-cell table:style-name="ce4" office:value-type="float" office:value="11553407" calcext:value-type="float">
            <text:p>11553407</text:p>
          </table:table-cell>
          <table:table-cell table:style-name="ce4" office:value-type="float" office:value="42448033" calcext:value-type="float">
            <text:p>42448033</text:p>
          </table:table-cell>
          <table:table-cell table:style-name="ce4" office:value-type="float" office:value="60091344" calcext:value-type="float">
            <text:p>60091344</text:p>
          </table:table-cell>
          <table:table-cell table:style-name="ce2" table:formula="of:=(SUM([.B10:.M10]))+0" office:value-type="float" office:value="457531321" calcext:value-type="float">
            <text:p>45753132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4" office:value-type="float" office:value="7900905" calcext:value-type="float">
            <text:p>7900905</text:p>
          </table:table-cell>
          <table:table-cell table:style-name="ce4" office:value-type="float" office:value="8129567" calcext:value-type="float">
            <text:p>8129567</text:p>
          </table:table-cell>
          <table:table-cell table:style-name="ce4" office:value-type="float" office:value="8949514" calcext:value-type="float">
            <text:p>8949514</text:p>
          </table:table-cell>
          <table:table-cell table:style-name="ce4" office:value-type="float" office:value="9397380" calcext:value-type="float">
            <text:p>9397380</text:p>
          </table:table-cell>
          <table:table-cell table:style-name="ce4" office:value-type="float" office:value="3776516" calcext:value-type="float">
            <text:p>3776516</text:p>
          </table:table-cell>
          <table:table-cell table:style-name="ce4" office:value-type="float" office:value="1360815" calcext:value-type="float">
            <text:p>1360815</text:p>
          </table:table-cell>
          <table:table-cell table:style-name="ce4" office:value-type="float" office:value="1294847" calcext:value-type="float">
            <text:p>1294847</text:p>
          </table:table-cell>
          <table:table-cell table:style-name="ce4" office:value-type="float" office:value="1047069" calcext:value-type="float">
            <text:p>1047069</text:p>
          </table:table-cell>
          <table:table-cell table:style-name="ce4" office:value-type="float" office:value="1149749" calcext:value-type="float">
            <text:p>1149749</text:p>
          </table:table-cell>
          <table:table-cell table:style-name="ce4" office:value-type="float" office:value="1879036" calcext:value-type="float">
            <text:p>1879036</text:p>
          </table:table-cell>
          <table:table-cell table:style-name="ce4" office:value-type="float" office:value="5367568" calcext:value-type="float">
            <text:p>5367568</text:p>
          </table:table-cell>
          <table:table-cell table:style-name="ce4" office:value-type="float" office:value="7760098" calcext:value-type="float">
            <text:p>7760098</text:p>
          </table:table-cell>
          <table:table-cell table:style-name="ce2" table:formula="of:=(SUM([.B11:.M11]))+0" office:value-type="float" office:value="58013064" calcext:value-type="float">
            <text:p>5801306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4" office:value-type="float" office:value="879790" calcext:value-type="float">
            <text:p>879790</text:p>
          </table:table-cell>
          <table:table-cell table:style-name="ce4" office:value-type="float" office:value="2229073" calcext:value-type="float">
            <text:p>2229073</text:p>
          </table:table-cell>
          <table:table-cell table:style-name="ce4" office:value-type="float" office:value="10137859" calcext:value-type="float">
            <text:p>10137859</text:p>
          </table:table-cell>
          <table:table-cell table:style-name="ce4" office:value-type="float" office:value="13591836" calcext:value-type="float">
            <text:p>13591836</text:p>
          </table:table-cell>
          <table:table-cell table:style-name="ce4" office:value-type="float" office:value="17713203" calcext:value-type="float">
            <text:p>17713203</text:p>
          </table:table-cell>
          <table:table-cell table:style-name="ce4" office:value-type="float" office:value="7325928" calcext:value-type="float">
            <text:p>7325928</text:p>
          </table:table-cell>
          <table:table-cell table:style-name="ce4" office:value-type="float" office:value="1674752" calcext:value-type="float">
            <text:p>1674752</text:p>
          </table:table-cell>
          <table:table-cell table:style-name="ce4" office:value-type="float" office:value="1012327" calcext:value-type="float">
            <text:p>1012327</text:p>
          </table:table-cell>
          <table:table-cell table:style-name="ce4" office:value-type="float" office:value="947490" calcext:value-type="float">
            <text:p>947490</text:p>
          </table:table-cell>
          <table:table-cell table:style-name="ce4" office:value-type="float" office:value="977771" calcext:value-type="float">
            <text:p>977771</text:p>
          </table:table-cell>
          <table:table-cell table:style-name="ce4" office:value-type="float" office:value="961898" calcext:value-type="float">
            <text:p>961898</text:p>
          </table:table-cell>
          <table:table-cell table:style-name="ce4" office:value-type="float" office:value="1207796" calcext:value-type="float">
            <text:p>1207796</text:p>
          </table:table-cell>
          <table:table-cell table:style-name="ce2" table:formula="of:=(SUM([.B12:.M12]))+0" office:value-type="float" office:value="58659723" calcext:value-type="float">
            <text:p>5865972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4" office:value-type="float" office:value="8705508" calcext:value-type="float">
            <text:p>8705508</text:p>
          </table:table-cell>
          <table:table-cell table:style-name="ce4" office:value-type="float" office:value="7875503" calcext:value-type="float">
            <text:p>7875503</text:p>
          </table:table-cell>
          <table:table-cell table:style-name="ce4" office:value-type="float" office:value="8235416" calcext:value-type="float">
            <text:p>8235416</text:p>
          </table:table-cell>
          <table:table-cell table:style-name="ce4" office:value-type="float" office:value="6854898" calcext:value-type="float">
            <text:p>6854898</text:p>
          </table:table-cell>
          <table:table-cell table:style-name="ce4" office:value-type="float" office:value="1469930" calcext:value-type="float">
            <text:p>1469930</text:p>
          </table:table-cell>
          <table:table-cell table:style-name="ce4" office:value-type="float" office:value="381950" calcext:value-type="float">
            <text:p>381950</text:p>
          </table:table-cell>
          <table:table-cell table:style-name="ce4" office:value-type="float" office:value="491275" calcext:value-type="float">
            <text:p>491275</text:p>
          </table:table-cell>
          <table:table-cell table:style-name="ce4" office:value-type="float" office:value="346622" calcext:value-type="float">
            <text:p>346622</text:p>
          </table:table-cell>
          <table:table-cell table:style-name="ce4" office:value-type="float" office:value="451090" calcext:value-type="float">
            <text:p>451090</text:p>
          </table:table-cell>
          <table:table-cell table:style-name="ce4" office:value-type="float" office:value="1232941" calcext:value-type="float">
            <text:p>1232941</text:p>
          </table:table-cell>
          <table:table-cell table:style-name="ce4" office:value-type="float" office:value="4763323" calcext:value-type="float">
            <text:p>4763323</text:p>
          </table:table-cell>
          <table:table-cell table:style-name="ce4" office:value-type="float" office:value="6339675" calcext:value-type="float">
            <text:p>6339675</text:p>
          </table:table-cell>
          <table:table-cell table:style-name="ce2" table:formula="of:=(SUM([.B13:.M13]))+0" office:value-type="float" office:value="47148131" calcext:value-type="float">
            <text:p>4714813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4" office:value-type="float" office:value="571269" calcext:value-type="float">
            <text:p>571269</text:p>
          </table:table-cell>
          <table:table-cell table:style-name="ce4" office:value-type="float" office:value="628405" calcext:value-type="float">
            <text:p>628405</text:p>
          </table:table-cell>
          <table:table-cell table:style-name="ce4" office:value-type="float" office:value="869063" calcext:value-type="float">
            <text:p>869063</text:p>
          </table:table-cell>
          <table:table-cell table:style-name="ce4" office:value-type="float" office:value="863805" calcext:value-type="float">
            <text:p>863805</text:p>
          </table:table-cell>
          <table:table-cell table:style-name="ce4" office:value-type="float" office:value="827460" calcext:value-type="float">
            <text:p>827460</text:p>
          </table:table-cell>
          <table:table-cell table:style-name="ce4" office:value-type="float" office:value="441569" calcext:value-type="float">
            <text:p>441569</text:p>
          </table:table-cell>
          <table:table-cell table:style-name="ce4" office:value-type="float" office:value="27518" calcext:value-type="float">
            <text:p>27518</text:p>
          </table:table-cell>
          <table:table-cell table:style-name="ce4" office:value-type="float" office:value="39886" calcext:value-type="float">
            <text:p>39886</text:p>
          </table:table-cell>
          <table:table-cell table:style-name="ce4" office:value-type="float" office:value="84415" calcext:value-type="float">
            <text:p>84415</text:p>
          </table:table-cell>
          <table:table-cell table:style-name="ce4" office:value-type="float" office:value="39675" calcext:value-type="float">
            <text:p>39675</text:p>
          </table:table-cell>
          <table:table-cell table:style-name="ce4" office:value-type="float" office:value="213753" calcext:value-type="float">
            <text:p>213753</text:p>
          </table:table-cell>
          <table:table-cell table:style-name="ce4" office:value-type="float" office:value="141255" calcext:value-type="float">
            <text:p>141255</text:p>
          </table:table-cell>
          <table:table-cell table:style-name="ce2" table:formula="of:=(SUM([.B14:.M14]))+0" office:value-type="float" office:value="4748073" calcext:value-type="float">
            <text:p>474807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4" office:value-type="float" office:value="3175080" calcext:value-type="float">
            <text:p>3175080</text:p>
          </table:table-cell>
          <table:table-cell table:style-name="ce4" office:value-type="float" office:value="3212008" calcext:value-type="float">
            <text:p>3212008</text:p>
          </table:table-cell>
          <table:table-cell table:style-name="ce4" office:value-type="float" office:value="4166142" calcext:value-type="float">
            <text:p>4166142</text:p>
          </table:table-cell>
          <table:table-cell table:style-name="ce4" office:value-type="float" office:value="3110199" calcext:value-type="float">
            <text:p>3110199</text:p>
          </table:table-cell>
          <table:table-cell table:style-name="ce4" office:value-type="float" office:value="4177497" calcext:value-type="float">
            <text:p>4177497</text:p>
          </table:table-cell>
          <table:table-cell table:style-name="ce4" office:value-type="float" office:value="4438479" calcext:value-type="float">
            <text:p>4438479</text:p>
          </table:table-cell>
          <table:table-cell table:style-name="ce4" office:value-type="float" office:value="2534618" calcext:value-type="float">
            <text:p>2534618</text:p>
          </table:table-cell>
          <table:table-cell table:style-name="ce4" office:value-type="float" office:value="1762727" calcext:value-type="float">
            <text:p>1762727</text:p>
          </table:table-cell>
          <table:table-cell table:style-name="ce4" office:value-type="float" office:value="2494558" calcext:value-type="float">
            <text:p>2494558</text:p>
          </table:table-cell>
          <table:table-cell table:style-name="ce4" office:value-type="float" office:value="2609493" calcext:value-type="float">
            <text:p>2609493</text:p>
          </table:table-cell>
          <table:table-cell table:style-name="ce4" office:value-type="float" office:value="3425474" calcext:value-type="float">
            <text:p>3425474</text:p>
          </table:table-cell>
          <table:table-cell table:style-name="ce4" office:value-type="float" office:value="3272878" calcext:value-type="float">
            <text:p>3272878</text:p>
          </table:table-cell>
          <table:table-cell table:style-name="ce2" table:formula="of:=(SUM([.B15:.M15]))+0" office:value-type="float" office:value="38379153" calcext:value-type="float">
            <text:p>3837915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4" office:value-type="float" office:value="76332316" calcext:value-type="float">
            <text:p>76332316</text:p>
          </table:table-cell>
          <table:table-cell table:style-name="ce4" office:value-type="float" office:value="73506438" calcext:value-type="float">
            <text:p>73506438</text:p>
          </table:table-cell>
          <table:table-cell table:style-name="ce4" office:value-type="float" office:value="98889564" calcext:value-type="float">
            <text:p>98889564</text:p>
          </table:table-cell>
          <table:table-cell table:style-name="ce4" office:value-type="float" office:value="109863156" calcext:value-type="float">
            <text:p>109863156</text:p>
          </table:table-cell>
          <table:table-cell table:style-name="ce4" office:value-type="float" office:value="53452747" calcext:value-type="float">
            <text:p>53452747</text:p>
          </table:table-cell>
          <table:table-cell table:style-name="ce4" office:value-type="float" office:value="12681752" calcext:value-type="float">
            <text:p>12681752</text:p>
          </table:table-cell>
          <table:table-cell table:style-name="ce4" office:value-type="float" office:value="13236975" calcext:value-type="float">
            <text:p>13236975</text:p>
          </table:table-cell>
          <table:table-cell table:style-name="ce4" office:value-type="float" office:value="16157258" calcext:value-type="float">
            <text:p>16157258</text:p>
          </table:table-cell>
          <table:table-cell table:style-name="ce4" office:value-type="float" office:value="13362913" calcext:value-type="float">
            <text:p>13362913</text:p>
          </table:table-cell>
          <table:table-cell table:style-name="ce4" office:value-type="float" office:value="30357219" calcext:value-type="float">
            <text:p>30357219</text:p>
          </table:table-cell>
          <table:table-cell table:style-name="ce4" office:value-type="float" office:value="72993485" calcext:value-type="float">
            <text:p>72993485</text:p>
          </table:table-cell>
          <table:table-cell table:style-name="ce4" office:value-type="float" office:value="83590694" calcext:value-type="float">
            <text:p>83590694</text:p>
          </table:table-cell>
          <table:table-cell table:style-name="ce2" table:formula="of:=(SUM([.B16:.M16]))+0" office:value-type="float" office:value="654424517" calcext:value-type="float">
            <text:p>65442451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4" office:value-type="float" office:value="559932" calcext:value-type="float">
            <text:p>559932</text:p>
          </table:table-cell>
          <table:table-cell table:style-name="ce4" office:value-type="float" office:value="476759" calcext:value-type="float">
            <text:p>476759</text:p>
          </table:table-cell>
          <table:table-cell table:style-name="ce4" office:value-type="float" office:value="1274501" calcext:value-type="float">
            <text:p>1274501</text:p>
          </table:table-cell>
          <table:table-cell table:style-name="ce4" office:value-type="float" office:value="2278613" calcext:value-type="float">
            <text:p>2278613</text:p>
          </table:table-cell>
          <table:table-cell table:style-name="ce4" office:value-type="float" office:value="2876519" calcext:value-type="float">
            <text:p>2876519</text:p>
          </table:table-cell>
          <table:table-cell table:style-name="ce4" office:value-type="float" office:value="7836632" calcext:value-type="float">
            <text:p>7836632</text:p>
          </table:table-cell>
          <table:table-cell table:style-name="ce4" office:value-type="float" office:value="4845900" calcext:value-type="float">
            <text:p>4845900</text:p>
          </table:table-cell>
          <table:table-cell table:style-name="ce4" office:value-type="float" office:value="1118394" calcext:value-type="float">
            <text:p>1118394</text:p>
          </table:table-cell>
          <table:table-cell table:style-name="ce4" office:value-type="float" office:value="589223" calcext:value-type="float">
            <text:p>589223</text:p>
          </table:table-cell>
          <table:table-cell table:style-name="ce4" office:value-type="float" office:value="1380334" calcext:value-type="float">
            <text:p>1380334</text:p>
          </table:table-cell>
          <table:table-cell table:style-name="ce4" office:value-type="float" office:value="1702169" calcext:value-type="float">
            <text:p>1702169</text:p>
          </table:table-cell>
          <table:table-cell table:style-name="ce4" office:value-type="float" office:value="482311" calcext:value-type="float">
            <text:p>482311</text:p>
          </table:table-cell>
          <table:table-cell table:style-name="ce2" table:formula="of:=(SUM([.B17:.M17]))+0" office:value-type="float" office:value="25421287" calcext:value-type="float">
            <text:p>2542128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4" office:value-type="float" office:value="3958641" calcext:value-type="float">
            <text:p>3958641</text:p>
          </table:table-cell>
          <table:table-cell table:style-name="ce4" office:value-type="float" office:value="3620464" calcext:value-type="float">
            <text:p>3620464</text:p>
          </table:table-cell>
          <table:table-cell table:style-name="ce4" office:value-type="float" office:value="4474726" calcext:value-type="float">
            <text:p>4474726</text:p>
          </table:table-cell>
          <table:table-cell table:style-name="ce4" office:value-type="float" office:value="7940779" calcext:value-type="float">
            <text:p>7940779</text:p>
          </table:table-cell>
          <table:table-cell table:style-name="ce4" office:value-type="float" office:value="17865059" calcext:value-type="float">
            <text:p>17865059</text:p>
          </table:table-cell>
          <table:table-cell table:style-name="ce4" office:value-type="float" office:value="31541372" calcext:value-type="float">
            <text:p>31541372</text:p>
          </table:table-cell>
          <table:table-cell table:style-name="ce4" office:value-type="float" office:value="21272897" calcext:value-type="float">
            <text:p>21272897</text:p>
          </table:table-cell>
          <table:table-cell table:style-name="ce4" office:value-type="float" office:value="6727487" calcext:value-type="float">
            <text:p>6727487</text:p>
          </table:table-cell>
          <table:table-cell table:style-name="ce4" office:value-type="float" office:value="7034258" calcext:value-type="float">
            <text:p>7034258</text:p>
          </table:table-cell>
          <table:table-cell table:style-name="ce4" office:value-type="float" office:value="6048659" calcext:value-type="float">
            <text:p>6048659</text:p>
          </table:table-cell>
          <table:table-cell table:style-name="ce4" office:value-type="float" office:value="5276825" calcext:value-type="float">
            <text:p>5276825</text:p>
          </table:table-cell>
          <table:table-cell table:style-name="ce4" office:value-type="float" office:value="6752732" calcext:value-type="float">
            <text:p>6752732</text:p>
          </table:table-cell>
          <table:table-cell table:style-name="ce2" table:formula="of:=(SUM([.B18:.M18]))+0" office:value-type="float" office:value="122513899" calcext:value-type="float">
            <text:p>12251389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4" office:value-type="float" office:value="75417338" calcext:value-type="float">
            <text:p>75417338</text:p>
          </table:table-cell>
          <table:table-cell table:style-name="ce4" office:value-type="float" office:value="76710792" calcext:value-type="float">
            <text:p>76710792</text:p>
          </table:table-cell>
          <table:table-cell table:style-name="ce4" office:value-type="float" office:value="43797924" calcext:value-type="float">
            <text:p>43797924</text:p>
          </table:table-cell>
          <table:table-cell table:style-name="ce4" office:value-type="float" office:value="22443216" calcext:value-type="float">
            <text:p>22443216</text:p>
          </table:table-cell>
          <table:table-cell table:style-name="ce4" office:value-type="float" office:value="15251183" calcext:value-type="float">
            <text:p>15251183</text:p>
          </table:table-cell>
          <table:table-cell table:style-name="ce4" office:value-type="float" office:value="16320896" calcext:value-type="float">
            <text:p>16320896</text:p>
          </table:table-cell>
          <table:table-cell table:style-name="ce4" office:value-type="float" office:value="11613040" calcext:value-type="float">
            <text:p>11613040</text:p>
          </table:table-cell>
          <table:table-cell table:style-name="ce4" office:value-type="float" office:value="9738109" calcext:value-type="float">
            <text:p>9738109</text:p>
          </table:table-cell>
          <table:table-cell table:style-name="ce4" office:value-type="float" office:value="20397844" calcext:value-type="float">
            <text:p>20397844</text:p>
          </table:table-cell>
          <table:table-cell table:style-name="ce4" office:value-type="float" office:value="51978453" calcext:value-type="float">
            <text:p>51978453</text:p>
          </table:table-cell>
          <table:table-cell table:style-name="ce4" office:value-type="float" office:value="85821120" calcext:value-type="float">
            <text:p>85821120</text:p>
          </table:table-cell>
          <table:table-cell table:style-name="ce4" office:value-type="float" office:value="117987223" calcext:value-type="float">
            <text:p>117987223</text:p>
          </table:table-cell>
          <table:table-cell table:style-name="ce2" table:formula="of:=(SUM([.B19:.M19]))+0" office:value-type="float" office:value="547477138" calcext:value-type="float">
            <text:p>54747713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4" office:value-type="float" office:value="131894252" calcext:value-type="float">
            <text:p>131894252</text:p>
          </table:table-cell>
          <table:table-cell table:style-name="ce4" office:value-type="float" office:value="133581718" calcext:value-type="float">
            <text:p>133581718</text:p>
          </table:table-cell>
          <table:table-cell table:style-name="ce4" office:value-type="float" office:value="135583374" calcext:value-type="float">
            <text:p>135583374</text:p>
          </table:table-cell>
          <table:table-cell table:style-name="ce4" office:value-type="float" office:value="73360700" calcext:value-type="float">
            <text:p>73360700</text:p>
          </table:table-cell>
          <table:table-cell table:style-name="ce4" office:value-type="float" office:value="55192340" calcext:value-type="float">
            <text:p>55192340</text:p>
          </table:table-cell>
          <table:table-cell table:style-name="ce4" office:value-type="float" office:value="39125725" calcext:value-type="float">
            <text:p>39125725</text:p>
          </table:table-cell>
          <table:table-cell table:style-name="ce4" office:value-type="float" office:value="39328212" calcext:value-type="float">
            <text:p>39328212</text:p>
          </table:table-cell>
          <table:table-cell table:style-name="ce4" office:value-type="float" office:value="24452692" calcext:value-type="float">
            <text:p>24452692</text:p>
          </table:table-cell>
          <table:table-cell table:style-name="ce4" office:value-type="float" office:value="32860504" calcext:value-type="float">
            <text:p>32860504</text:p>
          </table:table-cell>
          <table:table-cell table:style-name="ce4" office:value-type="float" office:value="50706912" calcext:value-type="float">
            <text:p>50706912</text:p>
          </table:table-cell>
          <table:table-cell table:style-name="ce4" office:value-type="float" office:value="89887437" calcext:value-type="float">
            <text:p>89887437</text:p>
          </table:table-cell>
          <table:table-cell table:style-name="ce4" office:value-type="float" office:value="124635009" calcext:value-type="float">
            <text:p>124635009</text:p>
          </table:table-cell>
          <table:table-cell table:style-name="ce2" table:formula="of:=(SUM([.B20:.M20]))+0" office:value-type="float" office:value="930608875" calcext:value-type="float">
            <text:p>93060887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4" office:value-type="float" office:value="1776133" calcext:value-type="float">
            <text:p>1776133</text:p>
          </table:table-cell>
          <table:table-cell table:style-name="ce4" office:value-type="float" office:value="1762553" calcext:value-type="float">
            <text:p>1762553</text:p>
          </table:table-cell>
          <table:table-cell table:style-name="ce4" office:value-type="float" office:value="1693177" calcext:value-type="float">
            <text:p>1693177</text:p>
          </table:table-cell>
          <table:table-cell table:style-name="ce4" office:value-type="float" office:value="2746462" calcext:value-type="float">
            <text:p>2746462</text:p>
          </table:table-cell>
          <table:table-cell table:style-name="ce4" office:value-type="float" office:value="6306251" calcext:value-type="float">
            <text:p>6306251</text:p>
          </table:table-cell>
          <table:table-cell table:style-name="ce4" office:value-type="float" office:value="7438144" calcext:value-type="float">
            <text:p>7438144</text:p>
          </table:table-cell>
          <table:table-cell table:style-name="ce4" office:value-type="float" office:value="2009759" calcext:value-type="float">
            <text:p>2009759</text:p>
          </table:table-cell>
          <table:table-cell table:style-name="ce4" office:value-type="float" office:value="557612" calcext:value-type="float">
            <text:p>557612</text:p>
          </table:table-cell>
          <table:table-cell table:style-name="ce4" office:value-type="float" office:value="268809" calcext:value-type="float">
            <text:p>268809</text:p>
          </table:table-cell>
          <table:table-cell table:style-name="ce4" office:value-type="float" office:value="466870" calcext:value-type="float">
            <text:p>466870</text:p>
          </table:table-cell>
          <table:table-cell table:style-name="ce4" office:value-type="float" office:value="1048491" calcext:value-type="float">
            <text:p>1048491</text:p>
          </table:table-cell>
          <table:table-cell table:style-name="ce4" office:value-type="float" office:value="1035140" calcext:value-type="float">
            <text:p>1035140</text:p>
          </table:table-cell>
          <table:table-cell table:style-name="ce2" table:formula="of:=(SUM([.B21:.M21]))+0" office:value-type="float" office:value="27109401" calcext:value-type="float">
            <text:p>2710940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4" office:value-type="float" office:value="135853789" calcext:value-type="float">
            <text:p>135853789</text:p>
          </table:table-cell>
          <table:table-cell table:style-name="ce4" office:value-type="float" office:value="136906915" calcext:value-type="float">
            <text:p>136906915</text:p>
          </table:table-cell>
          <table:table-cell table:style-name="ce4" office:value-type="float" office:value="134295819" calcext:value-type="float">
            <text:p>134295819</text:p>
          </table:table-cell>
          <table:table-cell table:style-name="ce4" office:value-type="float" office:value="96285481" calcext:value-type="float">
            <text:p>96285481</text:p>
          </table:table-cell>
          <table:table-cell table:style-name="ce4" office:value-type="float" office:value="53687790" calcext:value-type="float">
            <text:p>53687790</text:p>
          </table:table-cell>
          <table:table-cell table:style-name="ce4" office:value-type="float" office:value="35850854" calcext:value-type="float">
            <text:p>35850854</text:p>
          </table:table-cell>
          <table:table-cell table:style-name="ce4" office:value-type="float" office:value="32580295" calcext:value-type="float">
            <text:p>32580295</text:p>
          </table:table-cell>
          <table:table-cell table:style-name="ce4" office:value-type="float" office:value="31976448" calcext:value-type="float">
            <text:p>31976448</text:p>
          </table:table-cell>
          <table:table-cell table:style-name="ce4" office:value-type="float" office:value="32337820" calcext:value-type="float">
            <text:p>32337820</text:p>
          </table:table-cell>
          <table:table-cell table:style-name="ce4" office:value-type="float" office:value="50872022" calcext:value-type="float">
            <text:p>50872022</text:p>
          </table:table-cell>
          <table:table-cell table:style-name="ce4" office:value-type="float" office:value="80733021" calcext:value-type="float">
            <text:p>80733021</text:p>
          </table:table-cell>
          <table:table-cell table:style-name="ce4" office:value-type="float" office:value="145585139" calcext:value-type="float">
            <text:p>145585139</text:p>
          </table:table-cell>
          <table:table-cell table:style-name="ce2" table:formula="of:=(SUM([.B22:.M22]))+0" office:value-type="float" office:value="966965393" calcext:value-type="float">
            <text:p>96696539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4" office:value-type="float" office:value="4334240" calcext:value-type="float">
            <text:p>4334240</text:p>
          </table:table-cell>
          <table:table-cell table:style-name="ce4" office:value-type="float" office:value="5027392" calcext:value-type="float">
            <text:p>5027392</text:p>
          </table:table-cell>
          <table:table-cell table:style-name="ce4" office:value-type="float" office:value="7854376" calcext:value-type="float">
            <text:p>7854376</text:p>
          </table:table-cell>
          <table:table-cell table:style-name="ce4" office:value-type="float" office:value="11405229" calcext:value-type="float">
            <text:p>11405229</text:p>
          </table:table-cell>
          <table:table-cell table:style-name="ce4" office:value-type="float" office:value="14714828" calcext:value-type="float">
            <text:p>14714828</text:p>
          </table:table-cell>
          <table:table-cell table:style-name="ce4" office:value-type="float" office:value="8984557" calcext:value-type="float">
            <text:p>8984557</text:p>
          </table:table-cell>
          <table:table-cell table:style-name="ce4" office:value-type="float" office:value="1706901" calcext:value-type="float">
            <text:p>1706901</text:p>
          </table:table-cell>
          <table:table-cell table:style-name="ce4" office:value-type="float" office:value="1046782" calcext:value-type="float">
            <text:p>1046782</text:p>
          </table:table-cell>
          <table:table-cell table:style-name="ce4" office:value-type="float" office:value="1881505" calcext:value-type="float">
            <text:p>1881505</text:p>
          </table:table-cell>
          <table:table-cell table:style-name="ce4" office:value-type="float" office:value="1266281" calcext:value-type="float">
            <text:p>1266281</text:p>
          </table:table-cell>
          <table:table-cell table:style-name="ce4" office:value-type="float" office:value="2224411" calcext:value-type="float">
            <text:p>2224411</text:p>
          </table:table-cell>
          <table:table-cell table:style-name="ce4" office:value-type="float" office:value="3953617" calcext:value-type="float">
            <text:p>3953617</text:p>
          </table:table-cell>
          <table:table-cell table:style-name="ce2" table:formula="of:=(SUM([.B23:.M23]))+0" office:value-type="float" office:value="64400119" calcext:value-type="float">
            <text:p>6440011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4" office:value-type="float" office:value="26013322" calcext:value-type="float">
            <text:p>26013322</text:p>
          </table:table-cell>
          <table:table-cell table:style-name="ce4" office:value-type="float" office:value="22450610" calcext:value-type="float">
            <text:p>22450610</text:p>
          </table:table-cell>
          <table:table-cell table:style-name="ce4" office:value-type="float" office:value="22384506" calcext:value-type="float">
            <text:p>22384506</text:p>
          </table:table-cell>
          <table:table-cell table:style-name="ce4" office:value-type="float" office:value="22110953" calcext:value-type="float">
            <text:p>22110953</text:p>
          </table:table-cell>
          <table:table-cell table:style-name="ce4" office:value-type="float" office:value="20812110" calcext:value-type="float">
            <text:p>20812110</text:p>
          </table:table-cell>
          <table:table-cell table:style-name="ce4" office:value-type="float" office:value="15827854" calcext:value-type="float">
            <text:p>15827854</text:p>
          </table:table-cell>
          <table:table-cell table:style-name="ce4" office:value-type="float" office:value="10409641" calcext:value-type="float">
            <text:p>10409641</text:p>
          </table:table-cell>
          <table:table-cell table:style-name="ce4" office:value-type="float" office:value="6979567" calcext:value-type="float">
            <text:p>6979567</text:p>
          </table:table-cell>
          <table:table-cell table:style-name="ce4" office:value-type="float" office:value="7505128" calcext:value-type="float">
            <text:p>7505128</text:p>
          </table:table-cell>
          <table:table-cell table:style-name="ce4" office:value-type="float" office:value="9027899" calcext:value-type="float">
            <text:p>9027899</text:p>
          </table:table-cell>
          <table:table-cell table:style-name="ce4" office:value-type="float" office:value="16093685" calcext:value-type="float">
            <text:p>16093685</text:p>
          </table:table-cell>
          <table:table-cell table:style-name="ce4" office:value-type="float" office:value="23099187" calcext:value-type="float">
            <text:p>23099187</text:p>
          </table:table-cell>
          <table:table-cell table:style-name="ce2" table:formula="of:=(SUM([.B24:.M24]))+0" office:value-type="float" office:value="202714462" calcext:value-type="float">
            <text:p>20271446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27252121" calcext:value-type="float">
            <text:p>27252121</text:p>
          </table:table-cell>
          <table:table-cell table:style-name="ce2" office:value-type="float" office:value="29318957" calcext:value-type="float">
            <text:p>29318957</text:p>
          </table:table-cell>
          <table:table-cell table:style-name="ce2" office:value-type="float" office:value="29136536" calcext:value-type="float">
            <text:p>29136536</text:p>
          </table:table-cell>
          <table:table-cell table:style-name="ce2" office:value-type="float" office:value="23203165" calcext:value-type="float">
            <text:p>23203165</text:p>
          </table:table-cell>
          <table:table-cell table:style-name="ce2" office:value-type="float" office:value="18549586" calcext:value-type="float">
            <text:p>18549586</text:p>
          </table:table-cell>
          <table:table-cell table:style-name="ce2" office:value-type="float" office:value="14781000" calcext:value-type="float">
            <text:p>14781000</text:p>
          </table:table-cell>
          <table:table-cell table:style-name="ce2" office:value-type="float" office:value="15549588" calcext:value-type="float">
            <text:p>15549588</text:p>
          </table:table-cell>
          <table:table-cell table:style-name="ce2" office:value-type="float" office:value="14571172" calcext:value-type="float">
            <text:p>14571172</text:p>
          </table:table-cell>
          <table:table-cell table:style-name="ce2" office:value-type="float" office:value="14321980" calcext:value-type="float">
            <text:p>14321980</text:p>
          </table:table-cell>
          <table:table-cell table:style-name="ce2" office:value-type="float" office:value="14413664" calcext:value-type="float">
            <text:p>14413664</text:p>
          </table:table-cell>
          <table:table-cell table:style-name="ce2" office:value-type="float" office:value="19343378" calcext:value-type="float">
            <text:p>19343378</text:p>
          </table:table-cell>
          <table:table-cell table:style-name="ce2" office:value-type="float" office:value="25936892" calcext:value-type="float">
            <text:p>25936892</text:p>
          </table:table-cell>
          <table:table-cell table:style-name="ce2" table:formula="of:=(SUM([.B25:.M25]))+0" office:value-type="float" office:value="246378039" calcext:value-type="float">
            <text:p>24637803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50764" calcext:value-type="float">
            <text:p>50764</text:p>
          </table:table-cell>
          <table:table-cell table:style-name="ce2" office:value-type="float" office:value="42397" calcext:value-type="float">
            <text:p>42397</text:p>
          </table:table-cell>
          <table:table-cell table:style-name="ce2" office:value-type="float" office:value="93101" calcext:value-type="float">
            <text:p>93101</text:p>
          </table:table-cell>
          <table:table-cell table:style-name="ce2" office:value-type="float" office:value="1767187" calcext:value-type="float">
            <text:p>1767187</text:p>
          </table:table-cell>
          <table:table-cell table:style-name="ce2" office:value-type="float" office:value="36002176" calcext:value-type="float">
            <text:p>36002176</text:p>
          </table:table-cell>
          <table:table-cell table:style-name="ce2" office:value-type="float" office:value="39613010" calcext:value-type="float">
            <text:p>39613010</text:p>
          </table:table-cell>
          <table:table-cell table:style-name="ce2" office:value-type="float" office:value="18080293" calcext:value-type="float">
            <text:p>18080293</text:p>
          </table:table-cell>
          <table:table-cell table:style-name="ce2" office:value-type="float" office:value="9357141" calcext:value-type="float">
            <text:p>9357141</text:p>
          </table:table-cell>
          <table:table-cell table:style-name="ce2" office:value-type="float" office:value="6024619" calcext:value-type="float">
            <text:p>6024619</text:p>
          </table:table-cell>
          <table:table-cell table:style-name="ce2" office:value-type="float" office:value="2156212" calcext:value-type="float">
            <text:p>2156212</text:p>
          </table:table-cell>
          <table:table-cell table:style-name="ce2" office:value-type="float" office:value="927646" calcext:value-type="float">
            <text:p>927646</text:p>
          </table:table-cell>
          <table:table-cell table:style-name="ce2" office:value-type="float" office:value="185337" calcext:value-type="float">
            <text:p>185337</text:p>
          </table:table-cell>
          <table:table-cell table:style-name="ce2" table:formula="of:=(SUM([.B26:.M26]))+0" office:value-type="float" office:value="114299883" calcext:value-type="float">
            <text:p>114299883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2818121" calcext:value-type="float">
            <text:p>2818121</text:p>
          </table:table-cell>
          <table:table-cell table:style-name="ce2" office:value-type="float" office:value="10269216" calcext:value-type="float">
            <text:p>10269216</text:p>
          </table:table-cell>
          <table:table-cell table:style-name="ce2" office:value-type="float" office:value="35216647" calcext:value-type="float">
            <text:p>35216647</text:p>
          </table:table-cell>
          <table:table-cell table:style-name="ce2" office:value-type="float" office:value="70838981" calcext:value-type="float">
            <text:p>70838981</text:p>
          </table:table-cell>
          <table:table-cell table:style-name="ce2" office:value-type="float" office:value="83112290" calcext:value-type="float">
            <text:p>83112290</text:p>
          </table:table-cell>
          <table:table-cell table:style-name="ce2" office:value-type="float" office:value="44641424" calcext:value-type="float">
            <text:p>44641424</text:p>
          </table:table-cell>
          <table:table-cell table:style-name="ce2" office:value-type="float" office:value="5514232" calcext:value-type="float">
            <text:p>5514232</text:p>
          </table:table-cell>
          <table:table-cell table:style-name="ce2" office:value-type="float" office:value="612679" calcext:value-type="float">
            <text:p>612679</text:p>
          </table:table-cell>
          <table:table-cell table:style-name="ce2" office:value-type="float" office:value="653829" calcext:value-type="float">
            <text:p>653829</text:p>
          </table:table-cell>
          <table:table-cell table:style-name="ce2" office:value-type="float" office:value="2609776" calcext:value-type="float">
            <text:p>2609776</text:p>
          </table:table-cell>
          <table:table-cell table:style-name="ce2" office:value-type="float" office:value="1894232" calcext:value-type="float">
            <text:p>1894232</text:p>
          </table:table-cell>
          <table:table-cell table:style-name="ce2" office:value-type="float" office:value="2237785" calcext:value-type="float">
            <text:p>2237785</text:p>
          </table:table-cell>
          <table:table-cell table:style-name="ce2" table:formula="of:=(SUM([.B27:.M27]))+0" office:value-type="float" office:value="260419212" calcext:value-type="float">
            <text:p>26041921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18407369" calcext:value-type="float">
            <text:p>18407369</text:p>
          </table:table-cell>
          <table:table-cell table:style-name="ce2" office:value-type="float" office:value="6790041" calcext:value-type="float">
            <text:p>6790041</text:p>
          </table:table-cell>
          <table:table-cell table:style-name="ce2" office:value-type="float" office:value="1610620" calcext:value-type="float">
            <text:p>1610620</text:p>
          </table:table-cell>
          <table:table-cell table:style-name="ce2" office:value-type="float" office:value="688207" calcext:value-type="float">
            <text:p>688207</text:p>
          </table:table-cell>
          <table:table-cell table:style-name="ce2" office:value-type="float" office:value="16888" calcext:value-type="float">
            <text:p>16888</text:p>
          </table:table-cell>
          <table:table-cell table:style-name="ce2" office:value-type="float" office:value="4141" calcext:value-type="float">
            <text:p>414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419" calcext:value-type="float">
            <text:p>3419</text:p>
          </table:table-cell>
          <table:table-cell table:style-name="ce2" office:value-type="float" office:value="1750872" calcext:value-type="float">
            <text:p>1750872</text:p>
          </table:table-cell>
          <table:table-cell table:style-name="ce2" office:value-type="float" office:value="36371891" calcext:value-type="float">
            <text:p>36371891</text:p>
          </table:table-cell>
          <table:table-cell table:style-name="ce2" office:value-type="float" office:value="60895189" calcext:value-type="float">
            <text:p>60895189</text:p>
          </table:table-cell>
          <table:table-cell table:style-name="ce2" office:value-type="float" office:value="57239739" calcext:value-type="float">
            <text:p>57239739</text:p>
          </table:table-cell>
          <table:table-cell table:style-name="ce2" table:formula="of:=(SUM([.B28:.M28]))+0" office:value-type="float" office:value="183778666" calcext:value-type="float">
            <text:p>18377866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82863" calcext:value-type="float">
            <text:p>82863</text:p>
          </table:table-cell>
          <table:table-cell table:style-name="ce2" office:value-type="float" office:value="61208" calcext:value-type="float">
            <text:p>61208</text:p>
          </table:table-cell>
          <table:table-cell table:style-name="ce2" office:value-type="float" office:value="35848" calcext:value-type="float">
            <text:p>35848</text:p>
          </table:table-cell>
          <table:table-cell table:style-name="ce2" office:value-type="float" office:value="241774" calcext:value-type="float">
            <text:p>241774</text:p>
          </table:table-cell>
          <table:table-cell table:style-name="ce2" office:value-type="float" office:value="9115007" calcext:value-type="float">
            <text:p>9115007</text:p>
          </table:table-cell>
          <table:table-cell table:style-name="ce2" office:value-type="float" office:value="32146495" calcext:value-type="float">
            <text:p>32146495</text:p>
          </table:table-cell>
          <table:table-cell table:style-name="ce2" office:value-type="float" office:value="22749191" calcext:value-type="float">
            <text:p>22749191</text:p>
          </table:table-cell>
          <table:table-cell table:style-name="ce2" office:value-type="float" office:value="1926454" calcext:value-type="float">
            <text:p>1926454</text:p>
          </table:table-cell>
          <table:table-cell table:style-name="ce2" office:value-type="float" office:value="358842" calcext:value-type="float">
            <text:p>358842</text:p>
          </table:table-cell>
          <table:table-cell table:style-name="ce2" office:value-type="float" office:value="60108" calcext:value-type="float">
            <text:p>60108</text:p>
          </table:table-cell>
          <table:table-cell table:style-name="ce2" office:value-type="float" office:value="128575" calcext:value-type="float">
            <text:p>128575</text:p>
          </table:table-cell>
          <table:table-cell table:style-name="ce2" office:value-type="float" office:value="1180132" calcext:value-type="float">
            <text:p>1180132</text:p>
          </table:table-cell>
          <table:table-cell table:style-name="ce2" table:formula="of:=(SUM([.B29:.M29]))+0" office:value-type="float" office:value="68086497" calcext:value-type="float">
            <text:p>68086497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342678" calcext:value-type="float">
            <text:p>342678</text:p>
          </table:table-cell>
          <table:table-cell table:style-name="ce2" office:value-type="float" office:value="631210" calcext:value-type="float">
            <text:p>631210</text:p>
          </table:table-cell>
          <table:table-cell table:style-name="ce2" office:value-type="float" office:value="705784" calcext:value-type="float">
            <text:p>705784</text:p>
          </table:table-cell>
          <table:table-cell table:style-name="ce2" office:value-type="float" office:value="815879" calcext:value-type="float">
            <text:p>815879</text:p>
          </table:table-cell>
          <table:table-cell table:style-name="ce2" office:value-type="float" office:value="2471912" calcext:value-type="float">
            <text:p>2471912</text:p>
          </table:table-cell>
          <table:table-cell table:style-name="ce2" office:value-type="float" office:value="14360148" calcext:value-type="float">
            <text:p>14360148</text:p>
          </table:table-cell>
          <table:table-cell table:style-name="ce2" office:value-type="float" office:value="20451805" calcext:value-type="float">
            <text:p>20451805</text:p>
          </table:table-cell>
          <table:table-cell table:style-name="ce2" office:value-type="float" office:value="25679741" calcext:value-type="float">
            <text:p>25679741</text:p>
          </table:table-cell>
          <table:table-cell table:style-name="ce2" office:value-type="float" office:value="20949656" calcext:value-type="float">
            <text:p>20949656</text:p>
          </table:table-cell>
          <table:table-cell table:style-name="ce2" office:value-type="float" office:value="17634240" calcext:value-type="float">
            <text:p>17634240</text:p>
          </table:table-cell>
          <table:table-cell table:style-name="ce2" office:value-type="float" office:value="6630159" calcext:value-type="float">
            <text:p>6630159</text:p>
          </table:table-cell>
          <table:table-cell table:style-name="ce2" office:value-type="float" office:value="1056947" calcext:value-type="float">
            <text:p>1056947</text:p>
          </table:table-cell>
          <table:table-cell table:style-name="ce2" table:formula="of:=(SUM([.B30:.M30]))+0" office:value-type="float" office:value="111730159" calcext:value-type="float">
            <text:p>11173015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26352809" calcext:value-type="float">
            <text:p>26352809</text:p>
          </table:table-cell>
          <table:table-cell table:style-name="ce2" office:value-type="float" office:value="26857926" calcext:value-type="float">
            <text:p>26857926</text:p>
          </table:table-cell>
          <table:table-cell table:style-name="ce2" office:value-type="float" office:value="41022590" calcext:value-type="float">
            <text:p>41022590</text:p>
          </table:table-cell>
          <table:table-cell table:style-name="ce2" office:value-type="float" office:value="43567886" calcext:value-type="float">
            <text:p>43567886</text:p>
          </table:table-cell>
          <table:table-cell table:style-name="ce2" office:value-type="float" office:value="52018158" calcext:value-type="float">
            <text:p>52018158</text:p>
          </table:table-cell>
          <table:table-cell table:style-name="ce2" office:value-type="float" office:value="30922149" calcext:value-type="float">
            <text:p>30922149</text:p>
          </table:table-cell>
          <table:table-cell table:style-name="ce2" office:value-type="float" office:value="3298109" calcext:value-type="float">
            <text:p>3298109</text:p>
          </table:table-cell>
          <table:table-cell table:style-name="ce2" office:value-type="float" office:value="2294013" calcext:value-type="float">
            <text:p>2294013</text:p>
          </table:table-cell>
          <table:table-cell table:style-name="ce2" office:value-type="float" office:value="2108342" calcext:value-type="float">
            <text:p>2108342</text:p>
          </table:table-cell>
          <table:table-cell table:style-name="ce2" office:value-type="float" office:value="8804980" calcext:value-type="float">
            <text:p>8804980</text:p>
          </table:table-cell>
          <table:table-cell table:style-name="ce2" office:value-type="float" office:value="25719239" calcext:value-type="float">
            <text:p>25719239</text:p>
          </table:table-cell>
          <table:table-cell table:style-name="ce2" office:value-type="float" office:value="45179210" calcext:value-type="float">
            <text:p>45179210</text:p>
          </table:table-cell>
          <table:table-cell table:style-name="ce2" table:formula="of:=(SUM([.B31:.M31]))+0" office:value-type="float" office:value="308145411" calcext:value-type="float">
            <text:p>308145411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46337085" calcext:value-type="float">
            <text:p>46337085</text:p>
          </table:table-cell>
          <table:table-cell table:style-name="ce2" office:value-type="float" office:value="84262150" calcext:value-type="float">
            <text:p>84262150</text:p>
          </table:table-cell>
          <table:table-cell table:style-name="ce2" office:value-type="float" office:value="166113379" calcext:value-type="float">
            <text:p>166113379</text:p>
          </table:table-cell>
          <table:table-cell table:style-name="ce2" office:value-type="float" office:value="159284557" calcext:value-type="float">
            <text:p>159284557</text:p>
          </table:table-cell>
          <table:table-cell table:style-name="ce2" office:value-type="float" office:value="102570474" calcext:value-type="float">
            <text:p>102570474</text:p>
          </table:table-cell>
          <table:table-cell table:style-name="ce2" office:value-type="float" office:value="11490580" calcext:value-type="float">
            <text:p>11490580</text:p>
          </table:table-cell>
          <table:table-cell table:style-name="ce2" office:value-type="float" office:value="3464781" calcext:value-type="float">
            <text:p>3464781</text:p>
          </table:table-cell>
          <table:table-cell table:style-name="ce2" office:value-type="float" office:value="1734061" calcext:value-type="float">
            <text:p>1734061</text:p>
          </table:table-cell>
          <table:table-cell table:style-name="ce2" office:value-type="float" office:value="1137637" calcext:value-type="float">
            <text:p>1137637</text:p>
          </table:table-cell>
          <table:table-cell table:style-name="ce2" office:value-type="float" office:value="1241092" calcext:value-type="float">
            <text:p>1241092</text:p>
          </table:table-cell>
          <table:table-cell table:style-name="ce2" office:value-type="float" office:value="2451922" calcext:value-type="float">
            <text:p>2451922</text:p>
          </table:table-cell>
          <table:table-cell table:style-name="ce2" office:value-type="float" office:value="8543204" calcext:value-type="float">
            <text:p>8543204</text:p>
          </table:table-cell>
          <table:table-cell table:style-name="ce2" table:formula="of:=(SUM([.B32:.M32]))+0" office:value-type="float" office:value="588630922" calcext:value-type="float">
            <text:p>58863092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518481" calcext:value-type="float">
            <text:p>518481</text:p>
          </table:table-cell>
          <table:table-cell table:style-name="ce2" office:value-type="float" office:value="692551" calcext:value-type="float">
            <text:p>692551</text:p>
          </table:table-cell>
          <table:table-cell table:style-name="ce2" office:value-type="float" office:value="1312876" calcext:value-type="float">
            <text:p>1312876</text:p>
          </table:table-cell>
          <table:table-cell table:style-name="ce2" office:value-type="float" office:value="1333832" calcext:value-type="float">
            <text:p>1333832</text:p>
          </table:table-cell>
          <table:table-cell table:style-name="ce2" office:value-type="float" office:value="2573632" calcext:value-type="float">
            <text:p>2573632</text:p>
          </table:table-cell>
          <table:table-cell table:style-name="ce2" office:value-type="float" office:value="3577660" calcext:value-type="float">
            <text:p>3577660</text:p>
          </table:table-cell>
          <table:table-cell table:style-name="ce2" office:value-type="float" office:value="923718" calcext:value-type="float">
            <text:p>923718</text:p>
          </table:table-cell>
          <table:table-cell table:style-name="ce2" office:value-type="float" office:value="988905" calcext:value-type="float">
            <text:p>988905</text:p>
          </table:table-cell>
          <table:table-cell table:style-name="ce2" office:value-type="float" office:value="688538" calcext:value-type="float">
            <text:p>688538</text:p>
          </table:table-cell>
          <table:table-cell table:style-name="ce2" office:value-type="float" office:value="45453" calcext:value-type="float">
            <text:p>45453</text:p>
          </table:table-cell>
          <table:table-cell table:style-name="ce2" office:value-type="float" office:value="227463" calcext:value-type="float">
            <text:p>227463</text:p>
          </table:table-cell>
          <table:table-cell table:style-name="ce2" office:value-type="float" office:value="51797" calcext:value-type="float">
            <text:p>51797</text:p>
          </table:table-cell>
          <table:table-cell table:style-name="ce2" table:formula="of:=(SUM([.B33:.M33]))+0" office:value-type="float" office:value="12934906" calcext:value-type="float">
            <text:p>1293490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11471" calcext:value-type="float">
            <text:p>11471</text:p>
          </table:table-cell>
          <table:table-cell table:style-name="ce2" office:value-type="float" office:value="94835" calcext:value-type="float">
            <text:p>94835</text:p>
          </table:table-cell>
          <table:table-cell table:style-name="ce2" office:value-type="float" office:value="7438" calcext:value-type="float">
            <text:p>7438</text:p>
          </table:table-cell>
          <table:table-cell table:style-name="ce2" office:value-type="float" office:value="34179" calcext:value-type="float">
            <text:p>34179</text:p>
          </table:table-cell>
          <table:table-cell table:style-name="ce2" office:value-type="float" office:value="277498" calcext:value-type="float">
            <text:p>277498</text:p>
          </table:table-cell>
          <table:table-cell table:style-name="ce2" office:value-type="float" office:value="1587470" calcext:value-type="float">
            <text:p>1587470</text:p>
          </table:table-cell>
          <table:table-cell table:style-name="ce2" office:value-type="float" office:value="403579" calcext:value-type="float">
            <text:p>403579</text:p>
          </table:table-cell>
          <table:table-cell table:style-name="ce2" office:value-type="float" office:value="1183572" calcext:value-type="float">
            <text:p>1183572</text:p>
          </table:table-cell>
          <table:table-cell table:style-name="ce2" office:value-type="float" office:value="787243" calcext:value-type="float">
            <text:p>787243</text:p>
          </table:table-cell>
          <table:table-cell table:style-name="ce2" office:value-type="float" office:value="685966" calcext:value-type="float">
            <text:p>685966</text:p>
          </table:table-cell>
          <table:table-cell table:style-name="ce2" office:value-type="float" office:value="368870" calcext:value-type="float">
            <text:p>368870</text:p>
          </table:table-cell>
          <table:table-cell table:style-name="ce2" office:value-type="float" office:value="121700" calcext:value-type="float">
            <text:p>121700</text:p>
          </table:table-cell>
          <table:table-cell table:style-name="ce2" table:formula="of:=(SUM([.B34:.M34]))+0" office:value-type="float" office:value="5563821" calcext:value-type="float">
            <text:p>5563821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933517" calcext:value-type="float">
            <text:p>933517</text:p>
          </table:table-cell>
          <table:table-cell table:style-name="ce2" office:value-type="float" office:value="938505" calcext:value-type="float">
            <text:p>938505</text:p>
          </table:table-cell>
          <table:table-cell table:style-name="ce2" office:value-type="float" office:value="1098438" calcext:value-type="float">
            <text:p>1098438</text:p>
          </table:table-cell>
          <table:table-cell table:style-name="ce2" office:value-type="float" office:value="984095" calcext:value-type="float">
            <text:p>984095</text:p>
          </table:table-cell>
          <table:table-cell table:style-name="ce2" office:value-type="float" office:value="3179916" calcext:value-type="float">
            <text:p>3179916</text:p>
          </table:table-cell>
          <table:table-cell table:style-name="ce2" office:value-type="float" office:value="2241231" calcext:value-type="float">
            <text:p>2241231</text:p>
          </table:table-cell>
          <table:table-cell table:style-name="ce2" office:value-type="float" office:value="2088889" calcext:value-type="float">
            <text:p>2088889</text:p>
          </table:table-cell>
          <table:table-cell table:style-name="ce2" office:value-type="float" office:value="1969618" calcext:value-type="float">
            <text:p>1969618</text:p>
          </table:table-cell>
          <table:table-cell table:style-name="ce2" office:value-type="float" office:value="2680451" calcext:value-type="float">
            <text:p>2680451</text:p>
          </table:table-cell>
          <table:table-cell table:style-name="ce2" office:value-type="float" office:value="2875642" calcext:value-type="float">
            <text:p>2875642</text:p>
          </table:table-cell>
          <table:table-cell table:style-name="ce2" office:value-type="float" office:value="2912359" calcext:value-type="float">
            <text:p>2912359</text:p>
          </table:table-cell>
          <table:table-cell table:style-name="ce2" office:value-type="float" office:value="1342568" calcext:value-type="float">
            <text:p>1342568</text:p>
          </table:table-cell>
          <table:table-cell table:style-name="ce2" table:formula="of:=(SUM([.B35:.M35]))+0" office:value-type="float" office:value="23245229" calcext:value-type="float">
            <text:p>2324522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57675998" calcext:value-type="float">
            <text:p>57675998</text:p>
          </table:table-cell>
          <table:table-cell table:style-name="ce2" office:value-type="float" office:value="66432679" calcext:value-type="float">
            <text:p>66432679</text:p>
          </table:table-cell>
          <table:table-cell table:style-name="ce2" office:value-type="float" office:value="72246498" calcext:value-type="float">
            <text:p>72246498</text:p>
          </table:table-cell>
          <table:table-cell table:style-name="ce2" office:value-type="float" office:value="77937772" calcext:value-type="float">
            <text:p>77937772</text:p>
          </table:table-cell>
          <table:table-cell table:style-name="ce2" office:value-type="float" office:value="95239238" calcext:value-type="float">
            <text:p>95239238</text:p>
          </table:table-cell>
          <table:table-cell table:style-name="ce2" office:value-type="float" office:value="66409401" calcext:value-type="float">
            <text:p>66409401</text:p>
          </table:table-cell>
          <table:table-cell table:style-name="ce2" office:value-type="float" office:value="43460066" calcext:value-type="float">
            <text:p>43460066</text:p>
          </table:table-cell>
          <table:table-cell table:style-name="ce2" office:value-type="float" office:value="45631706" calcext:value-type="float">
            <text:p>45631706</text:p>
          </table:table-cell>
          <table:table-cell table:style-name="ce2" office:value-type="float" office:value="37455495" calcext:value-type="float">
            <text:p>37455495</text:p>
          </table:table-cell>
          <table:table-cell table:style-name="ce2" office:value-type="float" office:value="54822862" calcext:value-type="float">
            <text:p>54822862</text:p>
          </table:table-cell>
          <table:table-cell table:style-name="ce2" office:value-type="float" office:value="57403771" calcext:value-type="float">
            <text:p>57403771</text:p>
          </table:table-cell>
          <table:table-cell table:style-name="ce2" office:value-type="float" office:value="66526579" calcext:value-type="float">
            <text:p>66526579</text:p>
          </table:table-cell>
          <table:table-cell table:style-name="ce2" table:formula="of:=(SUM([.B36:.M36]))+0" office:value-type="float" office:value="741242065" calcext:value-type="float">
            <text:p>741242065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218147216" calcext:value-type="float">
            <text:p>218147216</text:p>
          </table:table-cell>
          <table:table-cell table:style-name="ce2" office:value-type="float" office:value="170628039" calcext:value-type="float">
            <text:p>170628039</text:p>
          </table:table-cell>
          <table:table-cell table:style-name="ce2" office:value-type="float" office:value="125290908" calcext:value-type="float">
            <text:p>125290908</text:p>
          </table:table-cell>
          <table:table-cell table:style-name="ce2" office:value-type="float" office:value="54960366" calcext:value-type="float">
            <text:p>54960366</text:p>
          </table:table-cell>
          <table:table-cell table:style-name="ce2" office:value-type="float" office:value="20476760" calcext:value-type="float">
            <text:p>20476760</text:p>
          </table:table-cell>
          <table:table-cell table:style-name="ce2" office:value-type="float" office:value="3265342" calcext:value-type="float">
            <text:p>3265342</text:p>
          </table:table-cell>
          <table:table-cell table:style-name="ce2" office:value-type="float" office:value="521489" calcext:value-type="float">
            <text:p>521489</text:p>
          </table:table-cell>
          <table:table-cell table:style-name="ce2" office:value-type="float" office:value="1136679" calcext:value-type="float">
            <text:p>1136679</text:p>
          </table:table-cell>
          <table:table-cell table:style-name="ce2" office:value-type="float" office:value="18749268" calcext:value-type="float">
            <text:p>18749268</text:p>
          </table:table-cell>
          <table:table-cell table:style-name="ce2" office:value-type="float" office:value="169554078" calcext:value-type="float">
            <text:p>169554078</text:p>
          </table:table-cell>
          <table:table-cell table:style-name="ce2" office:value-type="float" office:value="273870489" calcext:value-type="float">
            <text:p>273870489</text:p>
          </table:table-cell>
          <table:table-cell table:style-name="ce2" office:value-type="float" office:value="255908472" calcext:value-type="float">
            <text:p>255908472</text:p>
          </table:table-cell>
          <table:table-cell table:style-name="ce2" table:formula="of:=(SUM([.B37:.M37]))+0" office:value-type="float" office:value="1312509106" calcext:value-type="float">
            <text:p>131250910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3633764" calcext:value-type="float">
            <text:p>3633764</text:p>
          </table:table-cell>
          <table:table-cell table:style-name="ce2" office:value-type="float" office:value="3322976" calcext:value-type="float">
            <text:p>3322976</text:p>
          </table:table-cell>
          <table:table-cell table:style-name="ce2" office:value-type="float" office:value="3741920" calcext:value-type="float">
            <text:p>3741920</text:p>
          </table:table-cell>
          <table:table-cell table:style-name="ce2" office:value-type="float" office:value="3529650" calcext:value-type="float">
            <text:p>3529650</text:p>
          </table:table-cell>
          <table:table-cell table:style-name="ce2" office:value-type="float" office:value="2277283" calcext:value-type="float">
            <text:p>2277283</text:p>
          </table:table-cell>
          <table:table-cell table:style-name="ce2" office:value-type="float" office:value="2862918" calcext:value-type="float">
            <text:p>2862918</text:p>
          </table:table-cell>
          <table:table-cell table:style-name="ce2" office:value-type="float" office:value="2431315" calcext:value-type="float">
            <text:p>2431315</text:p>
          </table:table-cell>
          <table:table-cell table:style-name="ce2" office:value-type="float" office:value="2221698" calcext:value-type="float">
            <text:p>2221698</text:p>
          </table:table-cell>
          <table:table-cell table:style-name="ce2" office:value-type="float" office:value="12947672" calcext:value-type="float">
            <text:p>12947672</text:p>
          </table:table-cell>
          <table:table-cell table:style-name="ce2" office:value-type="float" office:value="16058203" calcext:value-type="float">
            <text:p>16058203</text:p>
          </table:table-cell>
          <table:table-cell table:style-name="ce2" office:value-type="float" office:value="5088374" calcext:value-type="float">
            <text:p>5088374</text:p>
          </table:table-cell>
          <table:table-cell table:style-name="ce2" office:value-type="float" office:value="5351676" calcext:value-type="float">
            <text:p>5351676</text:p>
          </table:table-cell>
          <table:table-cell table:style-name="ce2" table:formula="of:=(SUM([.B38:.M38]))+0" office:value-type="float" office:value="63467449" calcext:value-type="float">
            <text:p>6346744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7035123" calcext:value-type="float">
            <text:p>7035123</text:p>
          </table:table-cell>
          <table:table-cell table:style-name="ce2" office:value-type="float" office:value="8028355" calcext:value-type="float">
            <text:p>8028355</text:p>
          </table:table-cell>
          <table:table-cell table:style-name="ce2" office:value-type="float" office:value="6336511" calcext:value-type="float">
            <text:p>6336511</text:p>
          </table:table-cell>
          <table:table-cell table:style-name="ce2" office:value-type="float" office:value="6048677" calcext:value-type="float">
            <text:p>6048677</text:p>
          </table:table-cell>
          <table:table-cell table:style-name="ce2" office:value-type="float" office:value="5979404" calcext:value-type="float">
            <text:p>5979404</text:p>
          </table:table-cell>
          <table:table-cell table:style-name="ce2" office:value-type="float" office:value="6747969" calcext:value-type="float">
            <text:p>6747969</text:p>
          </table:table-cell>
          <table:table-cell table:style-name="ce2" office:value-type="float" office:value="6295328" calcext:value-type="float">
            <text:p>6295328</text:p>
          </table:table-cell>
          <table:table-cell table:style-name="ce2" office:value-type="float" office:value="6435454" calcext:value-type="float">
            <text:p>6435454</text:p>
          </table:table-cell>
          <table:table-cell table:style-name="ce2" office:value-type="float" office:value="11782269" calcext:value-type="float">
            <text:p>11782269</text:p>
          </table:table-cell>
          <table:table-cell table:style-name="ce2" office:value-type="float" office:value="11436601" calcext:value-type="float">
            <text:p>11436601</text:p>
          </table:table-cell>
          <table:table-cell table:style-name="ce2" office:value-type="float" office:value="13366742" calcext:value-type="float">
            <text:p>13366742</text:p>
          </table:table-cell>
          <table:table-cell table:style-name="ce2" office:value-type="float" office:value="9882822" calcext:value-type="float">
            <text:p>9882822</text:p>
          </table:table-cell>
          <table:table-cell table:style-name="ce2" table:formula="of:=(SUM([.B39:.M39]))+0" office:value-type="float" office:value="99375255" calcext:value-type="float">
            <text:p>99375255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834843" calcext:value-type="float">
            <text:p>834843</text:p>
          </table:table-cell>
          <table:table-cell table:style-name="ce2" office:value-type="float" office:value="333480" calcext:value-type="float">
            <text:p>333480</text:p>
          </table:table-cell>
          <table:table-cell table:style-name="ce2" office:value-type="float" office:value="285881" calcext:value-type="float">
            <text:p>285881</text:p>
          </table:table-cell>
          <table:table-cell table:style-name="ce2" office:value-type="float" office:value="10687519" calcext:value-type="float">
            <text:p>10687519</text:p>
          </table:table-cell>
          <table:table-cell table:style-name="ce2" office:value-type="float" office:value="62520406" calcext:value-type="float">
            <text:p>62520406</text:p>
          </table:table-cell>
          <table:table-cell table:style-name="ce2" office:value-type="float" office:value="77536936" calcext:value-type="float">
            <text:p>77536936</text:p>
          </table:table-cell>
          <table:table-cell table:style-name="ce2" office:value-type="float" office:value="78706170" calcext:value-type="float">
            <text:p>78706170</text:p>
          </table:table-cell>
          <table:table-cell table:style-name="ce2" office:value-type="float" office:value="84650456" calcext:value-type="float">
            <text:p>84650456</text:p>
          </table:table-cell>
          <table:table-cell table:style-name="ce2" office:value-type="float" office:value="47757923" calcext:value-type="float">
            <text:p>47757923</text:p>
          </table:table-cell>
          <table:table-cell table:style-name="ce2" office:value-type="float" office:value="18139800" calcext:value-type="float">
            <text:p>18139800</text:p>
          </table:table-cell>
          <table:table-cell table:style-name="ce2" office:value-type="float" office:value="3138140" calcext:value-type="float">
            <text:p>3138140</text:p>
          </table:table-cell>
          <table:table-cell table:style-name="ce2" office:value-type="float" office:value="946104" calcext:value-type="float">
            <text:p>946104</text:p>
          </table:table-cell>
          <table:table-cell table:style-name="ce2" table:formula="of:=(SUM([.B40:.M40]))+0" office:value-type="float" office:value="385537658" calcext:value-type="float">
            <text:p>385537658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1781574" calcext:value-type="float">
            <text:p>1781574</text:p>
          </table:table-cell>
          <table:table-cell table:style-name="ce2" office:value-type="float" office:value="1965289" calcext:value-type="float">
            <text:p>1965289</text:p>
          </table:table-cell>
          <table:table-cell table:style-name="ce2" office:value-type="float" office:value="2137633" calcext:value-type="float">
            <text:p>2137633</text:p>
          </table:table-cell>
          <table:table-cell table:style-name="ce2" office:value-type="float" office:value="6803292" calcext:value-type="float">
            <text:p>6803292</text:p>
          </table:table-cell>
          <table:table-cell table:style-name="ce2" office:value-type="float" office:value="50205555" calcext:value-type="float">
            <text:p>50205555</text:p>
          </table:table-cell>
          <table:table-cell table:style-name="ce2" office:value-type="float" office:value="79767227" calcext:value-type="float">
            <text:p>79767227</text:p>
          </table:table-cell>
          <table:table-cell table:style-name="ce2" office:value-type="float" office:value="73180492" calcext:value-type="float">
            <text:p>73180492</text:p>
          </table:table-cell>
          <table:table-cell table:style-name="ce2" office:value-type="float" office:value="48823138" calcext:value-type="float">
            <text:p>48823138</text:p>
          </table:table-cell>
          <table:table-cell table:style-name="ce2" office:value-type="float" office:value="20425680" calcext:value-type="float">
            <text:p>20425680</text:p>
          </table:table-cell>
          <table:table-cell table:style-name="ce2" office:value-type="float" office:value="6079471" calcext:value-type="float">
            <text:p>6079471</text:p>
          </table:table-cell>
          <table:table-cell table:style-name="ce2" office:value-type="float" office:value="2724944" calcext:value-type="float">
            <text:p>2724944</text:p>
          </table:table-cell>
          <table:table-cell table:style-name="ce2" office:value-type="float" office:value="4225940" calcext:value-type="float">
            <text:p>4225940</text:p>
          </table:table-cell>
          <table:table-cell table:style-name="ce2" table:formula="of:=(SUM([.B41:.M41]))+0" office:value-type="float" office:value="298120235" calcext:value-type="float">
            <text:p>298120235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415763" calcext:value-type="float">
            <text:p>415763</text:p>
          </table:table-cell>
          <table:table-cell table:style-name="ce2" office:value-type="float" office:value="729288" calcext:value-type="float">
            <text:p>729288</text:p>
          </table:table-cell>
          <table:table-cell table:style-name="ce2" office:value-type="float" office:value="1213267" calcext:value-type="float">
            <text:p>1213267</text:p>
          </table:table-cell>
          <table:table-cell table:style-name="ce2" office:value-type="float" office:value="2191259" calcext:value-type="float">
            <text:p>2191259</text:p>
          </table:table-cell>
          <table:table-cell table:style-name="ce2" office:value-type="float" office:value="4468811" calcext:value-type="float">
            <text:p>4468811</text:p>
          </table:table-cell>
          <table:table-cell table:style-name="ce2" office:value-type="float" office:value="3749082" calcext:value-type="float">
            <text:p>3749082</text:p>
          </table:table-cell>
          <table:table-cell table:style-name="ce2" office:value-type="float" office:value="735486" calcext:value-type="float">
            <text:p>735486</text:p>
          </table:table-cell>
          <table:table-cell table:style-name="ce2" office:value-type="float" office:value="446436" calcext:value-type="float">
            <text:p>446436</text:p>
          </table:table-cell>
          <table:table-cell table:style-name="ce2" office:value-type="float" office:value="595945" calcext:value-type="float">
            <text:p>595945</text:p>
          </table:table-cell>
          <table:table-cell table:style-name="ce2" office:value-type="float" office:value="1016558" calcext:value-type="float">
            <text:p>1016558</text:p>
          </table:table-cell>
          <table:table-cell table:style-name="ce2" office:value-type="float" office:value="1329507" calcext:value-type="float">
            <text:p>1329507</text:p>
          </table:table-cell>
          <table:table-cell table:style-name="ce2" office:value-type="float" office:value="845228" calcext:value-type="float">
            <text:p>845228</text:p>
          </table:table-cell>
          <table:table-cell table:style-name="ce2" table:formula="of:=(SUM([.B42:.M42]))+0" office:value-type="float" office:value="17736630" calcext:value-type="float">
            <text:p>17736630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51217614" calcext:value-type="float">
            <text:p>151217614</text:p>
          </table:table-cell>
          <table:table-cell table:style-name="ce2" office:value-type="float" office:value="153693259" calcext:value-type="float">
            <text:p>153693259</text:p>
          </table:table-cell>
          <table:table-cell table:style-name="ce2" office:value-type="float" office:value="160497513" calcext:value-type="float">
            <text:p>160497513</text:p>
          </table:table-cell>
          <table:table-cell table:style-name="ce2" office:value-type="float" office:value="140795879" calcext:value-type="float">
            <text:p>140795879</text:p>
          </table:table-cell>
          <table:table-cell table:style-name="ce2" office:value-type="float" office:value="93759403" calcext:value-type="float">
            <text:p>93759403</text:p>
          </table:table-cell>
          <table:table-cell table:style-name="ce2" office:value-type="float" office:value="50887882" calcext:value-type="float">
            <text:p>50887882</text:p>
          </table:table-cell>
          <table:table-cell table:style-name="ce2" office:value-type="float" office:value="22731891" calcext:value-type="float">
            <text:p>22731891</text:p>
          </table:table-cell>
          <table:table-cell table:style-name="ce2" office:value-type="float" office:value="13023802" calcext:value-type="float">
            <text:p>13023802</text:p>
          </table:table-cell>
          <table:table-cell table:style-name="ce2" office:value-type="float" office:value="10182912" calcext:value-type="float">
            <text:p>10182912</text:p>
          </table:table-cell>
          <table:table-cell table:style-name="ce2" office:value-type="float" office:value="36990785" calcext:value-type="float">
            <text:p>36990785</text:p>
          </table:table-cell>
          <table:table-cell table:style-name="ce2" office:value-type="float" office:value="122007159" calcext:value-type="float">
            <text:p>122007159</text:p>
          </table:table-cell>
          <table:table-cell table:style-name="ce2" office:value-type="float" office:value="146888650" calcext:value-type="float">
            <text:p>146888650</text:p>
          </table:table-cell>
          <table:table-cell table:style-name="ce2" table:formula="of:=(SUM([.B43:.M43]))+0" office:value-type="float" office:value="1102676749" calcext:value-type="float">
            <text:p>110267674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92539" calcext:value-type="float">
            <text:p>92539</text:p>
          </table:table-cell>
          <table:table-cell table:style-name="ce2" office:value-type="float" office:value="78418" calcext:value-type="float">
            <text:p>78418</text:p>
          </table:table-cell>
          <table:table-cell table:style-name="ce2" office:value-type="float" office:value="168470" calcext:value-type="float">
            <text:p>168470</text:p>
          </table:table-cell>
          <table:table-cell table:style-name="ce2" office:value-type="float" office:value="14765183" calcext:value-type="float">
            <text:p>14765183</text:p>
          </table:table-cell>
          <table:table-cell table:style-name="ce2" office:value-type="float" office:value="66937804" calcext:value-type="float">
            <text:p>66937804</text:p>
          </table:table-cell>
          <table:table-cell table:style-name="ce2" office:value-type="float" office:value="80242737" calcext:value-type="float">
            <text:p>80242737</text:p>
          </table:table-cell>
          <table:table-cell table:style-name="ce2" office:value-type="float" office:value="88471454" calcext:value-type="float">
            <text:p>88471454</text:p>
          </table:table-cell>
          <table:table-cell table:style-name="ce2" office:value-type="float" office:value="78242270" calcext:value-type="float">
            <text:p>78242270</text:p>
          </table:table-cell>
          <table:table-cell table:style-name="ce2" office:value-type="float" office:value="53965712" calcext:value-type="float">
            <text:p>53965712</text:p>
          </table:table-cell>
          <table:table-cell table:style-name="ce2" office:value-type="float" office:value="21737768" calcext:value-type="float">
            <text:p>21737768</text:p>
          </table:table-cell>
          <table:table-cell table:style-name="ce2" office:value-type="float" office:value="1082806" calcext:value-type="float">
            <text:p>1082806</text:p>
          </table:table-cell>
          <table:table-cell table:style-name="ce2" office:value-type="float" office:value="383769" calcext:value-type="float">
            <text:p>383769</text:p>
          </table:table-cell>
          <table:table-cell table:style-name="ce2" table:formula="of:=(SUM([.B44:.M44]))+0" office:value-type="float" office:value="406168930" calcext:value-type="float">
            <text:p>406168930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428371" calcext:value-type="float">
            <text:p>428371</text:p>
          </table:table-cell>
          <table:table-cell table:style-name="ce2" office:value-type="float" office:value="563573" calcext:value-type="float">
            <text:p>563573</text:p>
          </table:table-cell>
          <table:table-cell table:style-name="ce2" office:value-type="float" office:value="555030" calcext:value-type="float">
            <text:p>555030</text:p>
          </table:table-cell>
          <table:table-cell table:style-name="ce2" office:value-type="float" office:value="661231" calcext:value-type="float">
            <text:p>661231</text:p>
          </table:table-cell>
          <table:table-cell table:style-name="ce2" office:value-type="float" office:value="460185" calcext:value-type="float">
            <text:p>460185</text:p>
          </table:table-cell>
          <table:table-cell table:style-name="ce2" office:value-type="float" office:value="198854" calcext:value-type="float">
            <text:p>198854</text:p>
          </table:table-cell>
          <table:table-cell table:style-name="ce2" office:value-type="float" office:value="76788" calcext:value-type="float">
            <text:p>76788</text:p>
          </table:table-cell>
          <table:table-cell table:style-name="ce2" office:value-type="float" office:value="69430" calcext:value-type="float">
            <text:p>69430</text:p>
          </table:table-cell>
          <table:table-cell table:style-name="ce2" office:value-type="float" office:value="151346" calcext:value-type="float">
            <text:p>151346</text:p>
          </table:table-cell>
          <table:table-cell table:style-name="ce2" office:value-type="float" office:value="495219" calcext:value-type="float">
            <text:p>495219</text:p>
          </table:table-cell>
          <table:table-cell table:style-name="ce2" office:value-type="float" office:value="615078" calcext:value-type="float">
            <text:p>615078</text:p>
          </table:table-cell>
          <table:table-cell table:style-name="ce2" office:value-type="float" office:value="1151417" calcext:value-type="float">
            <text:p>1151417</text:p>
          </table:table-cell>
          <table:table-cell table:style-name="ce2" table:formula="of:=(SUM([.B45:.M45]))+0" office:value-type="float" office:value="5426522" calcext:value-type="float">
            <text:p>542652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2793626" calcext:value-type="float">
            <text:p>2793626</text:p>
          </table:table-cell>
          <table:table-cell table:style-name="ce2" office:value-type="float" office:value="3004709" calcext:value-type="float">
            <text:p>3004709</text:p>
          </table:table-cell>
          <table:table-cell table:style-name="ce2" office:value-type="float" office:value="3104438" calcext:value-type="float">
            <text:p>3104438</text:p>
          </table:table-cell>
          <table:table-cell table:style-name="ce2" office:value-type="float" office:value="2920085" calcext:value-type="float">
            <text:p>2920085</text:p>
          </table:table-cell>
          <table:table-cell table:style-name="ce2" office:value-type="float" office:value="2135890" calcext:value-type="float">
            <text:p>2135890</text:p>
          </table:table-cell>
          <table:table-cell table:style-name="ce2" office:value-type="float" office:value="1241176" calcext:value-type="float">
            <text:p>1241176</text:p>
          </table:table-cell>
          <table:table-cell table:style-name="ce2" office:value-type="float" office:value="5636153" calcext:value-type="float">
            <text:p>5636153</text:p>
          </table:table-cell>
          <table:table-cell table:style-name="ce2" office:value-type="float" office:value="15387617" calcext:value-type="float">
            <text:p>15387617</text:p>
          </table:table-cell>
          <table:table-cell table:style-name="ce2" office:value-type="float" office:value="14558892" calcext:value-type="float">
            <text:p>14558892</text:p>
          </table:table-cell>
          <table:table-cell table:style-name="ce2" office:value-type="float" office:value="9909460" calcext:value-type="float">
            <text:p>9909460</text:p>
          </table:table-cell>
          <table:table-cell table:style-name="ce2" office:value-type="float" office:value="10839800" calcext:value-type="float">
            <text:p>10839800</text:p>
          </table:table-cell>
          <table:table-cell table:style-name="ce2" office:value-type="float" office:value="5632956" calcext:value-type="float">
            <text:p>5632956</text:p>
          </table:table-cell>
          <table:table-cell table:style-name="ce2" table:formula="of:=(SUM([.B46:.M46]))+0" office:value-type="float" office:value="77164802" calcext:value-type="float">
            <text:p>7716480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1831682" calcext:value-type="float">
            <text:p>1831682</text:p>
          </table:table-cell>
          <table:table-cell table:style-name="ce2" office:value-type="float" office:value="2260240" calcext:value-type="float">
            <text:p>2260240</text:p>
          </table:table-cell>
          <table:table-cell table:style-name="ce2" office:value-type="float" office:value="2646058" calcext:value-type="float">
            <text:p>2646058</text:p>
          </table:table-cell>
          <table:table-cell table:style-name="ce2" office:value-type="float" office:value="2104275" calcext:value-type="float">
            <text:p>2104275</text:p>
          </table:table-cell>
          <table:table-cell table:style-name="ce2" office:value-type="float" office:value="2796922" calcext:value-type="float">
            <text:p>2796922</text:p>
          </table:table-cell>
          <table:table-cell table:style-name="ce2" office:value-type="float" office:value="2310391" calcext:value-type="float">
            <text:p>2310391</text:p>
          </table:table-cell>
          <table:table-cell table:style-name="ce2" office:value-type="float" office:value="2144918" calcext:value-type="float">
            <text:p>2144918</text:p>
          </table:table-cell>
          <table:table-cell table:style-name="ce2" office:value-type="float" office:value="1768537" calcext:value-type="float">
            <text:p>1768537</text:p>
          </table:table-cell>
          <table:table-cell table:style-name="ce2" office:value-type="float" office:value="2002551" calcext:value-type="float">
            <text:p>2002551</text:p>
          </table:table-cell>
          <table:table-cell table:style-name="ce2" office:value-type="float" office:value="1827325" calcext:value-type="float">
            <text:p>1827325</text:p>
          </table:table-cell>
          <table:table-cell table:style-name="ce2" office:value-type="float" office:value="2035689" calcext:value-type="float">
            <text:p>2035689</text:p>
          </table:table-cell>
          <table:table-cell table:style-name="ce2" office:value-type="float" office:value="3769403" calcext:value-type="float">
            <text:p>3769403</text:p>
          </table:table-cell>
          <table:table-cell table:style-name="ce2" table:formula="of:=(SUM([.B47:.M47]))+0" office:value-type="float" office:value="27497991" calcext:value-type="float">
            <text:p>27497991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4233864" calcext:value-type="float">
            <text:p>4233864</text:p>
          </table:table-cell>
          <table:table-cell table:style-name="ce2" office:value-type="float" office:value="4621887" calcext:value-type="float">
            <text:p>4621887</text:p>
          </table:table-cell>
          <table:table-cell table:style-name="ce2" office:value-type="float" office:value="5401407" calcext:value-type="float">
            <text:p>5401407</text:p>
          </table:table-cell>
          <table:table-cell table:style-name="ce2" office:value-type="float" office:value="5727652" calcext:value-type="float">
            <text:p>5727652</text:p>
          </table:table-cell>
          <table:table-cell table:style-name="ce2" office:value-type="float" office:value="5377386" calcext:value-type="float">
            <text:p>5377386</text:p>
          </table:table-cell>
          <table:table-cell table:style-name="ce2" office:value-type="float" office:value="6145906" calcext:value-type="float">
            <text:p>6145906</text:p>
          </table:table-cell>
          <table:table-cell table:style-name="ce2" office:value-type="float" office:value="4597259" calcext:value-type="float">
            <text:p>4597259</text:p>
          </table:table-cell>
          <table:table-cell table:style-name="ce2" office:value-type="float" office:value="4599236" calcext:value-type="float">
            <text:p>4599236</text:p>
          </table:table-cell>
          <table:table-cell table:style-name="ce2" office:value-type="float" office:value="5376705" calcext:value-type="float">
            <text:p>5376705</text:p>
          </table:table-cell>
          <table:table-cell table:style-name="ce2" office:value-type="float" office:value="4396936" calcext:value-type="float">
            <text:p>4396936</text:p>
          </table:table-cell>
          <table:table-cell table:style-name="ce2" office:value-type="float" office:value="5386396" calcext:value-type="float">
            <text:p>5386396</text:p>
          </table:table-cell>
          <table:table-cell table:style-name="ce2" office:value-type="float" office:value="6094175" calcext:value-type="float">
            <text:p>6094175</text:p>
          </table:table-cell>
          <table:table-cell table:style-name="ce2" table:formula="of:=(SUM([.B48:.M48]))+0" office:value-type="float" office:value="61958809" calcext:value-type="float">
            <text:p>6195880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6042699" calcext:value-type="float">
            <text:p>6042699</text:p>
          </table:table-cell>
          <table:table-cell table:style-name="ce2" office:value-type="float" office:value="5843503" calcext:value-type="float">
            <text:p>5843503</text:p>
          </table:table-cell>
          <table:table-cell table:style-name="ce2" office:value-type="float" office:value="5835750" calcext:value-type="float">
            <text:p>5835750</text:p>
          </table:table-cell>
          <table:table-cell table:style-name="ce2" office:value-type="float" office:value="4713762" calcext:value-type="float">
            <text:p>4713762</text:p>
          </table:table-cell>
          <table:table-cell table:style-name="ce2" office:value-type="float" office:value="2594744" calcext:value-type="float">
            <text:p>2594744</text:p>
          </table:table-cell>
          <table:table-cell table:style-name="ce2" office:value-type="float" office:value="1053635" calcext:value-type="float">
            <text:p>1053635</text:p>
          </table:table-cell>
          <table:table-cell table:style-name="ce2" office:value-type="float" office:value="532505" calcext:value-type="float">
            <text:p>532505</text:p>
          </table:table-cell>
          <table:table-cell table:style-name="ce2" office:value-type="float" office:value="553326" calcext:value-type="float">
            <text:p>553326</text:p>
          </table:table-cell>
          <table:table-cell table:style-name="ce2" office:value-type="float" office:value="741812" calcext:value-type="float">
            <text:p>741812</text:p>
          </table:table-cell>
          <table:table-cell table:style-name="ce2" office:value-type="float" office:value="2890538" calcext:value-type="float">
            <text:p>2890538</text:p>
          </table:table-cell>
          <table:table-cell table:style-name="ce2" office:value-type="float" office:value="6198732" calcext:value-type="float">
            <text:p>6198732</text:p>
          </table:table-cell>
          <table:table-cell table:style-name="ce2" office:value-type="float" office:value="5805946" calcext:value-type="float">
            <text:p>5805946</text:p>
          </table:table-cell>
          <table:table-cell table:style-name="ce2" table:formula="of:=(SUM([.B49:.M49]))+0" office:value-type="float" office:value="42806952" calcext:value-type="float">
            <text:p>4280695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408686" calcext:value-type="float">
            <text:p>408686</text:p>
          </table:table-cell>
          <table:table-cell table:style-name="ce2" office:value-type="float" office:value="903071" calcext:value-type="float">
            <text:p>903071</text:p>
          </table:table-cell>
          <table:table-cell table:style-name="ce2" office:value-type="float" office:value="1109520" calcext:value-type="float">
            <text:p>1109520</text:p>
          </table:table-cell>
          <table:table-cell table:style-name="ce2" office:value-type="float" office:value="14738257" calcext:value-type="float">
            <text:p>14738257</text:p>
          </table:table-cell>
          <table:table-cell table:style-name="ce2" office:value-type="float" office:value="87212772" calcext:value-type="float">
            <text:p>87212772</text:p>
          </table:table-cell>
          <table:table-cell table:style-name="ce2" office:value-type="float" office:value="90408491" calcext:value-type="float">
            <text:p>90408491</text:p>
          </table:table-cell>
          <table:table-cell table:style-name="ce2" office:value-type="float" office:value="70241405" calcext:value-type="float">
            <text:p>70241405</text:p>
          </table:table-cell>
          <table:table-cell table:style-name="ce2" office:value-type="float" office:value="43652646" calcext:value-type="float">
            <text:p>43652646</text:p>
          </table:table-cell>
          <table:table-cell table:style-name="ce2" office:value-type="float" office:value="18422328" calcext:value-type="float">
            <text:p>18422328</text:p>
          </table:table-cell>
          <table:table-cell table:style-name="ce2" office:value-type="float" office:value="2762790" calcext:value-type="float">
            <text:p>2762790</text:p>
          </table:table-cell>
          <table:table-cell table:style-name="ce2" office:value-type="float" office:value="748925" calcext:value-type="float">
            <text:p>748925</text:p>
          </table:table-cell>
          <table:table-cell table:style-name="ce2" office:value-type="float" office:value="688931" calcext:value-type="float">
            <text:p>688931</text:p>
          </table:table-cell>
          <table:table-cell table:style-name="ce2" table:formula="of:=(SUM([.B50:.M50]))+0" office:value-type="float" office:value="331297822" calcext:value-type="float">
            <text:p>33129782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5547953" calcext:value-type="float">
            <text:p>5547953</text:p>
          </table:table-cell>
          <table:table-cell table:style-name="ce2" office:value-type="float" office:value="3536669" calcext:value-type="float">
            <text:p>3536669</text:p>
          </table:table-cell>
          <table:table-cell table:style-name="ce2" office:value-type="float" office:value="2991742" calcext:value-type="float">
            <text:p>2991742</text:p>
          </table:table-cell>
          <table:table-cell table:style-name="ce2" office:value-type="float" office:value="2477746" calcext:value-type="float">
            <text:p>2477746</text:p>
          </table:table-cell>
          <table:table-cell table:style-name="ce2" office:value-type="float" office:value="2061573" calcext:value-type="float">
            <text:p>2061573</text:p>
          </table:table-cell>
          <table:table-cell table:style-name="ce2" office:value-type="float" office:value="7947245" calcext:value-type="float">
            <text:p>7947245</text:p>
          </table:table-cell>
          <table:table-cell table:style-name="ce2" office:value-type="float" office:value="51455977" calcext:value-type="float">
            <text:p>51455977</text:p>
          </table:table-cell>
          <table:table-cell table:style-name="ce2" office:value-type="float" office:value="61506999" calcext:value-type="float">
            <text:p>61506999</text:p>
          </table:table-cell>
          <table:table-cell table:style-name="ce2" office:value-type="float" office:value="55027318" calcext:value-type="float">
            <text:p>55027318</text:p>
          </table:table-cell>
          <table:table-cell table:style-name="ce2" office:value-type="float" office:value="51755145" calcext:value-type="float">
            <text:p>51755145</text:p>
          </table:table-cell>
          <table:table-cell table:style-name="ce2" office:value-type="float" office:value="30772912" calcext:value-type="float">
            <text:p>30772912</text:p>
          </table:table-cell>
          <table:table-cell table:style-name="ce2" office:value-type="float" office:value="18999776" calcext:value-type="float">
            <text:p>18999776</text:p>
          </table:table-cell>
          <table:table-cell table:style-name="ce2" table:formula="of:=(SUM([.B51:.M51]))+0" office:value-type="float" office:value="294081055" calcext:value-type="float">
            <text:p>294081055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8521789" calcext:value-type="float">
            <text:p>8521789</text:p>
          </table:table-cell>
          <table:table-cell table:style-name="ce2" office:value-type="float" office:value="6699091" calcext:value-type="float">
            <text:p>6699091</text:p>
          </table:table-cell>
          <table:table-cell table:style-name="ce2" office:value-type="float" office:value="9108442" calcext:value-type="float">
            <text:p>9108442</text:p>
          </table:table-cell>
          <table:table-cell table:style-name="ce2" office:value-type="float" office:value="19842208" calcext:value-type="float">
            <text:p>19842208</text:p>
          </table:table-cell>
          <table:table-cell table:style-name="ce2" office:value-type="float" office:value="16462238" calcext:value-type="float">
            <text:p>16462238</text:p>
          </table:table-cell>
          <table:table-cell table:style-name="ce2" office:value-type="float" office:value="11036976" calcext:value-type="float">
            <text:p>11036976</text:p>
          </table:table-cell>
          <table:table-cell table:style-name="ce2" office:value-type="float" office:value="7639304" calcext:value-type="float">
            <text:p>7639304</text:p>
          </table:table-cell>
          <table:table-cell table:style-name="ce2" office:value-type="float" office:value="7214358" calcext:value-type="float">
            <text:p>7214358</text:p>
          </table:table-cell>
          <table:table-cell table:style-name="ce2" office:value-type="float" office:value="12302605" calcext:value-type="float">
            <text:p>12302605</text:p>
          </table:table-cell>
          <table:table-cell table:style-name="ce2" office:value-type="float" office:value="18151726" calcext:value-type="float">
            <text:p>18151726</text:p>
          </table:table-cell>
          <table:table-cell table:style-name="ce2" office:value-type="float" office:value="17228881" calcext:value-type="float">
            <text:p>17228881</text:p>
          </table:table-cell>
          <table:table-cell table:style-name="ce2" office:value-type="float" office:value="15873000" calcext:value-type="float">
            <text:p>15873000</text:p>
          </table:table-cell>
          <table:table-cell table:style-name="ce2" table:formula="of:=(SUM([.B52:.M52]))+0" office:value-type="float" office:value="150080618" calcext:value-type="float">
            <text:p>150080618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2">
        <office:forms form:automatic-focus="false" form:apply-design-mode="false"/>
        <table:table-column table:style-name="co1" table:default-cell-style-name="ce3"/>
        <table:table-column table:style-name="co2" table:number-columns-repeated="13" table:default-cell-style-name="ce3"/>
        <table:table-column table:style-name="co3" table:number-columns-repeated="1010" table:default-cell-style-name="ce3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6" table:number-columns-repeated="1009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4" office:value-type="float" office:value="521335" calcext:value-type="float">
            <text:p>521335</text:p>
          </table:table-cell>
          <table:table-cell table:style-name="ce4" office:value-type="float" office:value="592301" calcext:value-type="float">
            <text:p>592301</text:p>
          </table:table-cell>
          <table:table-cell table:style-name="ce4" office:value-type="float" office:value="897022" calcext:value-type="float">
            <text:p>897022</text:p>
          </table:table-cell>
          <table:table-cell table:style-name="ce4" office:value-type="float" office:value="1018226" calcext:value-type="float">
            <text:p>1018226</text:p>
          </table:table-cell>
          <table:table-cell table:style-name="ce4" office:value-type="float" office:value="272775" calcext:value-type="float">
            <text:p>272775</text:p>
          </table:table-cell>
          <table:table-cell table:style-name="ce4" office:value-type="float" office:value="129388" calcext:value-type="float">
            <text:p>129388</text:p>
          </table:table-cell>
          <table:table-cell table:style-name="ce4" office:value-type="float" office:value="145457" calcext:value-type="float">
            <text:p>145457</text:p>
          </table:table-cell>
          <table:table-cell table:style-name="ce4" office:value-type="float" office:value="150391" calcext:value-type="float">
            <text:p>150391</text:p>
          </table:table-cell>
          <table:table-cell table:style-name="ce4" office:value-type="float" office:value="98084" calcext:value-type="float">
            <text:p>98084</text:p>
          </table:table-cell>
          <table:table-cell table:style-name="ce4" office:value-type="float" office:value="307550" calcext:value-type="float">
            <text:p>307550</text:p>
          </table:table-cell>
          <table:table-cell table:style-name="ce4" office:value-type="float" office:value="533785" calcext:value-type="float">
            <text:p>533785</text:p>
          </table:table-cell>
          <table:table-cell table:style-name="ce4" office:value-type="float" office:value="478145" calcext:value-type="float">
            <text:p>478145</text:p>
          </table:table-cell>
          <table:table-cell table:style-name="ce2" table:formula="of:=(SUM([.B2:.M2]))+0" office:value-type="float" office:value="5144459" calcext:value-type="float">
            <text:p>514445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4" office:value-type="float" office:value="25276500" calcext:value-type="float">
            <text:p>25276500</text:p>
          </table:table-cell>
          <table:table-cell table:style-name="ce4" office:value-type="float" office:value="25818072" calcext:value-type="float">
            <text:p>25818072</text:p>
          </table:table-cell>
          <table:table-cell table:style-name="ce4" office:value-type="float" office:value="28815351" calcext:value-type="float">
            <text:p>28815351</text:p>
          </table:table-cell>
          <table:table-cell table:style-name="ce4" office:value-type="float" office:value="24101449" calcext:value-type="float">
            <text:p>24101449</text:p>
          </table:table-cell>
          <table:table-cell table:style-name="ce4" office:value-type="float" office:value="21918644" calcext:value-type="float">
            <text:p>21918644</text:p>
          </table:table-cell>
          <table:table-cell table:style-name="ce4" office:value-type="float" office:value="30639037" calcext:value-type="float">
            <text:p>30639037</text:p>
          </table:table-cell>
          <table:table-cell table:style-name="ce4" office:value-type="float" office:value="38763602" calcext:value-type="float">
            <text:p>38763602</text:p>
          </table:table-cell>
          <table:table-cell table:style-name="ce4" office:value-type="float" office:value="33350915" calcext:value-type="float">
            <text:p>33350915</text:p>
          </table:table-cell>
          <table:table-cell table:style-name="ce4" office:value-type="float" office:value="24728306" calcext:value-type="float">
            <text:p>24728306</text:p>
          </table:table-cell>
          <table:table-cell table:style-name="ce4" office:value-type="float" office:value="21149420" calcext:value-type="float">
            <text:p>21149420</text:p>
          </table:table-cell>
          <table:table-cell table:style-name="ce4" office:value-type="float" office:value="19487967" calcext:value-type="float">
            <text:p>19487967</text:p>
          </table:table-cell>
          <table:table-cell table:style-name="ce4" office:value-type="float" office:value="20921916" calcext:value-type="float">
            <text:p>20921916</text:p>
          </table:table-cell>
          <table:table-cell table:style-name="ce2" table:formula="of:=(SUM([.B3:.M3]))+0" office:value-type="float" office:value="314971179" calcext:value-type="float">
            <text:p>31497117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4" office:value-type="float" office:value="2074255" calcext:value-type="float">
            <text:p>2074255</text:p>
          </table:table-cell>
          <table:table-cell table:style-name="ce4" office:value-type="float" office:value="2918040" calcext:value-type="float">
            <text:p>2918040</text:p>
          </table:table-cell>
          <table:table-cell table:style-name="ce4" office:value-type="float" office:value="3932126" calcext:value-type="float">
            <text:p>3932126</text:p>
          </table:table-cell>
          <table:table-cell table:style-name="ce4" office:value-type="float" office:value="1945003" calcext:value-type="float">
            <text:p>1945003</text:p>
          </table:table-cell>
          <table:table-cell table:style-name="ce4" office:value-type="float" office:value="777108" calcext:value-type="float">
            <text:p>777108</text:p>
          </table:table-cell>
          <table:table-cell table:style-name="ce4" office:value-type="float" office:value="381168" calcext:value-type="float">
            <text:p>381168</text:p>
          </table:table-cell>
          <table:table-cell table:style-name="ce4" office:value-type="float" office:value="33781" calcext:value-type="float">
            <text:p>33781</text:p>
          </table:table-cell>
          <table:table-cell table:style-name="ce4" office:value-type="float" office:value="9082" calcext:value-type="float">
            <text:p>9082</text:p>
          </table:table-cell>
          <table:table-cell table:style-name="ce4" office:value-type="float" office:value="9673" calcext:value-type="float">
            <text:p>9673</text:p>
          </table:table-cell>
          <table:table-cell table:style-name="ce4" office:value-type="float" office:value="121976" calcext:value-type="float">
            <text:p>121976</text:p>
          </table:table-cell>
          <table:table-cell table:style-name="ce4" office:value-type="float" office:value="810595" calcext:value-type="float">
            <text:p>810595</text:p>
          </table:table-cell>
          <table:table-cell table:style-name="ce4" office:value-type="float" office:value="1375955" calcext:value-type="float">
            <text:p>1375955</text:p>
          </table:table-cell>
          <table:table-cell table:style-name="ce2" table:formula="of:=(SUM([.B4:.M4]))+0" office:value-type="float" office:value="14388762" calcext:value-type="float">
            <text:p>1438876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4" office:value-type="float" office:value="10354002" calcext:value-type="float">
            <text:p>10354002</text:p>
          </table:table-cell>
          <table:table-cell table:style-name="ce4" office:value-type="float" office:value="10149213" calcext:value-type="float">
            <text:p>10149213</text:p>
          </table:table-cell>
          <table:table-cell table:style-name="ce4" office:value-type="float" office:value="11207384" calcext:value-type="float">
            <text:p>11207384</text:p>
          </table:table-cell>
          <table:table-cell table:style-name="ce4" office:value-type="float" office:value="8551157" calcext:value-type="float">
            <text:p>8551157</text:p>
          </table:table-cell>
          <table:table-cell table:style-name="ce4" office:value-type="float" office:value="8884961" calcext:value-type="float">
            <text:p>8884961</text:p>
          </table:table-cell>
          <table:table-cell table:style-name="ce4" office:value-type="float" office:value="3841586" calcext:value-type="float">
            <text:p>3841586</text:p>
          </table:table-cell>
          <table:table-cell table:style-name="ce4" office:value-type="float" office:value="806317" calcext:value-type="float">
            <text:p>806317</text:p>
          </table:table-cell>
          <table:table-cell table:style-name="ce4" office:value-type="float" office:value="1046934" calcext:value-type="float">
            <text:p>1046934</text:p>
          </table:table-cell>
          <table:table-cell table:style-name="ce4" office:value-type="float" office:value="880416" calcext:value-type="float">
            <text:p>880416</text:p>
          </table:table-cell>
          <table:table-cell table:style-name="ce4" office:value-type="float" office:value="1113885" calcext:value-type="float">
            <text:p>1113885</text:p>
          </table:table-cell>
          <table:table-cell table:style-name="ce4" office:value-type="float" office:value="5844011" calcext:value-type="float">
            <text:p>5844011</text:p>
          </table:table-cell>
          <table:table-cell table:style-name="ce4" office:value-type="float" office:value="10379086" calcext:value-type="float">
            <text:p>10379086</text:p>
          </table:table-cell>
          <table:table-cell table:style-name="ce2" table:formula="of:=(SUM([.B5:.M5]))+0" office:value-type="float" office:value="73058952" calcext:value-type="float">
            <text:p>7305895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4" office:value-type="float" office:value="26825653" calcext:value-type="float">
            <text:p>26825653</text:p>
          </table:table-cell>
          <table:table-cell table:style-name="ce4" office:value-type="float" office:value="20274668" calcext:value-type="float">
            <text:p>20274668</text:p>
          </table:table-cell>
          <table:table-cell table:style-name="ce4" office:value-type="float" office:value="15634380" calcext:value-type="float">
            <text:p>15634380</text:p>
          </table:table-cell>
          <table:table-cell table:style-name="ce4" office:value-type="float" office:value="11087461" calcext:value-type="float">
            <text:p>11087461</text:p>
          </table:table-cell>
          <table:table-cell table:style-name="ce4" office:value-type="float" office:value="9026818" calcext:value-type="float">
            <text:p>9026818</text:p>
          </table:table-cell>
          <table:table-cell table:style-name="ce4" office:value-type="float" office:value="4986860" calcext:value-type="float">
            <text:p>4986860</text:p>
          </table:table-cell>
          <table:table-cell table:style-name="ce4" office:value-type="float" office:value="2910766" calcext:value-type="float">
            <text:p>2910766</text:p>
          </table:table-cell>
          <table:table-cell table:style-name="ce4" office:value-type="float" office:value="2814844" calcext:value-type="float">
            <text:p>2814844</text:p>
          </table:table-cell>
          <table:table-cell table:style-name="ce4" office:value-type="float" office:value="6976694" calcext:value-type="float">
            <text:p>6976694</text:p>
          </table:table-cell>
          <table:table-cell table:style-name="ce4" office:value-type="float" office:value="13487169" calcext:value-type="float">
            <text:p>13487169</text:p>
          </table:table-cell>
          <table:table-cell table:style-name="ce4" office:value-type="float" office:value="17487210" calcext:value-type="float">
            <text:p>17487210</text:p>
          </table:table-cell>
          <table:table-cell table:style-name="ce4" office:value-type="float" office:value="20802560" calcext:value-type="float">
            <text:p>20802560</text:p>
          </table:table-cell>
          <table:table-cell table:style-name="ce2" table:formula="of:=(SUM([.B6:.M6]))+0" office:value-type="float" office:value="152315083" calcext:value-type="float">
            <text:p>15231508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4" office:value-type="float" office:value="69189929" calcext:value-type="float">
            <text:p>69189929</text:p>
          </table:table-cell>
          <table:table-cell table:style-name="ce4" office:value-type="float" office:value="41261749" calcext:value-type="float">
            <text:p>41261749</text:p>
          </table:table-cell>
          <table:table-cell table:style-name="ce4" office:value-type="float" office:value="34464728" calcext:value-type="float">
            <text:p>34464728</text:p>
          </table:table-cell>
          <table:table-cell table:style-name="ce4" office:value-type="float" office:value="24422879" calcext:value-type="float">
            <text:p>24422879</text:p>
          </table:table-cell>
          <table:table-cell table:style-name="ce4" office:value-type="float" office:value="23442781" calcext:value-type="float">
            <text:p>23442781</text:p>
          </table:table-cell>
          <table:table-cell table:style-name="ce4" office:value-type="float" office:value="8404963" calcext:value-type="float">
            <text:p>8404963</text:p>
          </table:table-cell>
          <table:table-cell table:style-name="ce4" office:value-type="float" office:value="2080525" calcext:value-type="float">
            <text:p>2080525</text:p>
          </table:table-cell>
          <table:table-cell table:style-name="ce4" office:value-type="float" office:value="2072901" calcext:value-type="float">
            <text:p>2072901</text:p>
          </table:table-cell>
          <table:table-cell table:style-name="ce4" office:value-type="float" office:value="15358195" calcext:value-type="float">
            <text:p>15358195</text:p>
          </table:table-cell>
          <table:table-cell table:style-name="ce4" office:value-type="float" office:value="31158254" calcext:value-type="float">
            <text:p>31158254</text:p>
          </table:table-cell>
          <table:table-cell table:style-name="ce4" office:value-type="float" office:value="31940366" calcext:value-type="float">
            <text:p>31940366</text:p>
          </table:table-cell>
          <table:table-cell table:style-name="ce4" office:value-type="float" office:value="28539389" calcext:value-type="float">
            <text:p>28539389</text:p>
          </table:table-cell>
          <table:table-cell table:style-name="ce2" table:formula="of:=(SUM([.B7:.M7]))+0" office:value-type="float" office:value="312336659" calcext:value-type="float">
            <text:p>31233665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4" office:value-type="float" office:value="6413608" calcext:value-type="float">
            <text:p>6413608</text:p>
          </table:table-cell>
          <table:table-cell table:style-name="ce4" office:value-type="float" office:value="4385551" calcext:value-type="float">
            <text:p>4385551</text:p>
          </table:table-cell>
          <table:table-cell table:style-name="ce4" office:value-type="float" office:value="3290085" calcext:value-type="float">
            <text:p>3290085</text:p>
          </table:table-cell>
          <table:table-cell table:style-name="ce4" office:value-type="float" office:value="1661890" calcext:value-type="float">
            <text:p>1661890</text:p>
          </table:table-cell>
          <table:table-cell table:style-name="ce4" office:value-type="float" office:value="1703008" calcext:value-type="float">
            <text:p>1703008</text:p>
          </table:table-cell>
          <table:table-cell table:style-name="ce4" office:value-type="float" office:value="780500" calcext:value-type="float">
            <text:p>780500</text:p>
          </table:table-cell>
          <table:table-cell table:style-name="ce4" office:value-type="float" office:value="466060" calcext:value-type="float">
            <text:p>466060</text:p>
          </table:table-cell>
          <table:table-cell table:style-name="ce4" office:value-type="float" office:value="703829" calcext:value-type="float">
            <text:p>703829</text:p>
          </table:table-cell>
          <table:table-cell table:style-name="ce4" office:value-type="float" office:value="1416045" calcext:value-type="float">
            <text:p>1416045</text:p>
          </table:table-cell>
          <table:table-cell table:style-name="ce4" office:value-type="float" office:value="3019792" calcext:value-type="float">
            <text:p>3019792</text:p>
          </table:table-cell>
          <table:table-cell table:style-name="ce4" office:value-type="float" office:value="3127649" calcext:value-type="float">
            <text:p>3127649</text:p>
          </table:table-cell>
          <table:table-cell table:style-name="ce4" office:value-type="float" office:value="3253978" calcext:value-type="float">
            <text:p>3253978</text:p>
          </table:table-cell>
          <table:table-cell table:style-name="ce2" table:formula="of:=(SUM([.B8:.M8]))+0" office:value-type="float" office:value="30221995" calcext:value-type="float">
            <text:p>3022199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4" office:value-type="float" office:value="7432833" calcext:value-type="float">
            <text:p>7432833</text:p>
          </table:table-cell>
          <table:table-cell table:style-name="ce4" office:value-type="float" office:value="6519920" calcext:value-type="float">
            <text:p>6519920</text:p>
          </table:table-cell>
          <table:table-cell table:style-name="ce4" office:value-type="float" office:value="7945657" calcext:value-type="float">
            <text:p>7945657</text:p>
          </table:table-cell>
          <table:table-cell table:style-name="ce4" office:value-type="float" office:value="7618074" calcext:value-type="float">
            <text:p>7618074</text:p>
          </table:table-cell>
          <table:table-cell table:style-name="ce4" office:value-type="float" office:value="7062308" calcext:value-type="float">
            <text:p>7062308</text:p>
          </table:table-cell>
          <table:table-cell table:style-name="ce4" office:value-type="float" office:value="9455723" calcext:value-type="float">
            <text:p>9455723</text:p>
          </table:table-cell>
          <table:table-cell table:style-name="ce4" office:value-type="float" office:value="13744530" calcext:value-type="float">
            <text:p>13744530</text:p>
          </table:table-cell>
          <table:table-cell table:style-name="ce4" office:value-type="float" office:value="10925973" calcext:value-type="float">
            <text:p>10925973</text:p>
          </table:table-cell>
          <table:table-cell table:style-name="ce4" office:value-type="float" office:value="11375444" calcext:value-type="float">
            <text:p>11375444</text:p>
          </table:table-cell>
          <table:table-cell table:style-name="ce4" office:value-type="float" office:value="10196815" calcext:value-type="float">
            <text:p>10196815</text:p>
          </table:table-cell>
          <table:table-cell table:style-name="ce4" office:value-type="float" office:value="11053107" calcext:value-type="float">
            <text:p>11053107</text:p>
          </table:table-cell>
          <table:table-cell table:style-name="ce4" office:value-type="float" office:value="12341073" calcext:value-type="float">
            <text:p>12341073</text:p>
          </table:table-cell>
          <table:table-cell table:style-name="ce2" table:formula="of:=(SUM([.B9:.M9]))+0" office:value-type="float" office:value="115671457" calcext:value-type="float">
            <text:p>11567145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4" office:value-type="float" office:value="78502486" calcext:value-type="float">
            <text:p>78502486</text:p>
          </table:table-cell>
          <table:table-cell table:style-name="ce4" office:value-type="float" office:value="72954155" calcext:value-type="float">
            <text:p>72954155</text:p>
          </table:table-cell>
          <table:table-cell table:style-name="ce4" office:value-type="float" office:value="66820250" calcext:value-type="float">
            <text:p>66820250</text:p>
          </table:table-cell>
          <table:table-cell table:style-name="ce4" office:value-type="float" office:value="65202959" calcext:value-type="float">
            <text:p>65202959</text:p>
          </table:table-cell>
          <table:table-cell table:style-name="ce4" office:value-type="float" office:value="53964137" calcext:value-type="float">
            <text:p>53964137</text:p>
          </table:table-cell>
          <table:table-cell table:style-name="ce4" office:value-type="float" office:value="15162548" calcext:value-type="float">
            <text:p>15162548</text:p>
          </table:table-cell>
          <table:table-cell table:style-name="ce4" office:value-type="float" office:value="3693905" calcext:value-type="float">
            <text:p>3693905</text:p>
          </table:table-cell>
          <table:table-cell table:style-name="ce4" office:value-type="float" office:value="2995088" calcext:value-type="float">
            <text:p>2995088</text:p>
          </table:table-cell>
          <table:table-cell table:style-name="ce4" office:value-type="float" office:value="4676084" calcext:value-type="float">
            <text:p>4676084</text:p>
          </table:table-cell>
          <table:table-cell table:style-name="ce4" office:value-type="float" office:value="11120003" calcext:value-type="float">
            <text:p>11120003</text:p>
          </table:table-cell>
          <table:table-cell table:style-name="ce4" office:value-type="float" office:value="39917677" calcext:value-type="float">
            <text:p>39917677</text:p>
          </table:table-cell>
          <table:table-cell table:style-name="ce4" office:value-type="float" office:value="64548916" calcext:value-type="float">
            <text:p>64548916</text:p>
          </table:table-cell>
          <table:table-cell table:style-name="ce2" table:formula="of:=(SUM([.B10:.M10]))+0" office:value-type="float" office:value="479558208" calcext:value-type="float">
            <text:p>47955820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4" office:value-type="float" office:value="8329906" calcext:value-type="float">
            <text:p>8329906</text:p>
          </table:table-cell>
          <table:table-cell table:style-name="ce4" office:value-type="float" office:value="10302859" calcext:value-type="float">
            <text:p>10302859</text:p>
          </table:table-cell>
          <table:table-cell table:style-name="ce4" office:value-type="float" office:value="8861214" calcext:value-type="float">
            <text:p>8861214</text:p>
          </table:table-cell>
          <table:table-cell table:style-name="ce4" office:value-type="float" office:value="6954087" calcext:value-type="float">
            <text:p>6954087</text:p>
          </table:table-cell>
          <table:table-cell table:style-name="ce4" office:value-type="float" office:value="2725636" calcext:value-type="float">
            <text:p>2725636</text:p>
          </table:table-cell>
          <table:table-cell table:style-name="ce4" office:value-type="float" office:value="899601" calcext:value-type="float">
            <text:p>899601</text:p>
          </table:table-cell>
          <table:table-cell table:style-name="ce4" office:value-type="float" office:value="1022447" calcext:value-type="float">
            <text:p>1022447</text:p>
          </table:table-cell>
          <table:table-cell table:style-name="ce4" office:value-type="float" office:value="1193819" calcext:value-type="float">
            <text:p>1193819</text:p>
          </table:table-cell>
          <table:table-cell table:style-name="ce4" office:value-type="float" office:value="1337199" calcext:value-type="float">
            <text:p>1337199</text:p>
          </table:table-cell>
          <table:table-cell table:style-name="ce4" office:value-type="float" office:value="2260615" calcext:value-type="float">
            <text:p>2260615</text:p>
          </table:table-cell>
          <table:table-cell table:style-name="ce4" office:value-type="float" office:value="4875489" calcext:value-type="float">
            <text:p>4875489</text:p>
          </table:table-cell>
          <table:table-cell table:style-name="ce4" office:value-type="float" office:value="8019178" calcext:value-type="float">
            <text:p>8019178</text:p>
          </table:table-cell>
          <table:table-cell table:style-name="ce2" table:formula="of:=(SUM([.B11:.M11]))+0" office:value-type="float" office:value="56782050" calcext:value-type="float">
            <text:p>5678205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4" office:value-type="float" office:value="1125047" calcext:value-type="float">
            <text:p>1125047</text:p>
          </table:table-cell>
          <table:table-cell table:style-name="ce4" office:value-type="float" office:value="2117934" calcext:value-type="float">
            <text:p>2117934</text:p>
          </table:table-cell>
          <table:table-cell table:style-name="ce4" office:value-type="float" office:value="11741836" calcext:value-type="float">
            <text:p>11741836</text:p>
          </table:table-cell>
          <table:table-cell table:style-name="ce4" office:value-type="float" office:value="20099472" calcext:value-type="float">
            <text:p>20099472</text:p>
          </table:table-cell>
          <table:table-cell table:style-name="ce4" office:value-type="float" office:value="14810163" calcext:value-type="float">
            <text:p>14810163</text:p>
          </table:table-cell>
          <table:table-cell table:style-name="ce4" office:value-type="float" office:value="7766010" calcext:value-type="float">
            <text:p>7766010</text:p>
          </table:table-cell>
          <table:table-cell table:style-name="ce4" office:value-type="float" office:value="1263660" calcext:value-type="float">
            <text:p>1263660</text:p>
          </table:table-cell>
          <table:table-cell table:style-name="ce4" office:value-type="float" office:value="1005292" calcext:value-type="float">
            <text:p>1005292</text:p>
          </table:table-cell>
          <table:table-cell table:style-name="ce4" office:value-type="float" office:value="1255342" calcext:value-type="float">
            <text:p>1255342</text:p>
          </table:table-cell>
          <table:table-cell table:style-name="ce4" office:value-type="float" office:value="1298488" calcext:value-type="float">
            <text:p>1298488</text:p>
          </table:table-cell>
          <table:table-cell table:style-name="ce4" office:value-type="float" office:value="1021683" calcext:value-type="float">
            <text:p>1021683</text:p>
          </table:table-cell>
          <table:table-cell table:style-name="ce4" office:value-type="float" office:value="1505106" calcext:value-type="float">
            <text:p>1505106</text:p>
          </table:table-cell>
          <table:table-cell table:style-name="ce2" table:formula="of:=(SUM([.B12:.M12]))+0" office:value-type="float" office:value="65010033" calcext:value-type="float">
            <text:p>6501003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4" office:value-type="float" office:value="7266131" calcext:value-type="float">
            <text:p>7266131</text:p>
          </table:table-cell>
          <table:table-cell table:style-name="ce4" office:value-type="float" office:value="7668225" calcext:value-type="float">
            <text:p>7668225</text:p>
          </table:table-cell>
          <table:table-cell table:style-name="ce4" office:value-type="float" office:value="8971514" calcext:value-type="float">
            <text:p>8971514</text:p>
          </table:table-cell>
          <table:table-cell table:style-name="ce4" office:value-type="float" office:value="5966913" calcext:value-type="float">
            <text:p>5966913</text:p>
          </table:table-cell>
          <table:table-cell table:style-name="ce4" office:value-type="float" office:value="1081705" calcext:value-type="float">
            <text:p>1081705</text:p>
          </table:table-cell>
          <table:table-cell table:style-name="ce4" office:value-type="float" office:value="421182" calcext:value-type="float">
            <text:p>421182</text:p>
          </table:table-cell>
          <table:table-cell table:style-name="ce4" office:value-type="float" office:value="246269" calcext:value-type="float">
            <text:p>246269</text:p>
          </table:table-cell>
          <table:table-cell table:style-name="ce4" office:value-type="float" office:value="446109" calcext:value-type="float">
            <text:p>446109</text:p>
          </table:table-cell>
          <table:table-cell table:style-name="ce4" office:value-type="float" office:value="674393" calcext:value-type="float">
            <text:p>674393</text:p>
          </table:table-cell>
          <table:table-cell table:style-name="ce4" office:value-type="float" office:value="1469671" calcext:value-type="float">
            <text:p>1469671</text:p>
          </table:table-cell>
          <table:table-cell table:style-name="ce4" office:value-type="float" office:value="4648225" calcext:value-type="float">
            <text:p>4648225</text:p>
          </table:table-cell>
          <table:table-cell table:style-name="ce4" office:value-type="float" office:value="6953538" calcext:value-type="float">
            <text:p>6953538</text:p>
          </table:table-cell>
          <table:table-cell table:style-name="ce2" table:formula="of:=(SUM([.B13:.M13]))+0" office:value-type="float" office:value="45813875" calcext:value-type="float">
            <text:p>4581387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4" office:value-type="float" office:value="179776" calcext:value-type="float">
            <text:p>179776</text:p>
          </table:table-cell>
          <table:table-cell table:style-name="ce4" office:value-type="float" office:value="414505" calcext:value-type="float">
            <text:p>414505</text:p>
          </table:table-cell>
          <table:table-cell table:style-name="ce4" office:value-type="float" office:value="1066570" calcext:value-type="float">
            <text:p>1066570</text:p>
          </table:table-cell>
          <table:table-cell table:style-name="ce4" office:value-type="float" office:value="1095093" calcext:value-type="float">
            <text:p>1095093</text:p>
          </table:table-cell>
          <table:table-cell table:style-name="ce4" office:value-type="float" office:value="780796" calcext:value-type="float">
            <text:p>780796</text:p>
          </table:table-cell>
          <table:table-cell table:style-name="ce4" office:value-type="float" office:value="229337" calcext:value-type="float">
            <text:p>229337</text:p>
          </table:table-cell>
          <table:table-cell table:style-name="ce4" office:value-type="float" office:value="34026" calcext:value-type="float">
            <text:p>34026</text:p>
          </table:table-cell>
          <table:table-cell table:style-name="ce4" office:value-type="float" office:value="57304" calcext:value-type="float">
            <text:p>57304</text:p>
          </table:table-cell>
          <table:table-cell table:style-name="ce4" office:value-type="float" office:value="39441" calcext:value-type="float">
            <text:p>39441</text:p>
          </table:table-cell>
          <table:table-cell table:style-name="ce4" office:value-type="float" office:value="71903" calcext:value-type="float">
            <text:p>71903</text:p>
          </table:table-cell>
          <table:table-cell table:style-name="ce4" office:value-type="float" office:value="136567" calcext:value-type="float">
            <text:p>136567</text:p>
          </table:table-cell>
          <table:table-cell table:style-name="ce4" office:value-type="float" office:value="228669" calcext:value-type="float">
            <text:p>228669</text:p>
          </table:table-cell>
          <table:table-cell table:style-name="ce2" table:formula="of:=(SUM([.B14:.M14]))+0" office:value-type="float" office:value="4333987" calcext:value-type="float">
            <text:p>433398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4" office:value-type="float" office:value="3209655" calcext:value-type="float">
            <text:p>3209655</text:p>
          </table:table-cell>
          <table:table-cell table:style-name="ce4" office:value-type="float" office:value="2429096" calcext:value-type="float">
            <text:p>2429096</text:p>
          </table:table-cell>
          <table:table-cell table:style-name="ce4" office:value-type="float" office:value="4134860" calcext:value-type="float">
            <text:p>4134860</text:p>
          </table:table-cell>
          <table:table-cell table:style-name="ce4" office:value-type="float" office:value="3511329" calcext:value-type="float">
            <text:p>3511329</text:p>
          </table:table-cell>
          <table:table-cell table:style-name="ce4" office:value-type="float" office:value="3785090" calcext:value-type="float">
            <text:p>3785090</text:p>
          </table:table-cell>
          <table:table-cell table:style-name="ce4" office:value-type="float" office:value="3917740" calcext:value-type="float">
            <text:p>3917740</text:p>
          </table:table-cell>
          <table:table-cell table:style-name="ce4" office:value-type="float" office:value="2119839" calcext:value-type="float">
            <text:p>2119839</text:p>
          </table:table-cell>
          <table:table-cell table:style-name="ce4" office:value-type="float" office:value="1836997" calcext:value-type="float">
            <text:p>1836997</text:p>
          </table:table-cell>
          <table:table-cell table:style-name="ce4" office:value-type="float" office:value="2207727" calcext:value-type="float">
            <text:p>2207727</text:p>
          </table:table-cell>
          <table:table-cell table:style-name="ce4" office:value-type="float" office:value="2977036" calcext:value-type="float">
            <text:p>2977036</text:p>
          </table:table-cell>
          <table:table-cell table:style-name="ce4" office:value-type="float" office:value="2989989" calcext:value-type="float">
            <text:p>2989989</text:p>
          </table:table-cell>
          <table:table-cell table:style-name="ce4" office:value-type="float" office:value="3044424" calcext:value-type="float">
            <text:p>3044424</text:p>
          </table:table-cell>
          <table:table-cell table:style-name="ce2" table:formula="of:=(SUM([.B15:.M15]))+0" office:value-type="float" office:value="36163782" calcext:value-type="float">
            <text:p>3616378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4" office:value-type="float" office:value="101645219" calcext:value-type="float">
            <text:p>101645219</text:p>
          </table:table-cell>
          <table:table-cell table:style-name="ce4" office:value-type="float" office:value="103649122" calcext:value-type="float">
            <text:p>103649122</text:p>
          </table:table-cell>
          <table:table-cell table:style-name="ce4" office:value-type="float" office:value="93044271" calcext:value-type="float">
            <text:p>93044271</text:p>
          </table:table-cell>
          <table:table-cell table:style-name="ce4" office:value-type="float" office:value="77001825" calcext:value-type="float">
            <text:p>77001825</text:p>
          </table:table-cell>
          <table:table-cell table:style-name="ce4" office:value-type="float" office:value="39483468" calcext:value-type="float">
            <text:p>39483468</text:p>
          </table:table-cell>
          <table:table-cell table:style-name="ce4" office:value-type="float" office:value="14017599" calcext:value-type="float">
            <text:p>14017599</text:p>
          </table:table-cell>
          <table:table-cell table:style-name="ce4" office:value-type="float" office:value="12078864" calcext:value-type="float">
            <text:p>12078864</text:p>
          </table:table-cell>
          <table:table-cell table:style-name="ce4" office:value-type="float" office:value="13798755" calcext:value-type="float">
            <text:p>13798755</text:p>
          </table:table-cell>
          <table:table-cell table:style-name="ce4" office:value-type="float" office:value="14463303" calcext:value-type="float">
            <text:p>14463303</text:p>
          </table:table-cell>
          <table:table-cell table:style-name="ce4" office:value-type="float" office:value="31791713" calcext:value-type="float">
            <text:p>31791713</text:p>
          </table:table-cell>
          <table:table-cell table:style-name="ce4" office:value-type="float" office:value="71266158" calcext:value-type="float">
            <text:p>71266158</text:p>
          </table:table-cell>
          <table:table-cell table:style-name="ce4" office:value-type="float" office:value="90644817" calcext:value-type="float">
            <text:p>90644817</text:p>
          </table:table-cell>
          <table:table-cell table:style-name="ce2" table:formula="of:=(SUM([.B16:.M16]))+0" office:value-type="float" office:value="662885114" calcext:value-type="float">
            <text:p>66288511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4" office:value-type="float" office:value="426391" calcext:value-type="float">
            <text:p>426391</text:p>
          </table:table-cell>
          <table:table-cell table:style-name="ce4" office:value-type="float" office:value="527680" calcext:value-type="float">
            <text:p>527680</text:p>
          </table:table-cell>
          <table:table-cell table:style-name="ce4" office:value-type="float" office:value="1304104" calcext:value-type="float">
            <text:p>1304104</text:p>
          </table:table-cell>
          <table:table-cell table:style-name="ce4" office:value-type="float" office:value="2257940" calcext:value-type="float">
            <text:p>2257940</text:p>
          </table:table-cell>
          <table:table-cell table:style-name="ce4" office:value-type="float" office:value="2830997" calcext:value-type="float">
            <text:p>2830997</text:p>
          </table:table-cell>
          <table:table-cell table:style-name="ce4" office:value-type="float" office:value="8884777" calcext:value-type="float">
            <text:p>8884777</text:p>
          </table:table-cell>
          <table:table-cell table:style-name="ce4" office:value-type="float" office:value="3637208" calcext:value-type="float">
            <text:p>3637208</text:p>
          </table:table-cell>
          <table:table-cell table:style-name="ce4" office:value-type="float" office:value="1528638" calcext:value-type="float">
            <text:p>1528638</text:p>
          </table:table-cell>
          <table:table-cell table:style-name="ce4" office:value-type="float" office:value="710374" calcext:value-type="float">
            <text:p>710374</text:p>
          </table:table-cell>
          <table:table-cell table:style-name="ce4" office:value-type="float" office:value="1592802" calcext:value-type="float">
            <text:p>1592802</text:p>
          </table:table-cell>
          <table:table-cell table:style-name="ce4" office:value-type="float" office:value="1468352" calcext:value-type="float">
            <text:p>1468352</text:p>
          </table:table-cell>
          <table:table-cell table:style-name="ce4" office:value-type="float" office:value="522437" calcext:value-type="float">
            <text:p>522437</text:p>
          </table:table-cell>
          <table:table-cell table:style-name="ce2" table:formula="of:=(SUM([.B17:.M17]))+0" office:value-type="float" office:value="25691700" calcext:value-type="float">
            <text:p>2569170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4" office:value-type="float" office:value="4814858" calcext:value-type="float">
            <text:p>4814858</text:p>
          </table:table-cell>
          <table:table-cell table:style-name="ce4" office:value-type="float" office:value="4200926" calcext:value-type="float">
            <text:p>4200926</text:p>
          </table:table-cell>
          <table:table-cell table:style-name="ce4" office:value-type="float" office:value="4126112" calcext:value-type="float">
            <text:p>4126112</text:p>
          </table:table-cell>
          <table:table-cell table:style-name="ce4" office:value-type="float" office:value="5402935" calcext:value-type="float">
            <text:p>5402935</text:p>
          </table:table-cell>
          <table:table-cell table:style-name="ce4" office:value-type="float" office:value="19658791" calcext:value-type="float">
            <text:p>19658791</text:p>
          </table:table-cell>
          <table:table-cell table:style-name="ce4" office:value-type="float" office:value="23765692" calcext:value-type="float">
            <text:p>23765692</text:p>
          </table:table-cell>
          <table:table-cell table:style-name="ce4" office:value-type="float" office:value="9044726" calcext:value-type="float">
            <text:p>9044726</text:p>
          </table:table-cell>
          <table:table-cell table:style-name="ce4" office:value-type="float" office:value="4564772" calcext:value-type="float">
            <text:p>4564772</text:p>
          </table:table-cell>
          <table:table-cell table:style-name="ce4" office:value-type="float" office:value="4750355" calcext:value-type="float">
            <text:p>4750355</text:p>
          </table:table-cell>
          <table:table-cell table:style-name="ce4" office:value-type="float" office:value="3263848" calcext:value-type="float">
            <text:p>3263848</text:p>
          </table:table-cell>
          <table:table-cell table:style-name="ce4" office:value-type="float" office:value="5782635" calcext:value-type="float">
            <text:p>5782635</text:p>
          </table:table-cell>
          <table:table-cell table:style-name="ce4" office:value-type="float" office:value="4213586" calcext:value-type="float">
            <text:p>4213586</text:p>
          </table:table-cell>
          <table:table-cell table:style-name="ce2" table:formula="of:=(SUM([.B18:.M18]))+0" office:value-type="float" office:value="93589236" calcext:value-type="float">
            <text:p>9358923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4" office:value-type="float" office:value="121704328" calcext:value-type="float">
            <text:p>121704328</text:p>
          </table:table-cell>
          <table:table-cell table:style-name="ce4" office:value-type="float" office:value="88013236" calcext:value-type="float">
            <text:p>88013236</text:p>
          </table:table-cell>
          <table:table-cell table:style-name="ce4" office:value-type="float" office:value="59856325" calcext:value-type="float">
            <text:p>59856325</text:p>
          </table:table-cell>
          <table:table-cell table:style-name="ce4" office:value-type="float" office:value="24014954" calcext:value-type="float">
            <text:p>24014954</text:p>
          </table:table-cell>
          <table:table-cell table:style-name="ce4" office:value-type="float" office:value="15046494" calcext:value-type="float">
            <text:p>15046494</text:p>
          </table:table-cell>
          <table:table-cell table:style-name="ce4" office:value-type="float" office:value="13962707" calcext:value-type="float">
            <text:p>13962707</text:p>
          </table:table-cell>
          <table:table-cell table:style-name="ce4" office:value-type="float" office:value="8574411" calcext:value-type="float">
            <text:p>8574411</text:p>
          </table:table-cell>
          <table:table-cell table:style-name="ce4" office:value-type="float" office:value="7202522" calcext:value-type="float">
            <text:p>7202522</text:p>
          </table:table-cell>
          <table:table-cell table:style-name="ce4" office:value-type="float" office:value="18023233" calcext:value-type="float">
            <text:p>18023233</text:p>
          </table:table-cell>
          <table:table-cell table:style-name="ce4" office:value-type="float" office:value="45778416" calcext:value-type="float">
            <text:p>45778416</text:p>
          </table:table-cell>
          <table:table-cell table:style-name="ce4" office:value-type="float" office:value="74246513" calcext:value-type="float">
            <text:p>74246513</text:p>
          </table:table-cell>
          <table:table-cell table:style-name="ce4" office:value-type="float" office:value="89795019" calcext:value-type="float">
            <text:p>89795019</text:p>
          </table:table-cell>
          <table:table-cell table:style-name="ce2" table:formula="of:=(SUM([.B19:.M19]))+0" office:value-type="float" office:value="566218158" calcext:value-type="float">
            <text:p>56621815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4" office:value-type="float" office:value="140948982" calcext:value-type="float">
            <text:p>140948982</text:p>
          </table:table-cell>
          <table:table-cell table:style-name="ce4" office:value-type="float" office:value="146797480" calcext:value-type="float">
            <text:p>146797480</text:p>
          </table:table-cell>
          <table:table-cell table:style-name="ce4" office:value-type="float" office:value="144327331" calcext:value-type="float">
            <text:p>144327331</text:p>
          </table:table-cell>
          <table:table-cell table:style-name="ce4" office:value-type="float" office:value="82475590" calcext:value-type="float">
            <text:p>82475590</text:p>
          </table:table-cell>
          <table:table-cell table:style-name="ce4" office:value-type="float" office:value="55246265" calcext:value-type="float">
            <text:p>55246265</text:p>
          </table:table-cell>
          <table:table-cell table:style-name="ce4" office:value-type="float" office:value="45948090" calcext:value-type="float">
            <text:p>45948090</text:p>
          </table:table-cell>
          <table:table-cell table:style-name="ce4" office:value-type="float" office:value="28128878" calcext:value-type="float">
            <text:p>28128878</text:p>
          </table:table-cell>
          <table:table-cell table:style-name="ce4" office:value-type="float" office:value="18060331" calcext:value-type="float">
            <text:p>18060331</text:p>
          </table:table-cell>
          <table:table-cell table:style-name="ce4" office:value-type="float" office:value="28982178" calcext:value-type="float">
            <text:p>28982178</text:p>
          </table:table-cell>
          <table:table-cell table:style-name="ce4" office:value-type="float" office:value="55259212" calcext:value-type="float">
            <text:p>55259212</text:p>
          </table:table-cell>
          <table:table-cell table:style-name="ce4" office:value-type="float" office:value="93507868" calcext:value-type="float">
            <text:p>93507868</text:p>
          </table:table-cell>
          <table:table-cell table:style-name="ce4" office:value-type="float" office:value="114263109" calcext:value-type="float">
            <text:p>114263109</text:p>
          </table:table-cell>
          <table:table-cell table:style-name="ce2" table:formula="of:=(SUM([.B20:.M20]))+0" office:value-type="float" office:value="953945314" calcext:value-type="float">
            <text:p>95394531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4" office:value-type="float" office:value="1787606" calcext:value-type="float">
            <text:p>1787606</text:p>
          </table:table-cell>
          <table:table-cell table:style-name="ce4" office:value-type="float" office:value="1690730" calcext:value-type="float">
            <text:p>1690730</text:p>
          </table:table-cell>
          <table:table-cell table:style-name="ce4" office:value-type="float" office:value="1580722" calcext:value-type="float">
            <text:p>1580722</text:p>
          </table:table-cell>
          <table:table-cell table:style-name="ce4" office:value-type="float" office:value="1701653" calcext:value-type="float">
            <text:p>1701653</text:p>
          </table:table-cell>
          <table:table-cell table:style-name="ce4" office:value-type="float" office:value="3763289" calcext:value-type="float">
            <text:p>3763289</text:p>
          </table:table-cell>
          <table:table-cell table:style-name="ce4" office:value-type="float" office:value="3902454" calcext:value-type="float">
            <text:p>3902454</text:p>
          </table:table-cell>
          <table:table-cell table:style-name="ce4" office:value-type="float" office:value="1311884" calcext:value-type="float">
            <text:p>1311884</text:p>
          </table:table-cell>
          <table:table-cell table:style-name="ce4" office:value-type="float" office:value="266719" calcext:value-type="float">
            <text:p>266719</text:p>
          </table:table-cell>
          <table:table-cell table:style-name="ce4" office:value-type="float" office:value="156624" calcext:value-type="float">
            <text:p>156624</text:p>
          </table:table-cell>
          <table:table-cell table:style-name="ce4" office:value-type="float" office:value="510432" calcext:value-type="float">
            <text:p>510432</text:p>
          </table:table-cell>
          <table:table-cell table:style-name="ce4" office:value-type="float" office:value="974391" calcext:value-type="float">
            <text:p>974391</text:p>
          </table:table-cell>
          <table:table-cell table:style-name="ce4" office:value-type="float" office:value="995609" calcext:value-type="float">
            <text:p>995609</text:p>
          </table:table-cell>
          <table:table-cell table:style-name="ce2" table:formula="of:=(SUM([.B21:.M21]))+0" office:value-type="float" office:value="18642113" calcext:value-type="float">
            <text:p>1864211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4" office:value-type="float" office:value="150265099" calcext:value-type="float">
            <text:p>150265099</text:p>
          </table:table-cell>
          <table:table-cell table:style-name="ce4" office:value-type="float" office:value="139209288" calcext:value-type="float">
            <text:p>139209288</text:p>
          </table:table-cell>
          <table:table-cell table:style-name="ce4" office:value-type="float" office:value="155926805" calcext:value-type="float">
            <text:p>155926805</text:p>
          </table:table-cell>
          <table:table-cell table:style-name="ce4" office:value-type="float" office:value="103973789" calcext:value-type="float">
            <text:p>103973789</text:p>
          </table:table-cell>
          <table:table-cell table:style-name="ce4" office:value-type="float" office:value="58586053" calcext:value-type="float">
            <text:p>58586053</text:p>
          </table:table-cell>
          <table:table-cell table:style-name="ce4" office:value-type="float" office:value="39578438" calcext:value-type="float">
            <text:p>39578438</text:p>
          </table:table-cell>
          <table:table-cell table:style-name="ce4" office:value-type="float" office:value="31732365" calcext:value-type="float">
            <text:p>31732365</text:p>
          </table:table-cell>
          <table:table-cell table:style-name="ce4" office:value-type="float" office:value="26771595" calcext:value-type="float">
            <text:p>26771595</text:p>
          </table:table-cell>
          <table:table-cell table:style-name="ce4" office:value-type="float" office:value="28451589" calcext:value-type="float">
            <text:p>28451589</text:p>
          </table:table-cell>
          <table:table-cell table:style-name="ce4" office:value-type="float" office:value="55322236" calcext:value-type="float">
            <text:p>55322236</text:p>
          </table:table-cell>
          <table:table-cell table:style-name="ce4" office:value-type="float" office:value="84591899" calcext:value-type="float">
            <text:p>84591899</text:p>
          </table:table-cell>
          <table:table-cell table:style-name="ce4" office:value-type="float" office:value="128783234" calcext:value-type="float">
            <text:p>128783234</text:p>
          </table:table-cell>
          <table:table-cell table:style-name="ce2" table:formula="of:=(SUM([.B22:.M22]))+0" office:value-type="float" office:value="1003192390" calcext:value-type="float">
            <text:p>100319239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4" office:value-type="float" office:value="6069333" calcext:value-type="float">
            <text:p>6069333</text:p>
          </table:table-cell>
          <table:table-cell table:style-name="ce4" office:value-type="float" office:value="5339529" calcext:value-type="float">
            <text:p>5339529</text:p>
          </table:table-cell>
          <table:table-cell table:style-name="ce4" office:value-type="float" office:value="6018021" calcext:value-type="float">
            <text:p>6018021</text:p>
          </table:table-cell>
          <table:table-cell table:style-name="ce4" office:value-type="float" office:value="9537517" calcext:value-type="float">
            <text:p>9537517</text:p>
          </table:table-cell>
          <table:table-cell table:style-name="ce4" office:value-type="float" office:value="11294311" calcext:value-type="float">
            <text:p>11294311</text:p>
          </table:table-cell>
          <table:table-cell table:style-name="ce4" office:value-type="float" office:value="6245927" calcext:value-type="float">
            <text:p>6245927</text:p>
          </table:table-cell>
          <table:table-cell table:style-name="ce4" office:value-type="float" office:value="1717323" calcext:value-type="float">
            <text:p>1717323</text:p>
          </table:table-cell>
          <table:table-cell table:style-name="ce4" office:value-type="float" office:value="1174780" calcext:value-type="float">
            <text:p>1174780</text:p>
          </table:table-cell>
          <table:table-cell table:style-name="ce4" office:value-type="float" office:value="1240286" calcext:value-type="float">
            <text:p>1240286</text:p>
          </table:table-cell>
          <table:table-cell table:style-name="ce4" office:value-type="float" office:value="1179721" calcext:value-type="float">
            <text:p>1179721</text:p>
          </table:table-cell>
          <table:table-cell table:style-name="ce4" office:value-type="float" office:value="1743150" calcext:value-type="float">
            <text:p>1743150</text:p>
          </table:table-cell>
          <table:table-cell table:style-name="ce4" office:value-type="float" office:value="3706901" calcext:value-type="float">
            <text:p>3706901</text:p>
          </table:table-cell>
          <table:table-cell table:style-name="ce2" table:formula="of:=(SUM([.B23:.M23]))+0" office:value-type="float" office:value="55266799" calcext:value-type="float">
            <text:p>5526679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4" office:value-type="float" office:value="22635788" calcext:value-type="float">
            <text:p>22635788</text:p>
          </table:table-cell>
          <table:table-cell table:style-name="ce4" office:value-type="float" office:value="21378479" calcext:value-type="float">
            <text:p>21378479</text:p>
          </table:table-cell>
          <table:table-cell table:style-name="ce4" office:value-type="float" office:value="23922355" calcext:value-type="float">
            <text:p>23922355</text:p>
          </table:table-cell>
          <table:table-cell table:style-name="ce4" office:value-type="float" office:value="18385405" calcext:value-type="float">
            <text:p>18385405</text:p>
          </table:table-cell>
          <table:table-cell table:style-name="ce4" office:value-type="float" office:value="15912352" calcext:value-type="float">
            <text:p>15912352</text:p>
          </table:table-cell>
          <table:table-cell table:style-name="ce4" office:value-type="float" office:value="11806744" calcext:value-type="float">
            <text:p>11806744</text:p>
          </table:table-cell>
          <table:table-cell table:style-name="ce4" office:value-type="float" office:value="8941621" calcext:value-type="float">
            <text:p>8941621</text:p>
          </table:table-cell>
          <table:table-cell table:style-name="ce4" office:value-type="float" office:value="6776313" calcext:value-type="float">
            <text:p>6776313</text:p>
          </table:table-cell>
          <table:table-cell table:style-name="ce4" office:value-type="float" office:value="6555806" calcext:value-type="float">
            <text:p>6555806</text:p>
          </table:table-cell>
          <table:table-cell table:style-name="ce4" office:value-type="float" office:value="9227247" calcext:value-type="float">
            <text:p>9227247</text:p>
          </table:table-cell>
          <table:table-cell table:style-name="ce4" office:value-type="float" office:value="12948131" calcext:value-type="float">
            <text:p>12948131</text:p>
          </table:table-cell>
          <table:table-cell table:style-name="ce4" office:value-type="float" office:value="23500675" calcext:value-type="float">
            <text:p>23500675</text:p>
          </table:table-cell>
          <table:table-cell table:style-name="ce2" table:formula="of:=(SUM([.B24:.M24]))+0" office:value-type="float" office:value="181990916" calcext:value-type="float">
            <text:p>18199091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29632754" calcext:value-type="float">
            <text:p>29632754</text:p>
          </table:table-cell>
          <table:table-cell table:style-name="ce2" office:value-type="float" office:value="31936837" calcext:value-type="float">
            <text:p>31936837</text:p>
          </table:table-cell>
          <table:table-cell table:style-name="ce2" office:value-type="float" office:value="49662437" calcext:value-type="float">
            <text:p>49662437</text:p>
          </table:table-cell>
          <table:table-cell table:style-name="ce2" office:value-type="float" office:value="35360007" calcext:value-type="float">
            <text:p>35360007</text:p>
          </table:table-cell>
          <table:table-cell table:style-name="ce2" office:value-type="float" office:value="26067404" calcext:value-type="float">
            <text:p>26067404</text:p>
          </table:table-cell>
          <table:table-cell table:style-name="ce2" office:value-type="float" office:value="17828929" calcext:value-type="float">
            <text:p>17828929</text:p>
          </table:table-cell>
          <table:table-cell table:style-name="ce2" office:value-type="float" office:value="13968505" calcext:value-type="float">
            <text:p>13968505</text:p>
          </table:table-cell>
          <table:table-cell table:style-name="ce2" office:value-type="float" office:value="14955425" calcext:value-type="float">
            <text:p>14955425</text:p>
          </table:table-cell>
          <table:table-cell table:style-name="ce2" office:value-type="float" office:value="15542902" calcext:value-type="float">
            <text:p>15542902</text:p>
          </table:table-cell>
          <table:table-cell table:style-name="ce2" office:value-type="float" office:value="16403710" calcext:value-type="float">
            <text:p>16403710</text:p>
          </table:table-cell>
          <table:table-cell table:style-name="ce2" office:value-type="float" office:value="24658183" calcext:value-type="float">
            <text:p>24658183</text:p>
          </table:table-cell>
          <table:table-cell table:style-name="ce2" office:value-type="float" office:value="28140666" calcext:value-type="float">
            <text:p>28140666</text:p>
          </table:table-cell>
          <table:table-cell table:style-name="ce2" table:formula="of:=(SUM([.B25:.M25]))+0" office:value-type="float" office:value="304157759" calcext:value-type="float">
            <text:p>30415775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10018" calcext:value-type="float">
            <text:p>10018</text:p>
          </table:table-cell>
          <table:table-cell table:style-name="ce2" office:value-type="float" office:value="4893" calcext:value-type="float">
            <text:p>4893</text:p>
          </table:table-cell>
          <table:table-cell table:style-name="ce2" office:value-type="float" office:value="23120" calcext:value-type="float">
            <text:p>23120</text:p>
          </table:table-cell>
          <table:table-cell table:style-name="ce2" office:value-type="float" office:value="3220165" calcext:value-type="float">
            <text:p>3220165</text:p>
          </table:table-cell>
          <table:table-cell table:style-name="ce2" office:value-type="float" office:value="43762326" calcext:value-type="float">
            <text:p>43762326</text:p>
          </table:table-cell>
          <table:table-cell table:style-name="ce2" office:value-type="float" office:value="34654794" calcext:value-type="float">
            <text:p>34654794</text:p>
          </table:table-cell>
          <table:table-cell table:style-name="ce2" office:value-type="float" office:value="11837544" calcext:value-type="float">
            <text:p>11837544</text:p>
          </table:table-cell>
          <table:table-cell table:style-name="ce2" office:value-type="float" office:value="6698620" calcext:value-type="float">
            <text:p>6698620</text:p>
          </table:table-cell>
          <table:table-cell table:style-name="ce2" office:value-type="float" office:value="6469546" calcext:value-type="float">
            <text:p>6469546</text:p>
          </table:table-cell>
          <table:table-cell table:style-name="ce2" office:value-type="float" office:value="1685364" calcext:value-type="float">
            <text:p>1685364</text:p>
          </table:table-cell>
          <table:table-cell table:style-name="ce2" office:value-type="float" office:value="315646" calcext:value-type="float">
            <text:p>315646</text:p>
          </table:table-cell>
          <table:table-cell table:style-name="ce2" office:value-type="float" office:value="176720" calcext:value-type="float">
            <text:p>176720</text:p>
          </table:table-cell>
          <table:table-cell table:style-name="ce2" table:formula="of:=(SUM([.B26:.M26]))+0" office:value-type="float" office:value="108858756" calcext:value-type="float">
            <text:p>10885875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2003962" calcext:value-type="float">
            <text:p>2003962</text:p>
          </table:table-cell>
          <table:table-cell table:style-name="ce2" office:value-type="float" office:value="8231234" calcext:value-type="float">
            <text:p>8231234</text:p>
          </table:table-cell>
          <table:table-cell table:style-name="ce2" office:value-type="float" office:value="38540086" calcext:value-type="float">
            <text:p>38540086</text:p>
          </table:table-cell>
          <table:table-cell table:style-name="ce2" office:value-type="float" office:value="78911310" calcext:value-type="float">
            <text:p>78911310</text:p>
          </table:table-cell>
          <table:table-cell table:style-name="ce2" office:value-type="float" office:value="81305484" calcext:value-type="float">
            <text:p>81305484</text:p>
          </table:table-cell>
          <table:table-cell table:style-name="ce2" office:value-type="float" office:value="43099401" calcext:value-type="float">
            <text:p>43099401</text:p>
          </table:table-cell>
          <table:table-cell table:style-name="ce2" office:value-type="float" office:value="13846276" calcext:value-type="float">
            <text:p>13846276</text:p>
          </table:table-cell>
          <table:table-cell table:style-name="ce2" office:value-type="float" office:value="617694" calcext:value-type="float">
            <text:p>617694</text:p>
          </table:table-cell>
          <table:table-cell table:style-name="ce2" office:value-type="float" office:value="896708" calcext:value-type="float">
            <text:p>896708</text:p>
          </table:table-cell>
          <table:table-cell table:style-name="ce2" office:value-type="float" office:value="2994059" calcext:value-type="float">
            <text:p>2994059</text:p>
          </table:table-cell>
          <table:table-cell table:style-name="ce2" office:value-type="float" office:value="2271654" calcext:value-type="float">
            <text:p>2271654</text:p>
          </table:table-cell>
          <table:table-cell table:style-name="ce2" office:value-type="float" office:value="1991231" calcext:value-type="float">
            <text:p>1991231</text:p>
          </table:table-cell>
          <table:table-cell table:style-name="ce2" table:formula="of:=(SUM([.B27:.M27]))+0" office:value-type="float" office:value="274709099" calcext:value-type="float">
            <text:p>27470909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25795004" calcext:value-type="float">
            <text:p>25795004</text:p>
          </table:table-cell>
          <table:table-cell table:style-name="ce2" office:value-type="float" office:value="8211193" calcext:value-type="float">
            <text:p>8211193</text:p>
          </table:table-cell>
          <table:table-cell table:style-name="ce2" office:value-type="float" office:value="1310312" calcext:value-type="float">
            <text:p>1310312</text:p>
          </table:table-cell>
          <table:table-cell table:style-name="ce2" office:value-type="float" office:value="200854" calcext:value-type="float">
            <text:p>200854</text:p>
          </table:table-cell>
          <table:table-cell table:style-name="ce2" office:value-type="float" office:value="187753" calcext:value-type="float">
            <text:p>187753</text:p>
          </table:table-cell>
          <table:table-cell table:style-name="ce2" office:value-type="float" office:value="316067" calcext:value-type="float">
            <text:p>316067</text:p>
          </table:table-cell>
          <table:table-cell table:style-name="ce2" office:value-type="float" office:value="55306" calcext:value-type="float">
            <text:p>55306</text:p>
          </table:table-cell>
          <table:table-cell table:style-name="ce2" office:value-type="float" office:value="11418" calcext:value-type="float">
            <text:p>11418</text:p>
          </table:table-cell>
          <table:table-cell table:style-name="ce2" office:value-type="float" office:value="3920799" calcext:value-type="float">
            <text:p>3920799</text:p>
          </table:table-cell>
          <table:table-cell table:style-name="ce2" office:value-type="float" office:value="41830309" calcext:value-type="float">
            <text:p>41830309</text:p>
          </table:table-cell>
          <table:table-cell table:style-name="ce2" office:value-type="float" office:value="62099369" calcext:value-type="float">
            <text:p>62099369</text:p>
          </table:table-cell>
          <table:table-cell table:style-name="ce2" office:value-type="float" office:value="47521612" calcext:value-type="float">
            <text:p>47521612</text:p>
          </table:table-cell>
          <table:table-cell table:style-name="ce2" table:formula="of:=(SUM([.B28:.M28]))+0" office:value-type="float" office:value="191459996" calcext:value-type="float">
            <text:p>19145999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206723" calcext:value-type="float">
            <text:p>206723</text:p>
          </table:table-cell>
          <table:table-cell table:style-name="ce2" office:value-type="float" office:value="116679" calcext:value-type="float">
            <text:p>116679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044310" calcext:value-type="float">
            <text:p>1044310</text:p>
          </table:table-cell>
          <table:table-cell table:style-name="ce2" office:value-type="float" office:value="22143008" calcext:value-type="float">
            <text:p>22143008</text:p>
          </table:table-cell>
          <table:table-cell table:style-name="ce2" office:value-type="float" office:value="37016436" calcext:value-type="float">
            <text:p>37016436</text:p>
          </table:table-cell>
          <table:table-cell table:style-name="ce2" office:value-type="float" office:value="11133398" calcext:value-type="float">
            <text:p>11133398</text:p>
          </table:table-cell>
          <table:table-cell table:style-name="ce2" office:value-type="float" office:value="954651" calcext:value-type="float">
            <text:p>954651</text:p>
          </table:table-cell>
          <table:table-cell table:style-name="ce2" office:value-type="float" office:value="600069" calcext:value-type="float">
            <text:p>600069</text:p>
          </table:table-cell>
          <table:table-cell table:style-name="ce2" office:value-type="float" office:value="49728" calcext:value-type="float">
            <text:p>49728</text:p>
          </table:table-cell>
          <table:table-cell table:style-name="ce2" office:value-type="float" office:value="120868" calcext:value-type="float">
            <text:p>120868</text:p>
          </table:table-cell>
          <table:table-cell table:style-name="ce2" office:value-type="float" office:value="1160780" calcext:value-type="float">
            <text:p>1160780</text:p>
          </table:table-cell>
          <table:table-cell table:style-name="ce2" table:formula="of:=(SUM([.B29:.M29]))+0" office:value-type="float" office:value="74546889" calcext:value-type="float">
            <text:p>7454688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336046" calcext:value-type="float">
            <text:p>336046</text:p>
          </table:table-cell>
          <table:table-cell table:style-name="ce2" office:value-type="float" office:value="453742" calcext:value-type="float">
            <text:p>453742</text:p>
          </table:table-cell>
          <table:table-cell table:style-name="ce2" office:value-type="float" office:value="939286" calcext:value-type="float">
            <text:p>939286</text:p>
          </table:table-cell>
          <table:table-cell table:style-name="ce2" office:value-type="float" office:value="705481" calcext:value-type="float">
            <text:p>705481</text:p>
          </table:table-cell>
          <table:table-cell table:style-name="ce2" office:value-type="float" office:value="3510394" calcext:value-type="float">
            <text:p>3510394</text:p>
          </table:table-cell>
          <table:table-cell table:style-name="ce2" office:value-type="float" office:value="18634905" calcext:value-type="float">
            <text:p>18634905</text:p>
          </table:table-cell>
          <table:table-cell table:style-name="ce2" office:value-type="float" office:value="21299692" calcext:value-type="float">
            <text:p>21299692</text:p>
          </table:table-cell>
          <table:table-cell table:style-name="ce2" office:value-type="float" office:value="22048927" calcext:value-type="float">
            <text:p>22048927</text:p>
          </table:table-cell>
          <table:table-cell table:style-name="ce2" office:value-type="float" office:value="18756760" calcext:value-type="float">
            <text:p>18756760</text:p>
          </table:table-cell>
          <table:table-cell table:style-name="ce2" office:value-type="float" office:value="10549375" calcext:value-type="float">
            <text:p>10549375</text:p>
          </table:table-cell>
          <table:table-cell table:style-name="ce2" office:value-type="float" office:value="2010440" calcext:value-type="float">
            <text:p>2010440</text:p>
          </table:table-cell>
          <table:table-cell table:style-name="ce2" office:value-type="float" office:value="174183" calcext:value-type="float">
            <text:p>174183</text:p>
          </table:table-cell>
          <table:table-cell table:style-name="ce2" table:formula="of:=(SUM([.B30:.M30]))+0" office:value-type="float" office:value="99419231" calcext:value-type="float">
            <text:p>99419231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29023602" calcext:value-type="float">
            <text:p>29023602</text:p>
          </table:table-cell>
          <table:table-cell table:style-name="ce2" office:value-type="float" office:value="44681794" calcext:value-type="float">
            <text:p>44681794</text:p>
          </table:table-cell>
          <table:table-cell table:style-name="ce2" office:value-type="float" office:value="55777509" calcext:value-type="float">
            <text:p>55777509</text:p>
          </table:table-cell>
          <table:table-cell table:style-name="ce2" office:value-type="float" office:value="52463063" calcext:value-type="float">
            <text:p>52463063</text:p>
          </table:table-cell>
          <table:table-cell table:style-name="ce2" office:value-type="float" office:value="54899722" calcext:value-type="float">
            <text:p>54899722</text:p>
          </table:table-cell>
          <table:table-cell table:style-name="ce2" office:value-type="float" office:value="20800418" calcext:value-type="float">
            <text:p>20800418</text:p>
          </table:table-cell>
          <table:table-cell table:style-name="ce2" office:value-type="float" office:value="6351700" calcext:value-type="float">
            <text:p>6351700</text:p>
          </table:table-cell>
          <table:table-cell table:style-name="ce2" office:value-type="float" office:value="580756" calcext:value-type="float">
            <text:p>580756</text:p>
          </table:table-cell>
          <table:table-cell table:style-name="ce2" office:value-type="float" office:value="2120012" calcext:value-type="float">
            <text:p>2120012</text:p>
          </table:table-cell>
          <table:table-cell table:style-name="ce2" office:value-type="float" office:value="16463490" calcext:value-type="float">
            <text:p>16463490</text:p>
          </table:table-cell>
          <table:table-cell table:style-name="ce2" office:value-type="float" office:value="29996787" calcext:value-type="float">
            <text:p>29996787</text:p>
          </table:table-cell>
          <table:table-cell table:style-name="ce2" office:value-type="float" office:value="32846866" calcext:value-type="float">
            <text:p>32846866</text:p>
          </table:table-cell>
          <table:table-cell table:style-name="ce2" table:formula="of:=(SUM([.B31:.M31]))+0" office:value-type="float" office:value="346005719" calcext:value-type="float">
            <text:p>34600571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32384316" calcext:value-type="float">
            <text:p>32384316</text:p>
          </table:table-cell>
          <table:table-cell table:style-name="ce2" office:value-type="float" office:value="91665012" calcext:value-type="float">
            <text:p>91665012</text:p>
          </table:table-cell>
          <table:table-cell table:style-name="ce2" office:value-type="float" office:value="165820772" calcext:value-type="float">
            <text:p>165820772</text:p>
          </table:table-cell>
          <table:table-cell table:style-name="ce2" office:value-type="float" office:value="161536743" calcext:value-type="float">
            <text:p>161536743</text:p>
          </table:table-cell>
          <table:table-cell table:style-name="ce2" office:value-type="float" office:value="93947616" calcext:value-type="float">
            <text:p>93947616</text:p>
          </table:table-cell>
          <table:table-cell table:style-name="ce2" office:value-type="float" office:value="17482447" calcext:value-type="float">
            <text:p>17482447</text:p>
          </table:table-cell>
          <table:table-cell table:style-name="ce2" office:value-type="float" office:value="6672654" calcext:value-type="float">
            <text:p>6672654</text:p>
          </table:table-cell>
          <table:table-cell table:style-name="ce2" office:value-type="float" office:value="1524294" calcext:value-type="float">
            <text:p>1524294</text:p>
          </table:table-cell>
          <table:table-cell table:style-name="ce2" office:value-type="float" office:value="975869" calcext:value-type="float">
            <text:p>975869</text:p>
          </table:table-cell>
          <table:table-cell table:style-name="ce2" office:value-type="float" office:value="2504774" calcext:value-type="float">
            <text:p>2504774</text:p>
          </table:table-cell>
          <table:table-cell table:style-name="ce2" office:value-type="float" office:value="3253350" calcext:value-type="float">
            <text:p>3253350</text:p>
          </table:table-cell>
          <table:table-cell table:style-name="ce2" office:value-type="float" office:value="9642912" calcext:value-type="float">
            <text:p>9642912</text:p>
          </table:table-cell>
          <table:table-cell table:style-name="ce2" table:formula="of:=(SUM([.B32:.M32]))+0" office:value-type="float" office:value="587410759" calcext:value-type="float">
            <text:p>58741075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18360" calcext:value-type="float">
            <text:p>18360</text:p>
          </table:table-cell>
          <table:table-cell table:style-name="ce2" office:value-type="float" office:value="148319" calcext:value-type="float">
            <text:p>148319</text:p>
          </table:table-cell>
          <table:table-cell table:style-name="ce2" office:value-type="float" office:value="411072" calcext:value-type="float">
            <text:p>411072</text:p>
          </table:table-cell>
          <table:table-cell table:style-name="ce2" office:value-type="float" office:value="1262691" calcext:value-type="float">
            <text:p>1262691</text:p>
          </table:table-cell>
          <table:table-cell table:style-name="ce2" office:value-type="float" office:value="1352686" calcext:value-type="float">
            <text:p>1352686</text:p>
          </table:table-cell>
          <table:table-cell table:style-name="ce2" office:value-type="float" office:value="1309049" calcext:value-type="float">
            <text:p>1309049</text:p>
          </table:table-cell>
          <table:table-cell table:style-name="ce2" office:value-type="float" office:value="947231" calcext:value-type="float">
            <text:p>947231</text:p>
          </table:table-cell>
          <table:table-cell table:style-name="ce2" office:value-type="float" office:value="55492" calcext:value-type="float">
            <text:p>55492</text:p>
          </table:table-cell>
          <table:table-cell table:style-name="ce2" office:value-type="float" office:value="41314" calcext:value-type="float">
            <text:p>41314</text:p>
          </table:table-cell>
          <table:table-cell table:style-name="ce2" office:value-type="float" office:value="131755" calcext:value-type="float">
            <text:p>131755</text:p>
          </table:table-cell>
          <table:table-cell table:style-name="ce2" office:value-type="float" office:value="204281" calcext:value-type="float">
            <text:p>204281</text:p>
          </table:table-cell>
          <table:table-cell table:style-name="ce2" office:value-type="float" office:value="52728" calcext:value-type="float">
            <text:p>52728</text:p>
          </table:table-cell>
          <table:table-cell table:style-name="ce2" table:formula="of:=(SUM([.B33:.M33]))+0" office:value-type="float" office:value="5934978" calcext:value-type="float">
            <text:p>5934978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8082" calcext:value-type="float">
            <text:p>8082</text:p>
          </table:table-cell>
          <table:table-cell table:style-name="ce2" office:value-type="float" office:value="107786" calcext:value-type="float">
            <text:p>107786</text:p>
          </table:table-cell>
          <table:table-cell table:style-name="ce2" office:value-type="float" office:value="67851" calcext:value-type="float">
            <text:p>67851</text:p>
          </table:table-cell>
          <table:table-cell table:style-name="ce2" office:value-type="float" office:value="10497" calcext:value-type="float">
            <text:p>10497</text:p>
          </table:table-cell>
          <table:table-cell table:style-name="ce2" office:value-type="float" office:value="308027" calcext:value-type="float">
            <text:p>308027</text:p>
          </table:table-cell>
          <table:table-cell table:style-name="ce2" office:value-type="float" office:value="1318889" calcext:value-type="float">
            <text:p>1318889</text:p>
          </table:table-cell>
          <table:table-cell table:style-name="ce2" office:value-type="float" office:value="724313" calcext:value-type="float">
            <text:p>724313</text:p>
          </table:table-cell>
          <table:table-cell table:style-name="ce2" office:value-type="float" office:value="865923" calcext:value-type="float">
            <text:p>865923</text:p>
          </table:table-cell>
          <table:table-cell table:style-name="ce2" office:value-type="float" office:value="824446" calcext:value-type="float">
            <text:p>824446</text:p>
          </table:table-cell>
          <table:table-cell table:style-name="ce2" office:value-type="float" office:value="654262" calcext:value-type="float">
            <text:p>654262</text:p>
          </table:table-cell>
          <table:table-cell table:style-name="ce2" office:value-type="float" office:value="377403" calcext:value-type="float">
            <text:p>377403</text:p>
          </table:table-cell>
          <table:table-cell table:style-name="ce2" office:value-type="float" office:value="129667" calcext:value-type="float">
            <text:p>129667</text:p>
          </table:table-cell>
          <table:table-cell table:style-name="ce2" table:formula="of:=(SUM([.B34:.M34]))+0" office:value-type="float" office:value="5397146" calcext:value-type="float">
            <text:p>539714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1352002" calcext:value-type="float">
            <text:p>1352002</text:p>
          </table:table-cell>
          <table:table-cell table:style-name="ce2" office:value-type="float" office:value="1574626" calcext:value-type="float">
            <text:p>1574626</text:p>
          </table:table-cell>
          <table:table-cell table:style-name="ce2" office:value-type="float" office:value="1218532" calcext:value-type="float">
            <text:p>1218532</text:p>
          </table:table-cell>
          <table:table-cell table:style-name="ce2" office:value-type="float" office:value="986598" calcext:value-type="float">
            <text:p>986598</text:p>
          </table:table-cell>
          <table:table-cell table:style-name="ce2" office:value-type="float" office:value="1234468" calcext:value-type="float">
            <text:p>1234468</text:p>
          </table:table-cell>
          <table:table-cell table:style-name="ce2" office:value-type="float" office:value="1856054" calcext:value-type="float">
            <text:p>1856054</text:p>
          </table:table-cell>
          <table:table-cell table:style-name="ce2" office:value-type="float" office:value="2533405" calcext:value-type="float">
            <text:p>2533405</text:p>
          </table:table-cell>
          <table:table-cell table:style-name="ce2" office:value-type="float" office:value="3445541" calcext:value-type="float">
            <text:p>3445541</text:p>
          </table:table-cell>
          <table:table-cell table:style-name="ce2" office:value-type="float" office:value="3763591" calcext:value-type="float">
            <text:p>3763591</text:p>
          </table:table-cell>
          <table:table-cell table:style-name="ce2" office:value-type="float" office:value="3833509" calcext:value-type="float">
            <text:p>3833509</text:p>
          </table:table-cell>
          <table:table-cell table:style-name="ce2" office:value-type="float" office:value="2213092" calcext:value-type="float">
            <text:p>2213092</text:p>
          </table:table-cell>
          <table:table-cell table:style-name="ce2" office:value-type="float" office:value="2533607" calcext:value-type="float">
            <text:p>2533607</text:p>
          </table:table-cell>
          <table:table-cell table:style-name="ce2" table:formula="of:=(SUM([.B35:.M35]))+0" office:value-type="float" office:value="26545025" calcext:value-type="float">
            <text:p>26545025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60375219" calcext:value-type="float">
            <text:p>60375219</text:p>
          </table:table-cell>
          <table:table-cell table:style-name="ce2" office:value-type="float" office:value="61995571" calcext:value-type="float">
            <text:p>61995571</text:p>
          </table:table-cell>
          <table:table-cell table:style-name="ce2" office:value-type="float" office:value="70910572" calcext:value-type="float">
            <text:p>70910572</text:p>
          </table:table-cell>
          <table:table-cell table:style-name="ce2" office:value-type="float" office:value="66320516" calcext:value-type="float">
            <text:p>66320516</text:p>
          </table:table-cell>
          <table:table-cell table:style-name="ce2" office:value-type="float" office:value="85963007" calcext:value-type="float">
            <text:p>85963007</text:p>
          </table:table-cell>
          <table:table-cell table:style-name="ce2" office:value-type="float" office:value="79675944" calcext:value-type="float">
            <text:p>79675944</text:p>
          </table:table-cell>
          <table:table-cell table:style-name="ce2" office:value-type="float" office:value="48733577" calcext:value-type="float">
            <text:p>48733577</text:p>
          </table:table-cell>
          <table:table-cell table:style-name="ce2" office:value-type="float" office:value="35632916" calcext:value-type="float">
            <text:p>35632916</text:p>
          </table:table-cell>
          <table:table-cell table:style-name="ce2" office:value-type="float" office:value="32993859" calcext:value-type="float">
            <text:p>32993859</text:p>
          </table:table-cell>
          <table:table-cell table:style-name="ce2" office:value-type="float" office:value="54572014" calcext:value-type="float">
            <text:p>54572014</text:p>
          </table:table-cell>
          <table:table-cell table:style-name="ce2" office:value-type="float" office:value="65907412" calcext:value-type="float">
            <text:p>65907412</text:p>
          </table:table-cell>
          <table:table-cell table:style-name="ce2" office:value-type="float" office:value="74921453" calcext:value-type="float">
            <text:p>74921453</text:p>
          </table:table-cell>
          <table:table-cell table:style-name="ce2" table:formula="of:=(SUM([.B36:.M36]))+0" office:value-type="float" office:value="738002060" calcext:value-type="float">
            <text:p>738002060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195934241" calcext:value-type="float">
            <text:p>195934241</text:p>
          </table:table-cell>
          <table:table-cell table:style-name="ce2" office:value-type="float" office:value="148712714" calcext:value-type="float">
            <text:p>148712714</text:p>
          </table:table-cell>
          <table:table-cell table:style-name="ce2" office:value-type="float" office:value="98981916" calcext:value-type="float">
            <text:p>98981916</text:p>
          </table:table-cell>
          <table:table-cell table:style-name="ce2" office:value-type="float" office:value="45097641" calcext:value-type="float">
            <text:p>45097641</text:p>
          </table:table-cell>
          <table:table-cell table:style-name="ce2" office:value-type="float" office:value="16232783" calcext:value-type="float">
            <text:p>16232783</text:p>
          </table:table-cell>
          <table:table-cell table:style-name="ce2" office:value-type="float" office:value="1044295" calcext:value-type="float">
            <text:p>1044295</text:p>
          </table:table-cell>
          <table:table-cell table:style-name="ce2" office:value-type="float" office:value="2176878" calcext:value-type="float">
            <text:p>2176878</text:p>
          </table:table-cell>
          <table:table-cell table:style-name="ce2" office:value-type="float" office:value="600996" calcext:value-type="float">
            <text:p>600996</text:p>
          </table:table-cell>
          <table:table-cell table:style-name="ce2" office:value-type="float" office:value="31509739" calcext:value-type="float">
            <text:p>31509739</text:p>
          </table:table-cell>
          <table:table-cell table:style-name="ce2" office:value-type="float" office:value="176425791" calcext:value-type="float">
            <text:p>176425791</text:p>
          </table:table-cell>
          <table:table-cell table:style-name="ce2" office:value-type="float" office:value="267730171" calcext:value-type="float">
            <text:p>267730171</text:p>
          </table:table-cell>
          <table:table-cell table:style-name="ce2" office:value-type="float" office:value="267365186" calcext:value-type="float">
            <text:p>267365186</text:p>
          </table:table-cell>
          <table:table-cell table:style-name="ce2" table:formula="of:=(SUM([.B37:.M37]))+0" office:value-type="float" office:value="1251812351" calcext:value-type="float">
            <text:p>1251812351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3808270" calcext:value-type="float">
            <text:p>3808270</text:p>
          </table:table-cell>
          <table:table-cell table:style-name="ce2" office:value-type="float" office:value="4959459" calcext:value-type="float">
            <text:p>4959459</text:p>
          </table:table-cell>
          <table:table-cell table:style-name="ce2" office:value-type="float" office:value="5242583" calcext:value-type="float">
            <text:p>5242583</text:p>
          </table:table-cell>
          <table:table-cell table:style-name="ce2" office:value-type="float" office:value="4322220" calcext:value-type="float">
            <text:p>4322220</text:p>
          </table:table-cell>
          <table:table-cell table:style-name="ce2" office:value-type="float" office:value="3498227" calcext:value-type="float">
            <text:p>3498227</text:p>
          </table:table-cell>
          <table:table-cell table:style-name="ce2" office:value-type="float" office:value="2806895" calcext:value-type="float">
            <text:p>2806895</text:p>
          </table:table-cell>
          <table:table-cell table:style-name="ce2" office:value-type="float" office:value="2474287" calcext:value-type="float">
            <text:p>2474287</text:p>
          </table:table-cell>
          <table:table-cell table:style-name="ce2" office:value-type="float" office:value="3995860" calcext:value-type="float">
            <text:p>3995860</text:p>
          </table:table-cell>
          <table:table-cell table:style-name="ce2" office:value-type="float" office:value="17475991" calcext:value-type="float">
            <text:p>17475991</text:p>
          </table:table-cell>
          <table:table-cell table:style-name="ce2" office:value-type="float" office:value="15136983" calcext:value-type="float">
            <text:p>15136983</text:p>
          </table:table-cell>
          <table:table-cell table:style-name="ce2" office:value-type="float" office:value="6199226" calcext:value-type="float">
            <text:p>6199226</text:p>
          </table:table-cell>
          <table:table-cell table:style-name="ce2" office:value-type="float" office:value="5685597" calcext:value-type="float">
            <text:p>5685597</text:p>
          </table:table-cell>
          <table:table-cell table:style-name="ce2" table:formula="of:=(SUM([.B38:.M38]))+0" office:value-type="float" office:value="75605598" calcext:value-type="float">
            <text:p>75605598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6443652" calcext:value-type="float">
            <text:p>6443652</text:p>
          </table:table-cell>
          <table:table-cell table:style-name="ce2" office:value-type="float" office:value="5463965" calcext:value-type="float">
            <text:p>5463965</text:p>
          </table:table-cell>
          <table:table-cell table:style-name="ce2" office:value-type="float" office:value="5414748" calcext:value-type="float">
            <text:p>5414748</text:p>
          </table:table-cell>
          <table:table-cell table:style-name="ce2" office:value-type="float" office:value="4658390" calcext:value-type="float">
            <text:p>4658390</text:p>
          </table:table-cell>
          <table:table-cell table:style-name="ce2" office:value-type="float" office:value="5912616" calcext:value-type="float">
            <text:p>5912616</text:p>
          </table:table-cell>
          <table:table-cell table:style-name="ce2" office:value-type="float" office:value="4167751" calcext:value-type="float">
            <text:p>4167751</text:p>
          </table:table-cell>
          <table:table-cell table:style-name="ce2" office:value-type="float" office:value="3798908" calcext:value-type="float">
            <text:p>3798908</text:p>
          </table:table-cell>
          <table:table-cell table:style-name="ce2" office:value-type="float" office:value="6713086" calcext:value-type="float">
            <text:p>6713086</text:p>
          </table:table-cell>
          <table:table-cell table:style-name="ce2" office:value-type="float" office:value="10388349" calcext:value-type="float">
            <text:p>10388349</text:p>
          </table:table-cell>
          <table:table-cell table:style-name="ce2" office:value-type="float" office:value="10316255" calcext:value-type="float">
            <text:p>10316255</text:p>
          </table:table-cell>
          <table:table-cell table:style-name="ce2" office:value-type="float" office:value="12405521" calcext:value-type="float">
            <text:p>12405521</text:p>
          </table:table-cell>
          <table:table-cell table:style-name="ce2" office:value-type="float" office:value="9165391" calcext:value-type="float">
            <text:p>9165391</text:p>
          </table:table-cell>
          <table:table-cell table:style-name="ce2" table:formula="of:=(SUM([.B39:.M39]))+0" office:value-type="float" office:value="84848632" calcext:value-type="float">
            <text:p>8484863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710073" calcext:value-type="float">
            <text:p>710073</text:p>
          </table:table-cell>
          <table:table-cell table:style-name="ce2" office:value-type="float" office:value="888669" calcext:value-type="float">
            <text:p>888669</text:p>
          </table:table-cell>
          <table:table-cell table:style-name="ce2" office:value-type="float" office:value="520722" calcext:value-type="float">
            <text:p>520722</text:p>
          </table:table-cell>
          <table:table-cell table:style-name="ce2" office:value-type="float" office:value="8163790" calcext:value-type="float">
            <text:p>8163790</text:p>
          </table:table-cell>
          <table:table-cell table:style-name="ce2" office:value-type="float" office:value="68172689" calcext:value-type="float">
            <text:p>68172689</text:p>
          </table:table-cell>
          <table:table-cell table:style-name="ce2" office:value-type="float" office:value="82262866" calcext:value-type="float">
            <text:p>82262866</text:p>
          </table:table-cell>
          <table:table-cell table:style-name="ce2" office:value-type="float" office:value="79404866" calcext:value-type="float">
            <text:p>79404866</text:p>
          </table:table-cell>
          <table:table-cell table:style-name="ce2" office:value-type="float" office:value="71709714" calcext:value-type="float">
            <text:p>71709714</text:p>
          </table:table-cell>
          <table:table-cell table:style-name="ce2" office:value-type="float" office:value="45157922" calcext:value-type="float">
            <text:p>45157922</text:p>
          </table:table-cell>
          <table:table-cell table:style-name="ce2" office:value-type="float" office:value="14478725" calcext:value-type="float">
            <text:p>14478725</text:p>
          </table:table-cell>
          <table:table-cell table:style-name="ce2" office:value-type="float" office:value="3071029" calcext:value-type="float">
            <text:p>3071029</text:p>
          </table:table-cell>
          <table:table-cell table:style-name="ce2" office:value-type="float" office:value="1550775" calcext:value-type="float">
            <text:p>1550775</text:p>
          </table:table-cell>
          <table:table-cell table:style-name="ce2" table:formula="of:=(SUM([.B40:.M40]))+0" office:value-type="float" office:value="376091840" calcext:value-type="float">
            <text:p>376091840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1299200" calcext:value-type="float">
            <text:p>1299200</text:p>
          </table:table-cell>
          <table:table-cell table:style-name="ce2" office:value-type="float" office:value="1435562" calcext:value-type="float">
            <text:p>1435562</text:p>
          </table:table-cell>
          <table:table-cell table:style-name="ce2" office:value-type="float" office:value="2379751" calcext:value-type="float">
            <text:p>2379751</text:p>
          </table:table-cell>
          <table:table-cell table:style-name="ce2" office:value-type="float" office:value="4996272" calcext:value-type="float">
            <text:p>4996272</text:p>
          </table:table-cell>
          <table:table-cell table:style-name="ce2" office:value-type="float" office:value="39956992" calcext:value-type="float">
            <text:p>39956992</text:p>
          </table:table-cell>
          <table:table-cell table:style-name="ce2" office:value-type="float" office:value="96777064" calcext:value-type="float">
            <text:p>96777064</text:p>
          </table:table-cell>
          <table:table-cell table:style-name="ce2" office:value-type="float" office:value="67975634" calcext:value-type="float">
            <text:p>67975634</text:p>
          </table:table-cell>
          <table:table-cell table:style-name="ce2" office:value-type="float" office:value="41198562" calcext:value-type="float">
            <text:p>41198562</text:p>
          </table:table-cell>
          <table:table-cell table:style-name="ce2" office:value-type="float" office:value="20867239" calcext:value-type="float">
            <text:p>20867239</text:p>
          </table:table-cell>
          <table:table-cell table:style-name="ce2" office:value-type="float" office:value="6833423" calcext:value-type="float">
            <text:p>6833423</text:p>
          </table:table-cell>
          <table:table-cell table:style-name="ce2" office:value-type="float" office:value="1599906" calcext:value-type="float">
            <text:p>1599906</text:p>
          </table:table-cell>
          <table:table-cell table:style-name="ce2" office:value-type="float" office:value="1825207" calcext:value-type="float">
            <text:p>1825207</text:p>
          </table:table-cell>
          <table:table-cell table:style-name="ce2" table:formula="of:=(SUM([.B41:.M41]))+0" office:value-type="float" office:value="287144812" calcext:value-type="float">
            <text:p>28714481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780692" calcext:value-type="float">
            <text:p>780692</text:p>
          </table:table-cell>
          <table:table-cell table:style-name="ce2" office:value-type="float" office:value="1050275" calcext:value-type="float">
            <text:p>1050275</text:p>
          </table:table-cell>
          <table:table-cell table:style-name="ce2" office:value-type="float" office:value="1499152" calcext:value-type="float">
            <text:p>1499152</text:p>
          </table:table-cell>
          <table:table-cell table:style-name="ce2" office:value-type="float" office:value="2581256" calcext:value-type="float">
            <text:p>2581256</text:p>
          </table:table-cell>
          <table:table-cell table:style-name="ce2" office:value-type="float" office:value="6041127" calcext:value-type="float">
            <text:p>6041127</text:p>
          </table:table-cell>
          <table:table-cell table:style-name="ce2" office:value-type="float" office:value="2714284" calcext:value-type="float">
            <text:p>2714284</text:p>
          </table:table-cell>
          <table:table-cell table:style-name="ce2" office:value-type="float" office:value="1480481" calcext:value-type="float">
            <text:p>1480481</text:p>
          </table:table-cell>
          <table:table-cell table:style-name="ce2" office:value-type="float" office:value="336493" calcext:value-type="float">
            <text:p>336493</text:p>
          </table:table-cell>
          <table:table-cell table:style-name="ce2" office:value-type="float" office:value="385996" calcext:value-type="float">
            <text:p>385996</text:p>
          </table:table-cell>
          <table:table-cell table:style-name="ce2" office:value-type="float" office:value="935729" calcext:value-type="float">
            <text:p>935729</text:p>
          </table:table-cell>
          <table:table-cell table:style-name="ce2" office:value-type="float" office:value="893432" calcext:value-type="float">
            <text:p>893432</text:p>
          </table:table-cell>
          <table:table-cell table:style-name="ce2" office:value-type="float" office:value="637899" calcext:value-type="float">
            <text:p>637899</text:p>
          </table:table-cell>
          <table:table-cell table:style-name="ce2" table:formula="of:=(SUM([.B42:.M42]))+0" office:value-type="float" office:value="19336816" calcext:value-type="float">
            <text:p>1933681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44893205" calcext:value-type="float">
            <text:p>144893205</text:p>
          </table:table-cell>
          <table:table-cell table:style-name="ce2" office:value-type="float" office:value="144231300" calcext:value-type="float">
            <text:p>144231300</text:p>
          </table:table-cell>
          <table:table-cell table:style-name="ce2" office:value-type="float" office:value="170861021" calcext:value-type="float">
            <text:p>170861021</text:p>
          </table:table-cell>
          <table:table-cell table:style-name="ce2" office:value-type="float" office:value="139699963" calcext:value-type="float">
            <text:p>139699963</text:p>
          </table:table-cell>
          <table:table-cell table:style-name="ce2" office:value-type="float" office:value="109967994" calcext:value-type="float">
            <text:p>109967994</text:p>
          </table:table-cell>
          <table:table-cell table:style-name="ce2" office:value-type="float" office:value="62288535" calcext:value-type="float">
            <text:p>62288535</text:p>
          </table:table-cell>
          <table:table-cell table:style-name="ce2" office:value-type="float" office:value="35154328" calcext:value-type="float">
            <text:p>35154328</text:p>
          </table:table-cell>
          <table:table-cell table:style-name="ce2" office:value-type="float" office:value="16536524" calcext:value-type="float">
            <text:p>16536524</text:p>
          </table:table-cell>
          <table:table-cell table:style-name="ce2" office:value-type="float" office:value="13336859" calcext:value-type="float">
            <text:p>13336859</text:p>
          </table:table-cell>
          <table:table-cell table:style-name="ce2" office:value-type="float" office:value="39881631" calcext:value-type="float">
            <text:p>39881631</text:p>
          </table:table-cell>
          <table:table-cell table:style-name="ce2" office:value-type="float" office:value="110790215" calcext:value-type="float">
            <text:p>110790215</text:p>
          </table:table-cell>
          <table:table-cell table:style-name="ce2" office:value-type="float" office:value="141596527" calcext:value-type="float">
            <text:p>141596527</text:p>
          </table:table-cell>
          <table:table-cell table:style-name="ce2" table:formula="of:=(SUM([.B43:.M43]))+0" office:value-type="float" office:value="1129238102" calcext:value-type="float">
            <text:p>112923810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100421" calcext:value-type="float">
            <text:p>100421</text:p>
          </table:table-cell>
          <table:table-cell table:style-name="ce2" office:value-type="float" office:value="291460" calcext:value-type="float">
            <text:p>291460</text:p>
          </table:table-cell>
          <table:table-cell table:style-name="ce2" office:value-type="float" office:value="355465" calcext:value-type="float">
            <text:p>355465</text:p>
          </table:table-cell>
          <table:table-cell table:style-name="ce2" office:value-type="float" office:value="8405870" calcext:value-type="float">
            <text:p>8405870</text:p>
          </table:table-cell>
          <table:table-cell table:style-name="ce2" office:value-type="float" office:value="87908745" calcext:value-type="float">
            <text:p>87908745</text:p>
          </table:table-cell>
          <table:table-cell table:style-name="ce2" office:value-type="float" office:value="92669219" calcext:value-type="float">
            <text:p>92669219</text:p>
          </table:table-cell>
          <table:table-cell table:style-name="ce2" office:value-type="float" office:value="82225967" calcext:value-type="float">
            <text:p>82225967</text:p>
          </table:table-cell>
          <table:table-cell table:style-name="ce2" office:value-type="float" office:value="73854037" calcext:value-type="float">
            <text:p>73854037</text:p>
          </table:table-cell>
          <table:table-cell table:style-name="ce2" office:value-type="float" office:value="50849458" calcext:value-type="float">
            <text:p>50849458</text:p>
          </table:table-cell>
          <table:table-cell table:style-name="ce2" office:value-type="float" office:value="19305401" calcext:value-type="float">
            <text:p>19305401</text:p>
          </table:table-cell>
          <table:table-cell table:style-name="ce2" office:value-type="float" office:value="2131202" calcext:value-type="float">
            <text:p>2131202</text:p>
          </table:table-cell>
          <table:table-cell table:style-name="ce2" office:value-type="float" office:value="381659" calcext:value-type="float">
            <text:p>381659</text:p>
          </table:table-cell>
          <table:table-cell table:style-name="ce2" table:formula="of:=(SUM([.B44:.M44]))+0" office:value-type="float" office:value="418478904" calcext:value-type="float">
            <text:p>418478904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1014880" calcext:value-type="float">
            <text:p>1014880</text:p>
          </table:table-cell>
          <table:table-cell table:style-name="ce2" office:value-type="float" office:value="1335002" calcext:value-type="float">
            <text:p>1335002</text:p>
          </table:table-cell>
          <table:table-cell table:style-name="ce2" office:value-type="float" office:value="683258" calcext:value-type="float">
            <text:p>683258</text:p>
          </table:table-cell>
          <table:table-cell table:style-name="ce2" office:value-type="float" office:value="1692897" calcext:value-type="float">
            <text:p>1692897</text:p>
          </table:table-cell>
          <table:table-cell table:style-name="ce2" office:value-type="float" office:value="543722" calcext:value-type="float">
            <text:p>543722</text:p>
          </table:table-cell>
          <table:table-cell table:style-name="ce2" office:value-type="float" office:value="548705" calcext:value-type="float">
            <text:p>548705</text:p>
          </table:table-cell>
          <table:table-cell table:style-name="ce2" office:value-type="float" office:value="285515" calcext:value-type="float">
            <text:p>285515</text:p>
          </table:table-cell>
          <table:table-cell table:style-name="ce2" office:value-type="float" office:value="98736" calcext:value-type="float">
            <text:p>98736</text:p>
          </table:table-cell>
          <table:table-cell table:style-name="ce2" office:value-type="float" office:value="609220" calcext:value-type="float">
            <text:p>609220</text:p>
          </table:table-cell>
          <table:table-cell table:style-name="ce2" office:value-type="float" office:value="617822" calcext:value-type="float">
            <text:p>617822</text:p>
          </table:table-cell>
          <table:table-cell table:style-name="ce2" office:value-type="float" office:value="1109226" calcext:value-type="float">
            <text:p>1109226</text:p>
          </table:table-cell>
          <table:table-cell table:style-name="ce2" office:value-type="float" office:value="1462216" calcext:value-type="float">
            <text:p>1462216</text:p>
          </table:table-cell>
          <table:table-cell table:style-name="ce2" table:formula="of:=(SUM([.B45:.M45]))+0" office:value-type="float" office:value="10001199" calcext:value-type="float">
            <text:p>1000119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3701099" calcext:value-type="float">
            <text:p>3701099</text:p>
          </table:table-cell>
          <table:table-cell table:style-name="ce2" office:value-type="float" office:value="3846691" calcext:value-type="float">
            <text:p>3846691</text:p>
          </table:table-cell>
          <table:table-cell table:style-name="ce2" office:value-type="float" office:value="5583639" calcext:value-type="float">
            <text:p>5583639</text:p>
          </table:table-cell>
          <table:table-cell table:style-name="ce2" office:value-type="float" office:value="4281167" calcext:value-type="float">
            <text:p>4281167</text:p>
          </table:table-cell>
          <table:table-cell table:style-name="ce2" office:value-type="float" office:value="2779682" calcext:value-type="float">
            <text:p>2779682</text:p>
          </table:table-cell>
          <table:table-cell table:style-name="ce2" office:value-type="float" office:value="1851935" calcext:value-type="float">
            <text:p>1851935</text:p>
          </table:table-cell>
          <table:table-cell table:style-name="ce2" office:value-type="float" office:value="7904437" calcext:value-type="float">
            <text:p>7904437</text:p>
          </table:table-cell>
          <table:table-cell table:style-name="ce2" office:value-type="float" office:value="14062061" calcext:value-type="float">
            <text:p>14062061</text:p>
          </table:table-cell>
          <table:table-cell table:style-name="ce2" office:value-type="float" office:value="16576536" calcext:value-type="float">
            <text:p>16576536</text:p>
          </table:table-cell>
          <table:table-cell table:style-name="ce2" office:value-type="float" office:value="14693348" calcext:value-type="float">
            <text:p>14693348</text:p>
          </table:table-cell>
          <table:table-cell table:style-name="ce2" office:value-type="float" office:value="12098211" calcext:value-type="float">
            <text:p>12098211</text:p>
          </table:table-cell>
          <table:table-cell table:style-name="ce2" office:value-type="float" office:value="6407463" calcext:value-type="float">
            <text:p>6407463</text:p>
          </table:table-cell>
          <table:table-cell table:style-name="ce2" table:formula="of:=(SUM([.B46:.M46]))+0" office:value-type="float" office:value="93786269" calcext:value-type="float">
            <text:p>93786269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1952145" calcext:value-type="float">
            <text:p>1952145</text:p>
          </table:table-cell>
          <table:table-cell table:style-name="ce2" office:value-type="float" office:value="1795634" calcext:value-type="float">
            <text:p>1795634</text:p>
          </table:table-cell>
          <table:table-cell table:style-name="ce2" office:value-type="float" office:value="2901255" calcext:value-type="float">
            <text:p>2901255</text:p>
          </table:table-cell>
          <table:table-cell table:style-name="ce2" office:value-type="float" office:value="3811562" calcext:value-type="float">
            <text:p>3811562</text:p>
          </table:table-cell>
          <table:table-cell table:style-name="ce2" office:value-type="float" office:value="2543334" calcext:value-type="float">
            <text:p>2543334</text:p>
          </table:table-cell>
          <table:table-cell table:style-name="ce2" office:value-type="float" office:value="2193193" calcext:value-type="float">
            <text:p>2193193</text:p>
          </table:table-cell>
          <table:table-cell table:style-name="ce2" office:value-type="float" office:value="2173111" calcext:value-type="float">
            <text:p>2173111</text:p>
          </table:table-cell>
          <table:table-cell table:style-name="ce2" office:value-type="float" office:value="2086462" calcext:value-type="float">
            <text:p>2086462</text:p>
          </table:table-cell>
          <table:table-cell table:style-name="ce2" office:value-type="float" office:value="2161048" calcext:value-type="float">
            <text:p>2161048</text:p>
          </table:table-cell>
          <table:table-cell table:style-name="ce2" office:value-type="float" office:value="2122079" calcext:value-type="float">
            <text:p>2122079</text:p>
          </table:table-cell>
          <table:table-cell table:style-name="ce2" office:value-type="float" office:value="2091272" calcext:value-type="float">
            <text:p>2091272</text:p>
          </table:table-cell>
          <table:table-cell table:style-name="ce2" office:value-type="float" office:value="3295683" calcext:value-type="float">
            <text:p>3295683</text:p>
          </table:table-cell>
          <table:table-cell table:style-name="ce2" table:formula="of:=(SUM([.B47:.M47]))+0" office:value-type="float" office:value="29126778" calcext:value-type="float">
            <text:p>29126778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5263234" calcext:value-type="float">
            <text:p>5263234</text:p>
          </table:table-cell>
          <table:table-cell table:style-name="ce2" office:value-type="float" office:value="5564858" calcext:value-type="float">
            <text:p>5564858</text:p>
          </table:table-cell>
          <table:table-cell table:style-name="ce2" office:value-type="float" office:value="4742783" calcext:value-type="float">
            <text:p>4742783</text:p>
          </table:table-cell>
          <table:table-cell table:style-name="ce2" office:value-type="float" office:value="6297839" calcext:value-type="float">
            <text:p>6297839</text:p>
          </table:table-cell>
          <table:table-cell table:style-name="ce2" office:value-type="float" office:value="6499168" calcext:value-type="float">
            <text:p>6499168</text:p>
          </table:table-cell>
          <table:table-cell table:style-name="ce2" office:value-type="float" office:value="6575133" calcext:value-type="float">
            <text:p>6575133</text:p>
          </table:table-cell>
          <table:table-cell table:style-name="ce2" office:value-type="float" office:value="5204188" calcext:value-type="float">
            <text:p>5204188</text:p>
          </table:table-cell>
          <table:table-cell table:style-name="ce2" office:value-type="float" office:value="4817289" calcext:value-type="float">
            <text:p>4817289</text:p>
          </table:table-cell>
          <table:table-cell table:style-name="ce2" office:value-type="float" office:value="5274902" calcext:value-type="float">
            <text:p>5274902</text:p>
          </table:table-cell>
          <table:table-cell table:style-name="ce2" office:value-type="float" office:value="4756904" calcext:value-type="float">
            <text:p>4756904</text:p>
          </table:table-cell>
          <table:table-cell table:style-name="ce2" office:value-type="float" office:value="5365138" calcext:value-type="float">
            <text:p>5365138</text:p>
          </table:table-cell>
          <table:table-cell table:style-name="ce2" office:value-type="float" office:value="5909686" calcext:value-type="float">
            <text:p>5909686</text:p>
          </table:table-cell>
          <table:table-cell table:style-name="ce2" table:formula="of:=(SUM([.B48:.M48]))+0" office:value-type="float" office:value="66271122" calcext:value-type="float">
            <text:p>66271122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8166471" calcext:value-type="float">
            <text:p>8166471</text:p>
          </table:table-cell>
          <table:table-cell table:style-name="ce2" office:value-type="float" office:value="7177580" calcext:value-type="float">
            <text:p>7177580</text:p>
          </table:table-cell>
          <table:table-cell table:style-name="ce2" office:value-type="float" office:value="9816534" calcext:value-type="float">
            <text:p>9816534</text:p>
          </table:table-cell>
          <table:table-cell table:style-name="ce2" office:value-type="float" office:value="4729194" calcext:value-type="float">
            <text:p>4729194</text:p>
          </table:table-cell>
          <table:table-cell table:style-name="ce2" office:value-type="float" office:value="3035272" calcext:value-type="float">
            <text:p>3035272</text:p>
          </table:table-cell>
          <table:table-cell table:style-name="ce2" office:value-type="float" office:value="1201322" calcext:value-type="float">
            <text:p>1201322</text:p>
          </table:table-cell>
          <table:table-cell table:style-name="ce2" office:value-type="float" office:value="586336" calcext:value-type="float">
            <text:p>586336</text:p>
          </table:table-cell>
          <table:table-cell table:style-name="ce2" office:value-type="float" office:value="660439" calcext:value-type="float">
            <text:p>660439</text:p>
          </table:table-cell>
          <table:table-cell table:style-name="ce2" office:value-type="float" office:value="829338" calcext:value-type="float">
            <text:p>829338</text:p>
          </table:table-cell>
          <table:table-cell table:style-name="ce2" office:value-type="float" office:value="4858318" calcext:value-type="float">
            <text:p>4858318</text:p>
          </table:table-cell>
          <table:table-cell table:style-name="ce2" office:value-type="float" office:value="6318990" calcext:value-type="float">
            <text:p>6318990</text:p>
          </table:table-cell>
          <table:table-cell table:style-name="ce2" office:value-type="float" office:value="5213176" calcext:value-type="float">
            <text:p>5213176</text:p>
          </table:table-cell>
          <table:table-cell table:style-name="ce2" table:formula="of:=(SUM([.B49:.M49]))+0" office:value-type="float" office:value="52592970" calcext:value-type="float">
            <text:p>52592970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1298033" calcext:value-type="float">
            <text:p>1298033</text:p>
          </table:table-cell>
          <table:table-cell table:style-name="ce2" office:value-type="float" office:value="1095772" calcext:value-type="float">
            <text:p>1095772</text:p>
          </table:table-cell>
          <table:table-cell table:style-name="ce2" office:value-type="float" office:value="2041748" calcext:value-type="float">
            <text:p>2041748</text:p>
          </table:table-cell>
          <table:table-cell table:style-name="ce2" office:value-type="float" office:value="12518953" calcext:value-type="float">
            <text:p>12518953</text:p>
          </table:table-cell>
          <table:table-cell table:style-name="ce2" office:value-type="float" office:value="75868205" calcext:value-type="float">
            <text:p>75868205</text:p>
          </table:table-cell>
          <table:table-cell table:style-name="ce2" office:value-type="float" office:value="110020936" calcext:value-type="float">
            <text:p>110020936</text:p>
          </table:table-cell>
          <table:table-cell table:style-name="ce2" office:value-type="float" office:value="66993260" calcext:value-type="float">
            <text:p>66993260</text:p>
          </table:table-cell>
          <table:table-cell table:style-name="ce2" office:value-type="float" office:value="36917135" calcext:value-type="float">
            <text:p>36917135</text:p>
          </table:table-cell>
          <table:table-cell table:style-name="ce2" office:value-type="float" office:value="11655321" calcext:value-type="float">
            <text:p>11655321</text:p>
          </table:table-cell>
          <table:table-cell table:style-name="ce2" office:value-type="float" office:value="2262504" calcext:value-type="float">
            <text:p>2262504</text:p>
          </table:table-cell>
          <table:table-cell table:style-name="ce2" office:value-type="float" office:value="1259701" calcext:value-type="float">
            <text:p>1259701</text:p>
          </table:table-cell>
          <table:table-cell table:style-name="ce2" office:value-type="float" office:value="1376239" calcext:value-type="float">
            <text:p>1376239</text:p>
          </table:table-cell>
          <table:table-cell table:style-name="ce2" table:formula="of:=(SUM([.B50:.M50]))+0" office:value-type="float" office:value="323307807" calcext:value-type="float">
            <text:p>323307807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5560333" calcext:value-type="float">
            <text:p>5560333</text:p>
          </table:table-cell>
          <table:table-cell table:style-name="ce2" office:value-type="float" office:value="2296590" calcext:value-type="float">
            <text:p>2296590</text:p>
          </table:table-cell>
          <table:table-cell table:style-name="ce2" office:value-type="float" office:value="2668641" calcext:value-type="float">
            <text:p>2668641</text:p>
          </table:table-cell>
          <table:table-cell table:style-name="ce2" office:value-type="float" office:value="2197980" calcext:value-type="float">
            <text:p>2197980</text:p>
          </table:table-cell>
          <table:table-cell table:style-name="ce2" office:value-type="float" office:value="3305104" calcext:value-type="float">
            <text:p>3305104</text:p>
          </table:table-cell>
          <table:table-cell table:style-name="ce2" office:value-type="float" office:value="7010986" calcext:value-type="float">
            <text:p>7010986</text:p>
          </table:table-cell>
          <table:table-cell table:style-name="ce2" office:value-type="float" office:value="44538199" calcext:value-type="float">
            <text:p>44538199</text:p>
          </table:table-cell>
          <table:table-cell table:style-name="ce2" office:value-type="float" office:value="67228255" calcext:value-type="float">
            <text:p>67228255</text:p>
          </table:table-cell>
          <table:table-cell table:style-name="ce2" office:value-type="float" office:value="63028945" calcext:value-type="float">
            <text:p>63028945</text:p>
          </table:table-cell>
          <table:table-cell table:style-name="ce2" office:value-type="float" office:value="42459983" calcext:value-type="float">
            <text:p>42459983</text:p>
          </table:table-cell>
          <table:table-cell table:style-name="ce2" office:value-type="float" office:value="27996273" calcext:value-type="float">
            <text:p>27996273</text:p>
          </table:table-cell>
          <table:table-cell table:style-name="ce2" office:value-type="float" office:value="16554497" calcext:value-type="float">
            <text:p>16554497</text:p>
          </table:table-cell>
          <table:table-cell table:style-name="ce2" table:formula="of:=(SUM([.B51:.M51]))+0" office:value-type="float" office:value="284845786" calcext:value-type="float">
            <text:p>28484578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26916341" calcext:value-type="float">
            <text:p>26916341</text:p>
          </table:table-cell>
          <table:table-cell table:style-name="ce2" office:value-type="float" office:value="7048033" calcext:value-type="float">
            <text:p>7048033</text:p>
          </table:table-cell>
          <table:table-cell table:style-name="ce2" office:value-type="float" office:value="8737632" calcext:value-type="float">
            <text:p>8737632</text:p>
          </table:table-cell>
          <table:table-cell table:style-name="ce2" office:value-type="float" office:value="19253110" calcext:value-type="float">
            <text:p>19253110</text:p>
          </table:table-cell>
          <table:table-cell table:style-name="ce2" office:value-type="float" office:value="21080180" calcext:value-type="float">
            <text:p>21080180</text:p>
          </table:table-cell>
          <table:table-cell table:style-name="ce2" office:value-type="float" office:value="8326321" calcext:value-type="float">
            <text:p>8326321</text:p>
          </table:table-cell>
          <table:table-cell table:style-name="ce2" office:value-type="float" office:value="5764289" calcext:value-type="float">
            <text:p>5764289</text:p>
          </table:table-cell>
          <table:table-cell table:style-name="ce2" office:value-type="float" office:value="7091084" calcext:value-type="float">
            <text:p>7091084</text:p>
          </table:table-cell>
          <table:table-cell table:style-name="ce2" office:value-type="float" office:value="14142575" calcext:value-type="float">
            <text:p>14142575</text:p>
          </table:table-cell>
          <table:table-cell table:style-name="ce2" office:value-type="float" office:value="20285743" calcext:value-type="float">
            <text:p>20285743</text:p>
          </table:table-cell>
          <table:table-cell table:style-name="ce2" office:value-type="float" office:value="18426556" calcext:value-type="float">
            <text:p>18426556</text:p>
          </table:table-cell>
          <table:table-cell table:style-name="ce2" office:value-type="float" office:value="15072442" calcext:value-type="float">
            <text:p>15072442</text:p>
          </table:table-cell>
          <table:table-cell table:style-name="ce2" table:formula="of:=(SUM([.B52:.M52]))+0" office:value-type="float" office:value="172144306" calcext:value-type="float">
            <text:p>172144306</text:p>
          </table:table-cell>
          <table:table-cell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3">
        <office:forms form:automatic-focus="false" form:apply-design-mode="false"/>
        <table:table-column table:style-name="co1" table:default-cell-style-name="ce9"/>
        <table:table-column table:style-name="co2" table:number-columns-repeated="13" table:default-cell-style-name="ce9"/>
        <table:table-column table:style-name="co3" table:number-columns-repeated="1010" table:default-cell-style-name="ce9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0" table:number-columns-repeated="1009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4" office:value-type="float" office:value="806945" calcext:value-type="float">
            <text:p>806945</text:p>
          </table:table-cell>
          <table:table-cell table:style-name="ce4" office:value-type="float" office:value="706990" calcext:value-type="float">
            <text:p>706990</text:p>
          </table:table-cell>
          <table:table-cell table:style-name="ce4" office:value-type="float" office:value="845700" calcext:value-type="float">
            <text:p>845700</text:p>
          </table:table-cell>
          <table:table-cell table:style-name="ce4" office:value-type="float" office:value="639705" calcext:value-type="float">
            <text:p>639705</text:p>
          </table:table-cell>
          <table:table-cell table:style-name="ce4" office:value-type="float" office:value="474785" calcext:value-type="float">
            <text:p>474785</text:p>
          </table:table-cell>
          <table:table-cell table:style-name="ce4" office:value-type="float" office:value="188305" calcext:value-type="float">
            <text:p>188305</text:p>
          </table:table-cell>
          <table:table-cell table:style-name="ce4" office:value-type="float" office:value="149630" calcext:value-type="float">
            <text:p>149630</text:p>
          </table:table-cell>
          <table:table-cell table:style-name="ce4" office:value-type="float" office:value="208994" calcext:value-type="float">
            <text:p>208994</text:p>
          </table:table-cell>
          <table:table-cell table:style-name="ce4" office:value-type="float" office:value="149173" calcext:value-type="float">
            <text:p>149173</text:p>
          </table:table-cell>
          <table:table-cell table:style-name="ce4" office:value-type="float" office:value="275284" calcext:value-type="float">
            <text:p>275284</text:p>
          </table:table-cell>
          <table:table-cell table:style-name="ce4" office:value-type="float" office:value="617908" calcext:value-type="float">
            <text:p>617908</text:p>
          </table:table-cell>
          <table:table-cell table:style-name="ce4" office:value-type="float" office:value="704664" calcext:value-type="float">
            <text:p>704664</text:p>
          </table:table-cell>
          <table:table-cell table:style-name="ce2" table:formula="of:=(SUM([.B2:.M2]))+0" office:value-type="float" office:value="5768083" calcext:value-type="float">
            <text:p>576808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4" office:value-type="float" office:value="20856706" calcext:value-type="float">
            <text:p>20856706</text:p>
          </table:table-cell>
          <table:table-cell table:style-name="ce4" office:value-type="float" office:value="17732388" calcext:value-type="float">
            <text:p>17732388</text:p>
          </table:table-cell>
          <table:table-cell table:style-name="ce4" office:value-type="float" office:value="21283728" calcext:value-type="float">
            <text:p>21283728</text:p>
          </table:table-cell>
          <table:table-cell table:style-name="ce4" office:value-type="float" office:value="19343212" calcext:value-type="float">
            <text:p>19343212</text:p>
          </table:table-cell>
          <table:table-cell table:style-name="ce4" office:value-type="float" office:value="16353721" calcext:value-type="float">
            <text:p>16353721</text:p>
          </table:table-cell>
          <table:table-cell table:style-name="ce4" office:value-type="float" office:value="18960924" calcext:value-type="float">
            <text:p>18960924</text:p>
          </table:table-cell>
          <table:table-cell table:style-name="ce4" office:value-type="float" office:value="21297101" calcext:value-type="float">
            <text:p>21297101</text:p>
          </table:table-cell>
          <table:table-cell table:style-name="ce4" office:value-type="float" office:value="22479296" calcext:value-type="float">
            <text:p>22479296</text:p>
          </table:table-cell>
          <table:table-cell table:style-name="ce4" office:value-type="float" office:value="19907491" calcext:value-type="float">
            <text:p>19907491</text:p>
          </table:table-cell>
          <table:table-cell table:style-name="ce4" office:value-type="float" office:value="20360368" calcext:value-type="float">
            <text:p>20360368</text:p>
          </table:table-cell>
          <table:table-cell table:style-name="ce4" office:value-type="float" office:value="18578959" calcext:value-type="float">
            <text:p>18578959</text:p>
          </table:table-cell>
          <table:table-cell table:style-name="ce4" office:value-type="float" office:value="17661781" calcext:value-type="float">
            <text:p>17661781</text:p>
          </table:table-cell>
          <table:table-cell table:style-name="ce2" table:formula="of:=(SUM([.B3:.M3]))+0" office:value-type="float" office:value="234815675" calcext:value-type="float">
            <text:p>23481567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4" office:value-type="float" office:value="1813730" calcext:value-type="float">
            <text:p>1813730</text:p>
          </table:table-cell>
          <table:table-cell table:style-name="ce4" office:value-type="float" office:value="2609193" calcext:value-type="float">
            <text:p>2609193</text:p>
          </table:table-cell>
          <table:table-cell table:style-name="ce4" office:value-type="float" office:value="3118219" calcext:value-type="float">
            <text:p>3118219</text:p>
          </table:table-cell>
          <table:table-cell table:style-name="ce4" office:value-type="float" office:value="2935592" calcext:value-type="float">
            <text:p>2935592</text:p>
          </table:table-cell>
          <table:table-cell table:style-name="ce4" office:value-type="float" office:value="1417753" calcext:value-type="float">
            <text:p>1417753</text:p>
          </table:table-cell>
          <table:table-cell table:style-name="ce4" office:value-type="float" office:value="133655" calcext:value-type="float">
            <text:p>133655</text:p>
          </table:table-cell>
          <table:table-cell table:style-name="ce4" office:value-type="float" office:value="33347" calcext:value-type="float">
            <text:p>33347</text:p>
          </table:table-cell>
          <table:table-cell table:style-name="ce4" office:value-type="float" office:value="7720" calcext:value-type="float">
            <text:p>7720</text:p>
          </table:table-cell>
          <table:table-cell table:style-name="ce4" office:value-type="float" office:value="7403" calcext:value-type="float">
            <text:p>7403</text:p>
          </table:table-cell>
          <table:table-cell table:style-name="ce4" office:value-type="float" office:value="120955" calcext:value-type="float">
            <text:p>120955</text:p>
          </table:table-cell>
          <table:table-cell table:style-name="ce4" office:value-type="float" office:value="128028" calcext:value-type="float">
            <text:p>128028</text:p>
          </table:table-cell>
          <table:table-cell table:style-name="ce4" office:value-type="float" office:value="1437084" calcext:value-type="float">
            <text:p>1437084</text:p>
          </table:table-cell>
          <table:table-cell table:style-name="ce2" table:formula="of:=(SUM([.B4:.M4]))+0" office:value-type="float" office:value="13762679" calcext:value-type="float">
            <text:p>1376267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4" office:value-type="float" office:value="10825046" calcext:value-type="float">
            <text:p>10825046</text:p>
          </table:table-cell>
          <table:table-cell table:style-name="ce4" office:value-type="float" office:value="9934349" calcext:value-type="float">
            <text:p>9934349</text:p>
          </table:table-cell>
          <table:table-cell table:style-name="ce4" office:value-type="float" office:value="11693131" calcext:value-type="float">
            <text:p>11693131</text:p>
          </table:table-cell>
          <table:table-cell table:style-name="ce4" office:value-type="float" office:value="10779202" calcext:value-type="float">
            <text:p>10779202</text:p>
          </table:table-cell>
          <table:table-cell table:style-name="ce4" office:value-type="float" office:value="10243577" calcext:value-type="float">
            <text:p>10243577</text:p>
          </table:table-cell>
          <table:table-cell table:style-name="ce4" office:value-type="float" office:value="4539176" calcext:value-type="float">
            <text:p>4539176</text:p>
          </table:table-cell>
          <table:table-cell table:style-name="ce4" office:value-type="float" office:value="735509" calcext:value-type="float">
            <text:p>735509</text:p>
          </table:table-cell>
          <table:table-cell table:style-name="ce4" office:value-type="float" office:value="1730353" calcext:value-type="float">
            <text:p>1730353</text:p>
          </table:table-cell>
          <table:table-cell table:style-name="ce4" office:value-type="float" office:value="1160305" calcext:value-type="float">
            <text:p>1160305</text:p>
          </table:table-cell>
          <table:table-cell table:style-name="ce4" office:value-type="float" office:value="1952557" calcext:value-type="float">
            <text:p>1952557</text:p>
          </table:table-cell>
          <table:table-cell table:style-name="ce4" office:value-type="float" office:value="6213260" calcext:value-type="float">
            <text:p>6213260</text:p>
          </table:table-cell>
          <table:table-cell table:style-name="ce4" office:value-type="float" office:value="10979884" calcext:value-type="float">
            <text:p>10979884</text:p>
          </table:table-cell>
          <table:table-cell table:style-name="ce2" table:formula="of:=(SUM([.B5:.M5]))+0" office:value-type="float" office:value="80786349" calcext:value-type="float">
            <text:p>8078634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4" office:value-type="float" office:value="17494383" calcext:value-type="float">
            <text:p>17494383</text:p>
          </table:table-cell>
          <table:table-cell table:style-name="ce4" office:value-type="float" office:value="16010274" calcext:value-type="float">
            <text:p>16010274</text:p>
          </table:table-cell>
          <table:table-cell table:style-name="ce4" office:value-type="float" office:value="13427321" calcext:value-type="float">
            <text:p>13427321</text:p>
          </table:table-cell>
          <table:table-cell table:style-name="ce4" office:value-type="float" office:value="11321554" calcext:value-type="float">
            <text:p>11321554</text:p>
          </table:table-cell>
          <table:table-cell table:style-name="ce4" office:value-type="float" office:value="10281003" calcext:value-type="float">
            <text:p>10281003</text:p>
          </table:table-cell>
          <table:table-cell table:style-name="ce4" office:value-type="float" office:value="6484592" calcext:value-type="float">
            <text:p>6484592</text:p>
          </table:table-cell>
          <table:table-cell table:style-name="ce4" office:value-type="float" office:value="2778704" calcext:value-type="float">
            <text:p>2778704</text:p>
          </table:table-cell>
          <table:table-cell table:style-name="ce4" office:value-type="float" office:value="3309436" calcext:value-type="float">
            <text:p>3309436</text:p>
          </table:table-cell>
          <table:table-cell table:style-name="ce4" office:value-type="float" office:value="7444428" calcext:value-type="float">
            <text:p>7444428</text:p>
          </table:table-cell>
          <table:table-cell table:style-name="ce4" office:value-type="float" office:value="13746332" calcext:value-type="float">
            <text:p>13746332</text:p>
          </table:table-cell>
          <table:table-cell table:style-name="ce4" office:value-type="float" office:value="18972027" calcext:value-type="float">
            <text:p>18972027</text:p>
          </table:table-cell>
          <table:table-cell table:style-name="ce4" office:value-type="float" office:value="26529373" calcext:value-type="float">
            <text:p>26529373</text:p>
          </table:table-cell>
          <table:table-cell table:style-name="ce2" table:formula="of:=(SUM([.B6:.M6]))+0" office:value-type="float" office:value="147799427" calcext:value-type="float">
            <text:p>14779942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4" office:value-type="float" office:value="35903047" calcext:value-type="float">
            <text:p>35903047</text:p>
          </table:table-cell>
          <table:table-cell table:style-name="ce4" office:value-type="float" office:value="38385745" calcext:value-type="float">
            <text:p>38385745</text:p>
          </table:table-cell>
          <table:table-cell table:style-name="ce4" office:value-type="float" office:value="37274939" calcext:value-type="float">
            <text:p>37274939</text:p>
          </table:table-cell>
          <table:table-cell table:style-name="ce4" office:value-type="float" office:value="32430182" calcext:value-type="float">
            <text:p>32430182</text:p>
          </table:table-cell>
          <table:table-cell table:style-name="ce4" office:value-type="float" office:value="30645459" calcext:value-type="float">
            <text:p>30645459</text:p>
          </table:table-cell>
          <table:table-cell table:style-name="ce4" office:value-type="float" office:value="9433484" calcext:value-type="float">
            <text:p>9433484</text:p>
          </table:table-cell>
          <table:table-cell table:style-name="ce4" office:value-type="float" office:value="3621436" calcext:value-type="float">
            <text:p>3621436</text:p>
          </table:table-cell>
          <table:table-cell table:style-name="ce4" office:value-type="float" office:value="3312708" calcext:value-type="float">
            <text:p>3312708</text:p>
          </table:table-cell>
          <table:table-cell table:style-name="ce4" office:value-type="float" office:value="8086975" calcext:value-type="float">
            <text:p>8086975</text:p>
          </table:table-cell>
          <table:table-cell table:style-name="ce4" office:value-type="float" office:value="32307222" calcext:value-type="float">
            <text:p>32307222</text:p>
          </table:table-cell>
          <table:table-cell table:style-name="ce4" office:value-type="float" office:value="48846553" calcext:value-type="float">
            <text:p>48846553</text:p>
          </table:table-cell>
          <table:table-cell table:style-name="ce4" office:value-type="float" office:value="30943630" calcext:value-type="float">
            <text:p>30943630</text:p>
          </table:table-cell>
          <table:table-cell table:style-name="ce2" table:formula="of:=(SUM([.B7:.M7]))+0" office:value-type="float" office:value="311191380" calcext:value-type="float">
            <text:p>31119138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4" office:value-type="float" office:value="3643221" calcext:value-type="float">
            <text:p>3643221</text:p>
          </table:table-cell>
          <table:table-cell table:style-name="ce4" office:value-type="float" office:value="3463810" calcext:value-type="float">
            <text:p>3463810</text:p>
          </table:table-cell>
          <table:table-cell table:style-name="ce4" office:value-type="float" office:value="3178660" calcext:value-type="float">
            <text:p>3178660</text:p>
          </table:table-cell>
          <table:table-cell table:style-name="ce4" office:value-type="float" office:value="2347387" calcext:value-type="float">
            <text:p>2347387</text:p>
          </table:table-cell>
          <table:table-cell table:style-name="ce4" office:value-type="float" office:value="2407477" calcext:value-type="float">
            <text:p>2407477</text:p>
          </table:table-cell>
          <table:table-cell table:style-name="ce4" office:value-type="float" office:value="545488" calcext:value-type="float">
            <text:p>545488</text:p>
          </table:table-cell>
          <table:table-cell table:style-name="ce4" office:value-type="float" office:value="326126" calcext:value-type="float">
            <text:p>326126</text:p>
          </table:table-cell>
          <table:table-cell table:style-name="ce4" office:value-type="float" office:value="841028" calcext:value-type="float">
            <text:p>841028</text:p>
          </table:table-cell>
          <table:table-cell table:style-name="ce4" office:value-type="float" office:value="1347564" calcext:value-type="float">
            <text:p>1347564</text:p>
          </table:table-cell>
          <table:table-cell table:style-name="ce4" office:value-type="float" office:value="3336815" calcext:value-type="float">
            <text:p>3336815</text:p>
          </table:table-cell>
          <table:table-cell table:style-name="ce4" office:value-type="float" office:value="3498283" calcext:value-type="float">
            <text:p>3498283</text:p>
          </table:table-cell>
          <table:table-cell table:style-name="ce4" office:value-type="float" office:value="12240997" calcext:value-type="float">
            <text:p>12240997</text:p>
          </table:table-cell>
          <table:table-cell table:style-name="ce2" table:formula="of:=(SUM([.B8:.M8]))+0" office:value-type="float" office:value="37176856" calcext:value-type="float">
            <text:p>3717685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4" office:value-type="float" office:value="11281492" calcext:value-type="float">
            <text:p>11281492</text:p>
          </table:table-cell>
          <table:table-cell table:style-name="ce4" office:value-type="float" office:value="9233713" calcext:value-type="float">
            <text:p>9233713</text:p>
          </table:table-cell>
          <table:table-cell table:style-name="ce4" office:value-type="float" office:value="10167619" calcext:value-type="float">
            <text:p>10167619</text:p>
          </table:table-cell>
          <table:table-cell table:style-name="ce4" office:value-type="float" office:value="9067061" calcext:value-type="float">
            <text:p>9067061</text:p>
          </table:table-cell>
          <table:table-cell table:style-name="ce4" office:value-type="float" office:value="10092201" calcext:value-type="float">
            <text:p>10092201</text:p>
          </table:table-cell>
          <table:table-cell table:style-name="ce4" office:value-type="float" office:value="13299733" calcext:value-type="float">
            <text:p>13299733</text:p>
          </table:table-cell>
          <table:table-cell table:style-name="ce4" office:value-type="float" office:value="15333971" calcext:value-type="float">
            <text:p>15333971</text:p>
          </table:table-cell>
          <table:table-cell table:style-name="ce4" office:value-type="float" office:value="14397688" calcext:value-type="float">
            <text:p>14397688</text:p>
          </table:table-cell>
          <table:table-cell table:style-name="ce4" office:value-type="float" office:value="13254268" calcext:value-type="float">
            <text:p>13254268</text:p>
          </table:table-cell>
          <table:table-cell table:style-name="ce4" office:value-type="float" office:value="13120836" calcext:value-type="float">
            <text:p>13120836</text:p>
          </table:table-cell>
          <table:table-cell table:style-name="ce4" office:value-type="float" office:value="15707758" calcext:value-type="float">
            <text:p>15707758</text:p>
          </table:table-cell>
          <table:table-cell table:style-name="ce4" office:value-type="float" office:value="12575410" calcext:value-type="float">
            <text:p>12575410</text:p>
          </table:table-cell>
          <table:table-cell table:style-name="ce2" table:formula="of:=(SUM([.B9:.M9]))+0" office:value-type="float" office:value="147531750" calcext:value-type="float">
            <text:p>14753175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4" office:value-type="float" office:value="66107134" calcext:value-type="float">
            <text:p>66107134</text:p>
          </table:table-cell>
          <table:table-cell table:style-name="ce4" office:value-type="float" office:value="64452741" calcext:value-type="float">
            <text:p>64452741</text:p>
          </table:table-cell>
          <table:table-cell table:style-name="ce4" office:value-type="float" office:value="71618406" calcext:value-type="float">
            <text:p>71618406</text:p>
          </table:table-cell>
          <table:table-cell table:style-name="ce4" office:value-type="float" office:value="61781309" calcext:value-type="float">
            <text:p>61781309</text:p>
          </table:table-cell>
          <table:table-cell table:style-name="ce4" office:value-type="float" office:value="62935143" calcext:value-type="float">
            <text:p>62935143</text:p>
          </table:table-cell>
          <table:table-cell table:style-name="ce4" office:value-type="float" office:value="23430516" calcext:value-type="float">
            <text:p>23430516</text:p>
          </table:table-cell>
          <table:table-cell table:style-name="ce4" office:value-type="float" office:value="5839372" calcext:value-type="float">
            <text:p>5839372</text:p>
          </table:table-cell>
          <table:table-cell table:style-name="ce4" office:value-type="float" office:value="5001762" calcext:value-type="float">
            <text:p>5001762</text:p>
          </table:table-cell>
          <table:table-cell table:style-name="ce4" office:value-type="float" office:value="4571929" calcext:value-type="float">
            <text:p>4571929</text:p>
          </table:table-cell>
          <table:table-cell table:style-name="ce4" office:value-type="float" office:value="10878788" calcext:value-type="float">
            <text:p>10878788</text:p>
          </table:table-cell>
          <table:table-cell table:style-name="ce4" office:value-type="float" office:value="33666676" calcext:value-type="float">
            <text:p>33666676</text:p>
          </table:table-cell>
          <table:table-cell table:style-name="ce4" office:value-type="float" office:value="60598986" calcext:value-type="float">
            <text:p>60598986</text:p>
          </table:table-cell>
          <table:table-cell table:style-name="ce2" table:formula="of:=(SUM([.B10:.M10]))+0" office:value-type="float" office:value="470882762" calcext:value-type="float">
            <text:p>47088276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4" office:value-type="float" office:value="7542293" calcext:value-type="float">
            <text:p>7542293</text:p>
          </table:table-cell>
          <table:table-cell table:style-name="ce4" office:value-type="float" office:value="6427397" calcext:value-type="float">
            <text:p>6427397</text:p>
          </table:table-cell>
          <table:table-cell table:style-name="ce4" office:value-type="float" office:value="7561270" calcext:value-type="float">
            <text:p>7561270</text:p>
          </table:table-cell>
          <table:table-cell table:style-name="ce4" office:value-type="float" office:value="7975372" calcext:value-type="float">
            <text:p>7975372</text:p>
          </table:table-cell>
          <table:table-cell table:style-name="ce4" office:value-type="float" office:value="4084901" calcext:value-type="float">
            <text:p>4084901</text:p>
          </table:table-cell>
          <table:table-cell table:style-name="ce4" office:value-type="float" office:value="1362413" calcext:value-type="float">
            <text:p>1362413</text:p>
          </table:table-cell>
          <table:table-cell table:style-name="ce4" office:value-type="float" office:value="1464927" calcext:value-type="float">
            <text:p>1464927</text:p>
          </table:table-cell>
          <table:table-cell table:style-name="ce4" office:value-type="float" office:value="2079805" calcext:value-type="float">
            <text:p>2079805</text:p>
          </table:table-cell>
          <table:table-cell table:style-name="ce4" office:value-type="float" office:value="1530492" calcext:value-type="float">
            <text:p>1530492</text:p>
          </table:table-cell>
          <table:table-cell table:style-name="ce4" office:value-type="float" office:value="1825382" calcext:value-type="float">
            <text:p>1825382</text:p>
          </table:table-cell>
          <table:table-cell table:style-name="ce4" office:value-type="float" office:value="5135592" calcext:value-type="float">
            <text:p>5135592</text:p>
          </table:table-cell>
          <table:table-cell table:style-name="ce4" office:value-type="float" office:value="7664224" calcext:value-type="float">
            <text:p>7664224</text:p>
          </table:table-cell>
          <table:table-cell table:style-name="ce2" table:formula="of:=(SUM([.B11:.M11]))+0" office:value-type="float" office:value="54654068" calcext:value-type="float">
            <text:p>5465406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4" office:value-type="float" office:value="1449728" calcext:value-type="float">
            <text:p>1449728</text:p>
          </table:table-cell>
          <table:table-cell table:style-name="ce4" office:value-type="float" office:value="2290549" calcext:value-type="float">
            <text:p>2290549</text:p>
          </table:table-cell>
          <table:table-cell table:style-name="ce4" office:value-type="float" office:value="9512059" calcext:value-type="float">
            <text:p>9512059</text:p>
          </table:table-cell>
          <table:table-cell table:style-name="ce4" office:value-type="float" office:value="18720742" calcext:value-type="float">
            <text:p>18720742</text:p>
          </table:table-cell>
          <table:table-cell table:style-name="ce4" office:value-type="float" office:value="16542085" calcext:value-type="float">
            <text:p>16542085</text:p>
          </table:table-cell>
          <table:table-cell table:style-name="ce4" office:value-type="float" office:value="11752945" calcext:value-type="float">
            <text:p>11752945</text:p>
          </table:table-cell>
          <table:table-cell table:style-name="ce4" office:value-type="float" office:value="2961754" calcext:value-type="float">
            <text:p>2961754</text:p>
          </table:table-cell>
          <table:table-cell table:style-name="ce4" office:value-type="float" office:value="850127" calcext:value-type="float">
            <text:p>850127</text:p>
          </table:table-cell>
          <table:table-cell table:style-name="ce4" office:value-type="float" office:value="1201630" calcext:value-type="float">
            <text:p>1201630</text:p>
          </table:table-cell>
          <table:table-cell table:style-name="ce4" office:value-type="float" office:value="1303833" calcext:value-type="float">
            <text:p>1303833</text:p>
          </table:table-cell>
          <table:table-cell table:style-name="ce4" office:value-type="float" office:value="1082974" calcext:value-type="float">
            <text:p>1082974</text:p>
          </table:table-cell>
          <table:table-cell table:style-name="ce4" office:value-type="float" office:value="1715742" calcext:value-type="float">
            <text:p>1715742</text:p>
          </table:table-cell>
          <table:table-cell table:style-name="ce2" table:formula="of:=(SUM([.B12:.M12]))+0" office:value-type="float" office:value="69384168" calcext:value-type="float">
            <text:p>6938416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4" office:value-type="float" office:value="8764947" calcext:value-type="float">
            <text:p>8764947</text:p>
          </table:table-cell>
          <table:table-cell table:style-name="ce4" office:value-type="float" office:value="8634984" calcext:value-type="float">
            <text:p>8634984</text:p>
          </table:table-cell>
          <table:table-cell table:style-name="ce4" office:value-type="float" office:value="9022584" calcext:value-type="float">
            <text:p>9022584</text:p>
          </table:table-cell>
          <table:table-cell table:style-name="ce4" office:value-type="float" office:value="8171588" calcext:value-type="float">
            <text:p>8171588</text:p>
          </table:table-cell>
          <table:table-cell table:style-name="ce4" office:value-type="float" office:value="2988667" calcext:value-type="float">
            <text:p>2988667</text:p>
          </table:table-cell>
          <table:table-cell table:style-name="ce4" office:value-type="float" office:value="573007" calcext:value-type="float">
            <text:p>573007</text:p>
          </table:table-cell>
          <table:table-cell table:style-name="ce4" office:value-type="float" office:value="482026" calcext:value-type="float">
            <text:p>482026</text:p>
          </table:table-cell>
          <table:table-cell table:style-name="ce4" office:value-type="float" office:value="641217" calcext:value-type="float">
            <text:p>641217</text:p>
          </table:table-cell>
          <table:table-cell table:style-name="ce4" office:value-type="float" office:value="546730" calcext:value-type="float">
            <text:p>546730</text:p>
          </table:table-cell>
          <table:table-cell table:style-name="ce4" office:value-type="float" office:value="1211337" calcext:value-type="float">
            <text:p>1211337</text:p>
          </table:table-cell>
          <table:table-cell table:style-name="ce4" office:value-type="float" office:value="5200810" calcext:value-type="float">
            <text:p>5200810</text:p>
          </table:table-cell>
          <table:table-cell table:style-name="ce4" office:value-type="float" office:value="8042402" calcext:value-type="float">
            <text:p>8042402</text:p>
          </table:table-cell>
          <table:table-cell table:style-name="ce2" table:formula="of:=(SUM([.B13:.M13]))+0" office:value-type="float" office:value="54280299" calcext:value-type="float">
            <text:p>5428029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4" office:value-type="float" office:value="348488" calcext:value-type="float">
            <text:p>348488</text:p>
          </table:table-cell>
          <table:table-cell table:style-name="ce4" office:value-type="float" office:value="449820" calcext:value-type="float">
            <text:p>449820</text:p>
          </table:table-cell>
          <table:table-cell table:style-name="ce4" office:value-type="float" office:value="949039" calcext:value-type="float">
            <text:p>949039</text:p>
          </table:table-cell>
          <table:table-cell table:style-name="ce4" office:value-type="float" office:value="1670777" calcext:value-type="float">
            <text:p>1670777</text:p>
          </table:table-cell>
          <table:table-cell table:style-name="ce4" office:value-type="float" office:value="892232" calcext:value-type="float">
            <text:p>892232</text:p>
          </table:table-cell>
          <table:table-cell table:style-name="ce4" office:value-type="float" office:value="489024" calcext:value-type="float">
            <text:p>489024</text:p>
          </table:table-cell>
          <table:table-cell table:style-name="ce4" office:value-type="float" office:value="115244" calcext:value-type="float">
            <text:p>115244</text:p>
          </table:table-cell>
          <table:table-cell table:style-name="ce4" office:value-type="float" office:value="114491" calcext:value-type="float">
            <text:p>114491</text:p>
          </table:table-cell>
          <table:table-cell table:style-name="ce4" office:value-type="float" office:value="66313" calcext:value-type="float">
            <text:p>66313</text:p>
          </table:table-cell>
          <table:table-cell table:style-name="ce4" office:value-type="float" office:value="81040" calcext:value-type="float">
            <text:p>81040</text:p>
          </table:table-cell>
          <table:table-cell table:style-name="ce4" office:value-type="float" office:value="80524" calcext:value-type="float">
            <text:p>80524</text:p>
          </table:table-cell>
          <table:table-cell table:style-name="ce4" office:value-type="float" office:value="294839" calcext:value-type="float">
            <text:p>294839</text:p>
          </table:table-cell>
          <table:table-cell table:style-name="ce2" table:formula="of:=(SUM([.B14:.M14]))+0" office:value-type="float" office:value="5551831" calcext:value-type="float">
            <text:p>555183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4" office:value-type="float" office:value="2368164" calcext:value-type="float">
            <text:p>2368164</text:p>
          </table:table-cell>
          <table:table-cell table:style-name="ce4" office:value-type="float" office:value="3039590" calcext:value-type="float">
            <text:p>3039590</text:p>
          </table:table-cell>
          <table:table-cell table:style-name="ce4" office:value-type="float" office:value="3310552" calcext:value-type="float">
            <text:p>3310552</text:p>
          </table:table-cell>
          <table:table-cell table:style-name="ce4" office:value-type="float" office:value="4080487" calcext:value-type="float">
            <text:p>4080487</text:p>
          </table:table-cell>
          <table:table-cell table:style-name="ce4" office:value-type="float" office:value="3966675" calcext:value-type="float">
            <text:p>3966675</text:p>
          </table:table-cell>
          <table:table-cell table:style-name="ce4" office:value-type="float" office:value="4162818" calcext:value-type="float">
            <text:p>4162818</text:p>
          </table:table-cell>
          <table:table-cell table:style-name="ce4" office:value-type="float" office:value="3832837" calcext:value-type="float">
            <text:p>3832837</text:p>
          </table:table-cell>
          <table:table-cell table:style-name="ce4" office:value-type="float" office:value="3289441" calcext:value-type="float">
            <text:p>3289441</text:p>
          </table:table-cell>
          <table:table-cell table:style-name="ce4" office:value-type="float" office:value="3488690" calcext:value-type="float">
            <text:p>3488690</text:p>
          </table:table-cell>
          <table:table-cell table:style-name="ce4" office:value-type="float" office:value="4081833" calcext:value-type="float">
            <text:p>4081833</text:p>
          </table:table-cell>
          <table:table-cell table:style-name="ce4" office:value-type="float" office:value="4602124" calcext:value-type="float">
            <text:p>4602124</text:p>
          </table:table-cell>
          <table:table-cell table:style-name="ce4" office:value-type="float" office:value="4144806" calcext:value-type="float">
            <text:p>4144806</text:p>
          </table:table-cell>
          <table:table-cell table:style-name="ce2" table:formula="of:=(SUM([.B15:.M15]))+0" office:value-type="float" office:value="44368017" calcext:value-type="float">
            <text:p>4436801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4" office:value-type="float" office:value="85193056" calcext:value-type="float">
            <text:p>85193056</text:p>
          </table:table-cell>
          <table:table-cell table:style-name="ce4" office:value-type="float" office:value="77949062" calcext:value-type="float">
            <text:p>77949062</text:p>
          </table:table-cell>
          <table:table-cell table:style-name="ce4" office:value-type="float" office:value="91982818" calcext:value-type="float">
            <text:p>91982818</text:p>
          </table:table-cell>
          <table:table-cell table:style-name="ce4" office:value-type="float" office:value="104833894" calcext:value-type="float">
            <text:p>104833894</text:p>
          </table:table-cell>
          <table:table-cell table:style-name="ce4" office:value-type="float" office:value="57769492" calcext:value-type="float">
            <text:p>57769492</text:p>
          </table:table-cell>
          <table:table-cell table:style-name="ce4" office:value-type="float" office:value="17341364" calcext:value-type="float">
            <text:p>17341364</text:p>
          </table:table-cell>
          <table:table-cell table:style-name="ce4" office:value-type="float" office:value="15871437" calcext:value-type="float">
            <text:p>15871437</text:p>
          </table:table-cell>
          <table:table-cell table:style-name="ce4" office:value-type="float" office:value="18103496" calcext:value-type="float">
            <text:p>18103496</text:p>
          </table:table-cell>
          <table:table-cell table:style-name="ce4" office:value-type="float" office:value="15215196" calcext:value-type="float">
            <text:p>15215196</text:p>
          </table:table-cell>
          <table:table-cell table:style-name="ce4" office:value-type="float" office:value="30148656" calcext:value-type="float">
            <text:p>30148656</text:p>
          </table:table-cell>
          <table:table-cell table:style-name="ce4" office:value-type="float" office:value="88136975" calcext:value-type="float">
            <text:p>88136975</text:p>
          </table:table-cell>
          <table:table-cell table:style-name="ce4" office:value-type="float" office:value="87872006" calcext:value-type="float">
            <text:p>87872006</text:p>
          </table:table-cell>
          <table:table-cell table:style-name="ce2" table:formula="of:=(SUM([.B16:.M16]))+0" office:value-type="float" office:value="690417452" calcext:value-type="float">
            <text:p>69041745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4" office:value-type="float" office:value="478657" calcext:value-type="float">
            <text:p>478657</text:p>
          </table:table-cell>
          <table:table-cell table:style-name="ce4" office:value-type="float" office:value="534323" calcext:value-type="float">
            <text:p>534323</text:p>
          </table:table-cell>
          <table:table-cell table:style-name="ce4" office:value-type="float" office:value="1108270" calcext:value-type="float">
            <text:p>1108270</text:p>
          </table:table-cell>
          <table:table-cell table:style-name="ce4" office:value-type="float" office:value="2892094" calcext:value-type="float">
            <text:p>2892094</text:p>
          </table:table-cell>
          <table:table-cell table:style-name="ce4" office:value-type="float" office:value="3377744" calcext:value-type="float">
            <text:p>3377744</text:p>
          </table:table-cell>
          <table:table-cell table:style-name="ce4" office:value-type="float" office:value="6358495" calcext:value-type="float">
            <text:p>6358495</text:p>
          </table:table-cell>
          <table:table-cell table:style-name="ce4" office:value-type="float" office:value="4454281" calcext:value-type="float">
            <text:p>4454281</text:p>
          </table:table-cell>
          <table:table-cell table:style-name="ce4" office:value-type="float" office:value="1108868" calcext:value-type="float">
            <text:p>1108868</text:p>
          </table:table-cell>
          <table:table-cell table:style-name="ce4" office:value-type="float" office:value="985334" calcext:value-type="float">
            <text:p>985334</text:p>
          </table:table-cell>
          <table:table-cell table:style-name="ce4" office:value-type="float" office:value="1947371" calcext:value-type="float">
            <text:p>1947371</text:p>
          </table:table-cell>
          <table:table-cell table:style-name="ce4" office:value-type="float" office:value="2415809" calcext:value-type="float">
            <text:p>2415809</text:p>
          </table:table-cell>
          <table:table-cell table:style-name="ce4" office:value-type="float" office:value="601162" calcext:value-type="float">
            <text:p>601162</text:p>
          </table:table-cell>
          <table:table-cell table:style-name="ce2" table:formula="of:=(SUM([.B17:.M17]))+0" office:value-type="float" office:value="26262408" calcext:value-type="float">
            <text:p>2626240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4" office:value-type="float" office:value="8987516" calcext:value-type="float">
            <text:p>8987516</text:p>
          </table:table-cell>
          <table:table-cell table:style-name="ce4" office:value-type="float" office:value="7221942" calcext:value-type="float">
            <text:p>7221942</text:p>
          </table:table-cell>
          <table:table-cell table:style-name="ce4" office:value-type="float" office:value="6890054" calcext:value-type="float">
            <text:p>6890054</text:p>
          </table:table-cell>
          <table:table-cell table:style-name="ce4" office:value-type="float" office:value="8138766" calcext:value-type="float">
            <text:p>8138766</text:p>
          </table:table-cell>
          <table:table-cell table:style-name="ce4" office:value-type="float" office:value="14813012" calcext:value-type="float">
            <text:p>14813012</text:p>
          </table:table-cell>
          <table:table-cell table:style-name="ce4" office:value-type="float" office:value="17153495" calcext:value-type="float">
            <text:p>17153495</text:p>
          </table:table-cell>
          <table:table-cell table:style-name="ce4" office:value-type="float" office:value="19775734" calcext:value-type="float">
            <text:p>19775734</text:p>
          </table:table-cell>
          <table:table-cell table:style-name="ce4" office:value-type="float" office:value="7832406" calcext:value-type="float">
            <text:p>7832406</text:p>
          </table:table-cell>
          <table:table-cell table:style-name="ce4" office:value-type="float" office:value="8903901" calcext:value-type="float">
            <text:p>8903901</text:p>
          </table:table-cell>
          <table:table-cell table:style-name="ce4" office:value-type="float" office:value="9991902" calcext:value-type="float">
            <text:p>9991902</text:p>
          </table:table-cell>
          <table:table-cell table:style-name="ce4" office:value-type="float" office:value="10188800" calcext:value-type="float">
            <text:p>10188800</text:p>
          </table:table-cell>
          <table:table-cell table:style-name="ce4" office:value-type="float" office:value="9130722" calcext:value-type="float">
            <text:p>9130722</text:p>
          </table:table-cell>
          <table:table-cell table:style-name="ce2" table:formula="of:=(SUM([.B18:.M18]))+0" office:value-type="float" office:value="129028250" calcext:value-type="float">
            <text:p>12902825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4" office:value-type="float" office:value="98754578" calcext:value-type="float">
            <text:p>98754578</text:p>
          </table:table-cell>
          <table:table-cell table:style-name="ce4" office:value-type="float" office:value="85624927" calcext:value-type="float">
            <text:p>85624927</text:p>
          </table:table-cell>
          <table:table-cell table:style-name="ce4" office:value-type="float" office:value="48232888" calcext:value-type="float">
            <text:p>48232888</text:p>
          </table:table-cell>
          <table:table-cell table:style-name="ce4" office:value-type="float" office:value="26276713" calcext:value-type="float">
            <text:p>26276713</text:p>
          </table:table-cell>
          <table:table-cell table:style-name="ce4" office:value-type="float" office:value="23691250" calcext:value-type="float">
            <text:p>23691250</text:p>
          </table:table-cell>
          <table:table-cell table:style-name="ce4" office:value-type="float" office:value="20135585" calcext:value-type="float">
            <text:p>20135585</text:p>
          </table:table-cell>
          <table:table-cell table:style-name="ce4" office:value-type="float" office:value="12123401" calcext:value-type="float">
            <text:p>12123401</text:p>
          </table:table-cell>
          <table:table-cell table:style-name="ce4" office:value-type="float" office:value="12890908" calcext:value-type="float">
            <text:p>12890908</text:p>
          </table:table-cell>
          <table:table-cell table:style-name="ce4" office:value-type="float" office:value="29561005" calcext:value-type="float">
            <text:p>29561005</text:p>
          </table:table-cell>
          <table:table-cell table:style-name="ce4" office:value-type="float" office:value="59650779" calcext:value-type="float">
            <text:p>59650779</text:p>
          </table:table-cell>
          <table:table-cell table:style-name="ce4" office:value-type="float" office:value="94369397" calcext:value-type="float">
            <text:p>94369397</text:p>
          </table:table-cell>
          <table:table-cell table:style-name="ce4" office:value-type="float" office:value="83621149" calcext:value-type="float">
            <text:p>83621149</text:p>
          </table:table-cell>
          <table:table-cell table:style-name="ce2" table:formula="of:=(SUM([.B19:.M19]))+0" office:value-type="float" office:value="594932580" calcext:value-type="float">
            <text:p>59493258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4" office:value-type="float" office:value="134895294" calcext:value-type="float">
            <text:p>134895294</text:p>
          </table:table-cell>
          <table:table-cell table:style-name="ce4" office:value-type="float" office:value="129086792" calcext:value-type="float">
            <text:p>129086792</text:p>
          </table:table-cell>
          <table:table-cell table:style-name="ce4" office:value-type="float" office:value="137043556" calcext:value-type="float">
            <text:p>137043556</text:p>
          </table:table-cell>
          <table:table-cell table:style-name="ce4" office:value-type="float" office:value="80427034" calcext:value-type="float">
            <text:p>80427034</text:p>
          </table:table-cell>
          <table:table-cell table:style-name="ce4" office:value-type="float" office:value="66304463" calcext:value-type="float">
            <text:p>66304463</text:p>
          </table:table-cell>
          <table:table-cell table:style-name="ce4" office:value-type="float" office:value="49308915" calcext:value-type="float">
            <text:p>49308915</text:p>
          </table:table-cell>
          <table:table-cell table:style-name="ce4" office:value-type="float" office:value="31654363" calcext:value-type="float">
            <text:p>31654363</text:p>
          </table:table-cell>
          <table:table-cell table:style-name="ce4" office:value-type="float" office:value="24036345" calcext:value-type="float">
            <text:p>24036345</text:p>
          </table:table-cell>
          <table:table-cell table:style-name="ce4" office:value-type="float" office:value="36278695" calcext:value-type="float">
            <text:p>36278695</text:p>
          </table:table-cell>
          <table:table-cell table:style-name="ce4" office:value-type="float" office:value="61272418" calcext:value-type="float">
            <text:p>61272418</text:p>
          </table:table-cell>
          <table:table-cell table:style-name="ce4" office:value-type="float" office:value="97706504" calcext:value-type="float">
            <text:p>97706504</text:p>
          </table:table-cell>
          <table:table-cell table:style-name="ce4" office:value-type="float" office:value="129268188" calcext:value-type="float">
            <text:p>129268188</text:p>
          </table:table-cell>
          <table:table-cell table:style-name="ce2" table:formula="of:=(SUM([.B20:.M20]))+0" office:value-type="float" office:value="977282567" calcext:value-type="float">
            <text:p>97728256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4" office:value-type="float" office:value="1560203" calcext:value-type="float">
            <text:p>1560203</text:p>
          </table:table-cell>
          <table:table-cell table:style-name="ce4" office:value-type="float" office:value="1249416" calcext:value-type="float">
            <text:p>1249416</text:p>
          </table:table-cell>
          <table:table-cell table:style-name="ce4" office:value-type="float" office:value="1768914" calcext:value-type="float">
            <text:p>1768914</text:p>
          </table:table-cell>
          <table:table-cell table:style-name="ce4" office:value-type="float" office:value="1893201" calcext:value-type="float">
            <text:p>1893201</text:p>
          </table:table-cell>
          <table:table-cell table:style-name="ce4" office:value-type="float" office:value="4248094" calcext:value-type="float">
            <text:p>4248094</text:p>
          </table:table-cell>
          <table:table-cell table:style-name="ce4" office:value-type="float" office:value="4490412" calcext:value-type="float">
            <text:p>4490412</text:p>
          </table:table-cell>
          <table:table-cell table:style-name="ce4" office:value-type="float" office:value="1892913" calcext:value-type="float">
            <text:p>1892913</text:p>
          </table:table-cell>
          <table:table-cell table:style-name="ce4" office:value-type="float" office:value="536042" calcext:value-type="float">
            <text:p>536042</text:p>
          </table:table-cell>
          <table:table-cell table:style-name="ce4" office:value-type="float" office:value="338502" calcext:value-type="float">
            <text:p>338502</text:p>
          </table:table-cell>
          <table:table-cell table:style-name="ce4" office:value-type="float" office:value="517445" calcext:value-type="float">
            <text:p>517445</text:p>
          </table:table-cell>
          <table:table-cell table:style-name="ce4" office:value-type="float" office:value="1238669" calcext:value-type="float">
            <text:p>1238669</text:p>
          </table:table-cell>
          <table:table-cell table:style-name="ce4" office:value-type="float" office:value="1260126" calcext:value-type="float">
            <text:p>1260126</text:p>
          </table:table-cell>
          <table:table-cell table:style-name="ce2" table:formula="of:=(SUM([.B21:.M21]))+0" office:value-type="float" office:value="20993937" calcext:value-type="float">
            <text:p>2099393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4" office:value-type="float" office:value="147093272" calcext:value-type="float">
            <text:p>147093272</text:p>
          </table:table-cell>
          <table:table-cell table:style-name="ce4" office:value-type="float" office:value="110486790" calcext:value-type="float">
            <text:p>110486790</text:p>
          </table:table-cell>
          <table:table-cell table:style-name="ce4" office:value-type="float" office:value="130540084" calcext:value-type="float">
            <text:p>130540084</text:p>
          </table:table-cell>
          <table:table-cell table:style-name="ce4" office:value-type="float" office:value="88147190" calcext:value-type="float">
            <text:p>88147190</text:p>
          </table:table-cell>
          <table:table-cell table:style-name="ce4" office:value-type="float" office:value="65339503" calcext:value-type="float">
            <text:p>65339503</text:p>
          </table:table-cell>
          <table:table-cell table:style-name="ce4" office:value-type="float" office:value="41635494" calcext:value-type="float">
            <text:p>41635494</text:p>
          </table:table-cell>
          <table:table-cell table:style-name="ce4" office:value-type="float" office:value="24335034" calcext:value-type="float">
            <text:p>24335034</text:p>
          </table:table-cell>
          <table:table-cell table:style-name="ce4" office:value-type="float" office:value="32613891" calcext:value-type="float">
            <text:p>32613891</text:p>
          </table:table-cell>
          <table:table-cell table:style-name="ce4" office:value-type="float" office:value="33040019" calcext:value-type="float">
            <text:p>33040019</text:p>
          </table:table-cell>
          <table:table-cell table:style-name="ce4" office:value-type="float" office:value="52579191" calcext:value-type="float">
            <text:p>52579191</text:p>
          </table:table-cell>
          <table:table-cell table:style-name="ce4" office:value-type="float" office:value="73889234" calcext:value-type="float">
            <text:p>73889234</text:p>
          </table:table-cell>
          <table:table-cell table:style-name="ce4" office:value-type="float" office:value="127461235" calcext:value-type="float">
            <text:p>127461235</text:p>
          </table:table-cell>
          <table:table-cell table:style-name="ce2" table:formula="of:=(SUM([.B22:.M22]))+0" office:value-type="float" office:value="927160937" calcext:value-type="float">
            <text:p>92716093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4" office:value-type="float" office:value="4593497" calcext:value-type="float">
            <text:p>4593497</text:p>
          </table:table-cell>
          <table:table-cell table:style-name="ce4" office:value-type="float" office:value="4735352" calcext:value-type="float">
            <text:p>4735352</text:p>
          </table:table-cell>
          <table:table-cell table:style-name="ce4" office:value-type="float" office:value="5626743" calcext:value-type="float">
            <text:p>5626743</text:p>
          </table:table-cell>
          <table:table-cell table:style-name="ce4" office:value-type="float" office:value="8366418" calcext:value-type="float">
            <text:p>8366418</text:p>
          </table:table-cell>
          <table:table-cell table:style-name="ce4" office:value-type="float" office:value="17607344" calcext:value-type="float">
            <text:p>17607344</text:p>
          </table:table-cell>
          <table:table-cell table:style-name="ce4" office:value-type="float" office:value="10264425" calcext:value-type="float">
            <text:p>10264425</text:p>
          </table:table-cell>
          <table:table-cell table:style-name="ce4" office:value-type="float" office:value="2274955" calcext:value-type="float">
            <text:p>2274955</text:p>
          </table:table-cell>
          <table:table-cell table:style-name="ce4" office:value-type="float" office:value="1519382" calcext:value-type="float">
            <text:p>1519382</text:p>
          </table:table-cell>
          <table:table-cell table:style-name="ce4" office:value-type="float" office:value="1537188" calcext:value-type="float">
            <text:p>1537188</text:p>
          </table:table-cell>
          <table:table-cell table:style-name="ce4" office:value-type="float" office:value="1857276" calcext:value-type="float">
            <text:p>1857276</text:p>
          </table:table-cell>
          <table:table-cell table:style-name="ce4" office:value-type="float" office:value="2342217" calcext:value-type="float">
            <text:p>2342217</text:p>
          </table:table-cell>
          <table:table-cell table:style-name="ce4" office:value-type="float" office:value="4235110" calcext:value-type="float">
            <text:p>4235110</text:p>
          </table:table-cell>
          <table:table-cell table:style-name="ce2" table:formula="of:=(SUM([.B23:.M23]))+0" office:value-type="float" office:value="64959907" calcext:value-type="float">
            <text:p>6495990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4" office:value-type="float" office:value="21454805" calcext:value-type="float">
            <text:p>21454805</text:p>
          </table:table-cell>
          <table:table-cell table:style-name="ce4" office:value-type="float" office:value="18505970" calcext:value-type="float">
            <text:p>18505970</text:p>
          </table:table-cell>
          <table:table-cell table:style-name="ce4" office:value-type="float" office:value="18558407" calcext:value-type="float">
            <text:p>18558407</text:p>
          </table:table-cell>
          <table:table-cell table:style-name="ce4" office:value-type="float" office:value="19804732" calcext:value-type="float">
            <text:p>19804732</text:p>
          </table:table-cell>
          <table:table-cell table:style-name="ce4" office:value-type="float" office:value="17373086" calcext:value-type="float">
            <text:p>17373086</text:p>
          </table:table-cell>
          <table:table-cell table:style-name="ce4" office:value-type="float" office:value="14613070" calcext:value-type="float">
            <text:p>14613070</text:p>
          </table:table-cell>
          <table:table-cell table:style-name="ce4" office:value-type="float" office:value="9228001" calcext:value-type="float">
            <text:p>9228001</text:p>
          </table:table-cell>
          <table:table-cell table:style-name="ce4" office:value-type="float" office:value="6190345" calcext:value-type="float">
            <text:p>6190345</text:p>
          </table:table-cell>
          <table:table-cell table:style-name="ce4" office:value-type="float" office:value="7372047" calcext:value-type="float">
            <text:p>7372047</text:p>
          </table:table-cell>
          <table:table-cell table:style-name="ce4" office:value-type="float" office:value="9831155" calcext:value-type="float">
            <text:p>9831155</text:p>
          </table:table-cell>
          <table:table-cell table:style-name="ce4" office:value-type="float" office:value="13314012" calcext:value-type="float">
            <text:p>13314012</text:p>
          </table:table-cell>
          <table:table-cell table:style-name="ce4" office:value-type="float" office:value="25087748" calcext:value-type="float">
            <text:p>25087748</text:p>
          </table:table-cell>
          <table:table-cell table:style-name="ce2" table:formula="of:=(SUM([.B24:.M24]))+0" office:value-type="float" office:value="181333378" calcext:value-type="float">
            <text:p>18133337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33967744" calcext:value-type="float">
            <text:p>33967744</text:p>
          </table:table-cell>
          <table:table-cell table:style-name="ce2" office:value-type="float" office:value="38639572" calcext:value-type="float">
            <text:p>38639572</text:p>
          </table:table-cell>
          <table:table-cell table:style-name="ce2" office:value-type="float" office:value="43078707" calcext:value-type="float">
            <text:p>43078707</text:p>
          </table:table-cell>
          <table:table-cell table:style-name="ce2" office:value-type="float" office:value="41720737" calcext:value-type="float">
            <text:p>41720737</text:p>
          </table:table-cell>
          <table:table-cell table:style-name="ce2" office:value-type="float" office:value="24310956" calcext:value-type="float">
            <text:p>24310956</text:p>
          </table:table-cell>
          <table:table-cell table:style-name="ce2" office:value-type="float" office:value="14219443" calcext:value-type="float">
            <text:p>14219443</text:p>
          </table:table-cell>
          <table:table-cell table:style-name="ce2" office:value-type="float" office:value="12142834" calcext:value-type="float">
            <text:p>12142834</text:p>
          </table:table-cell>
          <table:table-cell table:style-name="ce2" office:value-type="float" office:value="14698430" calcext:value-type="float">
            <text:p>14698430</text:p>
          </table:table-cell>
          <table:table-cell table:style-name="ce2" office:value-type="float" office:value="12168091" calcext:value-type="float">
            <text:p>12168091</text:p>
          </table:table-cell>
          <table:table-cell table:style-name="ce2" office:value-type="float" office:value="13596864" calcext:value-type="float">
            <text:p>13596864</text:p>
          </table:table-cell>
          <table:table-cell table:style-name="ce2" office:value-type="float" office:value="17833343" calcext:value-type="float">
            <text:p>17833343</text:p>
          </table:table-cell>
          <table:table-cell table:style-name="ce2" office:value-type="float" office:value="26620350" calcext:value-type="float">
            <text:p>26620350</text:p>
          </table:table-cell>
          <table:table-cell table:style-name="ce2" table:formula="of:=(SUM([.B25:.M25]))+0" office:value-type="float" office:value="292997071" calcext:value-type="float">
            <text:p>292997071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60955" calcext:value-type="float">
            <text:p>60955</text:p>
          </table:table-cell>
          <table:table-cell table:style-name="ce2" office:value-type="float" office:value="36594" calcext:value-type="float">
            <text:p>36594</text:p>
          </table:table-cell>
          <table:table-cell table:style-name="ce2" office:value-type="float" office:value="17438" calcext:value-type="float">
            <text:p>17438</text:p>
          </table:table-cell>
          <table:table-cell table:style-name="ce2" office:value-type="float" office:value="1412123" calcext:value-type="float">
            <text:p>1412123</text:p>
          </table:table-cell>
          <table:table-cell table:style-name="ce2" office:value-type="float" office:value="43457569" calcext:value-type="float">
            <text:p>43457569</text:p>
          </table:table-cell>
          <table:table-cell table:style-name="ce2" office:value-type="float" office:value="51696466" calcext:value-type="float">
            <text:p>51696466</text:p>
          </table:table-cell>
          <table:table-cell table:style-name="ce2" office:value-type="float" office:value="23400753" calcext:value-type="float">
            <text:p>23400753</text:p>
          </table:table-cell>
          <table:table-cell table:style-name="ce2" office:value-type="float" office:value="14734299" calcext:value-type="float">
            <text:p>14734299</text:p>
          </table:table-cell>
          <table:table-cell table:style-name="ce2" office:value-type="float" office:value="5089139" calcext:value-type="float">
            <text:p>5089139</text:p>
          </table:table-cell>
          <table:table-cell table:style-name="ce2" office:value-type="float" office:value="2314970" calcext:value-type="float">
            <text:p>2314970</text:p>
          </table:table-cell>
          <table:table-cell table:style-name="ce2" office:value-type="float" office:value="335667" calcext:value-type="float">
            <text:p>335667</text:p>
          </table:table-cell>
          <table:table-cell table:style-name="ce2" office:value-type="float" office:value="461933" calcext:value-type="float">
            <text:p>461933</text:p>
          </table:table-cell>
          <table:table-cell table:style-name="ce2" table:formula="of:=(SUM([.B26:.M26]))+0" office:value-type="float" office:value="143017906" calcext:value-type="float">
            <text:p>143017906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2373629" calcext:value-type="float">
            <text:p>2373629</text:p>
          </table:table-cell>
          <table:table-cell table:style-name="ce2" office:value-type="float" office:value="8255865" calcext:value-type="float">
            <text:p>8255865</text:p>
          </table:table-cell>
          <table:table-cell table:style-name="ce2" office:value-type="float" office:value="34934947" calcext:value-type="float">
            <text:p>34934947</text:p>
          </table:table-cell>
          <table:table-cell table:style-name="ce2" office:value-type="float" office:value="77688578" calcext:value-type="float">
            <text:p>77688578</text:p>
          </table:table-cell>
          <table:table-cell table:style-name="ce2" office:value-type="float" office:value="108462741" calcext:value-type="float">
            <text:p>108462741</text:p>
          </table:table-cell>
          <table:table-cell table:style-name="ce2" office:value-type="float" office:value="58078073" calcext:value-type="float">
            <text:p>58078073</text:p>
          </table:table-cell>
          <table:table-cell table:style-name="ce2" office:value-type="float" office:value="6871685" calcext:value-type="float">
            <text:p>6871685</text:p>
          </table:table-cell>
          <table:table-cell table:style-name="ce2" office:value-type="float" office:value="15141090" calcext:value-type="float">
            <text:p>15141090</text:p>
          </table:table-cell>
          <table:table-cell table:style-name="ce2" office:value-type="float" office:value="2406112" calcext:value-type="float">
            <text:p>2406112</text:p>
          </table:table-cell>
          <table:table-cell table:style-name="ce2" office:value-type="float" office:value="3508550" calcext:value-type="float">
            <text:p>3508550</text:p>
          </table:table-cell>
          <table:table-cell table:style-name="ce2" office:value-type="float" office:value="5641083" calcext:value-type="float">
            <text:p>5641083</text:p>
          </table:table-cell>
          <table:table-cell table:style-name="ce2" office:value-type="float" office:value="1022453" calcext:value-type="float">
            <text:p>1022453</text:p>
          </table:table-cell>
          <table:table-cell table:style-name="ce2" table:formula="of:=(SUM([.B27:.M27]))+0" office:value-type="float" office:value="324384806" calcext:value-type="float">
            <text:p>324384806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19456153" calcext:value-type="float">
            <text:p>19456153</text:p>
          </table:table-cell>
          <table:table-cell table:style-name="ce2" office:value-type="float" office:value="5243249" calcext:value-type="float">
            <text:p>5243249</text:p>
          </table:table-cell>
          <table:table-cell table:style-name="ce2" office:value-type="float" office:value="1658498" calcext:value-type="float">
            <text:p>1658498</text:p>
          </table:table-cell>
          <table:table-cell table:style-name="ce2" office:value-type="float" office:value="164649" calcext:value-type="float">
            <text:p>164649</text:p>
          </table:table-cell>
          <table:table-cell table:style-name="ce2" office:value-type="float" office:value="55182" calcext:value-type="float">
            <text:p>55182</text:p>
          </table:table-cell>
          <table:table-cell table:style-name="ce2" office:value-type="float" office:value="62819" calcext:value-type="float">
            <text:p>62819</text:p>
          </table:table-cell>
          <table:table-cell table:style-name="ce2" office:value-type="float" office:value="34416" calcext:value-type="float">
            <text:p>34416</text:p>
          </table:table-cell>
          <table:table-cell table:style-name="ce2" office:value-type="float" office:value="18534" calcext:value-type="float">
            <text:p>18534</text:p>
          </table:table-cell>
          <table:table-cell table:style-name="ce2" office:value-type="float" office:value="1393909" calcext:value-type="float">
            <text:p>1393909</text:p>
          </table:table-cell>
          <table:table-cell table:style-name="ce2" office:value-type="float" office:value="39543726" calcext:value-type="float">
            <text:p>39543726</text:p>
          </table:table-cell>
          <table:table-cell table:style-name="ce2" office:value-type="float" office:value="55707665" calcext:value-type="float">
            <text:p>55707665</text:p>
          </table:table-cell>
          <table:table-cell table:style-name="ce2" office:value-type="float" office:value="49595316" calcext:value-type="float">
            <text:p>49595316</text:p>
          </table:table-cell>
          <table:table-cell table:style-name="ce2" table:formula="of:=(SUM([.B28:.M28]))+0" office:value-type="float" office:value="172934116" calcext:value-type="float">
            <text:p>172934116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114683" calcext:value-type="float">
            <text:p>114683</text:p>
          </table:table-cell>
          <table:table-cell table:style-name="ce2" office:value-type="float" office:value="98330" calcext:value-type="float">
            <text:p>98330</text:p>
          </table:table-cell>
          <table:table-cell table:style-name="ce2" office:value-type="float" office:value="19506" calcext:value-type="float">
            <text:p>19506</text:p>
          </table:table-cell>
          <table:table-cell table:style-name="ce2" office:value-type="float" office:value="370968" calcext:value-type="float">
            <text:p>370968</text:p>
          </table:table-cell>
          <table:table-cell table:style-name="ce2" office:value-type="float" office:value="15941331" calcext:value-type="float">
            <text:p>15941331</text:p>
          </table:table-cell>
          <table:table-cell table:style-name="ce2" office:value-type="float" office:value="23092351" calcext:value-type="float">
            <text:p>23092351</text:p>
          </table:table-cell>
          <table:table-cell table:style-name="ce2" office:value-type="float" office:value="18803667" calcext:value-type="float">
            <text:p>18803667</text:p>
          </table:table-cell>
          <table:table-cell table:style-name="ce2" office:value-type="float" office:value="6860706" calcext:value-type="float">
            <text:p>6860706</text:p>
          </table:table-cell>
          <table:table-cell table:style-name="ce2" office:value-type="float" office:value="886920" calcext:value-type="float">
            <text:p>886920</text:p>
          </table:table-cell>
          <table:table-cell table:style-name="ce2" office:value-type="float" office:value="40792" calcext:value-type="float">
            <text:p>40792</text:p>
          </table:table-cell>
          <table:table-cell table:style-name="ce2" office:value-type="float" office:value="106878" calcext:value-type="float">
            <text:p>106878</text:p>
          </table:table-cell>
          <table:table-cell table:style-name="ce2" office:value-type="float" office:value="1156429" calcext:value-type="float">
            <text:p>1156429</text:p>
          </table:table-cell>
          <table:table-cell table:style-name="ce2" table:formula="of:=(SUM([.B29:.M29]))+0" office:value-type="float" office:value="67492561" calcext:value-type="float">
            <text:p>67492561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68780" calcext:value-type="float">
            <text:p>68780</text:p>
          </table:table-cell>
          <table:table-cell table:style-name="ce2" office:value-type="float" office:value="394950" calcext:value-type="float">
            <text:p>394950</text:p>
          </table:table-cell>
          <table:table-cell table:style-name="ce2" office:value-type="float" office:value="776471" calcext:value-type="float">
            <text:p>776471</text:p>
          </table:table-cell>
          <table:table-cell table:style-name="ce2" office:value-type="float" office:value="813282" calcext:value-type="float">
            <text:p>813282</text:p>
          </table:table-cell>
          <table:table-cell table:style-name="ce2" office:value-type="float" office:value="1951282" calcext:value-type="float">
            <text:p>1951282</text:p>
          </table:table-cell>
          <table:table-cell table:style-name="ce2" office:value-type="float" office:value="12286776" calcext:value-type="float">
            <text:p>12286776</text:p>
          </table:table-cell>
          <table:table-cell table:style-name="ce2" office:value-type="float" office:value="16181847" calcext:value-type="float">
            <text:p>16181847</text:p>
          </table:table-cell>
          <table:table-cell table:style-name="ce2" office:value-type="float" office:value="20295760" calcext:value-type="float">
            <text:p>20295760</text:p>
          </table:table-cell>
          <table:table-cell table:style-name="ce2" office:value-type="float" office:value="18272260" calcext:value-type="float">
            <text:p>18272260</text:p>
          </table:table-cell>
          <table:table-cell table:style-name="ce2" office:value-type="float" office:value="13491134" calcext:value-type="float">
            <text:p>13491134</text:p>
          </table:table-cell>
          <table:table-cell table:style-name="ce2" office:value-type="float" office:value="1810729" calcext:value-type="float">
            <text:p>1810729</text:p>
          </table:table-cell>
          <table:table-cell table:style-name="ce2" office:value-type="float" office:value="185735" calcext:value-type="float">
            <text:p>185735</text:p>
          </table:table-cell>
          <table:table-cell table:style-name="ce2" table:formula="of:=(SUM([.B30:.M30]))+0" office:value-type="float" office:value="86529006" calcext:value-type="float">
            <text:p>86529006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34939273" calcext:value-type="float">
            <text:p>34939273</text:p>
          </table:table-cell>
          <table:table-cell table:style-name="ce2" office:value-type="float" office:value="40925919" calcext:value-type="float">
            <text:p>40925919</text:p>
          </table:table-cell>
          <table:table-cell table:style-name="ce2" office:value-type="float" office:value="57521452" calcext:value-type="float">
            <text:p>57521452</text:p>
          </table:table-cell>
          <table:table-cell table:style-name="ce2" office:value-type="float" office:value="58598201" calcext:value-type="float">
            <text:p>58598201</text:p>
          </table:table-cell>
          <table:table-cell table:style-name="ce2" office:value-type="float" office:value="61916868" calcext:value-type="float">
            <text:p>61916868</text:p>
          </table:table-cell>
          <table:table-cell table:style-name="ce2" office:value-type="float" office:value="30970677" calcext:value-type="float">
            <text:p>30970677</text:p>
          </table:table-cell>
          <table:table-cell table:style-name="ce2" office:value-type="float" office:value="2851474" calcext:value-type="float">
            <text:p>2851474</text:p>
          </table:table-cell>
          <table:table-cell table:style-name="ce2" office:value-type="float" office:value="7260479" calcext:value-type="float">
            <text:p>7260479</text:p>
          </table:table-cell>
          <table:table-cell table:style-name="ce2" office:value-type="float" office:value="5464912" calcext:value-type="float">
            <text:p>5464912</text:p>
          </table:table-cell>
          <table:table-cell table:style-name="ce2" office:value-type="float" office:value="22920368" calcext:value-type="float">
            <text:p>22920368</text:p>
          </table:table-cell>
          <table:table-cell table:style-name="ce2" office:value-type="float" office:value="25555275" calcext:value-type="float">
            <text:p>25555275</text:p>
          </table:table-cell>
          <table:table-cell table:style-name="ce2" office:value-type="float" office:value="33956050" calcext:value-type="float">
            <text:p>33956050</text:p>
          </table:table-cell>
          <table:table-cell table:style-name="ce2" table:formula="of:=(SUM([.B31:.M31]))+0" office:value-type="float" office:value="382880948" calcext:value-type="float">
            <text:p>382880948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38913455" calcext:value-type="float">
            <text:p>38913455</text:p>
          </table:table-cell>
          <table:table-cell table:style-name="ce2" office:value-type="float" office:value="82501897" calcext:value-type="float">
            <text:p>82501897</text:p>
          </table:table-cell>
          <table:table-cell table:style-name="ce2" office:value-type="float" office:value="143309658" calcext:value-type="float">
            <text:p>143309658</text:p>
          </table:table-cell>
          <table:table-cell table:style-name="ce2" office:value-type="float" office:value="165348952" calcext:value-type="float">
            <text:p>165348952</text:p>
          </table:table-cell>
          <table:table-cell table:style-name="ce2" office:value-type="float" office:value="107676076" calcext:value-type="float">
            <text:p>107676076</text:p>
          </table:table-cell>
          <table:table-cell table:style-name="ce2" office:value-type="float" office:value="16470454" calcext:value-type="float">
            <text:p>16470454</text:p>
          </table:table-cell>
          <table:table-cell table:style-name="ce2" office:value-type="float" office:value="3524594" calcext:value-type="float">
            <text:p>3524594</text:p>
          </table:table-cell>
          <table:table-cell table:style-name="ce2" office:value-type="float" office:value="18648338" calcext:value-type="float">
            <text:p>18648338</text:p>
          </table:table-cell>
          <table:table-cell table:style-name="ce2" office:value-type="float" office:value="1917144" calcext:value-type="float">
            <text:p>1917144</text:p>
          </table:table-cell>
          <table:table-cell table:style-name="ce2" office:value-type="float" office:value="1522237" calcext:value-type="float">
            <text:p>1522237</text:p>
          </table:table-cell>
          <table:table-cell table:style-name="ce2" office:value-type="float" office:value="1711516" calcext:value-type="float">
            <text:p>1711516</text:p>
          </table:table-cell>
          <table:table-cell table:style-name="ce2" office:value-type="float" office:value="5633498" calcext:value-type="float">
            <text:p>5633498</text:p>
          </table:table-cell>
          <table:table-cell table:style-name="ce2" table:formula="of:=(SUM([.B32:.M32]))+0" office:value-type="float" office:value="587177819" calcext:value-type="float">
            <text:p>587177819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61990" calcext:value-type="float">
            <text:p>61990</text:p>
          </table:table-cell>
          <table:table-cell table:style-name="ce2" office:value-type="float" office:value="635505" calcext:value-type="float">
            <text:p>635505</text:p>
          </table:table-cell>
          <table:table-cell table:style-name="ce2" office:value-type="float" office:value="489625" calcext:value-type="float">
            <text:p>489625</text:p>
          </table:table-cell>
          <table:table-cell table:style-name="ce2" office:value-type="float" office:value="1544769" calcext:value-type="float">
            <text:p>1544769</text:p>
          </table:table-cell>
          <table:table-cell table:style-name="ce2" office:value-type="float" office:value="1650639" calcext:value-type="float">
            <text:p>1650639</text:p>
          </table:table-cell>
          <table:table-cell table:style-name="ce2" office:value-type="float" office:value="2115753" calcext:value-type="float">
            <text:p>2115753</text:p>
          </table:table-cell>
          <table:table-cell table:style-name="ce2" office:value-type="float" office:value="1081699" calcext:value-type="float">
            <text:p>1081699</text:p>
          </table:table-cell>
          <table:table-cell table:style-name="ce2" office:value-type="float" office:value="244002" calcext:value-type="float">
            <text:p>244002</text:p>
          </table:table-cell>
          <table:table-cell table:style-name="ce2" office:value-type="float" office:value="963326" calcext:value-type="float">
            <text:p>963326</text:p>
          </table:table-cell>
          <table:table-cell table:style-name="ce2" office:value-type="float" office:value="1292887" calcext:value-type="float">
            <text:p>1292887</text:p>
          </table:table-cell>
          <table:table-cell table:style-name="ce2" office:value-type="float" office:value="371091" calcext:value-type="float">
            <text:p>371091</text:p>
          </table:table-cell>
          <table:table-cell table:style-name="ce2" office:value-type="float" office:value="909487" calcext:value-type="float">
            <text:p>909487</text:p>
          </table:table-cell>
          <table:table-cell table:style-name="ce2" table:formula="of:=(SUM([.B33:.M33]))+0" office:value-type="float" office:value="11360773" calcext:value-type="float">
            <text:p>11360773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95535" calcext:value-type="float">
            <text:p>95535</text:p>
          </table:table-cell>
          <table:table-cell table:style-name="ce2" office:value-type="float" office:value="49461" calcext:value-type="float">
            <text:p>49461</text:p>
          </table:table-cell>
          <table:table-cell table:style-name="ce2" office:value-type="float" office:value="10215" calcext:value-type="float">
            <text:p>10215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450345" calcext:value-type="float">
            <text:p>450345</text:p>
          </table:table-cell>
          <table:table-cell table:style-name="ce2" office:value-type="float" office:value="1748590" calcext:value-type="float">
            <text:p>1748590</text:p>
          </table:table-cell>
          <table:table-cell table:style-name="ce2" office:value-type="float" office:value="809350" calcext:value-type="float">
            <text:p>809350</text:p>
          </table:table-cell>
          <table:table-cell table:style-name="ce2" office:value-type="float" office:value="1495399" calcext:value-type="float">
            <text:p>1495399</text:p>
          </table:table-cell>
          <table:table-cell table:style-name="ce2" office:value-type="float" office:value="1028886" calcext:value-type="float">
            <text:p>1028886</text:p>
          </table:table-cell>
          <table:table-cell table:style-name="ce2" office:value-type="float" office:value="483517" calcext:value-type="float">
            <text:p>483517</text:p>
          </table:table-cell>
          <table:table-cell table:style-name="ce2" office:value-type="float" office:value="164898" calcext:value-type="float">
            <text:p>164898</text:p>
          </table:table-cell>
          <table:table-cell table:style-name="ce2" office:value-type="float" office:value="294130" calcext:value-type="float">
            <text:p>294130</text:p>
          </table:table-cell>
          <table:table-cell table:style-name="ce2" table:formula="of:=(SUM([.B34:.M34]))+0" office:value-type="float" office:value="6631370" calcext:value-type="float">
            <text:p>6631370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2434733" calcext:value-type="float">
            <text:p>2434733</text:p>
          </table:table-cell>
          <table:table-cell table:style-name="ce2" office:value-type="float" office:value="2071387" calcext:value-type="float">
            <text:p>2071387</text:p>
          </table:table-cell>
          <table:table-cell table:style-name="ce2" office:value-type="float" office:value="1904446" calcext:value-type="float">
            <text:p>1904446</text:p>
          </table:table-cell>
          <table:table-cell table:style-name="ce2" office:value-type="float" office:value="1951819" calcext:value-type="float">
            <text:p>1951819</text:p>
          </table:table-cell>
          <table:table-cell table:style-name="ce2" office:value-type="float" office:value="2344554" calcext:value-type="float">
            <text:p>2344554</text:p>
          </table:table-cell>
          <table:table-cell table:style-name="ce2" office:value-type="float" office:value="1679275" calcext:value-type="float">
            <text:p>1679275</text:p>
          </table:table-cell>
          <table:table-cell table:style-name="ce2" office:value-type="float" office:value="1697208" calcext:value-type="float">
            <text:p>1697208</text:p>
          </table:table-cell>
          <table:table-cell table:style-name="ce2" office:value-type="float" office:value="1976928" calcext:value-type="float">
            <text:p>1976928</text:p>
          </table:table-cell>
          <table:table-cell table:style-name="ce2" office:value-type="float" office:value="2163678" calcext:value-type="float">
            <text:p>2163678</text:p>
          </table:table-cell>
          <table:table-cell table:style-name="ce2" office:value-type="float" office:value="3110305" calcext:value-type="float">
            <text:p>3110305</text:p>
          </table:table-cell>
          <table:table-cell table:style-name="ce2" office:value-type="float" office:value="2203806" calcext:value-type="float">
            <text:p>2203806</text:p>
          </table:table-cell>
          <table:table-cell table:style-name="ce2" office:value-type="float" office:value="1696419" calcext:value-type="float">
            <text:p>1696419</text:p>
          </table:table-cell>
          <table:table-cell table:style-name="ce2" table:formula="of:=(SUM([.B35:.M35]))+0" office:value-type="float" office:value="25234558" calcext:value-type="float">
            <text:p>25234558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61266476" calcext:value-type="float">
            <text:p>61266476</text:p>
          </table:table-cell>
          <table:table-cell table:style-name="ce2" office:value-type="float" office:value="59167283" calcext:value-type="float">
            <text:p>59167283</text:p>
          </table:table-cell>
          <table:table-cell table:style-name="ce2" office:value-type="float" office:value="67914634" calcext:value-type="float">
            <text:p>67914634</text:p>
          </table:table-cell>
          <table:table-cell table:style-name="ce2" office:value-type="float" office:value="64709899" calcext:value-type="float">
            <text:p>64709899</text:p>
          </table:table-cell>
          <table:table-cell table:style-name="ce2" office:value-type="float" office:value="86066042" calcext:value-type="float">
            <text:p>86066042</text:p>
          </table:table-cell>
          <table:table-cell table:style-name="ce2" office:value-type="float" office:value="69485058" calcext:value-type="float">
            <text:p>69485058</text:p>
          </table:table-cell>
          <table:table-cell table:style-name="ce2" office:value-type="float" office:value="44446320" calcext:value-type="float">
            <text:p>44446320</text:p>
          </table:table-cell>
          <table:table-cell table:style-name="ce2" office:value-type="float" office:value="37098727" calcext:value-type="float">
            <text:p>37098727</text:p>
          </table:table-cell>
          <table:table-cell table:style-name="ce2" office:value-type="float" office:value="33683261" calcext:value-type="float">
            <text:p>33683261</text:p>
          </table:table-cell>
          <table:table-cell table:style-name="ce2" office:value-type="float" office:value="52766481" calcext:value-type="float">
            <text:p>52766481</text:p>
          </table:table-cell>
          <table:table-cell table:style-name="ce2" office:value-type="float" office:value="57355931" calcext:value-type="float">
            <text:p>57355931</text:p>
          </table:table-cell>
          <table:table-cell table:style-name="ce2" office:value-type="float" office:value="70825628" calcext:value-type="float">
            <text:p>70825628</text:p>
          </table:table-cell>
          <table:table-cell table:style-name="ce2" table:formula="of:=(SUM([.B36:.M36]))+0" office:value-type="float" office:value="704785740" calcext:value-type="float">
            <text:p>704785740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205475116" calcext:value-type="float">
            <text:p>205475116</text:p>
          </table:table-cell>
          <table:table-cell table:style-name="ce2" office:value-type="float" office:value="154052158" calcext:value-type="float">
            <text:p>154052158</text:p>
          </table:table-cell>
          <table:table-cell table:style-name="ce2" office:value-type="float" office:value="132213863" calcext:value-type="float">
            <text:p>132213863</text:p>
          </table:table-cell>
          <table:table-cell table:style-name="ce2" office:value-type="float" office:value="71215347" calcext:value-type="float">
            <text:p>71215347</text:p>
          </table:table-cell>
          <table:table-cell table:style-name="ce2" office:value-type="float" office:value="31480877" calcext:value-type="float">
            <text:p>31480877</text:p>
          </table:table-cell>
          <table:table-cell table:style-name="ce2" office:value-type="float" office:value="2266007" calcext:value-type="float">
            <text:p>2266007</text:p>
          </table:table-cell>
          <table:table-cell table:style-name="ce2" office:value-type="float" office:value="1088302" calcext:value-type="float">
            <text:p>1088302</text:p>
          </table:table-cell>
          <table:table-cell table:style-name="ce2" office:value-type="float" office:value="593128" calcext:value-type="float">
            <text:p>593128</text:p>
          </table:table-cell>
          <table:table-cell table:style-name="ce2" office:value-type="float" office:value="17178344" calcext:value-type="float">
            <text:p>17178344</text:p>
          </table:table-cell>
          <table:table-cell table:style-name="ce2" office:value-type="float" office:value="145899083" calcext:value-type="float">
            <text:p>145899083</text:p>
          </table:table-cell>
          <table:table-cell table:style-name="ce2" office:value-type="float" office:value="231429966" calcext:value-type="float">
            <text:p>231429966</text:p>
          </table:table-cell>
          <table:table-cell table:style-name="ce2" office:value-type="float" office:value="245512036" calcext:value-type="float">
            <text:p>245512036</text:p>
          </table:table-cell>
          <table:table-cell table:style-name="ce2" table:formula="of:=(SUM([.B37:.M37]))+0" office:value-type="float" office:value="1238404227" calcext:value-type="float">
            <text:p>1238404227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5446111" calcext:value-type="float">
            <text:p>5446111</text:p>
          </table:table-cell>
          <table:table-cell table:style-name="ce2" office:value-type="float" office:value="4679167" calcext:value-type="float">
            <text:p>4679167</text:p>
          </table:table-cell>
          <table:table-cell table:style-name="ce2" office:value-type="float" office:value="6147724" calcext:value-type="float">
            <text:p>6147724</text:p>
          </table:table-cell>
          <table:table-cell table:style-name="ce2" office:value-type="float" office:value="5912256" calcext:value-type="float">
            <text:p>5912256</text:p>
          </table:table-cell>
          <table:table-cell table:style-name="ce2" office:value-type="float" office:value="3572201" calcext:value-type="float">
            <text:p>3572201</text:p>
          </table:table-cell>
          <table:table-cell table:style-name="ce2" office:value-type="float" office:value="4133506" calcext:value-type="float">
            <text:p>4133506</text:p>
          </table:table-cell>
          <table:table-cell table:style-name="ce2" office:value-type="float" office:value="3962038" calcext:value-type="float">
            <text:p>3962038</text:p>
          </table:table-cell>
          <table:table-cell table:style-name="ce2" office:value-type="float" office:value="4840615" calcext:value-type="float">
            <text:p>4840615</text:p>
          </table:table-cell>
          <table:table-cell table:style-name="ce2" office:value-type="float" office:value="15375732" calcext:value-type="float">
            <text:p>15375732</text:p>
          </table:table-cell>
          <table:table-cell table:style-name="ce2" office:value-type="float" office:value="21009792" calcext:value-type="float">
            <text:p>21009792</text:p>
          </table:table-cell>
          <table:table-cell table:style-name="ce2" office:value-type="float" office:value="10486956" calcext:value-type="float">
            <text:p>10486956</text:p>
          </table:table-cell>
          <table:table-cell table:style-name="ce2" office:value-type="float" office:value="6256788" calcext:value-type="float">
            <text:p>6256788</text:p>
          </table:table-cell>
          <table:table-cell table:style-name="ce2" table:formula="of:=(SUM([.B38:.M38]))+0" office:value-type="float" office:value="91822886" calcext:value-type="float">
            <text:p>91822886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7796147" calcext:value-type="float">
            <text:p>7796147</text:p>
          </table:table-cell>
          <table:table-cell table:style-name="ce2" office:value-type="float" office:value="8224902" calcext:value-type="float">
            <text:p>8224902</text:p>
          </table:table-cell>
          <table:table-cell table:style-name="ce2" office:value-type="float" office:value="7777901" calcext:value-type="float">
            <text:p>7777901</text:p>
          </table:table-cell>
          <table:table-cell table:style-name="ce2" office:value-type="float" office:value="6813672" calcext:value-type="float">
            <text:p>6813672</text:p>
          </table:table-cell>
          <table:table-cell table:style-name="ce2" office:value-type="float" office:value="7285444" calcext:value-type="float">
            <text:p>7285444</text:p>
          </table:table-cell>
          <table:table-cell table:style-name="ce2" office:value-type="float" office:value="6325672" calcext:value-type="float">
            <text:p>6325672</text:p>
          </table:table-cell>
          <table:table-cell table:style-name="ce2" office:value-type="float" office:value="5152671" calcext:value-type="float">
            <text:p>5152671</text:p>
          </table:table-cell>
          <table:table-cell table:style-name="ce2" office:value-type="float" office:value="5824077" calcext:value-type="float">
            <text:p>5824077</text:p>
          </table:table-cell>
          <table:table-cell table:style-name="ce2" office:value-type="float" office:value="8230378" calcext:value-type="float">
            <text:p>8230378</text:p>
          </table:table-cell>
          <table:table-cell table:style-name="ce2" office:value-type="float" office:value="7260622" calcext:value-type="float">
            <text:p>7260622</text:p>
          </table:table-cell>
          <table:table-cell table:style-name="ce2" office:value-type="float" office:value="9505178" calcext:value-type="float">
            <text:p>9505178</text:p>
          </table:table-cell>
          <table:table-cell table:style-name="ce2" office:value-type="float" office:value="7843836" calcext:value-type="float">
            <text:p>7843836</text:p>
          </table:table-cell>
          <table:table-cell table:style-name="ce2" table:formula="of:=(SUM([.B39:.M39]))+0" office:value-type="float" office:value="88040500" calcext:value-type="float">
            <text:p>88040500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957291" calcext:value-type="float">
            <text:p>957291</text:p>
          </table:table-cell>
          <table:table-cell table:style-name="ce2" office:value-type="float" office:value="1116019" calcext:value-type="float">
            <text:p>1116019</text:p>
          </table:table-cell>
          <table:table-cell table:style-name="ce2" office:value-type="float" office:value="729307" calcext:value-type="float">
            <text:p>729307</text:p>
          </table:table-cell>
          <table:table-cell table:style-name="ce2" office:value-type="float" office:value="5674439" calcext:value-type="float">
            <text:p>5674439</text:p>
          </table:table-cell>
          <table:table-cell table:style-name="ce2" office:value-type="float" office:value="50807916" calcext:value-type="float">
            <text:p>50807916</text:p>
          </table:table-cell>
          <table:table-cell table:style-name="ce2" office:value-type="float" office:value="88126474" calcext:value-type="float">
            <text:p>88126474</text:p>
          </table:table-cell>
          <table:table-cell table:style-name="ce2" office:value-type="float" office:value="79645869" calcext:value-type="float">
            <text:p>79645869</text:p>
          </table:table-cell>
          <table:table-cell table:style-name="ce2" office:value-type="float" office:value="88890364" calcext:value-type="float">
            <text:p>88890364</text:p>
          </table:table-cell>
          <table:table-cell table:style-name="ce2" office:value-type="float" office:value="43449333" calcext:value-type="float">
            <text:p>43449333</text:p>
          </table:table-cell>
          <table:table-cell table:style-name="ce2" office:value-type="float" office:value="18274850" calcext:value-type="float">
            <text:p>18274850</text:p>
          </table:table-cell>
          <table:table-cell table:style-name="ce2" office:value-type="float" office:value="3577350" calcext:value-type="float">
            <text:p>3577350</text:p>
          </table:table-cell>
          <table:table-cell table:style-name="ce2" office:value-type="float" office:value="605872" calcext:value-type="float">
            <text:p>605872</text:p>
          </table:table-cell>
          <table:table-cell table:style-name="ce2" table:formula="of:=(SUM([.B40:.M40]))+0" office:value-type="float" office:value="381855084" calcext:value-type="float">
            <text:p>381855084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1153775" calcext:value-type="float">
            <text:p>1153775</text:p>
          </table:table-cell>
          <table:table-cell table:style-name="ce2" office:value-type="float" office:value="992529" calcext:value-type="float">
            <text:p>992529</text:p>
          </table:table-cell>
          <table:table-cell table:style-name="ce2" office:value-type="float" office:value="1862948" calcext:value-type="float">
            <text:p>1862948</text:p>
          </table:table-cell>
          <table:table-cell table:style-name="ce2" office:value-type="float" office:value="4805676" calcext:value-type="float">
            <text:p>4805676</text:p>
          </table:table-cell>
          <table:table-cell table:style-name="ce2" office:value-type="float" office:value="44580268" calcext:value-type="float">
            <text:p>44580268</text:p>
          </table:table-cell>
          <table:table-cell table:style-name="ce2" office:value-type="float" office:value="88416036" calcext:value-type="float">
            <text:p>88416036</text:p>
          </table:table-cell>
          <table:table-cell table:style-name="ce2" office:value-type="float" office:value="81319370" calcext:value-type="float">
            <text:p>81319370</text:p>
          </table:table-cell>
          <table:table-cell table:style-name="ce2" office:value-type="float" office:value="56131981" calcext:value-type="float">
            <text:p>56131981</text:p>
          </table:table-cell>
          <table:table-cell table:style-name="ce2" office:value-type="float" office:value="14790378" calcext:value-type="float">
            <text:p>14790378</text:p>
          </table:table-cell>
          <table:table-cell table:style-name="ce2" office:value-type="float" office:value="7015681" calcext:value-type="float">
            <text:p>7015681</text:p>
          </table:table-cell>
          <table:table-cell table:style-name="ce2" office:value-type="float" office:value="2176612" calcext:value-type="float">
            <text:p>2176612</text:p>
          </table:table-cell>
          <table:table-cell table:style-name="ce2" office:value-type="float" office:value="2322697" calcext:value-type="float">
            <text:p>2322697</text:p>
          </table:table-cell>
          <table:table-cell table:style-name="ce2" table:formula="of:=(SUM([.B41:.M41]))+0" office:value-type="float" office:value="305567951" calcext:value-type="float">
            <text:p>305567951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798207" calcext:value-type="float">
            <text:p>798207</text:p>
          </table:table-cell>
          <table:table-cell table:style-name="ce2" office:value-type="float" office:value="786292" calcext:value-type="float">
            <text:p>786292</text:p>
          </table:table-cell>
          <table:table-cell table:style-name="ce2" office:value-type="float" office:value="1301326" calcext:value-type="float">
            <text:p>1301326</text:p>
          </table:table-cell>
          <table:table-cell table:style-name="ce2" office:value-type="float" office:value="4991276" calcext:value-type="float">
            <text:p>4991276</text:p>
          </table:table-cell>
          <table:table-cell table:style-name="ce2" office:value-type="float" office:value="7749460" calcext:value-type="float">
            <text:p>7749460</text:p>
          </table:table-cell>
          <table:table-cell table:style-name="ce2" office:value-type="float" office:value="4694244" calcext:value-type="float">
            <text:p>4694244</text:p>
          </table:table-cell>
          <table:table-cell table:style-name="ce2" office:value-type="float" office:value="739872" calcext:value-type="float">
            <text:p>739872</text:p>
          </table:table-cell>
          <table:table-cell table:style-name="ce2" office:value-type="float" office:value="1179666" calcext:value-type="float">
            <text:p>1179666</text:p>
          </table:table-cell>
          <table:table-cell table:style-name="ce2" office:value-type="float" office:value="1009425" calcext:value-type="float">
            <text:p>1009425</text:p>
          </table:table-cell>
          <table:table-cell table:style-name="ce2" office:value-type="float" office:value="1427479" calcext:value-type="float">
            <text:p>1427479</text:p>
          </table:table-cell>
          <table:table-cell table:style-name="ce2" office:value-type="float" office:value="1289967" calcext:value-type="float">
            <text:p>1289967</text:p>
          </table:table-cell>
          <table:table-cell table:style-name="ce2" office:value-type="float" office:value="748188" calcext:value-type="float">
            <text:p>748188</text:p>
          </table:table-cell>
          <table:table-cell table:style-name="ce2" table:formula="of:=(SUM([.B42:.M42]))+0" office:value-type="float" office:value="26715402" calcext:value-type="float">
            <text:p>26715402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45135192" calcext:value-type="float">
            <text:p>145135192</text:p>
          </table:table-cell>
          <table:table-cell table:style-name="ce2" office:value-type="float" office:value="150472464" calcext:value-type="float">
            <text:p>150472464</text:p>
          </table:table-cell>
          <table:table-cell table:style-name="ce2" office:value-type="float" office:value="166113664" calcext:value-type="float">
            <text:p>166113664</text:p>
          </table:table-cell>
          <table:table-cell table:style-name="ce2" office:value-type="float" office:value="137978966" calcext:value-type="float">
            <text:p>137978966</text:p>
          </table:table-cell>
          <table:table-cell table:style-name="ce2" office:value-type="float" office:value="116079294" calcext:value-type="float">
            <text:p>116079294</text:p>
          </table:table-cell>
          <table:table-cell table:style-name="ce2" office:value-type="float" office:value="60376897" calcext:value-type="float">
            <text:p>60376897</text:p>
          </table:table-cell>
          <table:table-cell table:style-name="ce2" office:value-type="float" office:value="36287715" calcext:value-type="float">
            <text:p>36287715</text:p>
          </table:table-cell>
          <table:table-cell table:style-name="ce2" office:value-type="float" office:value="18812669" calcext:value-type="float">
            <text:p>18812669</text:p>
          </table:table-cell>
          <table:table-cell table:style-name="ce2" office:value-type="float" office:value="9974154" calcext:value-type="float">
            <text:p>9974154</text:p>
          </table:table-cell>
          <table:table-cell table:style-name="ce2" office:value-type="float" office:value="21675000" calcext:value-type="float">
            <text:p>21675000</text:p>
          </table:table-cell>
          <table:table-cell table:style-name="ce2" office:value-type="float" office:value="99100989" calcext:value-type="float">
            <text:p>99100989</text:p>
          </table:table-cell>
          <table:table-cell table:style-name="ce2" office:value-type="float" office:value="135138281" calcext:value-type="float">
            <text:p>135138281</text:p>
          </table:table-cell>
          <table:table-cell table:style-name="ce2" table:formula="of:=(SUM([.B43:.M43]))+0" office:value-type="float" office:value="1097145285" calcext:value-type="float">
            <text:p>1097145285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253992" calcext:value-type="float">
            <text:p>253992</text:p>
          </table:table-cell>
          <table:table-cell table:style-name="ce2" office:value-type="float" office:value="149862" calcext:value-type="float">
            <text:p>149862</text:p>
          </table:table-cell>
          <table:table-cell table:style-name="ce2" office:value-type="float" office:value="213381" calcext:value-type="float">
            <text:p>213381</text:p>
          </table:table-cell>
          <table:table-cell table:style-name="ce2" office:value-type="float" office:value="5829138" calcext:value-type="float">
            <text:p>5829138</text:p>
          </table:table-cell>
          <table:table-cell table:style-name="ce2" office:value-type="float" office:value="70736972" calcext:value-type="float">
            <text:p>70736972</text:p>
          </table:table-cell>
          <table:table-cell table:style-name="ce2" office:value-type="float" office:value="83416122" calcext:value-type="float">
            <text:p>83416122</text:p>
          </table:table-cell>
          <table:table-cell table:style-name="ce2" office:value-type="float" office:value="89075643" calcext:value-type="float">
            <text:p>89075643</text:p>
          </table:table-cell>
          <table:table-cell table:style-name="ce2" office:value-type="float" office:value="83823294" calcext:value-type="float">
            <text:p>83823294</text:p>
          </table:table-cell>
          <table:table-cell table:style-name="ce2" office:value-type="float" office:value="49160855" calcext:value-type="float">
            <text:p>49160855</text:p>
          </table:table-cell>
          <table:table-cell table:style-name="ce2" office:value-type="float" office:value="22476084" calcext:value-type="float">
            <text:p>22476084</text:p>
          </table:table-cell>
          <table:table-cell table:style-name="ce2" office:value-type="float" office:value="2683923" calcext:value-type="float">
            <text:p>2683923</text:p>
          </table:table-cell>
          <table:table-cell table:style-name="ce2" office:value-type="float" office:value="310838" calcext:value-type="float">
            <text:p>310838</text:p>
          </table:table-cell>
          <table:table-cell table:style-name="ce2" table:formula="of:=(SUM([.B44:.M44]))+0" office:value-type="float" office:value="408130104" calcext:value-type="float">
            <text:p>408130104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902831" calcext:value-type="float">
            <text:p>902831</text:p>
          </table:table-cell>
          <table:table-cell table:style-name="ce2" office:value-type="float" office:value="1037384" calcext:value-type="float">
            <text:p>1037384</text:p>
          </table:table-cell>
          <table:table-cell table:style-name="ce2" office:value-type="float" office:value="1064720" calcext:value-type="float">
            <text:p>1064720</text:p>
          </table:table-cell>
          <table:table-cell table:style-name="ce2" office:value-type="float" office:value="1119435" calcext:value-type="float">
            <text:p>1119435</text:p>
          </table:table-cell>
          <table:table-cell table:style-name="ce2" office:value-type="float" office:value="1163638" calcext:value-type="float">
            <text:p>1163638</text:p>
          </table:table-cell>
          <table:table-cell table:style-name="ce2" office:value-type="float" office:value="1048317" calcext:value-type="float">
            <text:p>1048317</text:p>
          </table:table-cell>
          <table:table-cell table:style-name="ce2" office:value-type="float" office:value="443645" calcext:value-type="float">
            <text:p>443645</text:p>
          </table:table-cell>
          <table:table-cell table:style-name="ce2" office:value-type="float" office:value="383365" calcext:value-type="float">
            <text:p>383365</text:p>
          </table:table-cell>
          <table:table-cell table:style-name="ce2" office:value-type="float" office:value="372602" calcext:value-type="float">
            <text:p>372602</text:p>
          </table:table-cell>
          <table:table-cell table:style-name="ce2" office:value-type="float" office:value="796313" calcext:value-type="float">
            <text:p>796313</text:p>
          </table:table-cell>
          <table:table-cell table:style-name="ce2" office:value-type="float" office:value="794997" calcext:value-type="float">
            <text:p>794997</text:p>
          </table:table-cell>
          <table:table-cell table:style-name="ce2" office:value-type="float" office:value="905888" calcext:value-type="float">
            <text:p>905888</text:p>
          </table:table-cell>
          <table:table-cell table:style-name="ce2" table:formula="of:=(SUM([.B45:.M45]))+0" office:value-type="float" office:value="10033135" calcext:value-type="float">
            <text:p>10033135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4652129" calcext:value-type="float">
            <text:p>4652129</text:p>
          </table:table-cell>
          <table:table-cell table:style-name="ce2" office:value-type="float" office:value="4613126" calcext:value-type="float">
            <text:p>4613126</text:p>
          </table:table-cell>
          <table:table-cell table:style-name="ce2" office:value-type="float" office:value="5458933" calcext:value-type="float">
            <text:p>5458933</text:p>
          </table:table-cell>
          <table:table-cell table:style-name="ce2" office:value-type="float" office:value="5578629" calcext:value-type="float">
            <text:p>5578629</text:p>
          </table:table-cell>
          <table:table-cell table:style-name="ce2" office:value-type="float" office:value="4159002" calcext:value-type="float">
            <text:p>4159002</text:p>
          </table:table-cell>
          <table:table-cell table:style-name="ce2" office:value-type="float" office:value="1618389" calcext:value-type="float">
            <text:p>1618389</text:p>
          </table:table-cell>
          <table:table-cell table:style-name="ce2" office:value-type="float" office:value="3101581" calcext:value-type="float">
            <text:p>3101581</text:p>
          </table:table-cell>
          <table:table-cell table:style-name="ce2" office:value-type="float" office:value="8543143" calcext:value-type="float">
            <text:p>8543143</text:p>
          </table:table-cell>
          <table:table-cell table:style-name="ce2" office:value-type="float" office:value="9881522" calcext:value-type="float">
            <text:p>9881522</text:p>
          </table:table-cell>
          <table:table-cell table:style-name="ce2" office:value-type="float" office:value="11234305" calcext:value-type="float">
            <text:p>11234305</text:p>
          </table:table-cell>
          <table:table-cell table:style-name="ce2" office:value-type="float" office:value="9419748" calcext:value-type="float">
            <text:p>9419748</text:p>
          </table:table-cell>
          <table:table-cell table:style-name="ce2" office:value-type="float" office:value="5978242" calcext:value-type="float">
            <text:p>5978242</text:p>
          </table:table-cell>
          <table:table-cell table:style-name="ce2" table:formula="of:=(SUM([.B46:.M46]))+0" office:value-type="float" office:value="74238749" calcext:value-type="float">
            <text:p>74238749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2498277" calcext:value-type="float">
            <text:p>2498277</text:p>
          </table:table-cell>
          <table:table-cell table:style-name="ce2" office:value-type="float" office:value="2208896" calcext:value-type="float">
            <text:p>2208896</text:p>
          </table:table-cell>
          <table:table-cell table:style-name="ce2" office:value-type="float" office:value="2992382" calcext:value-type="float">
            <text:p>2992382</text:p>
          </table:table-cell>
          <table:table-cell table:style-name="ce2" office:value-type="float" office:value="2973016" calcext:value-type="float">
            <text:p>2973016</text:p>
          </table:table-cell>
          <table:table-cell table:style-name="ce2" office:value-type="float" office:value="3485662" calcext:value-type="float">
            <text:p>3485662</text:p>
          </table:table-cell>
          <table:table-cell table:style-name="ce2" office:value-type="float" office:value="3020752" calcext:value-type="float">
            <text:p>3020752</text:p>
          </table:table-cell>
          <table:table-cell table:style-name="ce2" office:value-type="float" office:value="2374359" calcext:value-type="float">
            <text:p>2374359</text:p>
          </table:table-cell>
          <table:table-cell table:style-name="ce2" office:value-type="float" office:value="2149854" calcext:value-type="float">
            <text:p>2149854</text:p>
          </table:table-cell>
          <table:table-cell table:style-name="ce2" office:value-type="float" office:value="2516854" calcext:value-type="float">
            <text:p>2516854</text:p>
          </table:table-cell>
          <table:table-cell table:style-name="ce2" office:value-type="float" office:value="2408575" calcext:value-type="float">
            <text:p>2408575</text:p>
          </table:table-cell>
          <table:table-cell table:style-name="ce2" office:value-type="float" office:value="2681563" calcext:value-type="float">
            <text:p>2681563</text:p>
          </table:table-cell>
          <table:table-cell table:style-name="ce2" office:value-type="float" office:value="4609885" calcext:value-type="float">
            <text:p>4609885</text:p>
          </table:table-cell>
          <table:table-cell table:style-name="ce2" table:formula="of:=(SUM([.B47:.M47]))+0" office:value-type="float" office:value="33920075" calcext:value-type="float">
            <text:p>33920075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5766379" calcext:value-type="float">
            <text:p>5766379</text:p>
          </table:table-cell>
          <table:table-cell table:style-name="ce2" office:value-type="float" office:value="6638016" calcext:value-type="float">
            <text:p>6638016</text:p>
          </table:table-cell>
          <table:table-cell table:style-name="ce2" office:value-type="float" office:value="7059802" calcext:value-type="float">
            <text:p>7059802</text:p>
          </table:table-cell>
          <table:table-cell table:style-name="ce2" office:value-type="float" office:value="6429344" calcext:value-type="float">
            <text:p>6429344</text:p>
          </table:table-cell>
          <table:table-cell table:style-name="ce2" office:value-type="float" office:value="5939467" calcext:value-type="float">
            <text:p>5939467</text:p>
          </table:table-cell>
          <table:table-cell table:style-name="ce2" office:value-type="float" office:value="6527656" calcext:value-type="float">
            <text:p>6527656</text:p>
          </table:table-cell>
          <table:table-cell table:style-name="ce2" office:value-type="float" office:value="4537958" calcext:value-type="float">
            <text:p>4537958</text:p>
          </table:table-cell>
          <table:table-cell table:style-name="ce2" office:value-type="float" office:value="4730777" calcext:value-type="float">
            <text:p>4730777</text:p>
          </table:table-cell>
          <table:table-cell table:style-name="ce2" office:value-type="float" office:value="4246970" calcext:value-type="float">
            <text:p>4246970</text:p>
          </table:table-cell>
          <table:table-cell table:style-name="ce2" office:value-type="float" office:value="4847947" calcext:value-type="float">
            <text:p>4847947</text:p>
          </table:table-cell>
          <table:table-cell table:style-name="ce2" office:value-type="float" office:value="5964416" calcext:value-type="float">
            <text:p>5964416</text:p>
          </table:table-cell>
          <table:table-cell table:style-name="ce2" office:value-type="float" office:value="3555495" calcext:value-type="float">
            <text:p>3555495</text:p>
          </table:table-cell>
          <table:table-cell table:style-name="ce2" table:formula="of:=(SUM([.B48:.M48]))+0" office:value-type="float" office:value="66244227" calcext:value-type="float">
            <text:p>66244227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6153859" calcext:value-type="float">
            <text:p>6153859</text:p>
          </table:table-cell>
          <table:table-cell table:style-name="ce2" office:value-type="float" office:value="6140567" calcext:value-type="float">
            <text:p>6140567</text:p>
          </table:table-cell>
          <table:table-cell table:style-name="ce2" office:value-type="float" office:value="6446335" calcext:value-type="float">
            <text:p>6446335</text:p>
          </table:table-cell>
          <table:table-cell table:style-name="ce2" office:value-type="float" office:value="5016203" calcext:value-type="float">
            <text:p>5016203</text:p>
          </table:table-cell>
          <table:table-cell table:style-name="ce2" office:value-type="float" office:value="3713859" calcext:value-type="float">
            <text:p>3713859</text:p>
          </table:table-cell>
          <table:table-cell table:style-name="ce2" office:value-type="float" office:value="1253369" calcext:value-type="float">
            <text:p>1253369</text:p>
          </table:table-cell>
          <table:table-cell table:style-name="ce2" office:value-type="float" office:value="593780" calcext:value-type="float">
            <text:p>593780</text:p>
          </table:table-cell>
          <table:table-cell table:style-name="ce2" office:value-type="float" office:value="500846" calcext:value-type="float">
            <text:p>500846</text:p>
          </table:table-cell>
          <table:table-cell table:style-name="ce2" office:value-type="float" office:value="573898" calcext:value-type="float">
            <text:p>573898</text:p>
          </table:table-cell>
          <table:table-cell table:style-name="ce2" office:value-type="float" office:value="2035849" calcext:value-type="float">
            <text:p>2035849</text:p>
          </table:table-cell>
          <table:table-cell table:style-name="ce2" office:value-type="float" office:value="4781627" calcext:value-type="float">
            <text:p>4781627</text:p>
          </table:table-cell>
          <table:table-cell table:style-name="ce2" office:value-type="float" office:value="5001571" calcext:value-type="float">
            <text:p>5001571</text:p>
          </table:table-cell>
          <table:table-cell table:style-name="ce2" table:formula="of:=(SUM([.B49:.M49]))+0" office:value-type="float" office:value="42211763" calcext:value-type="float">
            <text:p>42211763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618445" calcext:value-type="float">
            <text:p>618445</text:p>
          </table:table-cell>
          <table:table-cell table:style-name="ce2" office:value-type="float" office:value="817877" calcext:value-type="float">
            <text:p>817877</text:p>
          </table:table-cell>
          <table:table-cell table:style-name="ce2" office:value-type="float" office:value="1936954" calcext:value-type="float">
            <text:p>1936954</text:p>
          </table:table-cell>
          <table:table-cell table:style-name="ce2" office:value-type="float" office:value="19163943" calcext:value-type="float">
            <text:p>19163943</text:p>
          </table:table-cell>
          <table:table-cell table:style-name="ce2" office:value-type="float" office:value="115225053" calcext:value-type="float">
            <text:p>115225053</text:p>
          </table:table-cell>
          <table:table-cell table:style-name="ce2" office:value-type="float" office:value="117059339" calcext:value-type="float">
            <text:p>117059339</text:p>
          </table:table-cell>
          <table:table-cell table:style-name="ce2" office:value-type="float" office:value="76516539" calcext:value-type="float">
            <text:p>76516539</text:p>
          </table:table-cell>
          <table:table-cell table:style-name="ce2" office:value-type="float" office:value="74233086" calcext:value-type="float">
            <text:p>74233086</text:p>
          </table:table-cell>
          <table:table-cell table:style-name="ce2" office:value-type="float" office:value="15621310" calcext:value-type="float">
            <text:p>15621310</text:p>
          </table:table-cell>
          <table:table-cell table:style-name="ce2" office:value-type="float" office:value="3624195" calcext:value-type="float">
            <text:p>3624195</text:p>
          </table:table-cell>
          <table:table-cell table:style-name="ce2" office:value-type="float" office:value="966521" calcext:value-type="float">
            <text:p>966521</text:p>
          </table:table-cell>
          <table:table-cell table:style-name="ce2" office:value-type="float" office:value="2841573" calcext:value-type="float">
            <text:p>2841573</text:p>
          </table:table-cell>
          <table:table-cell table:style-name="ce2" table:formula="of:=(SUM([.B50:.M50]))+0" office:value-type="float" office:value="428624835" calcext:value-type="float">
            <text:p>428624835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7438447" calcext:value-type="float">
            <text:p>7438447</text:p>
          </table:table-cell>
          <table:table-cell table:style-name="ce2" office:value-type="float" office:value="3780042" calcext:value-type="float">
            <text:p>3780042</text:p>
          </table:table-cell>
          <table:table-cell table:style-name="ce2" office:value-type="float" office:value="2656713" calcext:value-type="float">
            <text:p>2656713</text:p>
          </table:table-cell>
          <table:table-cell table:style-name="ce2" office:value-type="float" office:value="3100524" calcext:value-type="float">
            <text:p>3100524</text:p>
          </table:table-cell>
          <table:table-cell table:style-name="ce2" office:value-type="float" office:value="2638643" calcext:value-type="float">
            <text:p>2638643</text:p>
          </table:table-cell>
          <table:table-cell table:style-name="ce2" office:value-type="float" office:value="5741995" calcext:value-type="float">
            <text:p>5741995</text:p>
          </table:table-cell>
          <table:table-cell table:style-name="ce2" office:value-type="float" office:value="37998161" calcext:value-type="float">
            <text:p>37998161</text:p>
          </table:table-cell>
          <table:table-cell table:style-name="ce2" office:value-type="float" office:value="68139461" calcext:value-type="float">
            <text:p>68139461</text:p>
          </table:table-cell>
          <table:table-cell table:style-name="ce2" office:value-type="float" office:value="66132728" calcext:value-type="float">
            <text:p>66132728</text:p>
          </table:table-cell>
          <table:table-cell table:style-name="ce2" office:value-type="float" office:value="59883480" calcext:value-type="float">
            <text:p>59883480</text:p>
          </table:table-cell>
          <table:table-cell table:style-name="ce2" office:value-type="float" office:value="53802514" calcext:value-type="float">
            <text:p>53802514</text:p>
          </table:table-cell>
          <table:table-cell table:style-name="ce2" office:value-type="float" office:value="25731737" calcext:value-type="float">
            <text:p>25731737</text:p>
          </table:table-cell>
          <table:table-cell table:style-name="ce2" table:formula="of:=(SUM([.B51:.M51]))+0" office:value-type="float" office:value="337044445" calcext:value-type="float">
            <text:p>337044445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6873496" calcext:value-type="float">
            <text:p>6873496</text:p>
          </table:table-cell>
          <table:table-cell table:style-name="ce2" office:value-type="float" office:value="4053167" calcext:value-type="float">
            <text:p>4053167</text:p>
          </table:table-cell>
          <table:table-cell table:style-name="ce2" office:value-type="float" office:value="5041635" calcext:value-type="float">
            <text:p>5041635</text:p>
          </table:table-cell>
          <table:table-cell table:style-name="ce2" office:value-type="float" office:value="10950638" calcext:value-type="float">
            <text:p>10950638</text:p>
          </table:table-cell>
          <table:table-cell table:style-name="ce2" office:value-type="float" office:value="15237991" calcext:value-type="float">
            <text:p>15237991</text:p>
          </table:table-cell>
          <table:table-cell table:style-name="ce2" office:value-type="float" office:value="5063653" calcext:value-type="float">
            <text:p>5063653</text:p>
          </table:table-cell>
          <table:table-cell table:style-name="ce2" office:value-type="float" office:value="2960438" calcext:value-type="float">
            <text:p>2960438</text:p>
          </table:table-cell>
          <table:table-cell table:style-name="ce2" office:value-type="float" office:value="4000390" calcext:value-type="float">
            <text:p>4000390</text:p>
          </table:table-cell>
          <table:table-cell table:style-name="ce2" office:value-type="float" office:value="8702691" calcext:value-type="float">
            <text:p>8702691</text:p>
          </table:table-cell>
          <table:table-cell table:style-name="ce2" office:value-type="float" office:value="15091665" calcext:value-type="float">
            <text:p>15091665</text:p>
          </table:table-cell>
          <table:table-cell table:style-name="ce2" office:value-type="float" office:value="16203856" calcext:value-type="float">
            <text:p>16203856</text:p>
          </table:table-cell>
          <table:table-cell table:style-name="ce2" office:value-type="float" office:value="13046615" calcext:value-type="float">
            <text:p>13046615</text:p>
          </table:table-cell>
          <table:table-cell table:style-name="ce2" table:formula="of:=(SUM([.B52:.M52]))+0" office:value-type="float" office:value="107226235" calcext:value-type="float">
            <text:p>107226235</text:p>
          </table:table-cell>
          <table:table-cell table:style-name="ce3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4">
        <office:forms form:automatic-focus="false" form:apply-design-mode="false"/>
        <table:table-column table:style-name="co1" table:default-cell-style-name="ce13"/>
        <table:table-column table:style-name="co2" table:number-columns-repeated="1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3" table:number-columns-repeated="1007" table:default-cell-style-name="ce13"/>
        <table:table-row table:style-name="ro1">
          <table:table-cell table:style-name="ce1" office:value-type="string" calcext:value-type="string">
            <text:p>Producto</text:p>
          </table:table-cell>
          <table:table-cell table:style-name="ce11" office:value-type="string" calcext:value-type="string">
            <text:p>Enero</text:p>
          </table:table-cell>
          <table:table-cell table:style-name="ce11" office:value-type="string" calcext:value-type="string">
            <text:p>Febrero</text:p>
          </table:table-cell>
          <table:table-cell table:style-name="ce11" office:value-type="string" calcext:value-type="string">
            <text:p>Marzo</text:p>
          </table:table-cell>
          <table:table-cell table:style-name="ce11" office:value-type="string" calcext:value-type="string">
            <text:p>Abril</text:p>
          </table:table-cell>
          <table:table-cell table:style-name="ce11" office:value-type="string" calcext:value-type="string">
            <text:p>Mayo</text:p>
          </table:table-cell>
          <table:table-cell table:style-name="ce11" office:value-type="string" calcext:value-type="string">
            <text:p>Junio</text:p>
          </table:table-cell>
          <table:table-cell table:style-name="ce11" office:value-type="string" calcext:value-type="string">
            <text:p>Julio</text:p>
          </table:table-cell>
          <table:table-cell table:style-name="ce11" office:value-type="string" calcext:value-type="string">
            <text:p>Agosto</text:p>
          </table:table-cell>
          <table:table-cell table:style-name="ce11" office:value-type="string" calcext:value-type="string">
            <text:p>Septiembre</text:p>
          </table:table-cell>
          <table:table-cell table:style-name="ce11" office:value-type="string" calcext:value-type="string">
            <text:p>Octubre</text:p>
          </table:table-cell>
          <table:table-cell table:style-name="ce11" office:value-type="string" calcext:value-type="string">
            <text:p>Noviembre</text:p>
          </table:table-cell>
          <table:table-cell table:style-name="ce11" office:value-type="string" calcext:value-type="string">
            <text:p>Diciembre</text:p>
          </table:table-cell>
          <table:table-cell table:style-name="ce11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5" table:number-columns-repeated="2"/>
          <table:table-cell table:style-name="ce16" table:number-columns-repeated="1007"/>
        </table:table-row>
        <table:table-row table:style-name="ro1">
          <table:table-cell table:style-name="ce11" office:value-type="string" calcext:value-type="string">
            <text:p>ACELGA</text:p>
          </table:table-cell>
          <table:table-cell table:style-name="ce14" office:value-type="float" office:value="862090" calcext:value-type="float">
            <text:p>862090</text:p>
          </table:table-cell>
          <table:table-cell table:style-name="ce14" office:value-type="float" office:value="804608" calcext:value-type="float">
            <text:p>804608</text:p>
          </table:table-cell>
          <table:table-cell table:style-name="ce14" office:value-type="float" office:value="780270" calcext:value-type="float">
            <text:p>780270</text:p>
          </table:table-cell>
          <table:table-cell table:style-name="ce14" office:value-type="float" office:value="596736" calcext:value-type="float">
            <text:p>596736</text:p>
          </table:table-cell>
          <table:table-cell table:style-name="ce14" office:value-type="float" office:value="366846" calcext:value-type="float">
            <text:p>366846</text:p>
          </table:table-cell>
          <table:table-cell table:style-name="ce14" office:value-type="float" office:value="226555" calcext:value-type="float">
            <text:p>226555</text:p>
          </table:table-cell>
          <table:table-cell table:style-name="ce14" office:value-type="float" office:value="171243" calcext:value-type="float">
            <text:p>171243</text:p>
          </table:table-cell>
          <table:table-cell table:style-name="ce14" office:value-type="float" office:value="202933" calcext:value-type="float">
            <text:p>202933</text:p>
          </table:table-cell>
          <table:table-cell table:style-name="ce14" office:value-type="float" office:value="223622" calcext:value-type="float">
            <text:p>223622</text:p>
          </table:table-cell>
          <table:table-cell table:style-name="ce14" office:value-type="float" office:value="363157" calcext:value-type="float">
            <text:p>363157</text:p>
          </table:table-cell>
          <table:table-cell table:style-name="ce14" office:value-type="float" office:value="755161" calcext:value-type="float">
            <text:p>755161</text:p>
          </table:table-cell>
          <table:table-cell table:style-name="ce14" office:value-type="float" office:value="990690" calcext:value-type="float">
            <text:p>990690</text:p>
          </table:table-cell>
          <table:table-cell table:style-name="ce11" table:formula="of:=(SUM([.B2:.M2]))+0" office:value-type="float" office:value="6343911" calcext:value-type="float">
            <text:p>6343911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JO</text:p>
          </table:table-cell>
          <table:table-cell table:style-name="ce14" office:value-type="float" office:value="20363363" calcext:value-type="float">
            <text:p>20363363</text:p>
          </table:table-cell>
          <table:table-cell table:style-name="ce14" office:value-type="float" office:value="20208591" calcext:value-type="float">
            <text:p>20208591</text:p>
          </table:table-cell>
          <table:table-cell table:style-name="ce14" office:value-type="float" office:value="21690263" calcext:value-type="float">
            <text:p>21690263</text:p>
          </table:table-cell>
          <table:table-cell table:style-name="ce14" office:value-type="float" office:value="18874797" calcext:value-type="float">
            <text:p>18874797</text:p>
          </table:table-cell>
          <table:table-cell table:style-name="ce14" office:value-type="float" office:value="18272228" calcext:value-type="float">
            <text:p>18272228</text:p>
          </table:table-cell>
          <table:table-cell table:style-name="ce14" office:value-type="float" office:value="30003244" calcext:value-type="float">
            <text:p>30003244</text:p>
          </table:table-cell>
          <table:table-cell table:style-name="ce14" office:value-type="float" office:value="43083250" calcext:value-type="float">
            <text:p>43083250</text:p>
          </table:table-cell>
          <table:table-cell table:style-name="ce14" office:value-type="float" office:value="31130573" calcext:value-type="float">
            <text:p>31130573</text:p>
          </table:table-cell>
          <table:table-cell table:style-name="ce14" office:value-type="float" office:value="26427093" calcext:value-type="float">
            <text:p>26427093</text:p>
          </table:table-cell>
          <table:table-cell table:style-name="ce14" office:value-type="float" office:value="31273188" calcext:value-type="float">
            <text:p>31273188</text:p>
          </table:table-cell>
          <table:table-cell table:style-name="ce14" office:value-type="float" office:value="26915923" calcext:value-type="float">
            <text:p>26915923</text:p>
          </table:table-cell>
          <table:table-cell table:style-name="ce14" office:value-type="float" office:value="27647105" calcext:value-type="float">
            <text:p>27647105</text:p>
          </table:table-cell>
          <table:table-cell table:style-name="ce11" table:formula="of:=(SUM([.B3:.M3]))+0" office:value-type="float" office:value="315889618" calcext:value-type="float">
            <text:p>315889618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LCACHOFA</text:p>
          </table:table-cell>
          <table:table-cell table:style-name="ce14" office:value-type="float" office:value="2644203" calcext:value-type="float">
            <text:p>2644203</text:p>
          </table:table-cell>
          <table:table-cell table:style-name="ce14" office:value-type="float" office:value="3582974" calcext:value-type="float">
            <text:p>3582974</text:p>
          </table:table-cell>
          <table:table-cell table:style-name="ce14" office:value-type="float" office:value="3727767" calcext:value-type="float">
            <text:p>3727767</text:p>
          </table:table-cell>
          <table:table-cell table:style-name="ce14" office:value-type="float" office:value="2291339" calcext:value-type="float">
            <text:p>2291339</text:p>
          </table:table-cell>
          <table:table-cell table:style-name="ce14" office:value-type="float" office:value="1445753" calcext:value-type="float">
            <text:p>1445753</text:p>
          </table:table-cell>
          <table:table-cell table:style-name="ce14" office:value-type="float" office:value="664589" calcext:value-type="float">
            <text:p>664589</text:p>
          </table:table-cell>
          <table:table-cell table:style-name="ce14" office:value-type="float" office:value="21371" calcext:value-type="float">
            <text:p>21371</text:p>
          </table:table-cell>
          <table:table-cell table:style-name="ce14" office:value-type="float" office:value="10050" calcext:value-type="float">
            <text:p>10050</text:p>
          </table:table-cell>
          <table:table-cell table:style-name="ce14" office:value-type="float" office:value="15958" calcext:value-type="float">
            <text:p>15958</text:p>
          </table:table-cell>
          <table:table-cell table:style-name="ce14" office:value-type="float" office:value="277368" calcext:value-type="float">
            <text:p>277368</text:p>
          </table:table-cell>
          <table:table-cell table:style-name="ce14" office:value-type="float" office:value="393729" calcext:value-type="float">
            <text:p>393729</text:p>
          </table:table-cell>
          <table:table-cell table:style-name="ce14" office:value-type="float" office:value="1474609" calcext:value-type="float">
            <text:p>1474609</text:p>
          </table:table-cell>
          <table:table-cell table:style-name="ce11" table:formula="of:=(SUM([.B4:.M4]))+0" office:value-type="float" office:value="16549710" calcext:value-type="float">
            <text:p>16549710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PIO</text:p>
          </table:table-cell>
          <table:table-cell table:style-name="ce14" office:value-type="float" office:value="12668053" calcext:value-type="float">
            <text:p>12668053</text:p>
          </table:table-cell>
          <table:table-cell table:style-name="ce14" office:value-type="float" office:value="8088026" calcext:value-type="float">
            <text:p>8088026</text:p>
          </table:table-cell>
          <table:table-cell table:style-name="ce14" office:value-type="float" office:value="9179513" calcext:value-type="float">
            <text:p>9179513</text:p>
          </table:table-cell>
          <table:table-cell table:style-name="ce14" office:value-type="float" office:value="8471515" calcext:value-type="float">
            <text:p>8471515</text:p>
          </table:table-cell>
          <table:table-cell table:style-name="ce14" office:value-type="float" office:value="8406365" calcext:value-type="float">
            <text:p>8406365</text:p>
          </table:table-cell>
          <table:table-cell table:style-name="ce14" office:value-type="float" office:value="3649670" calcext:value-type="float">
            <text:p>3649670</text:p>
          </table:table-cell>
          <table:table-cell table:style-name="ce14" office:value-type="float" office:value="1452612" calcext:value-type="float">
            <text:p>1452612</text:p>
          </table:table-cell>
          <table:table-cell table:style-name="ce14" office:value-type="float" office:value="1130399" calcext:value-type="float">
            <text:p>1130399</text:p>
          </table:table-cell>
          <table:table-cell table:style-name="ce14" office:value-type="float" office:value="1030619" calcext:value-type="float">
            <text:p>1030619</text:p>
          </table:table-cell>
          <table:table-cell table:style-name="ce14" office:value-type="float" office:value="1781097" calcext:value-type="float">
            <text:p>1781097</text:p>
          </table:table-cell>
          <table:table-cell table:style-name="ce14" office:value-type="float" office:value="4806205" calcext:value-type="float">
            <text:p>4806205</text:p>
          </table:table-cell>
          <table:table-cell table:style-name="ce14" office:value-type="float" office:value="8034327" calcext:value-type="float">
            <text:p>8034327</text:p>
          </table:table-cell>
          <table:table-cell table:style-name="ce11" table:formula="of:=(SUM([.B5:.M5]))+0" office:value-type="float" office:value="68698401" calcext:value-type="float">
            <text:p>68698401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BERENJENA</text:p>
          </table:table-cell>
          <table:table-cell table:style-name="ce14" office:value-type="float" office:value="27204888" calcext:value-type="float">
            <text:p>27204888</text:p>
          </table:table-cell>
          <table:table-cell table:style-name="ce14" office:value-type="float" office:value="18044788" calcext:value-type="float">
            <text:p>18044788</text:p>
          </table:table-cell>
          <table:table-cell table:style-name="ce14" office:value-type="float" office:value="15422018" calcext:value-type="float">
            <text:p>15422018</text:p>
          </table:table-cell>
          <table:table-cell table:style-name="ce14" office:value-type="float" office:value="12385568" calcext:value-type="float">
            <text:p>12385568</text:p>
          </table:table-cell>
          <table:table-cell table:style-name="ce14" office:value-type="float" office:value="10234103" calcext:value-type="float">
            <text:p>10234103</text:p>
          </table:table-cell>
          <table:table-cell table:style-name="ce14" office:value-type="float" office:value="6029089" calcext:value-type="float">
            <text:p>6029089</text:p>
          </table:table-cell>
          <table:table-cell table:style-name="ce14" office:value-type="float" office:value="3939754" calcext:value-type="float">
            <text:p>3939754</text:p>
          </table:table-cell>
          <table:table-cell table:style-name="ce14" office:value-type="float" office:value="5776773" calcext:value-type="float">
            <text:p>5776773</text:p>
          </table:table-cell>
          <table:table-cell table:style-name="ce14" office:value-type="float" office:value="7005503" calcext:value-type="float">
            <text:p>7005503</text:p>
          </table:table-cell>
          <table:table-cell table:style-name="ce14" office:value-type="float" office:value="11293014" calcext:value-type="float">
            <text:p>11293014</text:p>
          </table:table-cell>
          <table:table-cell table:style-name="ce14" office:value-type="float" office:value="16952989" calcext:value-type="float">
            <text:p>16952989</text:p>
          </table:table-cell>
          <table:table-cell table:style-name="ce14" office:value-type="float" office:value="18705602" calcext:value-type="float">
            <text:p>18705602</text:p>
          </table:table-cell>
          <table:table-cell table:style-name="ce11" table:formula="of:=(SUM([.B6:.M6]))+0" office:value-type="float" office:value="152994089" calcext:value-type="float">
            <text:p>152994089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ALABACÍN</text:p>
          </table:table-cell>
          <table:table-cell table:style-name="ce14" office:value-type="float" office:value="48707150" calcext:value-type="float">
            <text:p>48707150</text:p>
          </table:table-cell>
          <table:table-cell table:style-name="ce14" office:value-type="float" office:value="38726242" calcext:value-type="float">
            <text:p>38726242</text:p>
          </table:table-cell>
          <table:table-cell table:style-name="ce14" office:value-type="float" office:value="38326049" calcext:value-type="float">
            <text:p>38326049</text:p>
          </table:table-cell>
          <table:table-cell table:style-name="ce14" office:value-type="float" office:value="42544348" calcext:value-type="float">
            <text:p>42544348</text:p>
          </table:table-cell>
          <table:table-cell table:style-name="ce14" office:value-type="float" office:value="27236896" calcext:value-type="float">
            <text:p>27236896</text:p>
          </table:table-cell>
          <table:table-cell table:style-name="ce14" office:value-type="float" office:value="14910107" calcext:value-type="float">
            <text:p>14910107</text:p>
          </table:table-cell>
          <table:table-cell table:style-name="ce14" office:value-type="float" office:value="4214139" calcext:value-type="float">
            <text:p>4214139</text:p>
          </table:table-cell>
          <table:table-cell table:style-name="ce14" office:value-type="float" office:value="7188222" calcext:value-type="float">
            <text:p>7188222</text:p>
          </table:table-cell>
          <table:table-cell table:style-name="ce14" office:value-type="float" office:value="7422330" calcext:value-type="float">
            <text:p>7422330</text:p>
          </table:table-cell>
          <table:table-cell table:style-name="ce14" office:value-type="float" office:value="26131618" calcext:value-type="float">
            <text:p>26131618</text:p>
          </table:table-cell>
          <table:table-cell table:style-name="ce14" office:value-type="float" office:value="40460795" calcext:value-type="float">
            <text:p>40460795</text:p>
          </table:table-cell>
          <table:table-cell table:style-name="ce14" office:value-type="float" office:value="41780039" calcext:value-type="float">
            <text:p>41780039</text:p>
          </table:table-cell>
          <table:table-cell table:style-name="ce11" table:formula="of:=(SUM([.B7:.M7]))+0" office:value-type="float" office:value="337647935" calcext:value-type="float">
            <text:p>337647935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ALABAZA</text:p>
          </table:table-cell>
          <table:table-cell table:style-name="ce14" office:value-type="float" office:value="3554503" calcext:value-type="float">
            <text:p>3554503</text:p>
          </table:table-cell>
          <table:table-cell table:style-name="ce14" office:value-type="float" office:value="3088776" calcext:value-type="float">
            <text:p>3088776</text:p>
          </table:table-cell>
          <table:table-cell table:style-name="ce14" office:value-type="float" office:value="2767852" calcext:value-type="float">
            <text:p>2767852</text:p>
          </table:table-cell>
          <table:table-cell table:style-name="ce14" office:value-type="float" office:value="2066033" calcext:value-type="float">
            <text:p>2066033</text:p>
          </table:table-cell>
          <table:table-cell table:style-name="ce14" office:value-type="float" office:value="1473515" calcext:value-type="float">
            <text:p>1473515</text:p>
          </table:table-cell>
          <table:table-cell table:style-name="ce14" office:value-type="float" office:value="868691" calcext:value-type="float">
            <text:p>868691</text:p>
          </table:table-cell>
          <table:table-cell table:style-name="ce14" office:value-type="float" office:value="758234" calcext:value-type="float">
            <text:p>758234</text:p>
          </table:table-cell>
          <table:table-cell table:style-name="ce14" office:value-type="float" office:value="829273" calcext:value-type="float">
            <text:p>829273</text:p>
          </table:table-cell>
          <table:table-cell table:style-name="ce14" office:value-type="float" office:value="1420129" calcext:value-type="float">
            <text:p>1420129</text:p>
          </table:table-cell>
          <table:table-cell table:style-name="ce14" office:value-type="float" office:value="3001447" calcext:value-type="float">
            <text:p>3001447</text:p>
          </table:table-cell>
          <table:table-cell table:style-name="ce14" office:value-type="float" office:value="3362506" calcext:value-type="float">
            <text:p>3362506</text:p>
          </table:table-cell>
          <table:table-cell table:style-name="ce14" office:value-type="float" office:value="2666504" calcext:value-type="float">
            <text:p>2666504</text:p>
          </table:table-cell>
          <table:table-cell table:style-name="ce11" table:formula="of:=(SUM([.B8:.M8]))+0" office:value-type="float" office:value="25857463" calcext:value-type="float">
            <text:p>25857463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EBOLLA</text:p>
          </table:table-cell>
          <table:table-cell table:style-name="ce14" office:value-type="float" office:value="16407789" calcext:value-type="float">
            <text:p>16407789</text:p>
          </table:table-cell>
          <table:table-cell table:style-name="ce14" office:value-type="float" office:value="13481054" calcext:value-type="float">
            <text:p>13481054</text:p>
          </table:table-cell>
          <table:table-cell table:style-name="ce14" office:value-type="float" office:value="12859960" calcext:value-type="float">
            <text:p>12859960</text:p>
          </table:table-cell>
          <table:table-cell table:style-name="ce14" office:value-type="float" office:value="14390929" calcext:value-type="float">
            <text:p>14390929</text:p>
          </table:table-cell>
          <table:table-cell table:style-name="ce14" office:value-type="float" office:value="21274270" calcext:value-type="float">
            <text:p>21274270</text:p>
          </table:table-cell>
          <table:table-cell table:style-name="ce14" office:value-type="float" office:value="25482141" calcext:value-type="float">
            <text:p>25482141</text:p>
          </table:table-cell>
          <table:table-cell table:style-name="ce14" office:value-type="float" office:value="24050347" calcext:value-type="float">
            <text:p>24050347</text:p>
          </table:table-cell>
          <table:table-cell table:style-name="ce14" office:value-type="float" office:value="16743446" calcext:value-type="float">
            <text:p>16743446</text:p>
          </table:table-cell>
          <table:table-cell table:style-name="ce14" office:value-type="float" office:value="13584884" calcext:value-type="float">
            <text:p>13584884</text:p>
          </table:table-cell>
          <table:table-cell table:style-name="ce14" office:value-type="float" office:value="11219332" calcext:value-type="float">
            <text:p>11219332</text:p>
          </table:table-cell>
          <table:table-cell table:style-name="ce14" office:value-type="float" office:value="10356024" calcext:value-type="float">
            <text:p>10356024</text:p>
          </table:table-cell>
          <table:table-cell table:style-name="ce14" office:value-type="float" office:value="10057177" calcext:value-type="float">
            <text:p>10057177</text:p>
          </table:table-cell>
          <table:table-cell table:style-name="ce11" table:formula="of:=(SUM([.B9:.M9]))+0" office:value-type="float" office:value="189907353" calcext:value-type="float">
            <text:p>189907353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OLES</text:p>
          </table:table-cell>
          <table:table-cell table:style-name="ce14" office:value-type="float" office:value="81760337" calcext:value-type="float">
            <text:p>81760337</text:p>
          </table:table-cell>
          <table:table-cell table:style-name="ce14" office:value-type="float" office:value="71534410" calcext:value-type="float">
            <text:p>71534410</text:p>
          </table:table-cell>
          <table:table-cell table:style-name="ce14" office:value-type="float" office:value="74369149" calcext:value-type="float">
            <text:p>74369149</text:p>
          </table:table-cell>
          <table:table-cell table:style-name="ce14" office:value-type="float" office:value="74635434" calcext:value-type="float">
            <text:p>74635434</text:p>
          </table:table-cell>
          <table:table-cell table:style-name="ce14" office:value-type="float" office:value="59862163" calcext:value-type="float">
            <text:p>59862163</text:p>
          </table:table-cell>
          <table:table-cell table:style-name="ce14" office:value-type="float" office:value="19679585" calcext:value-type="float">
            <text:p>19679585</text:p>
          </table:table-cell>
          <table:table-cell table:style-name="ce14" office:value-type="float" office:value="6863174" calcext:value-type="float">
            <text:p>6863174</text:p>
          </table:table-cell>
          <table:table-cell table:style-name="ce14" office:value-type="float" office:value="3990114" calcext:value-type="float">
            <text:p>3990114</text:p>
          </table:table-cell>
          <table:table-cell table:style-name="ce14" office:value-type="float" office:value="4059942" calcext:value-type="float">
            <text:p>4059942</text:p>
          </table:table-cell>
          <table:table-cell table:style-name="ce14" office:value-type="float" office:value="13571408" calcext:value-type="float">
            <text:p>13571408</text:p>
          </table:table-cell>
          <table:table-cell table:style-name="ce14" office:value-type="float" office:value="45905357" calcext:value-type="float">
            <text:p>45905357</text:p>
          </table:table-cell>
          <table:table-cell table:style-name="ce14" office:value-type="float" office:value="67762734" calcext:value-type="float">
            <text:p>67762734</text:p>
          </table:table-cell>
          <table:table-cell table:style-name="ce11" table:formula="of:=(SUM([.B10:.M10]))+0" office:value-type="float" office:value="523993807" calcext:value-type="float">
            <text:p>523993807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ENDIVIA Y ESCAROLA</text:p>
          </table:table-cell>
          <table:table-cell table:style-name="ce14" office:value-type="float" office:value="9333088" calcext:value-type="float">
            <text:p>9333088</text:p>
          </table:table-cell>
          <table:table-cell table:style-name="ce14" office:value-type="float" office:value="9412447" calcext:value-type="float">
            <text:p>9412447</text:p>
          </table:table-cell>
          <table:table-cell table:style-name="ce14" office:value-type="float" office:value="8755500" calcext:value-type="float">
            <text:p>8755500</text:p>
          </table:table-cell>
          <table:table-cell table:style-name="ce14" office:value-type="float" office:value="8579104" calcext:value-type="float">
            <text:p>8579104</text:p>
          </table:table-cell>
          <table:table-cell table:style-name="ce14" office:value-type="float" office:value="4315783" calcext:value-type="float">
            <text:p>4315783</text:p>
          </table:table-cell>
          <table:table-cell table:style-name="ce14" office:value-type="float" office:value="1772464" calcext:value-type="float">
            <text:p>1772464</text:p>
          </table:table-cell>
          <table:table-cell table:style-name="ce14" office:value-type="float" office:value="1790999" calcext:value-type="float">
            <text:p>1790999</text:p>
          </table:table-cell>
          <table:table-cell table:style-name="ce14" office:value-type="float" office:value="1655505" calcext:value-type="float">
            <text:p>1655505</text:p>
          </table:table-cell>
          <table:table-cell table:style-name="ce14" office:value-type="float" office:value="1763200" calcext:value-type="float">
            <text:p>1763200</text:p>
          </table:table-cell>
          <table:table-cell table:style-name="ce14" office:value-type="float" office:value="2094173" calcext:value-type="float">
            <text:p>2094173</text:p>
          </table:table-cell>
          <table:table-cell table:style-name="ce14" office:value-type="float" office:value="7657972" calcext:value-type="float">
            <text:p>7657972</text:p>
          </table:table-cell>
          <table:table-cell table:style-name="ce14" office:value-type="float" office:value="8506984" calcext:value-type="float">
            <text:p>8506984</text:p>
          </table:table-cell>
          <table:table-cell table:style-name="ce11" table:formula="of:=(SUM([.B11:.M11]))+0" office:value-type="float" office:value="65637219" calcext:value-type="float">
            <text:p>65637219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ESPÁRRAGO</text:p>
          </table:table-cell>
          <table:table-cell table:style-name="ce14" office:value-type="float" office:value="1918345" calcext:value-type="float">
            <text:p>1918345</text:p>
          </table:table-cell>
          <table:table-cell table:style-name="ce14" office:value-type="float" office:value="2241204" calcext:value-type="float">
            <text:p>2241204</text:p>
          </table:table-cell>
          <table:table-cell table:style-name="ce14" office:value-type="float" office:value="9839137" calcext:value-type="float">
            <text:p>9839137</text:p>
          </table:table-cell>
          <table:table-cell table:style-name="ce14" office:value-type="float" office:value="23365924" calcext:value-type="float">
            <text:p>23365924</text:p>
          </table:table-cell>
          <table:table-cell table:style-name="ce14" office:value-type="float" office:value="17150781" calcext:value-type="float">
            <text:p>17150781</text:p>
          </table:table-cell>
          <table:table-cell table:style-name="ce14" office:value-type="float" office:value="7414933" calcext:value-type="float">
            <text:p>7414933</text:p>
          </table:table-cell>
          <table:table-cell table:style-name="ce14" office:value-type="float" office:value="3223712" calcext:value-type="float">
            <text:p>3223712</text:p>
          </table:table-cell>
          <table:table-cell table:style-name="ce14" office:value-type="float" office:value="904510" calcext:value-type="float">
            <text:p>904510</text:p>
          </table:table-cell>
          <table:table-cell table:style-name="ce14" office:value-type="float" office:value="821527" calcext:value-type="float">
            <text:p>821527</text:p>
          </table:table-cell>
          <table:table-cell table:style-name="ce14" office:value-type="float" office:value="1267543" calcext:value-type="float">
            <text:p>1267543</text:p>
          </table:table-cell>
          <table:table-cell table:style-name="ce14" office:value-type="float" office:value="1002687" calcext:value-type="float">
            <text:p>1002687</text:p>
          </table:table-cell>
          <table:table-cell table:style-name="ce14" office:value-type="float" office:value="1276423" calcext:value-type="float">
            <text:p>1276423</text:p>
          </table:table-cell>
          <table:table-cell table:style-name="ce11" table:formula="of:=(SUM([.B12:.M12]))+0" office:value-type="float" office:value="70426726" calcext:value-type="float">
            <text:p>70426726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ESPINACA</text:p>
          </table:table-cell>
          <table:table-cell table:style-name="ce14" office:value-type="float" office:value="9662245" calcext:value-type="float">
            <text:p>9662245</text:p>
          </table:table-cell>
          <table:table-cell table:style-name="ce14" office:value-type="float" office:value="9540431" calcext:value-type="float">
            <text:p>9540431</text:p>
          </table:table-cell>
          <table:table-cell table:style-name="ce14" office:value-type="float" office:value="10467117" calcext:value-type="float">
            <text:p>10467117</text:p>
          </table:table-cell>
          <table:table-cell table:style-name="ce14" office:value-type="float" office:value="7734892" calcext:value-type="float">
            <text:p>7734892</text:p>
          </table:table-cell>
          <table:table-cell table:style-name="ce14" office:value-type="float" office:value="2180050" calcext:value-type="float">
            <text:p>2180050</text:p>
          </table:table-cell>
          <table:table-cell table:style-name="ce14" office:value-type="float" office:value="774171" calcext:value-type="float">
            <text:p>774171</text:p>
          </table:table-cell>
          <table:table-cell table:style-name="ce14" office:value-type="float" office:value="783731" calcext:value-type="float">
            <text:p>783731</text:p>
          </table:table-cell>
          <table:table-cell table:style-name="ce14" office:value-type="float" office:value="829916" calcext:value-type="float">
            <text:p>829916</text:p>
          </table:table-cell>
          <table:table-cell table:style-name="ce14" office:value-type="float" office:value="709115" calcext:value-type="float">
            <text:p>709115</text:p>
          </table:table-cell>
          <table:table-cell table:style-name="ce14" office:value-type="float" office:value="1598885" calcext:value-type="float">
            <text:p>1598885</text:p>
          </table:table-cell>
          <table:table-cell table:style-name="ce14" office:value-type="float" office:value="6208724" calcext:value-type="float">
            <text:p>6208724</text:p>
          </table:table-cell>
          <table:table-cell table:style-name="ce14" office:value-type="float" office:value="8757483" calcext:value-type="float">
            <text:p>8757483</text:p>
          </table:table-cell>
          <table:table-cell table:style-name="ce11" table:formula="of:=(SUM([.B13:.M13]))+0" office:value-type="float" office:value="59246760" calcext:value-type="float">
            <text:p>59246760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GUISANTE</text:p>
          </table:table-cell>
          <table:table-cell table:style-name="ce14" office:value-type="float" office:value="359308" calcext:value-type="float">
            <text:p>359308</text:p>
          </table:table-cell>
          <table:table-cell table:style-name="ce14" office:value-type="float" office:value="614086" calcext:value-type="float">
            <text:p>614086</text:p>
          </table:table-cell>
          <table:table-cell table:style-name="ce14" office:value-type="float" office:value="829270" calcext:value-type="float">
            <text:p>829270</text:p>
          </table:table-cell>
          <table:table-cell table:style-name="ce14" office:value-type="float" office:value="1499634" calcext:value-type="float">
            <text:p>1499634</text:p>
          </table:table-cell>
          <table:table-cell table:style-name="ce14" office:value-type="float" office:value="972962" calcext:value-type="float">
            <text:p>972962</text:p>
          </table:table-cell>
          <table:table-cell table:style-name="ce14" office:value-type="float" office:value="211203" calcext:value-type="float">
            <text:p>211203</text:p>
          </table:table-cell>
          <table:table-cell table:style-name="ce14" office:value-type="float" office:value="45890" calcext:value-type="float">
            <text:p>45890</text:p>
          </table:table-cell>
          <table:table-cell table:style-name="ce14" office:value-type="float" office:value="42477" calcext:value-type="float">
            <text:p>42477</text:p>
          </table:table-cell>
          <table:table-cell table:style-name="ce14" office:value-type="float" office:value="6946" calcext:value-type="float">
            <text:p>6946</text:p>
          </table:table-cell>
          <table:table-cell table:style-name="ce14" office:value-type="float" office:value="51226" calcext:value-type="float">
            <text:p>51226</text:p>
          </table:table-cell>
          <table:table-cell table:style-name="ce14" office:value-type="float" office:value="111592" calcext:value-type="float">
            <text:p>111592</text:p>
          </table:table-cell>
          <table:table-cell table:style-name="ce14" office:value-type="float" office:value="165688" calcext:value-type="float">
            <text:p>165688</text:p>
          </table:table-cell>
          <table:table-cell table:style-name="ce11" table:formula="of:=(SUM([.B14:.M14]))+0" office:value-type="float" office:value="4910282" calcext:value-type="float">
            <text:p>4910282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JUDÍA</text:p>
          </table:table-cell>
          <table:table-cell table:style-name="ce14" office:value-type="float" office:value="3873398" calcext:value-type="float">
            <text:p>3873398</text:p>
          </table:table-cell>
          <table:table-cell table:style-name="ce14" office:value-type="float" office:value="4421543" calcext:value-type="float">
            <text:p>4421543</text:p>
          </table:table-cell>
          <table:table-cell table:style-name="ce14" office:value-type="float" office:value="5266710" calcext:value-type="float">
            <text:p>5266710</text:p>
          </table:table-cell>
          <table:table-cell table:style-name="ce14" office:value-type="float" office:value="4228927" calcext:value-type="float">
            <text:p>4228927</text:p>
          </table:table-cell>
          <table:table-cell table:style-name="ce14" office:value-type="float" office:value="5474134" calcext:value-type="float">
            <text:p>5474134</text:p>
          </table:table-cell>
          <table:table-cell table:style-name="ce14" office:value-type="float" office:value="4254397" calcext:value-type="float">
            <text:p>4254397</text:p>
          </table:table-cell>
          <table:table-cell table:style-name="ce14" office:value-type="float" office:value="2782048" calcext:value-type="float">
            <text:p>2782048</text:p>
          </table:table-cell>
          <table:table-cell table:style-name="ce14" office:value-type="float" office:value="3233421" calcext:value-type="float">
            <text:p>3233421</text:p>
          </table:table-cell>
          <table:table-cell table:style-name="ce14" office:value-type="float" office:value="3243068" calcext:value-type="float">
            <text:p>3243068</text:p>
          </table:table-cell>
          <table:table-cell table:style-name="ce14" office:value-type="float" office:value="3496905" calcext:value-type="float">
            <text:p>3496905</text:p>
          </table:table-cell>
          <table:table-cell table:style-name="ce14" office:value-type="float" office:value="2832114" calcext:value-type="float">
            <text:p>2832114</text:p>
          </table:table-cell>
          <table:table-cell table:style-name="ce14" office:value-type="float" office:value="3888991" calcext:value-type="float">
            <text:p>3888991</text:p>
          </table:table-cell>
          <table:table-cell table:style-name="ce11" table:formula="of:=(SUM([.B15:.M15]))+0" office:value-type="float" office:value="46995656" calcext:value-type="float">
            <text:p>46995656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LECHUGA</text:p>
          </table:table-cell>
          <table:table-cell table:style-name="ce14" office:value-type="float" office:value="109177131" calcext:value-type="float">
            <text:p>109177131</text:p>
          </table:table-cell>
          <table:table-cell table:style-name="ce14" office:value-type="float" office:value="98037309" calcext:value-type="float">
            <text:p>98037309</text:p>
          </table:table-cell>
          <table:table-cell table:style-name="ce14" office:value-type="float" office:value="93136848" calcext:value-type="float">
            <text:p>93136848</text:p>
          </table:table-cell>
          <table:table-cell table:style-name="ce14" office:value-type="float" office:value="99904158" calcext:value-type="float">
            <text:p>99904158</text:p>
          </table:table-cell>
          <table:table-cell table:style-name="ce14" office:value-type="float" office:value="42411717" calcext:value-type="float">
            <text:p>42411717</text:p>
          </table:table-cell>
          <table:table-cell table:style-name="ce14" office:value-type="float" office:value="16330990" calcext:value-type="float">
            <text:p>16330990</text:p>
          </table:table-cell>
          <table:table-cell table:style-name="ce14" office:value-type="float" office:value="18091985" calcext:value-type="float">
            <text:p>18091985</text:p>
          </table:table-cell>
          <table:table-cell table:style-name="ce14" office:value-type="float" office:value="16117823" calcext:value-type="float">
            <text:p>16117823</text:p>
          </table:table-cell>
          <table:table-cell table:style-name="ce14" office:value-type="float" office:value="13557287" calcext:value-type="float">
            <text:p>13557287</text:p>
          </table:table-cell>
          <table:table-cell table:style-name="ce14" office:value-type="float" office:value="32951704" calcext:value-type="float">
            <text:p>32951704</text:p>
          </table:table-cell>
          <table:table-cell table:style-name="ce14" office:value-type="float" office:value="90648671" calcext:value-type="float">
            <text:p>90648671</text:p>
          </table:table-cell>
          <table:table-cell table:style-name="ce14" office:value-type="float" office:value="91049364" calcext:value-type="float">
            <text:p>91049364</text:p>
          </table:table-cell>
          <table:table-cell table:style-name="ce11" table:formula="of:=(SUM([.B16:.M16]))+0" office:value-type="float" office:value="721414987" calcext:value-type="float">
            <text:p>721414987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AÍZ DULCE</text:p>
          </table:table-cell>
          <table:table-cell table:style-name="ce14" office:value-type="float" office:value="857879" calcext:value-type="float">
            <text:p>857879</text:p>
          </table:table-cell>
          <table:table-cell table:style-name="ce14" office:value-type="float" office:value="591545" calcext:value-type="float">
            <text:p>591545</text:p>
          </table:table-cell>
          <table:table-cell table:style-name="ce14" office:value-type="float" office:value="1303925" calcext:value-type="float">
            <text:p>1303925</text:p>
          </table:table-cell>
          <table:table-cell table:style-name="ce14" office:value-type="float" office:value="2666223" calcext:value-type="float">
            <text:p>2666223</text:p>
          </table:table-cell>
          <table:table-cell table:style-name="ce14" office:value-type="float" office:value="1507899" calcext:value-type="float">
            <text:p>1507899</text:p>
          </table:table-cell>
          <table:table-cell table:style-name="ce14" office:value-type="float" office:value="8860947" calcext:value-type="float">
            <text:p>8860947</text:p>
          </table:table-cell>
          <table:table-cell table:style-name="ce14" office:value-type="float" office:value="6378557" calcext:value-type="float">
            <text:p>6378557</text:p>
          </table:table-cell>
          <table:table-cell table:style-name="ce14" office:value-type="float" office:value="2507938" calcext:value-type="float">
            <text:p>2507938</text:p>
          </table:table-cell>
          <table:table-cell table:style-name="ce14" office:value-type="float" office:value="835528" calcext:value-type="float">
            <text:p>835528</text:p>
          </table:table-cell>
          <table:table-cell table:style-name="ce14" office:value-type="float" office:value="808519" calcext:value-type="float">
            <text:p>808519</text:p>
          </table:table-cell>
          <table:table-cell table:style-name="ce14" office:value-type="float" office:value="3375008" calcext:value-type="float">
            <text:p>3375008</text:p>
          </table:table-cell>
          <table:table-cell table:style-name="ce14" office:value-type="float" office:value="1344600" calcext:value-type="float">
            <text:p>1344600</text:p>
          </table:table-cell>
          <table:table-cell table:style-name="ce11" table:formula="of:=(SUM([.B17:.M17]))+0" office:value-type="float" office:value="31038568" calcext:value-type="float">
            <text:p>31038568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ATATA</text:p>
          </table:table-cell>
          <table:table-cell table:style-name="ce14" office:value-type="float" office:value="10974546" calcext:value-type="float">
            <text:p>10974546</text:p>
          </table:table-cell>
          <table:table-cell table:style-name="ce14" office:value-type="float" office:value="8384946" calcext:value-type="float">
            <text:p>8384946</text:p>
          </table:table-cell>
          <table:table-cell table:style-name="ce14" office:value-type="float" office:value="8474605" calcext:value-type="float">
            <text:p>8474605</text:p>
          </table:table-cell>
          <table:table-cell table:style-name="ce14" office:value-type="float" office:value="9404304" calcext:value-type="float">
            <text:p>9404304</text:p>
          </table:table-cell>
          <table:table-cell table:style-name="ce14" office:value-type="float" office:value="28180807" calcext:value-type="float">
            <text:p>28180807</text:p>
          </table:table-cell>
          <table:table-cell table:style-name="ce14" office:value-type="float" office:value="34777495" calcext:value-type="float">
            <text:p>34777495</text:p>
          </table:table-cell>
          <table:table-cell table:style-name="ce14" office:value-type="float" office:value="11127590" calcext:value-type="float">
            <text:p>11127590</text:p>
          </table:table-cell>
          <table:table-cell table:style-name="ce14" office:value-type="float" office:value="10916495" calcext:value-type="float">
            <text:p>10916495</text:p>
          </table:table-cell>
          <table:table-cell table:style-name="ce14" office:value-type="float" office:value="9636869" calcext:value-type="float">
            <text:p>9636869</text:p>
          </table:table-cell>
          <table:table-cell table:style-name="ce14" office:value-type="float" office:value="10702119" calcext:value-type="float">
            <text:p>10702119</text:p>
          </table:table-cell>
          <table:table-cell table:style-name="ce14" office:value-type="float" office:value="5183942" calcext:value-type="float">
            <text:p>5183942</text:p>
          </table:table-cell>
          <table:table-cell table:style-name="ce14" office:value-type="float" office:value="5215234" calcext:value-type="float">
            <text:p>5215234</text:p>
          </table:table-cell>
          <table:table-cell table:style-name="ce11" table:formula="of:=(SUM([.B18:.M18]))+0" office:value-type="float" office:value="152978952" calcext:value-type="float">
            <text:p>152978952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EPINO</text:p>
          </table:table-cell>
          <table:table-cell table:style-name="ce14" office:value-type="float" office:value="100530301" calcext:value-type="float">
            <text:p>100530301</text:p>
          </table:table-cell>
          <table:table-cell table:style-name="ce14" office:value-type="float" office:value="82619530" calcext:value-type="float">
            <text:p>82619530</text:p>
          </table:table-cell>
          <table:table-cell table:style-name="ce14" office:value-type="float" office:value="58071297" calcext:value-type="float">
            <text:p>58071297</text:p>
          </table:table-cell>
          <table:table-cell table:style-name="ce14" office:value-type="float" office:value="26095081" calcext:value-type="float">
            <text:p>26095081</text:p>
          </table:table-cell>
          <table:table-cell table:style-name="ce14" office:value-type="float" office:value="17510524" calcext:value-type="float">
            <text:p>17510524</text:p>
          </table:table-cell>
          <table:table-cell table:style-name="ce14" office:value-type="float" office:value="16412085" calcext:value-type="float">
            <text:p>16412085</text:p>
          </table:table-cell>
          <table:table-cell table:style-name="ce14" office:value-type="float" office:value="11051290" calcext:value-type="float">
            <text:p>11051290</text:p>
          </table:table-cell>
          <table:table-cell table:style-name="ce14" office:value-type="float" office:value="18201916" calcext:value-type="float">
            <text:p>18201916</text:p>
          </table:table-cell>
          <table:table-cell table:style-name="ce14" office:value-type="float" office:value="21967486" calcext:value-type="float">
            <text:p>21967486</text:p>
          </table:table-cell>
          <table:table-cell table:style-name="ce14" office:value-type="float" office:value="57722496" calcext:value-type="float">
            <text:p>57722496</text:p>
          </table:table-cell>
          <table:table-cell table:style-name="ce14" office:value-type="float" office:value="94159540" calcext:value-type="float">
            <text:p>94159540</text:p>
          </table:table-cell>
          <table:table-cell table:style-name="ce14" office:value-type="float" office:value="97823553" calcext:value-type="float">
            <text:p>97823553</text:p>
          </table:table-cell>
          <table:table-cell table:style-name="ce11" table:formula="of:=(SUM([.B19:.M19]))+0" office:value-type="float" office:value="602165099" calcext:value-type="float">
            <text:p>602165099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IMIENTO</text:p>
          </table:table-cell>
          <table:table-cell table:style-name="ce14" office:value-type="float" office:value="154246614" calcext:value-type="float">
            <text:p>154246614</text:p>
          </table:table-cell>
          <table:table-cell table:style-name="ce14" office:value-type="float" office:value="144923178" calcext:value-type="float">
            <text:p>144923178</text:p>
          </table:table-cell>
          <table:table-cell table:style-name="ce14" office:value-type="float" office:value="167804871" calcext:value-type="float">
            <text:p>167804871</text:p>
          </table:table-cell>
          <table:table-cell table:style-name="ce14" office:value-type="float" office:value="104700100" calcext:value-type="float">
            <text:p>104700100</text:p>
          </table:table-cell>
          <table:table-cell table:style-name="ce14" office:value-type="float" office:value="68993415" calcext:value-type="float">
            <text:p>68993415</text:p>
          </table:table-cell>
          <table:table-cell table:style-name="ce14" office:value-type="float" office:value="52632867" calcext:value-type="float">
            <text:p>52632867</text:p>
          </table:table-cell>
          <table:table-cell table:style-name="ce14" office:value-type="float" office:value="40418474" calcext:value-type="float">
            <text:p>40418474</text:p>
          </table:table-cell>
          <table:table-cell table:style-name="ce14" office:value-type="float" office:value="34786997" calcext:value-type="float">
            <text:p>34786997</text:p>
          </table:table-cell>
          <table:table-cell table:style-name="ce14" office:value-type="float" office:value="36170942" calcext:value-type="float">
            <text:p>36170942</text:p>
          </table:table-cell>
          <table:table-cell table:style-name="ce14" office:value-type="float" office:value="60160594" calcext:value-type="float">
            <text:p>60160594</text:p>
          </table:table-cell>
          <table:table-cell table:style-name="ce14" office:value-type="float" office:value="108797962" calcext:value-type="float">
            <text:p>108797962</text:p>
          </table:table-cell>
          <table:table-cell table:style-name="ce14" office:value-type="float" office:value="140330053" calcext:value-type="float">
            <text:p>140330053</text:p>
          </table:table-cell>
          <table:table-cell table:style-name="ce11" table:formula="of:=(SUM([.B20:.M20]))+0" office:value-type="float" office:value="1113966067" calcext:value-type="float">
            <text:p>1113966067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UERRO</text:p>
          </table:table-cell>
          <table:table-cell table:style-name="ce14" office:value-type="float" office:value="1950963" calcext:value-type="float">
            <text:p>1950963</text:p>
          </table:table-cell>
          <table:table-cell table:style-name="ce14" office:value-type="float" office:value="1580906" calcext:value-type="float">
            <text:p>1580906</text:p>
          </table:table-cell>
          <table:table-cell table:style-name="ce14" office:value-type="float" office:value="1236441" calcext:value-type="float">
            <text:p>1236441</text:p>
          </table:table-cell>
          <table:table-cell table:style-name="ce14" office:value-type="float" office:value="1728425" calcext:value-type="float">
            <text:p>1728425</text:p>
          </table:table-cell>
          <table:table-cell table:style-name="ce14" office:value-type="float" office:value="4996231" calcext:value-type="float">
            <text:p>4996231</text:p>
          </table:table-cell>
          <table:table-cell table:style-name="ce14" office:value-type="float" office:value="4944157" calcext:value-type="float">
            <text:p>4944157</text:p>
          </table:table-cell>
          <table:table-cell table:style-name="ce14" office:value-type="float" office:value="1609184" calcext:value-type="float">
            <text:p>1609184</text:p>
          </table:table-cell>
          <table:table-cell table:style-name="ce14" office:value-type="float" office:value="298927" calcext:value-type="float">
            <text:p>298927</text:p>
          </table:table-cell>
          <table:table-cell table:style-name="ce14" office:value-type="float" office:value="148777" calcext:value-type="float">
            <text:p>148777</text:p>
          </table:table-cell>
          <table:table-cell table:style-name="ce14" office:value-type="float" office:value="530264" calcext:value-type="float">
            <text:p>530264</text:p>
          </table:table-cell>
          <table:table-cell table:style-name="ce14" office:value-type="float" office:value="722558" calcext:value-type="float">
            <text:p>722558</text:p>
          </table:table-cell>
          <table:table-cell table:style-name="ce14" office:value-type="float" office:value="815124" calcext:value-type="float">
            <text:p>815124</text:p>
          </table:table-cell>
          <table:table-cell table:style-name="ce11" table:formula="of:=(SUM([.B21:.M21]))+0" office:value-type="float" office:value="20561957" calcext:value-type="float">
            <text:p>20561957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TOMATE</text:p>
          </table:table-cell>
          <table:table-cell table:style-name="ce14" office:value-type="float" office:value="136080758" calcext:value-type="float">
            <text:p>136080758</text:p>
          </table:table-cell>
          <table:table-cell table:style-name="ce14" office:value-type="float" office:value="134926195" calcext:value-type="float">
            <text:p>134926195</text:p>
          </table:table-cell>
          <table:table-cell table:style-name="ce14" office:value-type="float" office:value="126173955" calcext:value-type="float">
            <text:p>126173955</text:p>
          </table:table-cell>
          <table:table-cell table:style-name="ce14" office:value-type="float" office:value="89118125" calcext:value-type="float">
            <text:p>89118125</text:p>
          </table:table-cell>
          <table:table-cell table:style-name="ce14" office:value-type="float" office:value="66310138" calcext:value-type="float">
            <text:p>66310138</text:p>
          </table:table-cell>
          <table:table-cell table:style-name="ce14" office:value-type="float" office:value="23664424" calcext:value-type="float">
            <text:p>23664424</text:p>
          </table:table-cell>
          <table:table-cell table:style-name="ce14" office:value-type="float" office:value="25517683" calcext:value-type="float">
            <text:p>25517683</text:p>
          </table:table-cell>
          <table:table-cell table:style-name="ce14" office:value-type="float" office:value="44207098" calcext:value-type="float">
            <text:p>44207098</text:p>
          </table:table-cell>
          <table:table-cell table:style-name="ce14" office:value-type="float" office:value="27651351" calcext:value-type="float">
            <text:p>27651351</text:p>
          </table:table-cell>
          <table:table-cell table:style-name="ce14" office:value-type="float" office:value="46337019" calcext:value-type="float">
            <text:p>46337019</text:p>
          </table:table-cell>
          <table:table-cell table:style-name="ce14" office:value-type="float" office:value="82076341" calcext:value-type="float">
            <text:p>82076341</text:p>
          </table:table-cell>
          <table:table-cell table:style-name="ce14" office:value-type="float" office:value="119585095" calcext:value-type="float">
            <text:p>119585095</text:p>
          </table:table-cell>
          <table:table-cell table:style-name="ce11" table:formula="of:=(SUM([.B22:.M22]))+0" office:value-type="float" office:value="921648182" calcext:value-type="float">
            <text:p>921648182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ZANAHORIA Y NABO</text:p>
          </table:table-cell>
          <table:table-cell table:style-name="ce14" office:value-type="float" office:value="5644183" calcext:value-type="float">
            <text:p>5644183</text:p>
          </table:table-cell>
          <table:table-cell table:style-name="ce14" office:value-type="float" office:value="5266712" calcext:value-type="float">
            <text:p>5266712</text:p>
          </table:table-cell>
          <table:table-cell table:style-name="ce14" office:value-type="float" office:value="6619896" calcext:value-type="float">
            <text:p>6619896</text:p>
          </table:table-cell>
          <table:table-cell table:style-name="ce14" office:value-type="float" office:value="9973877" calcext:value-type="float">
            <text:p>9973877</text:p>
          </table:table-cell>
          <table:table-cell table:style-name="ce14" office:value-type="float" office:value="15936962" calcext:value-type="float">
            <text:p>15936962</text:p>
          </table:table-cell>
          <table:table-cell table:style-name="ce14" office:value-type="float" office:value="8035795" calcext:value-type="float">
            <text:p>8035795</text:p>
          </table:table-cell>
          <table:table-cell table:style-name="ce14" office:value-type="float" office:value="2158584" calcext:value-type="float">
            <text:p>2158584</text:p>
          </table:table-cell>
          <table:table-cell table:style-name="ce14" office:value-type="float" office:value="1746461" calcext:value-type="float">
            <text:p>1746461</text:p>
          </table:table-cell>
          <table:table-cell table:style-name="ce14" office:value-type="float" office:value="1274433" calcext:value-type="float">
            <text:p>1274433</text:p>
          </table:table-cell>
          <table:table-cell table:style-name="ce14" office:value-type="float" office:value="1216179" calcext:value-type="float">
            <text:p>1216179</text:p>
          </table:table-cell>
          <table:table-cell table:style-name="ce14" office:value-type="float" office:value="1797170" calcext:value-type="float">
            <text:p>1797170</text:p>
          </table:table-cell>
          <table:table-cell table:style-name="ce14" office:value-type="float" office:value="3445867" calcext:value-type="float">
            <text:p>3445867</text:p>
          </table:table-cell>
          <table:table-cell table:style-name="ce11" table:formula="of:=(SUM([.B23:.M23]))+0" office:value-type="float" office:value="63116119" calcext:value-type="float">
            <text:p>63116119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OTRAS HORTALIZAS</text:p>
          </table:table-cell>
          <table:table-cell table:style-name="ce14" office:value-type="float" office:value="22693501" calcext:value-type="float">
            <text:p>22693501</text:p>
          </table:table-cell>
          <table:table-cell table:style-name="ce14" office:value-type="float" office:value="27994902" calcext:value-type="float">
            <text:p>27994902</text:p>
          </table:table-cell>
          <table:table-cell table:style-name="ce14" office:value-type="float" office:value="27584534" calcext:value-type="float">
            <text:p>27584534</text:p>
          </table:table-cell>
          <table:table-cell table:style-name="ce14" office:value-type="float" office:value="25132564" calcext:value-type="float">
            <text:p>25132564</text:p>
          </table:table-cell>
          <table:table-cell table:style-name="ce14" office:value-type="float" office:value="24376305" calcext:value-type="float">
            <text:p>24376305</text:p>
          </table:table-cell>
          <table:table-cell table:style-name="ce14" office:value-type="float" office:value="15988922" calcext:value-type="float">
            <text:p>15988922</text:p>
          </table:table-cell>
          <table:table-cell table:style-name="ce14" office:value-type="float" office:value="12968486" calcext:value-type="float">
            <text:p>12968486</text:p>
          </table:table-cell>
          <table:table-cell table:style-name="ce14" office:value-type="float" office:value="9713143" calcext:value-type="float">
            <text:p>9713143</text:p>
          </table:table-cell>
          <table:table-cell table:style-name="ce14" office:value-type="float" office:value="10169652" calcext:value-type="float">
            <text:p>10169652</text:p>
          </table:table-cell>
          <table:table-cell table:style-name="ce14" office:value-type="float" office:value="12673269" calcext:value-type="float">
            <text:p>12673269</text:p>
          </table:table-cell>
          <table:table-cell table:style-name="ce14" office:value-type="float" office:value="19951432" calcext:value-type="float">
            <text:p>19951432</text:p>
          </table:table-cell>
          <table:table-cell table:style-name="ce14" office:value-type="float" office:value="31680420" calcext:value-type="float">
            <text:p>31680420</text:p>
          </table:table-cell>
          <table:table-cell table:style-name="ce11" table:formula="of:=(SUM([.B24:.M24]))+0" office:value-type="float" office:value="240927130" calcext:value-type="float">
            <text:p>240927130</text:p>
          </table:table-cell>
          <table:table-cell table:style-name="ce7" office:value-type="string" calcext:value-type="string">
            <text:p>Hortaliz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GUACATE</text:p>
          </table:table-cell>
          <table:table-cell table:style-name="ce11" office:value-type="float" office:value="31886054" calcext:value-type="float">
            <text:p>31886054</text:p>
          </table:table-cell>
          <table:table-cell table:style-name="ce11" office:value-type="float" office:value="29106272" calcext:value-type="float">
            <text:p>29106272</text:p>
          </table:table-cell>
          <table:table-cell table:style-name="ce11" office:value-type="float" office:value="51222246" calcext:value-type="float">
            <text:p>51222246</text:p>
          </table:table-cell>
          <table:table-cell table:style-name="ce11" office:value-type="float" office:value="38129881" calcext:value-type="float">
            <text:p>38129881</text:p>
          </table:table-cell>
          <table:table-cell table:style-name="ce11" office:value-type="float" office:value="25979000" calcext:value-type="float">
            <text:p>25979000</text:p>
          </table:table-cell>
          <table:table-cell table:style-name="ce11" office:value-type="float" office:value="19391725" calcext:value-type="float">
            <text:p>19391725</text:p>
          </table:table-cell>
          <table:table-cell table:style-name="ce11" office:value-type="float" office:value="20781346" calcext:value-type="float">
            <text:p>20781346</text:p>
          </table:table-cell>
          <table:table-cell table:style-name="ce11" office:value-type="float" office:value="27820371" calcext:value-type="float">
            <text:p>27820371</text:p>
          </table:table-cell>
          <table:table-cell table:style-name="ce11" office:value-type="float" office:value="20713423" calcext:value-type="float">
            <text:p>20713423</text:p>
          </table:table-cell>
          <table:table-cell table:style-name="ce11" office:value-type="float" office:value="26904930" calcext:value-type="float">
            <text:p>26904930</text:p>
          </table:table-cell>
          <table:table-cell table:style-name="ce11" office:value-type="float" office:value="25534600" calcext:value-type="float">
            <text:p>25534600</text:p>
          </table:table-cell>
          <table:table-cell table:style-name="ce14" office:value-type="float" office:value="26112539" calcext:value-type="float">
            <text:p>26112539</text:p>
          </table:table-cell>
          <table:table-cell table:style-name="ce11" table:formula="of:=(SUM([.B25:.M25]))+0" office:value-type="float" office:value="343582387" calcext:value-type="float">
            <text:p>34358238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LBARICOQUE</text:p>
          </table:table-cell>
          <table:table-cell table:style-name="ce11" office:value-type="float" office:value="140212" calcext:value-type="float">
            <text:p>140212</text:p>
          </table:table-cell>
          <table:table-cell table:style-name="ce11" office:value-type="float" office:value="11448" calcext:value-type="float">
            <text:p>11448</text:p>
          </table:table-cell>
          <table:table-cell table:style-name="ce11" office:value-type="float" office:value="24320" calcext:value-type="float">
            <text:p>24320</text:p>
          </table:table-cell>
          <table:table-cell table:style-name="ce11" office:value-type="float" office:value="2043033" calcext:value-type="float">
            <text:p>2043033</text:p>
          </table:table-cell>
          <table:table-cell table:style-name="ce11" office:value-type="float" office:value="40212384" calcext:value-type="float">
            <text:p>40212384</text:p>
          </table:table-cell>
          <table:table-cell table:style-name="ce11" office:value-type="float" office:value="39020545" calcext:value-type="float">
            <text:p>39020545</text:p>
          </table:table-cell>
          <table:table-cell table:style-name="ce11" office:value-type="float" office:value="19626032" calcext:value-type="float">
            <text:p>19626032</text:p>
          </table:table-cell>
          <table:table-cell table:style-name="ce11" office:value-type="float" office:value="9298969" calcext:value-type="float">
            <text:p>9298969</text:p>
          </table:table-cell>
          <table:table-cell table:style-name="ce11" office:value-type="float" office:value="5399019" calcext:value-type="float">
            <text:p>5399019</text:p>
          </table:table-cell>
          <table:table-cell table:style-name="ce11" office:value-type="float" office:value="1888867" calcext:value-type="float">
            <text:p>1888867</text:p>
          </table:table-cell>
          <table:table-cell table:style-name="ce11" office:value-type="float" office:value="628743" calcext:value-type="float">
            <text:p>628743</text:p>
          </table:table-cell>
          <table:table-cell table:style-name="ce14" office:value-type="float" office:value="76043" calcext:value-type="float">
            <text:p>76043</text:p>
          </table:table-cell>
          <table:table-cell table:style-name="ce11" table:formula="of:=(SUM([.B26:.M26]))+0" office:value-type="float" office:value="118369615" calcext:value-type="float">
            <text:p>118369615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ARÁNDANO</text:p>
          </table:table-cell>
          <table:table-cell table:style-name="ce11" office:value-type="float" office:value="1433383" calcext:value-type="float">
            <text:p>1433383</text:p>
          </table:table-cell>
          <table:table-cell table:style-name="ce11" office:value-type="float" office:value="5604142" calcext:value-type="float">
            <text:p>5604142</text:p>
          </table:table-cell>
          <table:table-cell table:style-name="ce11" office:value-type="float" office:value="36039495" calcext:value-type="float">
            <text:p>36039495</text:p>
          </table:table-cell>
          <table:table-cell table:style-name="ce11" office:value-type="float" office:value="91072480" calcext:value-type="float">
            <text:p>91072480</text:p>
          </table:table-cell>
          <table:table-cell table:style-name="ce11" office:value-type="float" office:value="116257159" calcext:value-type="float">
            <text:p>116257159</text:p>
          </table:table-cell>
          <table:table-cell table:style-name="ce11" office:value-type="float" office:value="57450520" calcext:value-type="float">
            <text:p>57450520</text:p>
          </table:table-cell>
          <table:table-cell table:style-name="ce11" office:value-type="float" office:value="12846289" calcext:value-type="float">
            <text:p>12846289</text:p>
          </table:table-cell>
          <table:table-cell table:style-name="ce11" office:value-type="float" office:value="1155809" calcext:value-type="float">
            <text:p>1155809</text:p>
          </table:table-cell>
          <table:table-cell table:style-name="ce11" office:value-type="float" office:value="6245330" calcext:value-type="float">
            <text:p>6245330</text:p>
          </table:table-cell>
          <table:table-cell table:style-name="ce11" office:value-type="float" office:value="4196777" calcext:value-type="float">
            <text:p>4196777</text:p>
          </table:table-cell>
          <table:table-cell table:style-name="ce11" office:value-type="float" office:value="2485886" calcext:value-type="float">
            <text:p>2485886</text:p>
          </table:table-cell>
          <table:table-cell table:style-name="ce14" office:value-type="float" office:value="2806477" calcext:value-type="float">
            <text:p>2806477</text:p>
          </table:table-cell>
          <table:table-cell table:style-name="ce11" table:formula="of:=(SUM([.B27:.M27]))+0" office:value-type="float" office:value="337593747" calcext:value-type="float">
            <text:p>33759374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AQUI</text:p>
          </table:table-cell>
          <table:table-cell table:style-name="ce11" office:value-type="float" office:value="24552630" calcext:value-type="float">
            <text:p>24552630</text:p>
          </table:table-cell>
          <table:table-cell table:style-name="ce11" office:value-type="float" office:value="4870131" calcext:value-type="float">
            <text:p>4870131</text:p>
          </table:table-cell>
          <table:table-cell table:style-name="ce11" office:value-type="float" office:value="785926" calcext:value-type="float">
            <text:p>785926</text:p>
          </table:table-cell>
          <table:table-cell table:style-name="ce11" office:value-type="float" office:value="182353" calcext:value-type="float">
            <text:p>182353</text:p>
          </table:table-cell>
          <table:table-cell table:style-name="ce11" office:value-type="float" office:value="102273" calcext:value-type="float">
            <text:p>102273</text:p>
          </table:table-cell>
          <table:table-cell table:style-name="ce11" office:value-type="float" office:value="96118" calcext:value-type="float">
            <text:p>96118</text:p>
          </table:table-cell>
          <table:table-cell table:style-name="ce11" office:value-type="float" office:value="13760" calcext:value-type="float">
            <text:p>13760</text:p>
          </table:table-cell>
          <table:table-cell table:style-name="ce11" office:value-type="float" office:value="29127" calcext:value-type="float">
            <text:p>29127</text:p>
          </table:table-cell>
          <table:table-cell table:style-name="ce11" office:value-type="float" office:value="2550535" calcext:value-type="float">
            <text:p>2550535</text:p>
          </table:table-cell>
          <table:table-cell table:style-name="ce11" office:value-type="float" office:value="42629131" calcext:value-type="float">
            <text:p>42629131</text:p>
          </table:table-cell>
          <table:table-cell table:style-name="ce11" office:value-type="float" office:value="63220529" calcext:value-type="float">
            <text:p>63220529</text:p>
          </table:table-cell>
          <table:table-cell table:style-name="ce14" office:value-type="float" office:value="55231828" calcext:value-type="float">
            <text:p>55231828</text:p>
          </table:table-cell>
          <table:table-cell table:style-name="ce11" table:formula="of:=(SUM([.B28:.M28]))+0" office:value-type="float" office:value="194264341" calcext:value-type="float">
            <text:p>194264341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EREZA Y GUINDA</text:p>
          </table:table-cell>
          <table:table-cell table:style-name="ce11" office:value-type="float" office:value="193856" calcext:value-type="float">
            <text:p>193856</text:p>
          </table:table-cell>
          <table:table-cell table:style-name="ce11" office:value-type="float" office:value="71357" calcext:value-type="float">
            <text:p>71357</text:p>
          </table:table-cell>
          <table:table-cell table:style-name="ce11" office:value-type="float" office:value="46548" calcext:value-type="float">
            <text:p>46548</text:p>
          </table:table-cell>
          <table:table-cell table:style-name="ce11" office:value-type="float" office:value="464034" calcext:value-type="float">
            <text:p>464034</text:p>
          </table:table-cell>
          <table:table-cell table:style-name="ce11" office:value-type="float" office:value="21340544" calcext:value-type="float">
            <text:p>21340544</text:p>
          </table:table-cell>
          <table:table-cell table:style-name="ce11" office:value-type="float" office:value="45889716" calcext:value-type="float">
            <text:p>45889716</text:p>
          </table:table-cell>
          <table:table-cell table:style-name="ce11" office:value-type="float" office:value="15618954" calcext:value-type="float">
            <text:p>15618954</text:p>
          </table:table-cell>
          <table:table-cell table:style-name="ce11" office:value-type="float" office:value="1137943" calcext:value-type="float">
            <text:p>1137943</text:p>
          </table:table-cell>
          <table:table-cell table:style-name="ce11" office:value-type="float" office:value="5780452" calcext:value-type="float">
            <text:p>5780452</text:p>
          </table:table-cell>
          <table:table-cell table:style-name="ce11" office:value-type="float" office:value="6455" calcext:value-type="float">
            <text:p>6455</text:p>
          </table:table-cell>
          <table:table-cell table:style-name="ce11" office:value-type="float" office:value="82383" calcext:value-type="float">
            <text:p>82383</text:p>
          </table:table-cell>
          <table:table-cell table:style-name="ce14" office:value-type="float" office:value="1179402" calcext:value-type="float">
            <text:p>1179402</text:p>
          </table:table-cell>
          <table:table-cell table:style-name="ce11" table:formula="of:=(SUM([.B29:.M29]))+0" office:value-type="float" office:value="91811644" calcext:value-type="float">
            <text:p>91811644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CIRUELA</text:p>
          </table:table-cell>
          <table:table-cell table:style-name="ce11" office:value-type="float" office:value="238654" calcext:value-type="float">
            <text:p>238654</text:p>
          </table:table-cell>
          <table:table-cell table:style-name="ce11" office:value-type="float" office:value="293595" calcext:value-type="float">
            <text:p>293595</text:p>
          </table:table-cell>
          <table:table-cell table:style-name="ce11" office:value-type="float" office:value="463157" calcext:value-type="float">
            <text:p>463157</text:p>
          </table:table-cell>
          <table:table-cell table:style-name="ce11" office:value-type="float" office:value="445258" calcext:value-type="float">
            <text:p>445258</text:p>
          </table:table-cell>
          <table:table-cell table:style-name="ce11" office:value-type="float" office:value="2200384" calcext:value-type="float">
            <text:p>2200384</text:p>
          </table:table-cell>
          <table:table-cell table:style-name="ce11" office:value-type="float" office:value="13467881" calcext:value-type="float">
            <text:p>13467881</text:p>
          </table:table-cell>
          <table:table-cell table:style-name="ce11" office:value-type="float" office:value="21646055" calcext:value-type="float">
            <text:p>21646055</text:p>
          </table:table-cell>
          <table:table-cell table:style-name="ce11" office:value-type="float" office:value="19170212" calcext:value-type="float">
            <text:p>19170212</text:p>
          </table:table-cell>
          <table:table-cell table:style-name="ce11" office:value-type="float" office:value="16660250" calcext:value-type="float">
            <text:p>16660250</text:p>
          </table:table-cell>
          <table:table-cell table:style-name="ce11" office:value-type="float" office:value="12569878" calcext:value-type="float">
            <text:p>12569878</text:p>
          </table:table-cell>
          <table:table-cell table:style-name="ce11" office:value-type="float" office:value="3893398" calcext:value-type="float">
            <text:p>3893398</text:p>
          </table:table-cell>
          <table:table-cell table:style-name="ce14" office:value-type="float" office:value="795255" calcext:value-type="float">
            <text:p>795255</text:p>
          </table:table-cell>
          <table:table-cell table:style-name="ce11" table:formula="of:=(SUM([.B30:.M30]))+0" office:value-type="float" office:value="91843977" calcext:value-type="float">
            <text:p>9184397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FRAMBUESA</text:p>
          </table:table-cell>
          <table:table-cell table:style-name="ce11" office:value-type="float" office:value="36291621" calcext:value-type="float">
            <text:p>36291621</text:p>
          </table:table-cell>
          <table:table-cell table:style-name="ce11" office:value-type="float" office:value="44963360" calcext:value-type="float">
            <text:p>44963360</text:p>
          </table:table-cell>
          <table:table-cell table:style-name="ce11" office:value-type="float" office:value="73825168" calcext:value-type="float">
            <text:p>73825168</text:p>
          </table:table-cell>
          <table:table-cell table:style-name="ce11" office:value-type="float" office:value="59922323" calcext:value-type="float">
            <text:p>59922323</text:p>
          </table:table-cell>
          <table:table-cell table:style-name="ce11" office:value-type="float" office:value="70565588" calcext:value-type="float">
            <text:p>70565588</text:p>
          </table:table-cell>
          <table:table-cell table:style-name="ce11" office:value-type="float" office:value="28694271" calcext:value-type="float">
            <text:p>28694271</text:p>
          </table:table-cell>
          <table:table-cell table:style-name="ce11" office:value-type="float" office:value="4587945" calcext:value-type="float">
            <text:p>4587945</text:p>
          </table:table-cell>
          <table:table-cell table:style-name="ce11" office:value-type="float" office:value="1532662" calcext:value-type="float">
            <text:p>1532662</text:p>
          </table:table-cell>
          <table:table-cell table:style-name="ce11" office:value-type="float" office:value="5178919" calcext:value-type="float">
            <text:p>5178919</text:p>
          </table:table-cell>
          <table:table-cell table:style-name="ce11" office:value-type="float" office:value="24944604" calcext:value-type="float">
            <text:p>24944604</text:p>
          </table:table-cell>
          <table:table-cell table:style-name="ce11" office:value-type="float" office:value="37617531" calcext:value-type="float">
            <text:p>37617531</text:p>
          </table:table-cell>
          <table:table-cell table:style-name="ce14" office:value-type="float" office:value="41663247" calcext:value-type="float">
            <text:p>41663247</text:p>
          </table:table-cell>
          <table:table-cell table:style-name="ce11" table:formula="of:=(SUM([.B31:.M31]))+0" office:value-type="float" office:value="429787239" calcext:value-type="float">
            <text:p>429787239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FRESA</text:p>
          </table:table-cell>
          <table:table-cell table:style-name="ce11" office:value-type="float" office:value="37995972" calcext:value-type="float">
            <text:p>37995972</text:p>
          </table:table-cell>
          <table:table-cell table:style-name="ce11" office:value-type="float" office:value="98158575" calcext:value-type="float">
            <text:p>98158575</text:p>
          </table:table-cell>
          <table:table-cell table:style-name="ce11" office:value-type="float" office:value="166578396" calcext:value-type="float">
            <text:p>166578396</text:p>
          </table:table-cell>
          <table:table-cell table:style-name="ce11" office:value-type="float" office:value="169924790" calcext:value-type="float">
            <text:p>169924790</text:p>
          </table:table-cell>
          <table:table-cell table:style-name="ce11" office:value-type="float" office:value="82738826" calcext:value-type="float">
            <text:p>82738826</text:p>
          </table:table-cell>
          <table:table-cell table:style-name="ce11" office:value-type="float" office:value="18687554" calcext:value-type="float">
            <text:p>18687554</text:p>
          </table:table-cell>
          <table:table-cell table:style-name="ce11" office:value-type="float" office:value="2963467" calcext:value-type="float">
            <text:p>2963467</text:p>
          </table:table-cell>
          <table:table-cell table:style-name="ce11" office:value-type="float" office:value="3397537" calcext:value-type="float">
            <text:p>3397537</text:p>
          </table:table-cell>
          <table:table-cell table:style-name="ce11" office:value-type="float" office:value="1806486" calcext:value-type="float">
            <text:p>1806486</text:p>
          </table:table-cell>
          <table:table-cell table:style-name="ce11" office:value-type="float" office:value="2981838" calcext:value-type="float">
            <text:p>2981838</text:p>
          </table:table-cell>
          <table:table-cell table:style-name="ce11" office:value-type="float" office:value="2634270" calcext:value-type="float">
            <text:p>2634270</text:p>
          </table:table-cell>
          <table:table-cell table:style-name="ce14" office:value-type="float" office:value="7492163" calcext:value-type="float">
            <text:p>7492163</text:p>
          </table:table-cell>
          <table:table-cell table:style-name="ce11" table:formula="of:=(SUM([.B32:.M32]))+0" office:value-type="float" office:value="595359874" calcext:value-type="float">
            <text:p>595359874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GROSELLA</text:p>
          </table:table-cell>
          <table:table-cell table:style-name="ce11" office:value-type="float" office:value="984926" calcext:value-type="float">
            <text:p>984926</text:p>
          </table:table-cell>
          <table:table-cell table:style-name="ce11" office:value-type="float" office:value="1753781" calcext:value-type="float">
            <text:p>1753781</text:p>
          </table:table-cell>
          <table:table-cell table:style-name="ce11" office:value-type="float" office:value="651025" calcext:value-type="float">
            <text:p>651025</text:p>
          </table:table-cell>
          <table:table-cell table:style-name="ce11" office:value-type="float" office:value="1481053" calcext:value-type="float">
            <text:p>1481053</text:p>
          </table:table-cell>
          <table:table-cell table:style-name="ce11" office:value-type="float" office:value="3527863" calcext:value-type="float">
            <text:p>3527863</text:p>
          </table:table-cell>
          <table:table-cell table:style-name="ce11" office:value-type="float" office:value="1487216" calcext:value-type="float">
            <text:p>1487216</text:p>
          </table:table-cell>
          <table:table-cell table:style-name="ce11" office:value-type="float" office:value="1101831" calcext:value-type="float">
            <text:p>1101831</text:p>
          </table:table-cell>
          <table:table-cell table:style-name="ce11" office:value-type="float" office:value="303656" calcext:value-type="float">
            <text:p>303656</text:p>
          </table:table-cell>
          <table:table-cell table:style-name="ce11" office:value-type="float" office:value="464521" calcext:value-type="float">
            <text:p>464521</text:p>
          </table:table-cell>
          <table:table-cell table:style-name="ce11" office:value-type="float" office:value="326594" calcext:value-type="float">
            <text:p>326594</text:p>
          </table:table-cell>
          <table:table-cell table:style-name="ce11" office:value-type="float" office:value="293220" calcext:value-type="float">
            <text:p>293220</text:p>
          </table:table-cell>
          <table:table-cell table:style-name="ce14" office:value-type="float" office:value="290604" calcext:value-type="float">
            <text:p>290604</text:p>
          </table:table-cell>
          <table:table-cell table:style-name="ce11" table:formula="of:=(SUM([.B33:.M33]))+0" office:value-type="float" office:value="12666290" calcext:value-type="float">
            <text:p>12666290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HIGO</text:p>
          </table:table-cell>
          <table:table-cell table:style-name="ce11" office:value-type="float" office:value="30511" calcext:value-type="float">
            <text:p>30511</text:p>
          </table:table-cell>
          <table:table-cell table:style-name="ce11" office:value-type="float" office:value="21243" calcext:value-type="float">
            <text:p>21243</text:p>
          </table:table-cell>
          <table:table-cell table:style-name="ce11" office:value-type="float" office:value="14412" calcext:value-type="float">
            <text:p>14412</text:p>
          </table:table-cell>
          <table:table-cell table:style-name="ce11" office:value-type="float" office:value="2994" calcext:value-type="float">
            <text:p>2994</text:p>
          </table:table-cell>
          <table:table-cell table:style-name="ce11" office:value-type="float" office:value="202944" calcext:value-type="float">
            <text:p>202944</text:p>
          </table:table-cell>
          <table:table-cell table:style-name="ce11" office:value-type="float" office:value="1499306" calcext:value-type="float">
            <text:p>1499306</text:p>
          </table:table-cell>
          <table:table-cell table:style-name="ce11" office:value-type="float" office:value="1396860" calcext:value-type="float">
            <text:p>1396860</text:p>
          </table:table-cell>
          <table:table-cell table:style-name="ce11" office:value-type="float" office:value="1945022" calcext:value-type="float">
            <text:p>1945022</text:p>
          </table:table-cell>
          <table:table-cell table:style-name="ce11" office:value-type="float" office:value="986731" calcext:value-type="float">
            <text:p>986731</text:p>
          </table:table-cell>
          <table:table-cell table:style-name="ce11" office:value-type="float" office:value="783962" calcext:value-type="float">
            <text:p>783962</text:p>
          </table:table-cell>
          <table:table-cell table:style-name="ce11" office:value-type="float" office:value="610978" calcext:value-type="float">
            <text:p>610978</text:p>
          </table:table-cell>
          <table:table-cell table:style-name="ce14" office:value-type="float" office:value="139921" calcext:value-type="float">
            <text:p>139921</text:p>
          </table:table-cell>
          <table:table-cell table:style-name="ce11" table:formula="of:=(SUM([.B34:.M34]))+0" office:value-type="float" office:value="7634884" calcext:value-type="float">
            <text:p>7634884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KIWI</text:p>
          </table:table-cell>
          <table:table-cell table:style-name="ce11" office:value-type="float" office:value="2261633" calcext:value-type="float">
            <text:p>2261633</text:p>
          </table:table-cell>
          <table:table-cell table:style-name="ce11" office:value-type="float" office:value="1846983" calcext:value-type="float">
            <text:p>1846983</text:p>
          </table:table-cell>
          <table:table-cell table:style-name="ce11" office:value-type="float" office:value="1561646" calcext:value-type="float">
            <text:p>1561646</text:p>
          </table:table-cell>
          <table:table-cell table:style-name="ce11" office:value-type="float" office:value="1481486" calcext:value-type="float">
            <text:p>1481486</text:p>
          </table:table-cell>
          <table:table-cell table:style-name="ce11" office:value-type="float" office:value="2144121" calcext:value-type="float">
            <text:p>2144121</text:p>
          </table:table-cell>
          <table:table-cell table:style-name="ce11" office:value-type="float" office:value="1994536" calcext:value-type="float">
            <text:p>1994536</text:p>
          </table:table-cell>
          <table:table-cell table:style-name="ce11" office:value-type="float" office:value="2215362" calcext:value-type="float">
            <text:p>2215362</text:p>
          </table:table-cell>
          <table:table-cell table:style-name="ce11" office:value-type="float" office:value="3115810" calcext:value-type="float">
            <text:p>3115810</text:p>
          </table:table-cell>
          <table:table-cell table:style-name="ce11" office:value-type="float" office:value="2875055" calcext:value-type="float">
            <text:p>2875055</text:p>
          </table:table-cell>
          <table:table-cell table:style-name="ce11" office:value-type="float" office:value="3338330" calcext:value-type="float">
            <text:p>3338330</text:p>
          </table:table-cell>
          <table:table-cell table:style-name="ce11" office:value-type="float" office:value="3984639" calcext:value-type="float">
            <text:p>3984639</text:p>
          </table:table-cell>
          <table:table-cell table:style-name="ce14" office:value-type="float" office:value="2803486" calcext:value-type="float">
            <text:p>2803486</text:p>
          </table:table-cell>
          <table:table-cell table:style-name="ce11" table:formula="of:=(SUM([.B35:.M35]))+0" office:value-type="float" office:value="29623087" calcext:value-type="float">
            <text:p>2962308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LIMÓN</text:p>
          </table:table-cell>
          <table:table-cell table:style-name="ce11" office:value-type="float" office:value="59245434" calcext:value-type="float">
            <text:p>59245434</text:p>
          </table:table-cell>
          <table:table-cell table:style-name="ce11" office:value-type="float" office:value="53865792" calcext:value-type="float">
            <text:p>53865792</text:p>
          </table:table-cell>
          <table:table-cell table:style-name="ce11" office:value-type="float" office:value="60039472" calcext:value-type="float">
            <text:p>60039472</text:p>
          </table:table-cell>
          <table:table-cell table:style-name="ce11" office:value-type="float" office:value="65535219" calcext:value-type="float">
            <text:p>65535219</text:p>
          </table:table-cell>
          <table:table-cell table:style-name="ce11" office:value-type="float" office:value="75048884" calcext:value-type="float">
            <text:p>75048884</text:p>
          </table:table-cell>
          <table:table-cell table:style-name="ce11" office:value-type="float" office:value="70911499" calcext:value-type="float">
            <text:p>70911499</text:p>
          </table:table-cell>
          <table:table-cell table:style-name="ce11" office:value-type="float" office:value="57646733" calcext:value-type="float">
            <text:p>57646733</text:p>
          </table:table-cell>
          <table:table-cell table:style-name="ce11" office:value-type="float" office:value="35595368" calcext:value-type="float">
            <text:p>35595368</text:p>
          </table:table-cell>
          <table:table-cell table:style-name="ce11" office:value-type="float" office:value="34607262" calcext:value-type="float">
            <text:p>34607262</text:p>
          </table:table-cell>
          <table:table-cell table:style-name="ce11" office:value-type="float" office:value="65339255" calcext:value-type="float">
            <text:p>65339255</text:p>
          </table:table-cell>
          <table:table-cell table:style-name="ce11" office:value-type="float" office:value="72981079" calcext:value-type="float">
            <text:p>72981079</text:p>
          </table:table-cell>
          <table:table-cell table:style-name="ce14" office:value-type="float" office:value="76845353" calcext:value-type="float">
            <text:p>76845353</text:p>
          </table:table-cell>
          <table:table-cell table:style-name="ce11" table:formula="of:=(SUM([.B36:.M36]))+0" office:value-type="float" office:value="727661350" calcext:value-type="float">
            <text:p>727661350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ANDARINA</text:p>
          </table:table-cell>
          <table:table-cell table:style-name="ce11" office:value-type="float" office:value="194140892" calcext:value-type="float">
            <text:p>194140892</text:p>
          </table:table-cell>
          <table:table-cell table:style-name="ce11" office:value-type="float" office:value="149057051" calcext:value-type="float">
            <text:p>149057051</text:p>
          </table:table-cell>
          <table:table-cell table:style-name="ce11" office:value-type="float" office:value="110658304" calcext:value-type="float">
            <text:p>110658304</text:p>
          </table:table-cell>
          <table:table-cell table:style-name="ce11" office:value-type="float" office:value="79317738" calcext:value-type="float">
            <text:p>79317738</text:p>
          </table:table-cell>
          <table:table-cell table:style-name="ce11" office:value-type="float" office:value="42232959" calcext:value-type="float">
            <text:p>42232959</text:p>
          </table:table-cell>
          <table:table-cell table:style-name="ce11" office:value-type="float" office:value="8466691" calcext:value-type="float">
            <text:p>8466691</text:p>
          </table:table-cell>
          <table:table-cell table:style-name="ce11" office:value-type="float" office:value="3285719" calcext:value-type="float">
            <text:p>3285719</text:p>
          </table:table-cell>
          <table:table-cell table:style-name="ce11" office:value-type="float" office:value="829694" calcext:value-type="float">
            <text:p>829694</text:p>
          </table:table-cell>
          <table:table-cell table:style-name="ce11" office:value-type="float" office:value="18364490" calcext:value-type="float">
            <text:p>18364490</text:p>
          </table:table-cell>
          <table:table-cell table:style-name="ce11" office:value-type="float" office:value="153499517" calcext:value-type="float">
            <text:p>153499517</text:p>
          </table:table-cell>
          <table:table-cell table:style-name="ce11" office:value-type="float" office:value="257865662" calcext:value-type="float">
            <text:p>257865662</text:p>
          </table:table-cell>
          <table:table-cell table:style-name="ce14" office:value-type="float" office:value="270939433" calcext:value-type="float">
            <text:p>270939433</text:p>
          </table:table-cell>
          <table:table-cell table:style-name="ce11" table:formula="of:=(SUM([.B37:.M37]))+0" office:value-type="float" office:value="1288658150" calcext:value-type="float">
            <text:p>1288658150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ANGO, GUAYABA</text:p>
          </table:table-cell>
          <table:table-cell table:style-name="ce11" office:value-type="float" office:value="5765497" calcext:value-type="float">
            <text:p>5765497</text:p>
          </table:table-cell>
          <table:table-cell table:style-name="ce11" office:value-type="float" office:value="5603516" calcext:value-type="float">
            <text:p>5603516</text:p>
          </table:table-cell>
          <table:table-cell table:style-name="ce11" office:value-type="float" office:value="6389403" calcext:value-type="float">
            <text:p>6389403</text:p>
          </table:table-cell>
          <table:table-cell table:style-name="ce11" office:value-type="float" office:value="5913448" calcext:value-type="float">
            <text:p>5913448</text:p>
          </table:table-cell>
          <table:table-cell table:style-name="ce11" office:value-type="float" office:value="3976545" calcext:value-type="float">
            <text:p>3976545</text:p>
          </table:table-cell>
          <table:table-cell table:style-name="ce11" office:value-type="float" office:value="3194855" calcext:value-type="float">
            <text:p>3194855</text:p>
          </table:table-cell>
          <table:table-cell table:style-name="ce11" office:value-type="float" office:value="2260031" calcext:value-type="float">
            <text:p>2260031</text:p>
          </table:table-cell>
          <table:table-cell table:style-name="ce11" office:value-type="float" office:value="5031157" calcext:value-type="float">
            <text:p>5031157</text:p>
          </table:table-cell>
          <table:table-cell table:style-name="ce11" office:value-type="float" office:value="13968023" calcext:value-type="float">
            <text:p>13968023</text:p>
          </table:table-cell>
          <table:table-cell table:style-name="ce11" office:value-type="float" office:value="18793771" calcext:value-type="float">
            <text:p>18793771</text:p>
          </table:table-cell>
          <table:table-cell table:style-name="ce11" office:value-type="float" office:value="6927852" calcext:value-type="float">
            <text:p>6927852</text:p>
          </table:table-cell>
          <table:table-cell table:style-name="ce14" office:value-type="float" office:value="6105012" calcext:value-type="float">
            <text:p>6105012</text:p>
          </table:table-cell>
          <table:table-cell table:style-name="ce11" table:formula="of:=(SUM([.B38:.M38]))+0" office:value-type="float" office:value="83929110" calcext:value-type="float">
            <text:p>83929110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ANZANA</text:p>
          </table:table-cell>
          <table:table-cell table:style-name="ce11" office:value-type="float" office:value="7022259" calcext:value-type="float">
            <text:p>7022259</text:p>
          </table:table-cell>
          <table:table-cell table:style-name="ce11" office:value-type="float" office:value="6309025" calcext:value-type="float">
            <text:p>6309025</text:p>
          </table:table-cell>
          <table:table-cell table:style-name="ce11" office:value-type="float" office:value="5817016" calcext:value-type="float">
            <text:p>5817016</text:p>
          </table:table-cell>
          <table:table-cell table:style-name="ce11" office:value-type="float" office:value="6526909" calcext:value-type="float">
            <text:p>6526909</text:p>
          </table:table-cell>
          <table:table-cell table:style-name="ce11" office:value-type="float" office:value="6946028" calcext:value-type="float">
            <text:p>6946028</text:p>
          </table:table-cell>
          <table:table-cell table:style-name="ce11" office:value-type="float" office:value="3966086" calcext:value-type="float">
            <text:p>3966086</text:p>
          </table:table-cell>
          <table:table-cell table:style-name="ce11" office:value-type="float" office:value="3517181" calcext:value-type="float">
            <text:p>3517181</text:p>
          </table:table-cell>
          <table:table-cell table:style-name="ce11" office:value-type="float" office:value="5882035" calcext:value-type="float">
            <text:p>5882035</text:p>
          </table:table-cell>
          <table:table-cell table:style-name="ce11" office:value-type="float" office:value="9952172" calcext:value-type="float">
            <text:p>9952172</text:p>
          </table:table-cell>
          <table:table-cell table:style-name="ce11" office:value-type="float" office:value="13495710" calcext:value-type="float">
            <text:p>13495710</text:p>
          </table:table-cell>
          <table:table-cell table:style-name="ce11" office:value-type="float" office:value="11165742" calcext:value-type="float">
            <text:p>11165742</text:p>
          </table:table-cell>
          <table:table-cell table:style-name="ce14" office:value-type="float" office:value="10247898" calcext:value-type="float">
            <text:p>10247898</text:p>
          </table:table-cell>
          <table:table-cell table:style-name="ce11" table:formula="of:=(SUM([.B39:.M39]))+0" office:value-type="float" office:value="90848061" calcext:value-type="float">
            <text:p>90848061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ELOCOTÓN</text:p>
          </table:table-cell>
          <table:table-cell table:style-name="ce11" office:value-type="float" office:value="664089" calcext:value-type="float">
            <text:p>664089</text:p>
          </table:table-cell>
          <table:table-cell table:style-name="ce11" office:value-type="float" office:value="373353" calcext:value-type="float">
            <text:p>373353</text:p>
          </table:table-cell>
          <table:table-cell table:style-name="ce11" office:value-type="float" office:value="477384" calcext:value-type="float">
            <text:p>477384</text:p>
          </table:table-cell>
          <table:table-cell table:style-name="ce11" office:value-type="float" office:value="7168812" calcext:value-type="float">
            <text:p>7168812</text:p>
          </table:table-cell>
          <table:table-cell table:style-name="ce11" office:value-type="float" office:value="53421537" calcext:value-type="float">
            <text:p>53421537</text:p>
          </table:table-cell>
          <table:table-cell table:style-name="ce11" office:value-type="float" office:value="78483182" calcext:value-type="float">
            <text:p>78483182</text:p>
          </table:table-cell>
          <table:table-cell table:style-name="ce11" office:value-type="float" office:value="81259772" calcext:value-type="float">
            <text:p>81259772</text:p>
          </table:table-cell>
          <table:table-cell table:style-name="ce11" office:value-type="float" office:value="77126944" calcext:value-type="float">
            <text:p>77126944</text:p>
          </table:table-cell>
          <table:table-cell table:style-name="ce11" office:value-type="float" office:value="48079290" calcext:value-type="float">
            <text:p>48079290</text:p>
          </table:table-cell>
          <table:table-cell table:style-name="ce11" office:value-type="float" office:value="15404265" calcext:value-type="float">
            <text:p>15404265</text:p>
          </table:table-cell>
          <table:table-cell table:style-name="ce11" office:value-type="float" office:value="4392862" calcext:value-type="float">
            <text:p>4392862</text:p>
          </table:table-cell>
          <table:table-cell table:style-name="ce14" office:value-type="float" office:value="1079245" calcext:value-type="float">
            <text:p>1079245</text:p>
          </table:table-cell>
          <table:table-cell table:style-name="ce11" table:formula="of:=(SUM([.B40:.M40]))+0" office:value-type="float" office:value="367930735" calcext:value-type="float">
            <text:p>367930735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ELÓN</text:p>
          </table:table-cell>
          <table:table-cell table:style-name="ce11" office:value-type="float" office:value="1358527" calcext:value-type="float">
            <text:p>1358527</text:p>
          </table:table-cell>
          <table:table-cell table:style-name="ce11" office:value-type="float" office:value="1277018" calcext:value-type="float">
            <text:p>1277018</text:p>
          </table:table-cell>
          <table:table-cell table:style-name="ce11" office:value-type="float" office:value="2258256" calcext:value-type="float">
            <text:p>2258256</text:p>
          </table:table-cell>
          <table:table-cell table:style-name="ce11" office:value-type="float" office:value="6167913" calcext:value-type="float">
            <text:p>6167913</text:p>
          </table:table-cell>
          <table:table-cell table:style-name="ce11" office:value-type="float" office:value="46370480" calcext:value-type="float">
            <text:p>46370480</text:p>
          </table:table-cell>
          <table:table-cell table:style-name="ce11" office:value-type="float" office:value="84021296" calcext:value-type="float">
            <text:p>84021296</text:p>
          </table:table-cell>
          <table:table-cell table:style-name="ce11" office:value-type="float" office:value="96720726" calcext:value-type="float">
            <text:p>96720726</text:p>
          </table:table-cell>
          <table:table-cell table:style-name="ce11" office:value-type="float" office:value="49374627" calcext:value-type="float">
            <text:p>49374627</text:p>
          </table:table-cell>
          <table:table-cell table:style-name="ce11" office:value-type="float" office:value="15518521" calcext:value-type="float">
            <text:p>15518521</text:p>
          </table:table-cell>
          <table:table-cell table:style-name="ce11" office:value-type="float" office:value="10528220" calcext:value-type="float">
            <text:p>10528220</text:p>
          </table:table-cell>
          <table:table-cell table:style-name="ce11" office:value-type="float" office:value="2944844" calcext:value-type="float">
            <text:p>2944844</text:p>
          </table:table-cell>
          <table:table-cell table:style-name="ce14" office:value-type="float" office:value="2145406" calcext:value-type="float">
            <text:p>2145406</text:p>
          </table:table-cell>
          <table:table-cell table:style-name="ce11" table:formula="of:=(SUM([.B41:.M41]))+0" office:value-type="float" office:value="318685834" calcext:value-type="float">
            <text:p>318685834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MORA</text:p>
          </table:table-cell>
          <table:table-cell table:style-name="ce11" office:value-type="float" office:value="821262" calcext:value-type="float">
            <text:p>821262</text:p>
          </table:table-cell>
          <table:table-cell table:style-name="ce11" office:value-type="float" office:value="1103210" calcext:value-type="float">
            <text:p>1103210</text:p>
          </table:table-cell>
          <table:table-cell table:style-name="ce11" office:value-type="float" office:value="1648148" calcext:value-type="float">
            <text:p>1648148</text:p>
          </table:table-cell>
          <table:table-cell table:style-name="ce11" office:value-type="float" office:value="3520893" calcext:value-type="float">
            <text:p>3520893</text:p>
          </table:table-cell>
          <table:table-cell table:style-name="ce11" office:value-type="float" office:value="16641662" calcext:value-type="float">
            <text:p>16641662</text:p>
          </table:table-cell>
          <table:table-cell table:style-name="ce11" office:value-type="float" office:value="3777698" calcext:value-type="float">
            <text:p>3777698</text:p>
          </table:table-cell>
          <table:table-cell table:style-name="ce11" office:value-type="float" office:value="885536" calcext:value-type="float">
            <text:p>885536</text:p>
          </table:table-cell>
          <table:table-cell table:style-name="ce11" office:value-type="float" office:value="423022" calcext:value-type="float">
            <text:p>423022</text:p>
          </table:table-cell>
          <table:table-cell table:style-name="ce11" office:value-type="float" office:value="1187342" calcext:value-type="float">
            <text:p>1187342</text:p>
          </table:table-cell>
          <table:table-cell table:style-name="ce11" office:value-type="float" office:value="1753461" calcext:value-type="float">
            <text:p>1753461</text:p>
          </table:table-cell>
          <table:table-cell table:style-name="ce11" office:value-type="float" office:value="1618097" calcext:value-type="float">
            <text:p>1618097</text:p>
          </table:table-cell>
          <table:table-cell table:style-name="ce14" office:value-type="float" office:value="1488039" calcext:value-type="float">
            <text:p>1488039</text:p>
          </table:table-cell>
          <table:table-cell table:style-name="ce11" table:formula="of:=(SUM([.B42:.M42]))+0" office:value-type="float" office:value="34868370" calcext:value-type="float">
            <text:p>34868370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NARANJA</text:p>
          </table:table-cell>
          <table:table-cell table:style-name="ce11" office:value-type="float" office:value="138213001" calcext:value-type="float">
            <text:p>138213001</text:p>
          </table:table-cell>
          <table:table-cell table:style-name="ce11" office:value-type="float" office:value="130584397" calcext:value-type="float">
            <text:p>130584397</text:p>
          </table:table-cell>
          <table:table-cell table:style-name="ce11" office:value-type="float" office:value="148410198" calcext:value-type="float">
            <text:p>148410198</text:p>
          </table:table-cell>
          <table:table-cell table:style-name="ce11" office:value-type="float" office:value="132491533" calcext:value-type="float">
            <text:p>132491533</text:p>
          </table:table-cell>
          <table:table-cell table:style-name="ce11" office:value-type="float" office:value="110723210" calcext:value-type="float">
            <text:p>110723210</text:p>
          </table:table-cell>
          <table:table-cell table:style-name="ce11" office:value-type="float" office:value="73745222" calcext:value-type="float">
            <text:p>73745222</text:p>
          </table:table-cell>
          <table:table-cell table:style-name="ce11" office:value-type="float" office:value="43619110" calcext:value-type="float">
            <text:p>43619110</text:p>
          </table:table-cell>
          <table:table-cell table:style-name="ce11" office:value-type="float" office:value="18861341" calcext:value-type="float">
            <text:p>18861341</text:p>
          </table:table-cell>
          <table:table-cell table:style-name="ce11" office:value-type="float" office:value="14789570" calcext:value-type="float">
            <text:p>14789570</text:p>
          </table:table-cell>
          <table:table-cell table:style-name="ce11" office:value-type="float" office:value="32408201" calcext:value-type="float">
            <text:p>32408201</text:p>
          </table:table-cell>
          <table:table-cell table:style-name="ce11" office:value-type="float" office:value="121910458" calcext:value-type="float">
            <text:p>121910458</text:p>
          </table:table-cell>
          <table:table-cell table:style-name="ce14" office:value-type="float" office:value="147442676" calcext:value-type="float">
            <text:p>147442676</text:p>
          </table:table-cell>
          <table:table-cell table:style-name="ce11" table:formula="of:=(SUM([.B43:.M43]))+0" office:value-type="float" office:value="1113198917" calcext:value-type="float">
            <text:p>111319891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NECTARINA</text:p>
          </table:table-cell>
          <table:table-cell table:style-name="ce11" office:value-type="float" office:value="214588" calcext:value-type="float">
            <text:p>214588</text:p>
          </table:table-cell>
          <table:table-cell table:style-name="ce11" office:value-type="float" office:value="287555" calcext:value-type="float">
            <text:p>287555</text:p>
          </table:table-cell>
          <table:table-cell table:style-name="ce11" office:value-type="float" office:value="659921" calcext:value-type="float">
            <text:p>659921</text:p>
          </table:table-cell>
          <table:table-cell table:style-name="ce11" office:value-type="float" office:value="9430983" calcext:value-type="float">
            <text:p>9430983</text:p>
          </table:table-cell>
          <table:table-cell table:style-name="ce11" office:value-type="float" office:value="68504226" calcext:value-type="float">
            <text:p>68504226</text:p>
          </table:table-cell>
          <table:table-cell table:style-name="ce11" office:value-type="float" office:value="81092036" calcext:value-type="float">
            <text:p>81092036</text:p>
          </table:table-cell>
          <table:table-cell table:style-name="ce11" office:value-type="float" office:value="88841183" calcext:value-type="float">
            <text:p>88841183</text:p>
          </table:table-cell>
          <table:table-cell table:style-name="ce11" office:value-type="float" office:value="69192225" calcext:value-type="float">
            <text:p>69192225</text:p>
          </table:table-cell>
          <table:table-cell table:style-name="ce11" office:value-type="float" office:value="51897980" calcext:value-type="float">
            <text:p>51897980</text:p>
          </table:table-cell>
          <table:table-cell table:style-name="ce11" office:value-type="float" office:value="24317582" calcext:value-type="float">
            <text:p>24317582</text:p>
          </table:table-cell>
          <table:table-cell table:style-name="ce11" office:value-type="float" office:value="4673837" calcext:value-type="float">
            <text:p>4673837</text:p>
          </table:table-cell>
          <table:table-cell table:style-name="ce14" office:value-type="float" office:value="795498" calcext:value-type="float">
            <text:p>795498</text:p>
          </table:table-cell>
          <table:table-cell table:style-name="ce11" table:formula="of:=(SUM([.B44:.M44]))+0" office:value-type="float" office:value="399907614" calcext:value-type="float">
            <text:p>399907614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OTROS CÍTRICOS</text:p>
          </table:table-cell>
          <table:table-cell table:style-name="ce11" office:value-type="float" office:value="941396" calcext:value-type="float">
            <text:p>941396</text:p>
          </table:table-cell>
          <table:table-cell table:style-name="ce11" office:value-type="float" office:value="993653" calcext:value-type="float">
            <text:p>993653</text:p>
          </table:table-cell>
          <table:table-cell table:style-name="ce11" office:value-type="float" office:value="1042722" calcext:value-type="float">
            <text:p>1042722</text:p>
          </table:table-cell>
          <table:table-cell table:style-name="ce11" office:value-type="float" office:value="1111166" calcext:value-type="float">
            <text:p>1111166</text:p>
          </table:table-cell>
          <table:table-cell table:style-name="ce11" office:value-type="float" office:value="1253283" calcext:value-type="float">
            <text:p>1253283</text:p>
          </table:table-cell>
          <table:table-cell table:style-name="ce11" office:value-type="float" office:value="958246" calcext:value-type="float">
            <text:p>958246</text:p>
          </table:table-cell>
          <table:table-cell table:style-name="ce11" office:value-type="float" office:value="994829" calcext:value-type="float">
            <text:p>994829</text:p>
          </table:table-cell>
          <table:table-cell table:style-name="ce11" office:value-type="float" office:value="729475" calcext:value-type="float">
            <text:p>729475</text:p>
          </table:table-cell>
          <table:table-cell table:style-name="ce11" office:value-type="float" office:value="743015" calcext:value-type="float">
            <text:p>743015</text:p>
          </table:table-cell>
          <table:table-cell table:style-name="ce11" office:value-type="float" office:value="1233796" calcext:value-type="float">
            <text:p>1233796</text:p>
          </table:table-cell>
          <table:table-cell table:style-name="ce11" office:value-type="float" office:value="1022780" calcext:value-type="float">
            <text:p>1022780</text:p>
          </table:table-cell>
          <table:table-cell table:style-name="ce14" office:value-type="float" office:value="1257317" calcext:value-type="float">
            <text:p>1257317</text:p>
          </table:table-cell>
          <table:table-cell table:style-name="ce11" table:formula="of:=(SUM([.B45:.M45]))+0" office:value-type="float" office:value="12281678" calcext:value-type="float">
            <text:p>12281678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ERA</text:p>
          </table:table-cell>
          <table:table-cell table:style-name="ce11" office:value-type="float" office:value="6074587" calcext:value-type="float">
            <text:p>6074587</text:p>
          </table:table-cell>
          <table:table-cell table:style-name="ce11" office:value-type="float" office:value="4602166" calcext:value-type="float">
            <text:p>4602166</text:p>
          </table:table-cell>
          <table:table-cell table:style-name="ce11" office:value-type="float" office:value="4625718" calcext:value-type="float">
            <text:p>4625718</text:p>
          </table:table-cell>
          <table:table-cell table:style-name="ce11" office:value-type="float" office:value="4786735" calcext:value-type="float">
            <text:p>4786735</text:p>
          </table:table-cell>
          <table:table-cell table:style-name="ce11" office:value-type="float" office:value="3901004" calcext:value-type="float">
            <text:p>3901004</text:p>
          </table:table-cell>
          <table:table-cell table:style-name="ce11" office:value-type="float" office:value="2128011" calcext:value-type="float">
            <text:p>2128011</text:p>
          </table:table-cell>
          <table:table-cell table:style-name="ce11" office:value-type="float" office:value="5695770" calcext:value-type="float">
            <text:p>5695770</text:p>
          </table:table-cell>
          <table:table-cell table:style-name="ce11" office:value-type="float" office:value="14162064" calcext:value-type="float">
            <text:p>14162064</text:p>
          </table:table-cell>
          <table:table-cell table:style-name="ce11" office:value-type="float" office:value="18031917" calcext:value-type="float">
            <text:p>18031917</text:p>
          </table:table-cell>
          <table:table-cell table:style-name="ce11" office:value-type="float" office:value="14914932" calcext:value-type="float">
            <text:p>14914932</text:p>
          </table:table-cell>
          <table:table-cell table:style-name="ce11" office:value-type="float" office:value="11846815" calcext:value-type="float">
            <text:p>11846815</text:p>
          </table:table-cell>
          <table:table-cell table:style-name="ce14" office:value-type="float" office:value="8787943" calcext:value-type="float">
            <text:p>8787943</text:p>
          </table:table-cell>
          <table:table-cell table:style-name="ce11" table:formula="of:=(SUM([.B46:.M46]))+0" office:value-type="float" office:value="99557662" calcext:value-type="float">
            <text:p>99557662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IÑA</text:p>
          </table:table-cell>
          <table:table-cell table:style-name="ce11" office:value-type="float" office:value="2511283" calcext:value-type="float">
            <text:p>2511283</text:p>
          </table:table-cell>
          <table:table-cell table:style-name="ce11" office:value-type="float" office:value="2222412" calcext:value-type="float">
            <text:p>2222412</text:p>
          </table:table-cell>
          <table:table-cell table:style-name="ce11" office:value-type="float" office:value="2410486" calcext:value-type="float">
            <text:p>2410486</text:p>
          </table:table-cell>
          <table:table-cell table:style-name="ce11" office:value-type="float" office:value="2765209" calcext:value-type="float">
            <text:p>2765209</text:p>
          </table:table-cell>
          <table:table-cell table:style-name="ce11" office:value-type="float" office:value="2678338" calcext:value-type="float">
            <text:p>2678338</text:p>
          </table:table-cell>
          <table:table-cell table:style-name="ce11" office:value-type="float" office:value="2888264" calcext:value-type="float">
            <text:p>2888264</text:p>
          </table:table-cell>
          <table:table-cell table:style-name="ce11" office:value-type="float" office:value="2223301" calcext:value-type="float">
            <text:p>2223301</text:p>
          </table:table-cell>
          <table:table-cell table:style-name="ce11" office:value-type="float" office:value="2483416" calcext:value-type="float">
            <text:p>2483416</text:p>
          </table:table-cell>
          <table:table-cell table:style-name="ce11" office:value-type="float" office:value="2082970" calcext:value-type="float">
            <text:p>2082970</text:p>
          </table:table-cell>
          <table:table-cell table:style-name="ce11" office:value-type="float" office:value="2344469" calcext:value-type="float">
            <text:p>2344469</text:p>
          </table:table-cell>
          <table:table-cell table:style-name="ce11" office:value-type="float" office:value="2229112" calcext:value-type="float">
            <text:p>2229112</text:p>
          </table:table-cell>
          <table:table-cell table:style-name="ce14" office:value-type="float" office:value="4518547" calcext:value-type="float">
            <text:p>4518547</text:p>
          </table:table-cell>
          <table:table-cell table:style-name="ce11" table:formula="of:=(SUM([.B47:.M47]))+0" office:value-type="float" office:value="31357807" calcext:value-type="float">
            <text:p>3135780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LÁTANO</text:p>
          </table:table-cell>
          <table:table-cell table:style-name="ce11" office:value-type="float" office:value="5316560" calcext:value-type="float">
            <text:p>5316560</text:p>
          </table:table-cell>
          <table:table-cell table:style-name="ce11" office:value-type="float" office:value="5559781" calcext:value-type="float">
            <text:p>5559781</text:p>
          </table:table-cell>
          <table:table-cell table:style-name="ce11" office:value-type="float" office:value="6185026" calcext:value-type="float">
            <text:p>6185026</text:p>
          </table:table-cell>
          <table:table-cell table:style-name="ce11" office:value-type="float" office:value="5446963" calcext:value-type="float">
            <text:p>5446963</text:p>
          </table:table-cell>
          <table:table-cell table:style-name="ce11" office:value-type="float" office:value="6001462" calcext:value-type="float">
            <text:p>6001462</text:p>
          </table:table-cell>
          <table:table-cell table:style-name="ce11" office:value-type="float" office:value="5000392" calcext:value-type="float">
            <text:p>5000392</text:p>
          </table:table-cell>
          <table:table-cell table:style-name="ce11" office:value-type="float" office:value="4749802" calcext:value-type="float">
            <text:p>4749802</text:p>
          </table:table-cell>
          <table:table-cell table:style-name="ce11" office:value-type="float" office:value="4670454" calcext:value-type="float">
            <text:p>4670454</text:p>
          </table:table-cell>
          <table:table-cell table:style-name="ce11" office:value-type="float" office:value="4252372" calcext:value-type="float">
            <text:p>4252372</text:p>
          </table:table-cell>
          <table:table-cell table:style-name="ce11" office:value-type="float" office:value="6694580" calcext:value-type="float">
            <text:p>6694580</text:p>
          </table:table-cell>
          <table:table-cell table:style-name="ce11" office:value-type="float" office:value="5857942" calcext:value-type="float">
            <text:p>5857942</text:p>
          </table:table-cell>
          <table:table-cell table:style-name="ce14" office:value-type="float" office:value="4984722" calcext:value-type="float">
            <text:p>4984722</text:p>
          </table:table-cell>
          <table:table-cell table:style-name="ce11" table:formula="of:=(SUM([.B48:.M48]))+0" office:value-type="float" office:value="64720056" calcext:value-type="float">
            <text:p>64720056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POMELO</text:p>
          </table:table-cell>
          <table:table-cell table:style-name="ce11" office:value-type="float" office:value="6212363" calcext:value-type="float">
            <text:p>6212363</text:p>
          </table:table-cell>
          <table:table-cell table:style-name="ce11" office:value-type="float" office:value="6443303" calcext:value-type="float">
            <text:p>6443303</text:p>
          </table:table-cell>
          <table:table-cell table:style-name="ce11" office:value-type="float" office:value="9841626" calcext:value-type="float">
            <text:p>9841626</text:p>
          </table:table-cell>
          <table:table-cell table:style-name="ce11" office:value-type="float" office:value="7641472" calcext:value-type="float">
            <text:p>7641472</text:p>
          </table:table-cell>
          <table:table-cell table:style-name="ce11" office:value-type="float" office:value="6804329" calcext:value-type="float">
            <text:p>6804329</text:p>
          </table:table-cell>
          <table:table-cell table:style-name="ce11" office:value-type="float" office:value="1485304" calcext:value-type="float">
            <text:p>1485304</text:p>
          </table:table-cell>
          <table:table-cell table:style-name="ce11" office:value-type="float" office:value="792432" calcext:value-type="float">
            <text:p>792432</text:p>
          </table:table-cell>
          <table:table-cell table:style-name="ce11" office:value-type="float" office:value="834478" calcext:value-type="float">
            <text:p>834478</text:p>
          </table:table-cell>
          <table:table-cell table:style-name="ce11" office:value-type="float" office:value="1936600" calcext:value-type="float">
            <text:p>1936600</text:p>
          </table:table-cell>
          <table:table-cell table:style-name="ce11" office:value-type="float" office:value="2659719" calcext:value-type="float">
            <text:p>2659719</text:p>
          </table:table-cell>
          <table:table-cell table:style-name="ce11" office:value-type="float" office:value="6154162" calcext:value-type="float">
            <text:p>6154162</text:p>
          </table:table-cell>
          <table:table-cell table:style-name="ce14" office:value-type="float" office:value="5458764" calcext:value-type="float">
            <text:p>5458764</text:p>
          </table:table-cell>
          <table:table-cell table:style-name="ce11" table:formula="of:=(SUM([.B49:.M49]))+0" office:value-type="float" office:value="56264552" calcext:value-type="float">
            <text:p>56264552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SANDÍA</text:p>
          </table:table-cell>
          <table:table-cell table:style-name="ce11" office:value-type="float" office:value="1807220" calcext:value-type="float">
            <text:p>1807220</text:p>
          </table:table-cell>
          <table:table-cell table:style-name="ce11" office:value-type="float" office:value="1165815" calcext:value-type="float">
            <text:p>1165815</text:p>
          </table:table-cell>
          <table:table-cell table:style-name="ce11" office:value-type="float" office:value="1773367" calcext:value-type="float">
            <text:p>1773367</text:p>
          </table:table-cell>
          <table:table-cell table:style-name="ce11" office:value-type="float" office:value="24931739" calcext:value-type="float">
            <text:p>24931739</text:p>
          </table:table-cell>
          <table:table-cell table:style-name="ce11" office:value-type="float" office:value="79287167" calcext:value-type="float">
            <text:p>79287167</text:p>
          </table:table-cell>
          <table:table-cell table:style-name="ce11" office:value-type="float" office:value="124493586" calcext:value-type="float">
            <text:p>124493586</text:p>
          </table:table-cell>
          <table:table-cell table:style-name="ce11" office:value-type="float" office:value="100173859" calcext:value-type="float">
            <text:p>100173859</text:p>
          </table:table-cell>
          <table:table-cell table:style-name="ce11" office:value-type="float" office:value="57690244" calcext:value-type="float">
            <text:p>57690244</text:p>
          </table:table-cell>
          <table:table-cell table:style-name="ce11" office:value-type="float" office:value="18784772" calcext:value-type="float">
            <text:p>18784772</text:p>
          </table:table-cell>
          <table:table-cell table:style-name="ce11" office:value-type="float" office:value="2824860" calcext:value-type="float">
            <text:p>2824860</text:p>
          </table:table-cell>
          <table:table-cell table:style-name="ce11" office:value-type="float" office:value="1280769" calcext:value-type="float">
            <text:p>1280769</text:p>
          </table:table-cell>
          <table:table-cell table:style-name="ce14" office:value-type="float" office:value="1922112" calcext:value-type="float">
            <text:p>1922112</text:p>
          </table:table-cell>
          <table:table-cell table:style-name="ce11" table:formula="of:=(SUM([.B50:.M50]))+0" office:value-type="float" office:value="416135510" calcext:value-type="float">
            <text:p>416135510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UVA DE MESA</text:p>
          </table:table-cell>
          <table:table-cell table:style-name="ce11" office:value-type="float" office:value="6721987" calcext:value-type="float">
            <text:p>6721987</text:p>
          </table:table-cell>
          <table:table-cell table:style-name="ce11" office:value-type="float" office:value="3830476" calcext:value-type="float">
            <text:p>3830476</text:p>
          </table:table-cell>
          <table:table-cell table:style-name="ce11" office:value-type="float" office:value="2806633" calcext:value-type="float">
            <text:p>2806633</text:p>
          </table:table-cell>
          <table:table-cell table:style-name="ce11" office:value-type="float" office:value="3513444" calcext:value-type="float">
            <text:p>3513444</text:p>
          </table:table-cell>
          <table:table-cell table:style-name="ce11" office:value-type="float" office:value="2444159" calcext:value-type="float">
            <text:p>2444159</text:p>
          </table:table-cell>
          <table:table-cell table:style-name="ce11" office:value-type="float" office:value="4892762" calcext:value-type="float">
            <text:p>4892762</text:p>
          </table:table-cell>
          <table:table-cell table:style-name="ce11" office:value-type="float" office:value="33861430" calcext:value-type="float">
            <text:p>33861430</text:p>
          </table:table-cell>
          <table:table-cell table:style-name="ce11" office:value-type="float" office:value="61208538" calcext:value-type="float">
            <text:p>61208538</text:p>
          </table:table-cell>
          <table:table-cell table:style-name="ce11" office:value-type="float" office:value="73835041" calcext:value-type="float">
            <text:p>73835041</text:p>
          </table:table-cell>
          <table:table-cell table:style-name="ce11" office:value-type="float" office:value="61540780" calcext:value-type="float">
            <text:p>61540780</text:p>
          </table:table-cell>
          <table:table-cell table:style-name="ce11" office:value-type="float" office:value="30151331" calcext:value-type="float">
            <text:p>30151331</text:p>
          </table:table-cell>
          <table:table-cell table:style-name="ce14" office:value-type="float" office:value="21744945" calcext:value-type="float">
            <text:p>21744945</text:p>
          </table:table-cell>
          <table:table-cell table:style-name="ce11" table:formula="of:=(SUM([.B51:.M51]))+0" office:value-type="float" office:value="306551526" calcext:value-type="float">
            <text:p>306551526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OTRAS FRUTAS</text:p>
          </table:table-cell>
          <table:table-cell table:style-name="ce11" office:value-type="float" office:value="7225795" calcext:value-type="float">
            <text:p>7225795</text:p>
          </table:table-cell>
          <table:table-cell table:style-name="ce11" office:value-type="float" office:value="3958704" calcext:value-type="float">
            <text:p>3958704</text:p>
          </table:table-cell>
          <table:table-cell table:style-name="ce11" office:value-type="float" office:value="5748559" calcext:value-type="float">
            <text:p>5748559</text:p>
          </table:table-cell>
          <table:table-cell table:style-name="ce11" office:value-type="float" office:value="8257021" calcext:value-type="float">
            <text:p>8257021</text:p>
          </table:table-cell>
          <table:table-cell table:style-name="ce11" office:value-type="float" office:value="21982106" calcext:value-type="float">
            <text:p>21982106</text:p>
          </table:table-cell>
          <table:table-cell table:style-name="ce11" office:value-type="float" office:value="9164978" calcext:value-type="float">
            <text:p>9164978</text:p>
          </table:table-cell>
          <table:table-cell table:style-name="ce11" office:value-type="float" office:value="4884313" calcext:value-type="float">
            <text:p>4884313</text:p>
          </table:table-cell>
          <table:table-cell table:style-name="ce11" office:value-type="float" office:value="4628942" calcext:value-type="float">
            <text:p>4628942</text:p>
          </table:table-cell>
          <table:table-cell table:style-name="ce11" office:value-type="float" office:value="12363000" calcext:value-type="float">
            <text:p>12363000</text:p>
          </table:table-cell>
          <table:table-cell table:style-name="ce11" office:value-type="float" office:value="17188838" calcext:value-type="float">
            <text:p>17188838</text:p>
          </table:table-cell>
          <table:table-cell table:style-name="ce11" office:value-type="float" office:value="15488527" calcext:value-type="float">
            <text:p>15488527</text:p>
          </table:table-cell>
          <table:table-cell table:style-name="ce14" office:value-type="float" office:value="13843124" calcext:value-type="float">
            <text:p>13843124</text:p>
          </table:table-cell>
          <table:table-cell table:style-name="ce11" table:formula="of:=(SUM([.B52:.M52]))+0" office:value-type="float" office:value="124733907" calcext:value-type="float">
            <text:p>124733907</text:p>
          </table:table-cell>
          <table:table-cell table:style-name="ce3" office:value-type="string" calcext:value-type="string">
            <text:p>Frut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5">
        <office:forms form:automatic-focus="false" form:apply-design-mode="false"/>
        <table:table-column table:style-name="co1" table:default-cell-style-name="ce18"/>
        <table:table-column table:style-name="co2" table:number-columns-repeated="13" table:default-cell-style-name="ce18"/>
        <table:table-column table:style-name="co4" table:default-cell-style-name="ce18"/>
        <table:table-column table:style-name="co3" table:default-cell-style-name="ce18"/>
        <table:table-column table:style-name="co5" table:default-cell-style-name="ce18"/>
        <table:table-column table:style-name="co3" table:number-columns-repeated="1007" table:default-cell-style-name="ce18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9" table:number-columns-repeated="2"/>
          <table:table-cell table:style-name="ce20" table:number-columns-repeated="1007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4" office:value-type="float" office:value="1111777" calcext:value-type="float">
            <text:p>1111777</text:p>
          </table:table-cell>
          <table:table-cell table:style-name="ce4" office:value-type="float" office:value="921112" calcext:value-type="float">
            <text:p>921112</text:p>
          </table:table-cell>
          <table:table-cell table:style-name="ce4" office:value-type="float" office:value="668680" calcext:value-type="float">
            <text:p>668680</text:p>
          </table:table-cell>
          <table:table-cell table:style-name="ce4" office:value-type="float" office:value="553986" calcext:value-type="float">
            <text:p>553986</text:p>
          </table:table-cell>
          <table:table-cell table:style-name="ce4" office:value-type="float" office:value="351034" calcext:value-type="float">
            <text:p>351034</text:p>
          </table:table-cell>
          <table:table-cell table:style-name="ce4" office:value-type="float" office:value="253121" calcext:value-type="float">
            <text:p>253121</text:p>
          </table:table-cell>
          <table:table-cell table:style-name="ce4" office:value-type="float" office:value="228136" calcext:value-type="float">
            <text:p>228136</text:p>
          </table:table-cell>
          <table:table-cell table:style-name="ce4" office:value-type="float" office:value="280120" calcext:value-type="float">
            <text:p>280120</text:p>
          </table:table-cell>
          <table:table-cell table:style-name="ce4" office:value-type="float" office:value="292124" calcext:value-type="float">
            <text:p>292124</text:p>
          </table:table-cell>
          <table:table-cell table:style-name="ce4" office:value-type="float" office:value="338249" calcext:value-type="float">
            <text:p>338249</text:p>
          </table:table-cell>
          <table:table-cell table:style-name="ce4" office:value-type="float" office:value="685916" calcext:value-type="float">
            <text:p>685916</text:p>
          </table:table-cell>
          <table:table-cell table:style-name="ce4" office:value-type="float" office:value="674603" calcext:value-type="float">
            <text:p>674603</text:p>
          </table:table-cell>
          <table:table-cell table:style-name="ce2" table:formula="of:=(SUM([.B2:.M2]))+0" office:value-type="float" office:value="6358858" calcext:value-type="float">
            <text:p>6358858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4" office:value-type="float" office:value="29389124" calcext:value-type="float">
            <text:p>29389124</text:p>
          </table:table-cell>
          <table:table-cell table:style-name="ce4" office:value-type="float" office:value="32442689" calcext:value-type="float">
            <text:p>32442689</text:p>
          </table:table-cell>
          <table:table-cell table:style-name="ce4" office:value-type="float" office:value="42063485" calcext:value-type="float">
            <text:p>42063485</text:p>
          </table:table-cell>
          <table:table-cell table:style-name="ce4" office:value-type="float" office:value="35092940" calcext:value-type="float">
            <text:p>35092940</text:p>
          </table:table-cell>
          <table:table-cell table:style-name="ce4" office:value-type="float" office:value="29247246" calcext:value-type="float">
            <text:p>29247246</text:p>
          </table:table-cell>
          <table:table-cell table:style-name="ce4" office:value-type="float" office:value="42433265" calcext:value-type="float">
            <text:p>42433265</text:p>
          </table:table-cell>
          <table:table-cell table:style-name="ce4" office:value-type="float" office:value="39624626" calcext:value-type="float">
            <text:p>39624626</text:p>
          </table:table-cell>
          <table:table-cell table:style-name="ce4" office:value-type="float" office:value="35422014" calcext:value-type="float">
            <text:p>35422014</text:p>
          </table:table-cell>
          <table:table-cell table:style-name="ce4" office:value-type="float" office:value="33969381" calcext:value-type="float">
            <text:p>33969381</text:p>
          </table:table-cell>
          <table:table-cell table:style-name="ce4" office:value-type="float" office:value="35169331" calcext:value-type="float">
            <text:p>35169331</text:p>
          </table:table-cell>
          <table:table-cell table:style-name="ce4" office:value-type="float" office:value="32233699" calcext:value-type="float">
            <text:p>32233699</text:p>
          </table:table-cell>
          <table:table-cell table:style-name="ce4" office:value-type="float" office:value="30927519" calcext:value-type="float">
            <text:p>30927519</text:p>
          </table:table-cell>
          <table:table-cell table:style-name="ce2" table:formula="of:=(SUM([.B3:.M3]))+0" office:value-type="float" office:value="418015319" calcext:value-type="float">
            <text:p>418015319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4" office:value-type="float" office:value="2034106" calcext:value-type="float">
            <text:p>2034106</text:p>
          </table:table-cell>
          <table:table-cell table:style-name="ce4" office:value-type="float" office:value="2561256" calcext:value-type="float">
            <text:p>2561256</text:p>
          </table:table-cell>
          <table:table-cell table:style-name="ce4" office:value-type="float" office:value="3132870" calcext:value-type="float">
            <text:p>3132870</text:p>
          </table:table-cell>
          <table:table-cell table:style-name="ce4" office:value-type="float" office:value="1948707" calcext:value-type="float">
            <text:p>1948707</text:p>
          </table:table-cell>
          <table:table-cell table:style-name="ce4" office:value-type="float" office:value="324872" calcext:value-type="float">
            <text:p>324872</text:p>
          </table:table-cell>
          <table:table-cell table:style-name="ce4" office:value-type="float" office:value="38823" calcext:value-type="float">
            <text:p>38823</text:p>
          </table:table-cell>
          <table:table-cell table:style-name="ce4" office:value-type="float" office:value="54041" calcext:value-type="float">
            <text:p>54041</text:p>
          </table:table-cell>
          <table:table-cell table:style-name="ce4" office:value-type="float" office:value="6754" calcext:value-type="float">
            <text:p>6754</text:p>
          </table:table-cell>
          <table:table-cell table:style-name="ce4" office:value-type="float" office:value="47008" calcext:value-type="float">
            <text:p>47008</text:p>
          </table:table-cell>
          <table:table-cell table:style-name="ce4" office:value-type="float" office:value="390350" calcext:value-type="float">
            <text:p>390350</text:p>
          </table:table-cell>
          <table:table-cell table:style-name="ce4" office:value-type="float" office:value="1131018" calcext:value-type="float">
            <text:p>1131018</text:p>
          </table:table-cell>
          <table:table-cell table:style-name="ce4" office:value-type="float" office:value="2639794" calcext:value-type="float">
            <text:p>2639794</text:p>
          </table:table-cell>
          <table:table-cell table:style-name="ce2" table:formula="of:=(SUM([.B4:.M4]))+0" office:value-type="float" office:value="14309599" calcext:value-type="float">
            <text:p>14309599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4" office:value-type="float" office:value="8802760" calcext:value-type="float">
            <text:p>8802760</text:p>
          </table:table-cell>
          <table:table-cell table:style-name="ce4" office:value-type="float" office:value="9123312" calcext:value-type="float">
            <text:p>9123312</text:p>
          </table:table-cell>
          <table:table-cell table:style-name="ce4" office:value-type="float" office:value="10139249" calcext:value-type="float">
            <text:p>10139249</text:p>
          </table:table-cell>
          <table:table-cell table:style-name="ce4" office:value-type="float" office:value="13127341" calcext:value-type="float">
            <text:p>13127341</text:p>
          </table:table-cell>
          <table:table-cell table:style-name="ce4" office:value-type="float" office:value="10900106" calcext:value-type="float">
            <text:p>10900106</text:p>
          </table:table-cell>
          <table:table-cell table:style-name="ce4" office:value-type="float" office:value="7245965" calcext:value-type="float">
            <text:p>7245965</text:p>
          </table:table-cell>
          <table:table-cell table:style-name="ce4" office:value-type="float" office:value="3960029" calcext:value-type="float">
            <text:p>3960029</text:p>
          </table:table-cell>
          <table:table-cell table:style-name="ce4" office:value-type="float" office:value="1243791" calcext:value-type="float">
            <text:p>1243791</text:p>
          </table:table-cell>
          <table:table-cell table:style-name="ce4" office:value-type="float" office:value="1575316" calcext:value-type="float">
            <text:p>1575316</text:p>
          </table:table-cell>
          <table:table-cell table:style-name="ce4" office:value-type="float" office:value="1974811" calcext:value-type="float">
            <text:p>1974811</text:p>
          </table:table-cell>
          <table:table-cell table:style-name="ce4" office:value-type="float" office:value="4442559" calcext:value-type="float">
            <text:p>4442559</text:p>
          </table:table-cell>
          <table:table-cell table:style-name="ce4" office:value-type="float" office:value="8675029" calcext:value-type="float">
            <text:p>8675029</text:p>
          </table:table-cell>
          <table:table-cell table:style-name="ce2" table:formula="of:=(SUM([.B5:.M5]))+0" office:value-type="float" office:value="81210268" calcext:value-type="float">
            <text:p>81210268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4" office:value-type="float" office:value="23769535" calcext:value-type="float">
            <text:p>23769535</text:p>
          </table:table-cell>
          <table:table-cell table:style-name="ce4" office:value-type="float" office:value="18630210" calcext:value-type="float">
            <text:p>18630210</text:p>
          </table:table-cell>
          <table:table-cell table:style-name="ce4" office:value-type="float" office:value="18262390" calcext:value-type="float">
            <text:p>18262390</text:p>
          </table:table-cell>
          <table:table-cell table:style-name="ce4" office:value-type="float" office:value="15400045" calcext:value-type="float">
            <text:p>15400045</text:p>
          </table:table-cell>
          <table:table-cell table:style-name="ce4" office:value-type="float" office:value="12219375" calcext:value-type="float">
            <text:p>12219375</text:p>
          </table:table-cell>
          <table:table-cell table:style-name="ce4" office:value-type="float" office:value="6898389" calcext:value-type="float">
            <text:p>6898389</text:p>
          </table:table-cell>
          <table:table-cell table:style-name="ce4" office:value-type="float" office:value="4441925" calcext:value-type="float">
            <text:p>4441925</text:p>
          </table:table-cell>
          <table:table-cell table:style-name="ce4" office:value-type="float" office:value="4533509" calcext:value-type="float">
            <text:p>4533509</text:p>
          </table:table-cell>
          <table:table-cell table:style-name="ce4" office:value-type="float" office:value="9770921" calcext:value-type="float">
            <text:p>9770921</text:p>
          </table:table-cell>
          <table:table-cell table:style-name="ce4" office:value-type="float" office:value="20002717" calcext:value-type="float">
            <text:p>20002717</text:p>
          </table:table-cell>
          <table:table-cell table:style-name="ce4" office:value-type="float" office:value="18797732" calcext:value-type="float">
            <text:p>18797732</text:p>
          </table:table-cell>
          <table:table-cell table:style-name="ce4" office:value-type="float" office:value="20953970" calcext:value-type="float">
            <text:p>20953970</text:p>
          </table:table-cell>
          <table:table-cell table:style-name="ce2" table:formula="of:=(SUM([.B6:.M6]))+0" office:value-type="float" office:value="173680718" calcext:value-type="float">
            <text:p>173680718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4" office:value-type="float" office:value="49215648" calcext:value-type="float">
            <text:p>49215648</text:p>
          </table:table-cell>
          <table:table-cell table:style-name="ce4" office:value-type="float" office:value="38316337" calcext:value-type="float">
            <text:p>38316337</text:p>
          </table:table-cell>
          <table:table-cell table:style-name="ce4" office:value-type="float" office:value="52353421" calcext:value-type="float">
            <text:p>52353421</text:p>
          </table:table-cell>
          <table:table-cell table:style-name="ce4" office:value-type="float" office:value="61123560" calcext:value-type="float">
            <text:p>61123560</text:p>
          </table:table-cell>
          <table:table-cell table:style-name="ce4" office:value-type="float" office:value="33965426" calcext:value-type="float">
            <text:p>33965426</text:p>
          </table:table-cell>
          <table:table-cell table:style-name="ce4" office:value-type="float" office:value="16899263" calcext:value-type="float">
            <text:p>16899263</text:p>
          </table:table-cell>
          <table:table-cell table:style-name="ce4" office:value-type="float" office:value="4297653" calcext:value-type="float">
            <text:p>4297653</text:p>
          </table:table-cell>
          <table:table-cell table:style-name="ce4" office:value-type="float" office:value="3933289" calcext:value-type="float">
            <text:p>3933289</text:p>
          </table:table-cell>
          <table:table-cell table:style-name="ce4" office:value-type="float" office:value="14099105" calcext:value-type="float">
            <text:p>14099105</text:p>
          </table:table-cell>
          <table:table-cell table:style-name="ce4" office:value-type="float" office:value="56794252" calcext:value-type="float">
            <text:p>56794252</text:p>
          </table:table-cell>
          <table:table-cell table:style-name="ce4" office:value-type="float" office:value="42349078" calcext:value-type="float">
            <text:p>42349078</text:p>
          </table:table-cell>
          <table:table-cell table:style-name="ce4" office:value-type="float" office:value="33052826" calcext:value-type="float">
            <text:p>33052826</text:p>
          </table:table-cell>
          <table:table-cell table:style-name="ce2" table:formula="of:=(SUM([.B7:.M7]))+0" office:value-type="float" office:value="406399858" calcext:value-type="float">
            <text:p>406399858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4" office:value-type="float" office:value="4164398" calcext:value-type="float">
            <text:p>4164398</text:p>
          </table:table-cell>
          <table:table-cell table:style-name="ce4" office:value-type="float" office:value="3067499" calcext:value-type="float">
            <text:p>3067499</text:p>
          </table:table-cell>
          <table:table-cell table:style-name="ce4" office:value-type="float" office:value="3195901" calcext:value-type="float">
            <text:p>3195901</text:p>
          </table:table-cell>
          <table:table-cell table:style-name="ce4" office:value-type="float" office:value="3908411" calcext:value-type="float">
            <text:p>3908411</text:p>
          </table:table-cell>
          <table:table-cell table:style-name="ce4" office:value-type="float" office:value="2331870" calcext:value-type="float">
            <text:p>2331870</text:p>
          </table:table-cell>
          <table:table-cell table:style-name="ce4" office:value-type="float" office:value="1726830" calcext:value-type="float">
            <text:p>1726830</text:p>
          </table:table-cell>
          <table:table-cell table:style-name="ce4" office:value-type="float" office:value="952888" calcext:value-type="float">
            <text:p>952888</text:p>
          </table:table-cell>
          <table:table-cell table:style-name="ce4" office:value-type="float" office:value="1391888" calcext:value-type="float">
            <text:p>1391888</text:p>
          </table:table-cell>
          <table:table-cell table:style-name="ce4" office:value-type="float" office:value="1548420" calcext:value-type="float">
            <text:p>1548420</text:p>
          </table:table-cell>
          <table:table-cell table:style-name="ce4" office:value-type="float" office:value="4516464" calcext:value-type="float">
            <text:p>4516464</text:p>
          </table:table-cell>
          <table:table-cell table:style-name="ce4" office:value-type="float" office:value="3262307" calcext:value-type="float">
            <text:p>3262307</text:p>
          </table:table-cell>
          <table:table-cell table:style-name="ce4" office:value-type="float" office:value="2964186" calcext:value-type="float">
            <text:p>2964186</text:p>
          </table:table-cell>
          <table:table-cell table:style-name="ce2" table:formula="of:=(SUM([.B8:.M8]))+0" office:value-type="float" office:value="33031062" calcext:value-type="float">
            <text:p>33031062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4" office:value-type="float" office:value="10201083" calcext:value-type="float">
            <text:p>10201083</text:p>
          </table:table-cell>
          <table:table-cell table:style-name="ce4" office:value-type="float" office:value="9388631" calcext:value-type="float">
            <text:p>9388631</text:p>
          </table:table-cell>
          <table:table-cell table:style-name="ce4" office:value-type="float" office:value="11537838" calcext:value-type="float">
            <text:p>11537838</text:p>
          </table:table-cell>
          <table:table-cell table:style-name="ce4" office:value-type="float" office:value="7774324" calcext:value-type="float">
            <text:p>7774324</text:p>
          </table:table-cell>
          <table:table-cell table:style-name="ce4" office:value-type="float" office:value="8055593" calcext:value-type="float">
            <text:p>8055593</text:p>
          </table:table-cell>
          <table:table-cell table:style-name="ce4" office:value-type="float" office:value="12143932" calcext:value-type="float">
            <text:p>12143932</text:p>
          </table:table-cell>
          <table:table-cell table:style-name="ce4" office:value-type="float" office:value="18131042" calcext:value-type="float">
            <text:p>18131042</text:p>
          </table:table-cell>
          <table:table-cell table:style-name="ce4" office:value-type="float" office:value="11248891" calcext:value-type="float">
            <text:p>11248891</text:p>
          </table:table-cell>
          <table:table-cell table:style-name="ce4" office:value-type="float" office:value="12348323" calcext:value-type="float">
            <text:p>12348323</text:p>
          </table:table-cell>
          <table:table-cell table:style-name="ce4" office:value-type="float" office:value="11771248" calcext:value-type="float">
            <text:p>11771248</text:p>
          </table:table-cell>
          <table:table-cell table:style-name="ce4" office:value-type="float" office:value="10954885" calcext:value-type="float">
            <text:p>10954885</text:p>
          </table:table-cell>
          <table:table-cell table:style-name="ce4" office:value-type="float" office:value="11019524" calcext:value-type="float">
            <text:p>11019524</text:p>
          </table:table-cell>
          <table:table-cell table:style-name="ce2" table:formula="of:=(SUM([.B9:.M9]))+0" office:value-type="float" office:value="134575314" calcext:value-type="float">
            <text:p>134575314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4" office:value-type="float" office:value="75754133" calcext:value-type="float">
            <text:p>75754133</text:p>
          </table:table-cell>
          <table:table-cell table:style-name="ce4" office:value-type="float" office:value="79818433" calcext:value-type="float">
            <text:p>79818433</text:p>
          </table:table-cell>
          <table:table-cell table:style-name="ce4" office:value-type="float" office:value="84970997" calcext:value-type="float">
            <text:p>84970997</text:p>
          </table:table-cell>
          <table:table-cell table:style-name="ce4" office:value-type="float" office:value="96040789" calcext:value-type="float">
            <text:p>96040789</text:p>
          </table:table-cell>
          <table:table-cell table:style-name="ce4" office:value-type="float" office:value="65044073" calcext:value-type="float">
            <text:p>65044073</text:p>
          </table:table-cell>
          <table:table-cell table:style-name="ce4" office:value-type="float" office:value="26243287" calcext:value-type="float">
            <text:p>26243287</text:p>
          </table:table-cell>
          <table:table-cell table:style-name="ce4" office:value-type="float" office:value="10928229" calcext:value-type="float">
            <text:p>10928229</text:p>
          </table:table-cell>
          <table:table-cell table:style-name="ce4" office:value-type="float" office:value="5671355" calcext:value-type="float">
            <text:p>5671355</text:p>
          </table:table-cell>
          <table:table-cell table:style-name="ce4" office:value-type="float" office:value="6843161" calcext:value-type="float">
            <text:p>6843161</text:p>
          </table:table-cell>
          <table:table-cell table:style-name="ce4" office:value-type="float" office:value="16862001" calcext:value-type="float">
            <text:p>16862001</text:p>
          </table:table-cell>
          <table:table-cell table:style-name="ce4" office:value-type="float" office:value="44520920" calcext:value-type="float">
            <text:p>44520920</text:p>
          </table:table-cell>
          <table:table-cell table:style-name="ce4" office:value-type="float" office:value="68379511" calcext:value-type="float">
            <text:p>68379511</text:p>
          </table:table-cell>
          <table:table-cell table:style-name="ce2" table:formula="of:=(SUM([.B10:.M10]))+0" office:value-type="float" office:value="581076889" calcext:value-type="float">
            <text:p>581076889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4" office:value-type="float" office:value="9715096" calcext:value-type="float">
            <text:p>9715096</text:p>
          </table:table-cell>
          <table:table-cell table:style-name="ce4" office:value-type="float" office:value="9715545" calcext:value-type="float">
            <text:p>9715545</text:p>
          </table:table-cell>
          <table:table-cell table:style-name="ce4" office:value-type="float" office:value="8588714" calcext:value-type="float">
            <text:p>8588714</text:p>
          </table:table-cell>
          <table:table-cell table:style-name="ce4" office:value-type="float" office:value="6088647" calcext:value-type="float">
            <text:p>6088647</text:p>
          </table:table-cell>
          <table:table-cell table:style-name="ce4" office:value-type="float" office:value="2755907" calcext:value-type="float">
            <text:p>2755907</text:p>
          </table:table-cell>
          <table:table-cell table:style-name="ce4" office:value-type="float" office:value="1432516" calcext:value-type="float">
            <text:p>1432516</text:p>
          </table:table-cell>
          <table:table-cell table:style-name="ce4" office:value-type="float" office:value="1142895" calcext:value-type="float">
            <text:p>1142895</text:p>
          </table:table-cell>
          <table:table-cell table:style-name="ce4" office:value-type="float" office:value="1233236" calcext:value-type="float">
            <text:p>1233236</text:p>
          </table:table-cell>
          <table:table-cell table:style-name="ce4" office:value-type="float" office:value="1395844" calcext:value-type="float">
            <text:p>1395844</text:p>
          </table:table-cell>
          <table:table-cell table:style-name="ce4" office:value-type="float" office:value="2302245" calcext:value-type="float">
            <text:p>2302245</text:p>
          </table:table-cell>
          <table:table-cell table:style-name="ce4" office:value-type="float" office:value="5344150" calcext:value-type="float">
            <text:p>5344150</text:p>
          </table:table-cell>
          <table:table-cell table:style-name="ce4" office:value-type="float" office:value="6901559" calcext:value-type="float">
            <text:p>6901559</text:p>
          </table:table-cell>
          <table:table-cell table:style-name="ce2" table:formula="of:=(SUM([.B11:.M11]))+0" office:value-type="float" office:value="56616354" calcext:value-type="float">
            <text:p>56616354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4" office:value-type="float" office:value="1041337" calcext:value-type="float">
            <text:p>1041337</text:p>
          </table:table-cell>
          <table:table-cell table:style-name="ce4" office:value-type="float" office:value="3458441" calcext:value-type="float">
            <text:p>3458441</text:p>
          </table:table-cell>
          <table:table-cell table:style-name="ce4" office:value-type="float" office:value="13786199" calcext:value-type="float">
            <text:p>13786199</text:p>
          </table:table-cell>
          <table:table-cell table:style-name="ce4" office:value-type="float" office:value="25110934" calcext:value-type="float">
            <text:p>25110934</text:p>
          </table:table-cell>
          <table:table-cell table:style-name="ce4" office:value-type="float" office:value="15545068" calcext:value-type="float">
            <text:p>15545068</text:p>
          </table:table-cell>
          <table:table-cell table:style-name="ce4" office:value-type="float" office:value="9193121" calcext:value-type="float">
            <text:p>9193121</text:p>
          </table:table-cell>
          <table:table-cell table:style-name="ce4" office:value-type="float" office:value="3384022" calcext:value-type="float">
            <text:p>3384022</text:p>
          </table:table-cell>
          <table:table-cell table:style-name="ce4" office:value-type="float" office:value="1153662" calcext:value-type="float">
            <text:p>1153662</text:p>
          </table:table-cell>
          <table:table-cell table:style-name="ce4" office:value-type="float" office:value="1257778" calcext:value-type="float">
            <text:p>1257778</text:p>
          </table:table-cell>
          <table:table-cell table:style-name="ce4" office:value-type="float" office:value="1081738" calcext:value-type="float">
            <text:p>1081738</text:p>
          </table:table-cell>
          <table:table-cell table:style-name="ce4" office:value-type="float" office:value="1045276" calcext:value-type="float">
            <text:p>1045276</text:p>
          </table:table-cell>
          <table:table-cell table:style-name="ce4" office:value-type="float" office:value="1384039" calcext:value-type="float">
            <text:p>1384039</text:p>
          </table:table-cell>
          <table:table-cell table:style-name="ce2" table:formula="of:=(SUM([.B12:.M12]))+0" office:value-type="float" office:value="77441615" calcext:value-type="float">
            <text:p>77441615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4" office:value-type="float" office:value="11982080" calcext:value-type="float">
            <text:p>11982080</text:p>
          </table:table-cell>
          <table:table-cell table:style-name="ce4" office:value-type="float" office:value="9950616" calcext:value-type="float">
            <text:p>9950616</text:p>
          </table:table-cell>
          <table:table-cell table:style-name="ce4" office:value-type="float" office:value="8510406" calcext:value-type="float">
            <text:p>8510406</text:p>
          </table:table-cell>
          <table:table-cell table:style-name="ce4" office:value-type="float" office:value="6304419" calcext:value-type="float">
            <text:p>6304419</text:p>
          </table:table-cell>
          <table:table-cell table:style-name="ce4" office:value-type="float" office:value="1076921" calcext:value-type="float">
            <text:p>1076921</text:p>
          </table:table-cell>
          <table:table-cell table:style-name="ce4" office:value-type="float" office:value="783586" calcext:value-type="float">
            <text:p>783586</text:p>
          </table:table-cell>
          <table:table-cell table:style-name="ce4" office:value-type="float" office:value="955171" calcext:value-type="float">
            <text:p>955171</text:p>
          </table:table-cell>
          <table:table-cell table:style-name="ce4" office:value-type="float" office:value="832750" calcext:value-type="float">
            <text:p>832750</text:p>
          </table:table-cell>
          <table:table-cell table:style-name="ce4" office:value-type="float" office:value="1020346" calcext:value-type="float">
            <text:p>1020346</text:p>
          </table:table-cell>
          <table:table-cell table:style-name="ce4" office:value-type="float" office:value="2174846" calcext:value-type="float">
            <text:p>2174846</text:p>
          </table:table-cell>
          <table:table-cell table:style-name="ce4" office:value-type="float" office:value="6959782" calcext:value-type="float">
            <text:p>6959782</text:p>
          </table:table-cell>
          <table:table-cell table:style-name="ce4" office:value-type="float" office:value="7206320" calcext:value-type="float">
            <text:p>7206320</text:p>
          </table:table-cell>
          <table:table-cell table:style-name="ce2" table:formula="of:=(SUM([.B13:.M13]))+0" office:value-type="float" office:value="57757243" calcext:value-type="float">
            <text:p>57757243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4" office:value-type="float" office:value="304173" calcext:value-type="float">
            <text:p>304173</text:p>
          </table:table-cell>
          <table:table-cell table:style-name="ce4" office:value-type="float" office:value="533733" calcext:value-type="float">
            <text:p>533733</text:p>
          </table:table-cell>
          <table:table-cell table:style-name="ce4" office:value-type="float" office:value="688063" calcext:value-type="float">
            <text:p>688063</text:p>
          </table:table-cell>
          <table:table-cell table:style-name="ce4" office:value-type="float" office:value="967609" calcext:value-type="float">
            <text:p>967609</text:p>
          </table:table-cell>
          <table:table-cell table:style-name="ce4" office:value-type="float" office:value="725500" calcext:value-type="float">
            <text:p>725500</text:p>
          </table:table-cell>
          <table:table-cell table:style-name="ce4" office:value-type="float" office:value="389198" calcext:value-type="float">
            <text:p>389198</text:p>
          </table:table-cell>
          <table:table-cell table:style-name="ce4" office:value-type="float" office:value="29942" calcext:value-type="float">
            <text:p>29942</text:p>
          </table:table-cell>
          <table:table-cell table:style-name="ce4" office:value-type="float" office:value="18505" calcext:value-type="float">
            <text:p>18505</text:p>
          </table:table-cell>
          <table:table-cell table:style-name="ce4" office:value-type="float" office:value="77982" calcext:value-type="float">
            <text:p>77982</text:p>
          </table:table-cell>
          <table:table-cell table:style-name="ce4" office:value-type="float" office:value="54794" calcext:value-type="float">
            <text:p>54794</text:p>
          </table:table-cell>
          <table:table-cell table:style-name="ce4" office:value-type="float" office:value="42858" calcext:value-type="float">
            <text:p>42858</text:p>
          </table:table-cell>
          <table:table-cell table:style-name="ce4" office:value-type="float" office:value="93968" calcext:value-type="float">
            <text:p>93968</text:p>
          </table:table-cell>
          <table:table-cell table:style-name="ce2" table:formula="of:=(SUM([.B14:.M14]))+0" office:value-type="float" office:value="3926325" calcext:value-type="float">
            <text:p>3926325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4" office:value-type="float" office:value="3867855" calcext:value-type="float">
            <text:p>3867855</text:p>
          </table:table-cell>
          <table:table-cell table:style-name="ce4" office:value-type="float" office:value="4540887" calcext:value-type="float">
            <text:p>4540887</text:p>
          </table:table-cell>
          <table:table-cell table:style-name="ce4" office:value-type="float" office:value="5441759" calcext:value-type="float">
            <text:p>5441759</text:p>
          </table:table-cell>
          <table:table-cell table:style-name="ce4" office:value-type="float" office:value="4729068" calcext:value-type="float">
            <text:p>4729068</text:p>
          </table:table-cell>
          <table:table-cell table:style-name="ce4" office:value-type="float" office:value="4918215" calcext:value-type="float">
            <text:p>4918215</text:p>
          </table:table-cell>
          <table:table-cell table:style-name="ce4" office:value-type="float" office:value="4854026" calcext:value-type="float">
            <text:p>4854026</text:p>
          </table:table-cell>
          <table:table-cell table:style-name="ce4" office:value-type="float" office:value="1944402" calcext:value-type="float">
            <text:p>1944402</text:p>
          </table:table-cell>
          <table:table-cell table:style-name="ce4" office:value-type="float" office:value="4390712" calcext:value-type="float">
            <text:p>4390712</text:p>
          </table:table-cell>
          <table:table-cell table:style-name="ce4" office:value-type="float" office:value="3415882" calcext:value-type="float">
            <text:p>3415882</text:p>
          </table:table-cell>
          <table:table-cell table:style-name="ce4" office:value-type="float" office:value="3879281" calcext:value-type="float">
            <text:p>3879281</text:p>
          </table:table-cell>
          <table:table-cell table:style-name="ce4" office:value-type="float" office:value="5521817" calcext:value-type="float">
            <text:p>5521817</text:p>
          </table:table-cell>
          <table:table-cell table:style-name="ce4" office:value-type="float" office:value="4745038" calcext:value-type="float">
            <text:p>4745038</text:p>
          </table:table-cell>
          <table:table-cell table:style-name="ce2" table:formula="of:=(SUM([.B15:.M15]))+0" office:value-type="float" office:value="52248942" calcext:value-type="float">
            <text:p>52248942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4" office:value-type="float" office:value="104180063" calcext:value-type="float">
            <text:p>104180063</text:p>
          </table:table-cell>
          <table:table-cell table:style-name="ce4" office:value-type="float" office:value="94530798" calcext:value-type="float">
            <text:p>94530798</text:p>
          </table:table-cell>
          <table:table-cell table:style-name="ce4" office:value-type="float" office:value="91454182" calcext:value-type="float">
            <text:p>91454182</text:p>
          </table:table-cell>
          <table:table-cell table:style-name="ce4" office:value-type="float" office:value="94994108" calcext:value-type="float">
            <text:p>94994108</text:p>
          </table:table-cell>
          <table:table-cell table:style-name="ce4" office:value-type="float" office:value="39033515" calcext:value-type="float">
            <text:p>39033515</text:p>
          </table:table-cell>
          <table:table-cell table:style-name="ce4" office:value-type="float" office:value="17046299" calcext:value-type="float">
            <text:p>17046299</text:p>
          </table:table-cell>
          <table:table-cell table:style-name="ce4" office:value-type="float" office:value="13116770" calcext:value-type="float">
            <text:p>13116770</text:p>
          </table:table-cell>
          <table:table-cell table:style-name="ce4" office:value-type="float" office:value="13846346" calcext:value-type="float">
            <text:p>13846346</text:p>
          </table:table-cell>
          <table:table-cell table:style-name="ce4" office:value-type="float" office:value="16874306" calcext:value-type="float">
            <text:p>16874306</text:p>
          </table:table-cell>
          <table:table-cell table:style-name="ce4" office:value-type="float" office:value="44680197" calcext:value-type="float">
            <text:p>44680197</text:p>
          </table:table-cell>
          <table:table-cell table:style-name="ce4" office:value-type="float" office:value="82287628" calcext:value-type="float">
            <text:p>82287628</text:p>
          </table:table-cell>
          <table:table-cell table:style-name="ce4" office:value-type="float" office:value="87079502" calcext:value-type="float">
            <text:p>87079502</text:p>
          </table:table-cell>
          <table:table-cell table:style-name="ce2" table:formula="of:=(SUM([.B16:.M16]))+0" office:value-type="float" office:value="699123714" calcext:value-type="float">
            <text:p>699123714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4" office:value-type="float" office:value="1213948" calcext:value-type="float">
            <text:p>1213948</text:p>
          </table:table-cell>
          <table:table-cell table:style-name="ce4" office:value-type="float" office:value="807728" calcext:value-type="float">
            <text:p>807728</text:p>
          </table:table-cell>
          <table:table-cell table:style-name="ce4" office:value-type="float" office:value="1831825" calcext:value-type="float">
            <text:p>1831825</text:p>
          </table:table-cell>
          <table:table-cell table:style-name="ce4" office:value-type="float" office:value="3217122" calcext:value-type="float">
            <text:p>3217122</text:p>
          </table:table-cell>
          <table:table-cell table:style-name="ce4" office:value-type="float" office:value="5512345" calcext:value-type="float">
            <text:p>5512345</text:p>
          </table:table-cell>
          <table:table-cell table:style-name="ce4" office:value-type="float" office:value="11185748" calcext:value-type="float">
            <text:p>11185748</text:p>
          </table:table-cell>
          <table:table-cell table:style-name="ce4" office:value-type="float" office:value="5877559" calcext:value-type="float">
            <text:p>5877559</text:p>
          </table:table-cell>
          <table:table-cell table:style-name="ce4" office:value-type="float" office:value="5219937" calcext:value-type="float">
            <text:p>5219937</text:p>
          </table:table-cell>
          <table:table-cell table:style-name="ce4" office:value-type="float" office:value="1480919" calcext:value-type="float">
            <text:p>1480919</text:p>
          </table:table-cell>
          <table:table-cell table:style-name="ce4" office:value-type="float" office:value="2192038" calcext:value-type="float">
            <text:p>2192038</text:p>
          </table:table-cell>
          <table:table-cell table:style-name="ce4" office:value-type="float" office:value="1819133" calcext:value-type="float">
            <text:p>1819133</text:p>
          </table:table-cell>
          <table:table-cell table:style-name="ce4" office:value-type="float" office:value="543928" calcext:value-type="float">
            <text:p>543928</text:p>
          </table:table-cell>
          <table:table-cell table:style-name="ce2" table:formula="of:=(SUM([.B17:.M17]))+0" office:value-type="float" office:value="40902230" calcext:value-type="float">
            <text:p>40902230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4" office:value-type="float" office:value="4994319" calcext:value-type="float">
            <text:p>4994319</text:p>
          </table:table-cell>
          <table:table-cell table:style-name="ce4" office:value-type="float" office:value="3263340" calcext:value-type="float">
            <text:p>3263340</text:p>
          </table:table-cell>
          <table:table-cell table:style-name="ce4" office:value-type="float" office:value="3416727" calcext:value-type="float">
            <text:p>3416727</text:p>
          </table:table-cell>
          <table:table-cell table:style-name="ce4" office:value-type="float" office:value="5780535" calcext:value-type="float">
            <text:p>5780535</text:p>
          </table:table-cell>
          <table:table-cell table:style-name="ce4" office:value-type="float" office:value="12930201" calcext:value-type="float">
            <text:p>12930201</text:p>
          </table:table-cell>
          <table:table-cell table:style-name="ce4" office:value-type="float" office:value="26912106" calcext:value-type="float">
            <text:p>26912106</text:p>
          </table:table-cell>
          <table:table-cell table:style-name="ce4" office:value-type="float" office:value="15196393" calcext:value-type="float">
            <text:p>15196393</text:p>
          </table:table-cell>
          <table:table-cell table:style-name="ce4" office:value-type="float" office:value="7637488" calcext:value-type="float">
            <text:p>7637488</text:p>
          </table:table-cell>
          <table:table-cell table:style-name="ce4" office:value-type="float" office:value="7112925" calcext:value-type="float">
            <text:p>7112925</text:p>
          </table:table-cell>
          <table:table-cell table:style-name="ce4" office:value-type="float" office:value="4319191" calcext:value-type="float">
            <text:p>4319191</text:p>
          </table:table-cell>
          <table:table-cell table:style-name="ce4" office:value-type="float" office:value="4312371" calcext:value-type="float">
            <text:p>4312371</text:p>
          </table:table-cell>
          <table:table-cell table:style-name="ce4" office:value-type="float" office:value="5033383" calcext:value-type="float">
            <text:p>5033383</text:p>
          </table:table-cell>
          <table:table-cell table:style-name="ce2" table:formula="of:=(SUM([.B18:.M18]))+0" office:value-type="float" office:value="100908979" calcext:value-type="float">
            <text:p>100908979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4" office:value-type="float" office:value="130282999" calcext:value-type="float">
            <text:p>130282999</text:p>
          </table:table-cell>
          <table:table-cell table:style-name="ce4" office:value-type="float" office:value="98108553" calcext:value-type="float">
            <text:p>98108553</text:p>
          </table:table-cell>
          <table:table-cell table:style-name="ce4" office:value-type="float" office:value="60450131" calcext:value-type="float">
            <text:p>60450131</text:p>
          </table:table-cell>
          <table:table-cell table:style-name="ce4" office:value-type="float" office:value="25535990" calcext:value-type="float">
            <text:p>25535990</text:p>
          </table:table-cell>
          <table:table-cell table:style-name="ce4" office:value-type="float" office:value="18755566" calcext:value-type="float">
            <text:p>18755566</text:p>
          </table:table-cell>
          <table:table-cell table:style-name="ce4" office:value-type="float" office:value="16796521" calcext:value-type="float">
            <text:p>16796521</text:p>
          </table:table-cell>
          <table:table-cell table:style-name="ce4" office:value-type="float" office:value="14516521" calcext:value-type="float">
            <text:p>14516521</text:p>
          </table:table-cell>
          <table:table-cell table:style-name="ce4" office:value-type="float" office:value="12282172" calcext:value-type="float">
            <text:p>12282172</text:p>
          </table:table-cell>
          <table:table-cell table:style-name="ce4" office:value-type="float" office:value="30180173" calcext:value-type="float">
            <text:p>30180173</text:p>
          </table:table-cell>
          <table:table-cell table:style-name="ce4" office:value-type="float" office:value="73919012" calcext:value-type="float">
            <text:p>73919012</text:p>
          </table:table-cell>
          <table:table-cell table:style-name="ce4" office:value-type="float" office:value="84335097" calcext:value-type="float">
            <text:p>84335097</text:p>
          </table:table-cell>
          <table:table-cell table:style-name="ce4" office:value-type="float" office:value="78966840" calcext:value-type="float">
            <text:p>78966840</text:p>
          </table:table-cell>
          <table:table-cell table:style-name="ce2" table:formula="of:=(SUM([.B19:.M19]))+0" office:value-type="float" office:value="644129575" calcext:value-type="float">
            <text:p>644129575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4" office:value-type="float" office:value="172507681" calcext:value-type="float">
            <text:p>172507681</text:p>
          </table:table-cell>
          <table:table-cell table:style-name="ce4" office:value-type="float" office:value="163495884" calcext:value-type="float">
            <text:p>163495884</text:p>
          </table:table-cell>
          <table:table-cell table:style-name="ce4" office:value-type="float" office:value="170105472" calcext:value-type="float">
            <text:p>170105472</text:p>
          </table:table-cell>
          <table:table-cell table:style-name="ce4" office:value-type="float" office:value="108516954" calcext:value-type="float">
            <text:p>108516954</text:p>
          </table:table-cell>
          <table:table-cell table:style-name="ce4" office:value-type="float" office:value="61606457" calcext:value-type="float">
            <text:p>61606457</text:p>
          </table:table-cell>
          <table:table-cell table:style-name="ce4" office:value-type="float" office:value="53135832" calcext:value-type="float">
            <text:p>53135832</text:p>
          </table:table-cell>
          <table:table-cell table:style-name="ce4" office:value-type="float" office:value="36112147" calcext:value-type="float">
            <text:p>36112147</text:p>
          </table:table-cell>
          <table:table-cell table:style-name="ce4" office:value-type="float" office:value="37116812" calcext:value-type="float">
            <text:p>37116812</text:p>
          </table:table-cell>
          <table:table-cell table:style-name="ce4" office:value-type="float" office:value="40253093" calcext:value-type="float">
            <text:p>40253093</text:p>
          </table:table-cell>
          <table:table-cell table:style-name="ce4" office:value-type="float" office:value="71075698" calcext:value-type="float">
            <text:p>71075698</text:p>
          </table:table-cell>
          <table:table-cell table:style-name="ce4" office:value-type="float" office:value="116630811" calcext:value-type="float">
            <text:p>116630811</text:p>
          </table:table-cell>
          <table:table-cell table:style-name="ce4" office:value-type="float" office:value="128292253" calcext:value-type="float">
            <text:p>128292253</text:p>
          </table:table-cell>
          <table:table-cell table:style-name="ce2" table:formula="of:=(SUM([.B20:.M20]))+0" office:value-type="float" office:value="1158849094" calcext:value-type="float">
            <text:p>1158849094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4" office:value-type="float" office:value="933478" calcext:value-type="float">
            <text:p>933478</text:p>
          </table:table-cell>
          <table:table-cell table:style-name="ce4" office:value-type="float" office:value="1037548" calcext:value-type="float">
            <text:p>1037548</text:p>
          </table:table-cell>
          <table:table-cell table:style-name="ce4" office:value-type="float" office:value="1052862" calcext:value-type="float">
            <text:p>1052862</text:p>
          </table:table-cell>
          <table:table-cell table:style-name="ce4" office:value-type="float" office:value="1779598" calcext:value-type="float">
            <text:p>1779598</text:p>
          </table:table-cell>
          <table:table-cell table:style-name="ce4" office:value-type="float" office:value="4479055" calcext:value-type="float">
            <text:p>4479055</text:p>
          </table:table-cell>
          <table:table-cell table:style-name="ce4" office:value-type="float" office:value="6807779" calcext:value-type="float">
            <text:p>6807779</text:p>
          </table:table-cell>
          <table:table-cell table:style-name="ce4" office:value-type="float" office:value="1396817" calcext:value-type="float">
            <text:p>1396817</text:p>
          </table:table-cell>
          <table:table-cell table:style-name="ce4" office:value-type="float" office:value="699771" calcext:value-type="float">
            <text:p>699771</text:p>
          </table:table-cell>
          <table:table-cell table:style-name="ce4" office:value-type="float" office:value="532361" calcext:value-type="float">
            <text:p>532361</text:p>
          </table:table-cell>
          <table:table-cell table:style-name="ce4" office:value-type="float" office:value="483312" calcext:value-type="float">
            <text:p>483312</text:p>
          </table:table-cell>
          <table:table-cell table:style-name="ce4" office:value-type="float" office:value="819435" calcext:value-type="float">
            <text:p>819435</text:p>
          </table:table-cell>
          <table:table-cell table:style-name="ce4" office:value-type="float" office:value="935398" calcext:value-type="float">
            <text:p>935398</text:p>
          </table:table-cell>
          <table:table-cell table:style-name="ce2" table:formula="of:=(SUM([.B21:.M21]))+0" office:value-type="float" office:value="20957414" calcext:value-type="float">
            <text:p>20957414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4" office:value-type="float" office:value="143465410" calcext:value-type="float">
            <text:p>143465410</text:p>
          </table:table-cell>
          <table:table-cell table:style-name="ce4" office:value-type="float" office:value="139845598" calcext:value-type="float">
            <text:p>139845598</text:p>
          </table:table-cell>
          <table:table-cell table:style-name="ce4" office:value-type="float" office:value="129038071" calcext:value-type="float">
            <text:p>129038071</text:p>
          </table:table-cell>
          <table:table-cell table:style-name="ce4" office:value-type="float" office:value="91112097" calcext:value-type="float">
            <text:p>91112097</text:p>
          </table:table-cell>
          <table:table-cell table:style-name="ce4" office:value-type="float" office:value="52091904" calcext:value-type="float">
            <text:p>52091904</text:p>
          </table:table-cell>
          <table:table-cell table:style-name="ce4" office:value-type="float" office:value="30648628" calcext:value-type="float">
            <text:p>30648628</text:p>
          </table:table-cell>
          <table:table-cell table:style-name="ce4" office:value-type="float" office:value="25975681" calcext:value-type="float">
            <text:p>25975681</text:p>
          </table:table-cell>
          <table:table-cell table:style-name="ce4" office:value-type="float" office:value="28653507" calcext:value-type="float">
            <text:p>28653507</text:p>
          </table:table-cell>
          <table:table-cell table:style-name="ce4" office:value-type="float" office:value="27436365" calcext:value-type="float">
            <text:p>27436365</text:p>
          </table:table-cell>
          <table:table-cell table:style-name="ce4" office:value-type="float" office:value="49909474" calcext:value-type="float">
            <text:p>49909474</text:p>
          </table:table-cell>
          <table:table-cell table:style-name="ce4" office:value-type="float" office:value="91939323" calcext:value-type="float">
            <text:p>91939323</text:p>
          </table:table-cell>
          <table:table-cell table:style-name="ce4" office:value-type="float" office:value="124723827" calcext:value-type="float">
            <text:p>124723827</text:p>
          </table:table-cell>
          <table:table-cell table:style-name="ce2" table:formula="of:=(SUM([.B22:.M22]))+0" office:value-type="float" office:value="934839885" calcext:value-type="float">
            <text:p>934839885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4" office:value-type="float" office:value="4316257" calcext:value-type="float">
            <text:p>4316257</text:p>
          </table:table-cell>
          <table:table-cell table:style-name="ce4" office:value-type="float" office:value="5249722" calcext:value-type="float">
            <text:p>5249722</text:p>
          </table:table-cell>
          <table:table-cell table:style-name="ce4" office:value-type="float" office:value="7015908" calcext:value-type="float">
            <text:p>7015908</text:p>
          </table:table-cell>
          <table:table-cell table:style-name="ce4" office:value-type="float" office:value="14497338" calcext:value-type="float">
            <text:p>14497338</text:p>
          </table:table-cell>
          <table:table-cell table:style-name="ce4" office:value-type="float" office:value="17163118" calcext:value-type="float">
            <text:p>17163118</text:p>
          </table:table-cell>
          <table:table-cell table:style-name="ce4" office:value-type="float" office:value="11517708" calcext:value-type="float">
            <text:p>11517708</text:p>
          </table:table-cell>
          <table:table-cell table:style-name="ce4" office:value-type="float" office:value="3194360" calcext:value-type="float">
            <text:p>3194360</text:p>
          </table:table-cell>
          <table:table-cell table:style-name="ce4" office:value-type="float" office:value="1831430" calcext:value-type="float">
            <text:p>1831430</text:p>
          </table:table-cell>
          <table:table-cell table:style-name="ce4" office:value-type="float" office:value="1839540" calcext:value-type="float">
            <text:p>1839540</text:p>
          </table:table-cell>
          <table:table-cell table:style-name="ce4" office:value-type="float" office:value="2163353" calcext:value-type="float">
            <text:p>2163353</text:p>
          </table:table-cell>
          <table:table-cell table:style-name="ce4" office:value-type="float" office:value="1650162" calcext:value-type="float">
            <text:p>1650162</text:p>
          </table:table-cell>
          <table:table-cell table:style-name="ce4" office:value-type="float" office:value="3211373" calcext:value-type="float">
            <text:p>3211373</text:p>
          </table:table-cell>
          <table:table-cell table:style-name="ce2" table:formula="of:=(SUM([.B23:.M23]))+0" office:value-type="float" office:value="73650269" calcext:value-type="float">
            <text:p>73650269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4" office:value-type="float" office:value="30487448" calcext:value-type="float">
            <text:p>30487448</text:p>
          </table:table-cell>
          <table:table-cell table:style-name="ce4" office:value-type="float" office:value="30002086" calcext:value-type="float">
            <text:p>30002086</text:p>
          </table:table-cell>
          <table:table-cell table:style-name="ce4" office:value-type="float" office:value="27613304" calcext:value-type="float">
            <text:p>27613304</text:p>
          </table:table-cell>
          <table:table-cell table:style-name="ce4" office:value-type="float" office:value="23764152" calcext:value-type="float">
            <text:p>23764152</text:p>
          </table:table-cell>
          <table:table-cell table:style-name="ce4" office:value-type="float" office:value="22720754" calcext:value-type="float">
            <text:p>22720754</text:p>
          </table:table-cell>
          <table:table-cell table:style-name="ce4" office:value-type="float" office:value="17018674" calcext:value-type="float">
            <text:p>17018674</text:p>
          </table:table-cell>
          <table:table-cell table:style-name="ce4" office:value-type="float" office:value="10190248" calcext:value-type="float">
            <text:p>10190248</text:p>
          </table:table-cell>
          <table:table-cell table:style-name="ce4" office:value-type="float" office:value="7383560" calcext:value-type="float">
            <text:p>7383560</text:p>
          </table:table-cell>
          <table:table-cell table:style-name="ce4" office:value-type="float" office:value="9696853" calcext:value-type="float">
            <text:p>9696853</text:p>
          </table:table-cell>
          <table:table-cell table:style-name="ce4" office:value-type="float" office:value="16798677" calcext:value-type="float">
            <text:p>16798677</text:p>
          </table:table-cell>
          <table:table-cell table:style-name="ce4" office:value-type="float" office:value="23054752" calcext:value-type="float">
            <text:p>23054752</text:p>
          </table:table-cell>
          <table:table-cell table:style-name="ce4" office:value-type="float" office:value="33874954" calcext:value-type="float">
            <text:p>33874954</text:p>
          </table:table-cell>
          <table:table-cell table:style-name="ce2" table:formula="of:=(SUM([.B24:.M24]))+0" office:value-type="float" office:value="252605462" calcext:value-type="float">
            <text:p>252605462</text:p>
          </table:table-cell>
          <table:table-cell table:style-name="ce7" office:value-type="string" calcext:value-type="string">
            <text:p>Hortaliz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37903329" calcext:value-type="float">
            <text:p>37903329</text:p>
          </table:table-cell>
          <table:table-cell table:style-name="ce2" office:value-type="float" office:value="45394918" calcext:value-type="float">
            <text:p>45394918</text:p>
          </table:table-cell>
          <table:table-cell table:style-name="ce2" office:value-type="float" office:value="56977729" calcext:value-type="float">
            <text:p>56977729</text:p>
          </table:table-cell>
          <table:table-cell table:style-name="ce2" office:value-type="float" office:value="44354318" calcext:value-type="float">
            <text:p>44354318</text:p>
          </table:table-cell>
          <table:table-cell table:style-name="ce2" office:value-type="float" office:value="27191537" calcext:value-type="float">
            <text:p>27191537</text:p>
          </table:table-cell>
          <table:table-cell table:style-name="ce2" office:value-type="float" office:value="19621864" calcext:value-type="float">
            <text:p>19621864</text:p>
          </table:table-cell>
          <table:table-cell table:style-name="ce2" office:value-type="float" office:value="16147338" calcext:value-type="float">
            <text:p>16147338</text:p>
          </table:table-cell>
          <table:table-cell table:style-name="ce2" office:value-type="float" office:value="19536623" calcext:value-type="float">
            <text:p>19536623</text:p>
          </table:table-cell>
          <table:table-cell table:style-name="ce2" office:value-type="float" office:value="25389293" calcext:value-type="float">
            <text:p>25389293</text:p>
          </table:table-cell>
          <table:table-cell table:style-name="ce2" office:value-type="float" office:value="30657249" calcext:value-type="float">
            <text:p>30657249</text:p>
          </table:table-cell>
          <table:table-cell table:style-name="ce2" office:value-type="float" office:value="29231970" calcext:value-type="float">
            <text:p>29231970</text:p>
          </table:table-cell>
          <table:table-cell table:style-name="ce2" office:value-type="float" office:value="34958474" calcext:value-type="float">
            <text:p>34958474</text:p>
          </table:table-cell>
          <table:table-cell table:style-name="ce2" table:formula="of:=(SUM([.B25:.M25]))+0" office:value-type="float" office:value="387364642" calcext:value-type="float">
            <text:p>387364642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18240" calcext:value-type="float">
            <text:p>18240</text:p>
          </table:table-cell>
          <table:table-cell table:style-name="ce2" office:value-type="float" office:value="214014" calcext:value-type="float">
            <text:p>214014</text:p>
          </table:table-cell>
          <table:table-cell table:style-name="ce2" office:value-type="float" office:value="22978" calcext:value-type="float">
            <text:p>22978</text:p>
          </table:table-cell>
          <table:table-cell table:style-name="ce2" office:value-type="float" office:value="6367908" calcext:value-type="float">
            <text:p>6367908</text:p>
          </table:table-cell>
          <table:table-cell table:style-name="ce2" office:value-type="float" office:value="52245494" calcext:value-type="float">
            <text:p>52245494</text:p>
          </table:table-cell>
          <table:table-cell table:style-name="ce2" office:value-type="float" office:value="49846937" calcext:value-type="float">
            <text:p>49846937</text:p>
          </table:table-cell>
          <table:table-cell table:style-name="ce2" office:value-type="float" office:value="22106581" calcext:value-type="float">
            <text:p>22106581</text:p>
          </table:table-cell>
          <table:table-cell table:style-name="ce2" office:value-type="float" office:value="11599065" calcext:value-type="float">
            <text:p>11599065</text:p>
          </table:table-cell>
          <table:table-cell table:style-name="ce2" office:value-type="float" office:value="3956029" calcext:value-type="float">
            <text:p>3956029</text:p>
          </table:table-cell>
          <table:table-cell table:style-name="ce2" office:value-type="float" office:value="1710362" calcext:value-type="float">
            <text:p>1710362</text:p>
          </table:table-cell>
          <table:table-cell table:style-name="ce2" office:value-type="float" office:value="208111" calcext:value-type="float">
            <text:p>208111</text:p>
          </table:table-cell>
          <table:table-cell table:style-name="ce2" office:value-type="float" office:value="158456" calcext:value-type="float">
            <text:p>158456</text:p>
          </table:table-cell>
          <table:table-cell table:style-name="ce2" table:formula="of:=(SUM([.B26:.M26]))+0" office:value-type="float" office:value="148454175" calcext:value-type="float">
            <text:p>148454175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4584347" calcext:value-type="float">
            <text:p>4584347</text:p>
          </table:table-cell>
          <table:table-cell table:style-name="ce2" office:value-type="float" office:value="16984959" calcext:value-type="float">
            <text:p>16984959</text:p>
          </table:table-cell>
          <table:table-cell table:style-name="ce2" office:value-type="float" office:value="63004799" calcext:value-type="float">
            <text:p>63004799</text:p>
          </table:table-cell>
          <table:table-cell table:style-name="ce2" office:value-type="float" office:value="91031848" calcext:value-type="float">
            <text:p>91031848</text:p>
          </table:table-cell>
          <table:table-cell table:style-name="ce2" office:value-type="float" office:value="120766919" calcext:value-type="float">
            <text:p>120766919</text:p>
          </table:table-cell>
          <table:table-cell table:style-name="ce2" office:value-type="float" office:value="55637708" calcext:value-type="float">
            <text:p>55637708</text:p>
          </table:table-cell>
          <table:table-cell table:style-name="ce2" office:value-type="float" office:value="11042126" calcext:value-type="float">
            <text:p>11042126</text:p>
          </table:table-cell>
          <table:table-cell table:style-name="ce2" office:value-type="float" office:value="3769570" calcext:value-type="float">
            <text:p>3769570</text:p>
          </table:table-cell>
          <table:table-cell table:style-name="ce2" office:value-type="float" office:value="2442271" calcext:value-type="float">
            <text:p>2442271</text:p>
          </table:table-cell>
          <table:table-cell table:style-name="ce2" office:value-type="float" office:value="2228978" calcext:value-type="float">
            <text:p>2228978</text:p>
          </table:table-cell>
          <table:table-cell table:style-name="ce2" office:value-type="float" office:value="3262538" calcext:value-type="float">
            <text:p>3262538</text:p>
          </table:table-cell>
          <table:table-cell table:style-name="ce2" office:value-type="float" office:value="3355457" calcext:value-type="float">
            <text:p>3355457</text:p>
          </table:table-cell>
          <table:table-cell table:style-name="ce2" table:formula="of:=(SUM([.B27:.M27]))+0" office:value-type="float" office:value="378111520" calcext:value-type="float">
            <text:p>378111520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29146325" calcext:value-type="float">
            <text:p>29146325</text:p>
          </table:table-cell>
          <table:table-cell table:style-name="ce2" office:value-type="float" office:value="4099245" calcext:value-type="float">
            <text:p>4099245</text:p>
          </table:table-cell>
          <table:table-cell table:style-name="ce2" office:value-type="float" office:value="894798" calcext:value-type="float">
            <text:p>894798</text:p>
          </table:table-cell>
          <table:table-cell table:style-name="ce2" office:value-type="float" office:value="240371" calcext:value-type="float">
            <text:p>240371</text:p>
          </table:table-cell>
          <table:table-cell table:style-name="ce2" office:value-type="float" office:value="106350" calcext:value-type="float">
            <text:p>106350</text:p>
          </table:table-cell>
          <table:table-cell table:style-name="ce2" office:value-type="float" office:value="123639" calcext:value-type="float">
            <text:p>123639</text:p>
          </table:table-cell>
          <table:table-cell table:style-name="ce2" office:value-type="float" office:value="94593" calcext:value-type="float">
            <text:p>94593</text:p>
          </table:table-cell>
          <table:table-cell table:style-name="ce2" office:value-type="float" office:value="250015" calcext:value-type="float">
            <text:p>250015</text:p>
          </table:table-cell>
          <table:table-cell table:style-name="ce2" office:value-type="float" office:value="5357423" calcext:value-type="float">
            <text:p>5357423</text:p>
          </table:table-cell>
          <table:table-cell table:style-name="ce2" office:value-type="float" office:value="47457233" calcext:value-type="float">
            <text:p>47457233</text:p>
          </table:table-cell>
          <table:table-cell table:style-name="ce2" office:value-type="float" office:value="61493605" calcext:value-type="float">
            <text:p>61493605</text:p>
          </table:table-cell>
          <table:table-cell table:style-name="ce2" office:value-type="float" office:value="55586275" calcext:value-type="float">
            <text:p>55586275</text:p>
          </table:table-cell>
          <table:table-cell table:style-name="ce2" table:formula="of:=(SUM([.B28:.M28]))+0" office:value-type="float" office:value="204849872" calcext:value-type="float">
            <text:p>204849872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150302" calcext:value-type="float">
            <text:p>150302</text:p>
          </table:table-cell>
          <table:table-cell table:style-name="ce2" office:value-type="float" office:value="127755" calcext:value-type="float">
            <text:p>127755</text:p>
          </table:table-cell>
          <table:table-cell table:style-name="ce2" office:value-type="float" office:value="88689" calcext:value-type="float">
            <text:p>88689</text:p>
          </table:table-cell>
          <table:table-cell table:style-name="ce2" office:value-type="float" office:value="1325599" calcext:value-type="float">
            <text:p>1325599</text:p>
          </table:table-cell>
          <table:table-cell table:style-name="ce2" office:value-type="float" office:value="16995049" calcext:value-type="float">
            <text:p>16995049</text:p>
          </table:table-cell>
          <table:table-cell table:style-name="ce2" office:value-type="float" office:value="29793972" calcext:value-type="float">
            <text:p>29793972</text:p>
          </table:table-cell>
          <table:table-cell table:style-name="ce2" office:value-type="float" office:value="12127136" calcext:value-type="float">
            <text:p>12127136</text:p>
          </table:table-cell>
          <table:table-cell table:style-name="ce2" office:value-type="float" office:value="1350067" calcext:value-type="float">
            <text:p>1350067</text:p>
          </table:table-cell>
          <table:table-cell table:style-name="ce2" office:value-type="float" office:value="1145928" calcext:value-type="float">
            <text:p>1145928</text:p>
          </table:table-cell>
          <table:table-cell table:style-name="ce2" office:value-type="float" office:value="45827" calcext:value-type="float">
            <text:p>45827</text:p>
          </table:table-cell>
          <table:table-cell table:style-name="ce2" office:value-type="float" office:value="106470" calcext:value-type="float">
            <text:p>106470</text:p>
          </table:table-cell>
          <table:table-cell table:style-name="ce2" office:value-type="float" office:value="1115965" calcext:value-type="float">
            <text:p>1115965</text:p>
          </table:table-cell>
          <table:table-cell table:style-name="ce2" table:formula="of:=(SUM([.B29:.M29]))+0" office:value-type="float" office:value="64372759" calcext:value-type="float">
            <text:p>64372759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364517" calcext:value-type="float">
            <text:p>364517</text:p>
          </table:table-cell>
          <table:table-cell table:style-name="ce2" office:value-type="float" office:value="478298" calcext:value-type="float">
            <text:p>478298</text:p>
          </table:table-cell>
          <table:table-cell table:style-name="ce2" office:value-type="float" office:value="697181" calcext:value-type="float">
            <text:p>697181</text:p>
          </table:table-cell>
          <table:table-cell table:style-name="ce2" office:value-type="float" office:value="376151" calcext:value-type="float">
            <text:p>376151</text:p>
          </table:table-cell>
          <table:table-cell table:style-name="ce2" office:value-type="float" office:value="4178282" calcext:value-type="float">
            <text:p>4178282</text:p>
          </table:table-cell>
          <table:table-cell table:style-name="ce2" office:value-type="float" office:value="17296529" calcext:value-type="float">
            <text:p>17296529</text:p>
          </table:table-cell>
          <table:table-cell table:style-name="ce2" office:value-type="float" office:value="22048399" calcext:value-type="float">
            <text:p>22048399</text:p>
          </table:table-cell>
          <table:table-cell table:style-name="ce2" office:value-type="float" office:value="21508317" calcext:value-type="float">
            <text:p>21508317</text:p>
          </table:table-cell>
          <table:table-cell table:style-name="ce2" office:value-type="float" office:value="22281159" calcext:value-type="float">
            <text:p>22281159</text:p>
          </table:table-cell>
          <table:table-cell table:style-name="ce2" office:value-type="float" office:value="15129035" calcext:value-type="float">
            <text:p>15129035</text:p>
          </table:table-cell>
          <table:table-cell table:style-name="ce2" office:value-type="float" office:value="2173786" calcext:value-type="float">
            <text:p>2173786</text:p>
          </table:table-cell>
          <table:table-cell table:style-name="ce2" office:value-type="float" office:value="314588" calcext:value-type="float">
            <text:p>314588</text:p>
          </table:table-cell>
          <table:table-cell table:style-name="ce2" table:formula="of:=(SUM([.B30:.M30]))+0" office:value-type="float" office:value="106846242" calcext:value-type="float">
            <text:p>106846242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42072177" calcext:value-type="float">
            <text:p>42072177</text:p>
          </table:table-cell>
          <table:table-cell table:style-name="ce2" office:value-type="float" office:value="51738458" calcext:value-type="float">
            <text:p>51738458</text:p>
          </table:table-cell>
          <table:table-cell table:style-name="ce2" office:value-type="float" office:value="59521519" calcext:value-type="float">
            <text:p>59521519</text:p>
          </table:table-cell>
          <table:table-cell table:style-name="ce2" office:value-type="float" office:value="54448672" calcext:value-type="float">
            <text:p>54448672</text:p>
          </table:table-cell>
          <table:table-cell table:style-name="ce2" office:value-type="float" office:value="65854586" calcext:value-type="float">
            <text:p>65854586</text:p>
          </table:table-cell>
          <table:table-cell table:style-name="ce2" office:value-type="float" office:value="19788651" calcext:value-type="float">
            <text:p>19788651</text:p>
          </table:table-cell>
          <table:table-cell table:style-name="ce2" office:value-type="float" office:value="5401315" calcext:value-type="float">
            <text:p>5401315</text:p>
          </table:table-cell>
          <table:table-cell table:style-name="ce2" office:value-type="float" office:value="1766513" calcext:value-type="float">
            <text:p>1766513</text:p>
          </table:table-cell>
          <table:table-cell table:style-name="ce2" office:value-type="float" office:value="7087119" calcext:value-type="float">
            <text:p>7087119</text:p>
          </table:table-cell>
          <table:table-cell table:style-name="ce2" office:value-type="float" office:value="30041456" calcext:value-type="float">
            <text:p>30041456</text:p>
          </table:table-cell>
          <table:table-cell table:style-name="ce2" office:value-type="float" office:value="47532471" calcext:value-type="float">
            <text:p>47532471</text:p>
          </table:table-cell>
          <table:table-cell table:style-name="ce2" office:value-type="float" office:value="44169676" calcext:value-type="float">
            <text:p>44169676</text:p>
          </table:table-cell>
          <table:table-cell table:style-name="ce2" table:formula="of:=(SUM([.B31:.M31]))+0" office:value-type="float" office:value="429422613" calcext:value-type="float">
            <text:p>429422613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43265023" calcext:value-type="float">
            <text:p>43265023</text:p>
          </table:table-cell>
          <table:table-cell table:style-name="ce2" office:value-type="float" office:value="106597309" calcext:value-type="float">
            <text:p>106597309</text:p>
          </table:table-cell>
          <table:table-cell table:style-name="ce2" office:value-type="float" office:value="153571207" calcext:value-type="float">
            <text:p>153571207</text:p>
          </table:table-cell>
          <table:table-cell table:style-name="ce2" office:value-type="float" office:value="140466142" calcext:value-type="float">
            <text:p>140466142</text:p>
          </table:table-cell>
          <table:table-cell table:style-name="ce2" office:value-type="float" office:value="89069059" calcext:value-type="float">
            <text:p>89069059</text:p>
          </table:table-cell>
          <table:table-cell table:style-name="ce2" office:value-type="float" office:value="20007362" calcext:value-type="float">
            <text:p>20007362</text:p>
          </table:table-cell>
          <table:table-cell table:style-name="ce2" office:value-type="float" office:value="2928427" calcext:value-type="float">
            <text:p>2928427</text:p>
          </table:table-cell>
          <table:table-cell table:style-name="ce2" office:value-type="float" office:value="7618441" calcext:value-type="float">
            <text:p>7618441</text:p>
          </table:table-cell>
          <table:table-cell table:style-name="ce2" office:value-type="float" office:value="1610193" calcext:value-type="float">
            <text:p>1610193</text:p>
          </table:table-cell>
          <table:table-cell table:style-name="ce2" office:value-type="float" office:value="1526869" calcext:value-type="float">
            <text:p>1526869</text:p>
          </table:table-cell>
          <table:table-cell table:style-name="ce2" office:value-type="float" office:value="7481082" calcext:value-type="float">
            <text:p>7481082</text:p>
          </table:table-cell>
          <table:table-cell table:style-name="ce2" office:value-type="float" office:value="12607393" calcext:value-type="float">
            <text:p>12607393</text:p>
          </table:table-cell>
          <table:table-cell table:style-name="ce2" table:formula="of:=(SUM([.B32:.M32]))+0" office:value-type="float" office:value="586748507" calcext:value-type="float">
            <text:p>586748507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201597" calcext:value-type="float">
            <text:p>201597</text:p>
          </table:table-cell>
          <table:table-cell table:style-name="ce2" office:value-type="float" office:value="142218" calcext:value-type="float">
            <text:p>142218</text:p>
          </table:table-cell>
          <table:table-cell table:style-name="ce2" office:value-type="float" office:value="137428" calcext:value-type="float">
            <text:p>137428</text:p>
          </table:table-cell>
          <table:table-cell table:style-name="ce2" office:value-type="float" office:value="232876" calcext:value-type="float">
            <text:p>232876</text:p>
          </table:table-cell>
          <table:table-cell table:style-name="ce2" office:value-type="float" office:value="436069" calcext:value-type="float">
            <text:p>436069</text:p>
          </table:table-cell>
          <table:table-cell table:style-name="ce2" office:value-type="float" office:value="81973" calcext:value-type="float">
            <text:p>81973</text:p>
          </table:table-cell>
          <table:table-cell table:style-name="ce2" office:value-type="float" office:value="104155" calcext:value-type="float">
            <text:p>104155</text:p>
          </table:table-cell>
          <table:table-cell table:style-name="ce2" office:value-type="float" office:value="43097" calcext:value-type="float">
            <text:p>43097</text:p>
          </table:table-cell>
          <table:table-cell table:style-name="ce2" office:value-type="float" office:value="59095" calcext:value-type="float">
            <text:p>59095</text:p>
          </table:table-cell>
          <table:table-cell table:style-name="ce2" office:value-type="float" office:value="26487" calcext:value-type="float">
            <text:p>26487</text:p>
          </table:table-cell>
          <table:table-cell table:style-name="ce2" office:value-type="float" office:value="105654" calcext:value-type="float">
            <text:p>105654</text:p>
          </table:table-cell>
          <table:table-cell table:style-name="ce2" office:value-type="float" office:value="78454" calcext:value-type="float">
            <text:p>78454</text:p>
          </table:table-cell>
          <table:table-cell table:style-name="ce2" table:formula="of:=(SUM([.B33:.M33]))+0" office:value-type="float" office:value="1649103" calcext:value-type="float">
            <text:p>1649103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5833" calcext:value-type="float">
            <text:p>5833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office:value-type="float" office:value="10816" calcext:value-type="float">
            <text:p>10816</text:p>
          </table:table-cell>
          <table:table-cell table:style-name="ce2" office:value-type="float" office:value="601922" calcext:value-type="float">
            <text:p>601922</text:p>
          </table:table-cell>
          <table:table-cell table:style-name="ce2" office:value-type="float" office:value="1380545" calcext:value-type="float">
            <text:p>1380545</text:p>
          </table:table-cell>
          <table:table-cell table:style-name="ce2" office:value-type="float" office:value="1204376" calcext:value-type="float">
            <text:p>1204376</text:p>
          </table:table-cell>
          <table:table-cell table:style-name="ce2" office:value-type="float" office:value="2417147" calcext:value-type="float">
            <text:p>2417147</text:p>
          </table:table-cell>
          <table:table-cell table:style-name="ce2" office:value-type="float" office:value="2121883" calcext:value-type="float">
            <text:p>2121883</text:p>
          </table:table-cell>
          <table:table-cell table:style-name="ce2" office:value-type="float" office:value="2217644" calcext:value-type="float">
            <text:p>2217644</text:p>
          </table:table-cell>
          <table:table-cell table:style-name="ce2" office:value-type="float" office:value="742038" calcext:value-type="float">
            <text:p>742038</text:p>
          </table:table-cell>
          <table:table-cell table:style-name="ce2" office:value-type="float" office:value="157381" calcext:value-type="float">
            <text:p>157381</text:p>
          </table:table-cell>
          <table:table-cell table:style-name="ce2" table:formula="of:=(SUM([.B34:.M34]))+0" office:value-type="float" office:value="10870756" calcext:value-type="float">
            <text:p>10870756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2698290" calcext:value-type="float">
            <text:p>2698290</text:p>
          </table:table-cell>
          <table:table-cell table:style-name="ce2" office:value-type="float" office:value="1917753" calcext:value-type="float">
            <text:p>1917753</text:p>
          </table:table-cell>
          <table:table-cell table:style-name="ce2" office:value-type="float" office:value="1560298" calcext:value-type="float">
            <text:p>1560298</text:p>
          </table:table-cell>
          <table:table-cell table:style-name="ce2" office:value-type="float" office:value="2118818" calcext:value-type="float">
            <text:p>2118818</text:p>
          </table:table-cell>
          <table:table-cell table:style-name="ce2" office:value-type="float" office:value="6748026" calcext:value-type="float">
            <text:p>6748026</text:p>
          </table:table-cell>
          <table:table-cell table:style-name="ce2" office:value-type="float" office:value="5448468" calcext:value-type="float">
            <text:p>5448468</text:p>
          </table:table-cell>
          <table:table-cell table:style-name="ce2" office:value-type="float" office:value="6123603" calcext:value-type="float">
            <text:p>6123603</text:p>
          </table:table-cell>
          <table:table-cell table:style-name="ce2" office:value-type="float" office:value="2973367" calcext:value-type="float">
            <text:p>2973367</text:p>
          </table:table-cell>
          <table:table-cell table:style-name="ce2" office:value-type="float" office:value="3761897" calcext:value-type="float">
            <text:p>3761897</text:p>
          </table:table-cell>
          <table:table-cell table:style-name="ce2" office:value-type="float" office:value="4759341" calcext:value-type="float">
            <text:p>4759341</text:p>
          </table:table-cell>
          <table:table-cell table:style-name="ce2" office:value-type="float" office:value="5047773" calcext:value-type="float">
            <text:p>5047773</text:p>
          </table:table-cell>
          <table:table-cell table:style-name="ce2" office:value-type="float" office:value="4351195" calcext:value-type="float">
            <text:p>4351195</text:p>
          </table:table-cell>
          <table:table-cell table:style-name="ce2" table:formula="of:=(SUM([.B35:.M35]))+0" office:value-type="float" office:value="47508829" calcext:value-type="float">
            <text:p>47508829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68246833" calcext:value-type="float">
            <text:p>68246833</text:p>
          </table:table-cell>
          <table:table-cell table:style-name="ce2" office:value-type="float" office:value="69277035" calcext:value-type="float">
            <text:p>69277035</text:p>
          </table:table-cell>
          <table:table-cell table:style-name="ce2" office:value-type="float" office:value="96436879" calcext:value-type="float">
            <text:p>96436879</text:p>
          </table:table-cell>
          <table:table-cell table:style-name="ce2" office:value-type="float" office:value="115308601" calcext:value-type="float">
            <text:p>115308601</text:p>
          </table:table-cell>
          <table:table-cell table:style-name="ce2" office:value-type="float" office:value="104709115" calcext:value-type="float">
            <text:p>104709115</text:p>
          </table:table-cell>
          <table:table-cell table:style-name="ce2" office:value-type="float" office:value="76634562" calcext:value-type="float">
            <text:p>76634562</text:p>
          </table:table-cell>
          <table:table-cell table:style-name="ce2" office:value-type="float" office:value="52845947" calcext:value-type="float">
            <text:p>52845947</text:p>
          </table:table-cell>
          <table:table-cell table:style-name="ce2" office:value-type="float" office:value="46674849" calcext:value-type="float">
            <text:p>46674849</text:p>
          </table:table-cell>
          <table:table-cell table:style-name="ce2" office:value-type="float" office:value="50031100" calcext:value-type="float">
            <text:p>50031100</text:p>
          </table:table-cell>
          <table:table-cell table:style-name="ce2" office:value-type="float" office:value="73454969" calcext:value-type="float">
            <text:p>73454969</text:p>
          </table:table-cell>
          <table:table-cell table:style-name="ce2" office:value-type="float" office:value="69045234" calcext:value-type="float">
            <text:p>69045234</text:p>
          </table:table-cell>
          <table:table-cell table:style-name="ce2" office:value-type="float" office:value="78612436" calcext:value-type="float">
            <text:p>78612436</text:p>
          </table:table-cell>
          <table:table-cell table:style-name="ce2" table:formula="of:=(SUM([.B36:.M36]))+0" office:value-type="float" office:value="901277560" calcext:value-type="float">
            <text:p>901277560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228791577" calcext:value-type="float">
            <text:p>228791577</text:p>
          </table:table-cell>
          <table:table-cell table:style-name="ce2" office:value-type="float" office:value="185287283" calcext:value-type="float">
            <text:p>185287283</text:p>
          </table:table-cell>
          <table:table-cell table:style-name="ce2" office:value-type="float" office:value="151681565" calcext:value-type="float">
            <text:p>151681565</text:p>
          </table:table-cell>
          <table:table-cell table:style-name="ce2" office:value-type="float" office:value="84206682" calcext:value-type="float">
            <text:p>84206682</text:p>
          </table:table-cell>
          <table:table-cell table:style-name="ce2" office:value-type="float" office:value="18931853" calcext:value-type="float">
            <text:p>18931853</text:p>
          </table:table-cell>
          <table:table-cell table:style-name="ce2" office:value-type="float" office:value="1145804" calcext:value-type="float">
            <text:p>1145804</text:p>
          </table:table-cell>
          <table:table-cell table:style-name="ce2" office:value-type="float" office:value="440876" calcext:value-type="float">
            <text:p>440876</text:p>
          </table:table-cell>
          <table:table-cell table:style-name="ce2" office:value-type="float" office:value="1680109" calcext:value-type="float">
            <text:p>1680109</text:p>
          </table:table-cell>
          <table:table-cell table:style-name="ce2" office:value-type="float" office:value="27866670" calcext:value-type="float">
            <text:p>27866670</text:p>
          </table:table-cell>
          <table:table-cell table:style-name="ce2" office:value-type="float" office:value="191192186" calcext:value-type="float">
            <text:p>191192186</text:p>
          </table:table-cell>
          <table:table-cell table:style-name="ce2" office:value-type="float" office:value="253435618" calcext:value-type="float">
            <text:p>253435618</text:p>
          </table:table-cell>
          <table:table-cell table:style-name="ce2" office:value-type="float" office:value="274777598" calcext:value-type="float">
            <text:p>274777598</text:p>
          </table:table-cell>
          <table:table-cell table:style-name="ce2" table:formula="of:=(SUM([.B37:.M37]))+0" office:value-type="float" office:value="1419437821" calcext:value-type="float">
            <text:p>1419437821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4933410" calcext:value-type="float">
            <text:p>4933410</text:p>
          </table:table-cell>
          <table:table-cell table:style-name="ce2" office:value-type="float" office:value="5229444" calcext:value-type="float">
            <text:p>5229444</text:p>
          </table:table-cell>
          <table:table-cell table:style-name="ce2" office:value-type="float" office:value="5362305" calcext:value-type="float">
            <text:p>5362305</text:p>
          </table:table-cell>
          <table:table-cell table:style-name="ce2" office:value-type="float" office:value="5874508" calcext:value-type="float">
            <text:p>5874508</text:p>
          </table:table-cell>
          <table:table-cell table:style-name="ce2" office:value-type="float" office:value="5689647" calcext:value-type="float">
            <text:p>5689647</text:p>
          </table:table-cell>
          <table:table-cell table:style-name="ce2" office:value-type="float" office:value="6831546" calcext:value-type="float">
            <text:p>6831546</text:p>
          </table:table-cell>
          <table:table-cell table:style-name="ce2" office:value-type="float" office:value="4208031" calcext:value-type="float">
            <text:p>4208031</text:p>
          </table:table-cell>
          <table:table-cell table:style-name="ce2" office:value-type="float" office:value="6077062" calcext:value-type="float">
            <text:p>6077062</text:p>
          </table:table-cell>
          <table:table-cell table:style-name="ce2" office:value-type="float" office:value="18489628" calcext:value-type="float">
            <text:p>18489628</text:p>
          </table:table-cell>
          <table:table-cell table:style-name="ce2" office:value-type="float" office:value="20283705" calcext:value-type="float">
            <text:p>20283705</text:p>
          </table:table-cell>
          <table:table-cell table:style-name="ce2" office:value-type="float" office:value="9672447" calcext:value-type="float">
            <text:p>9672447</text:p>
          </table:table-cell>
          <table:table-cell table:style-name="ce2" office:value-type="float" office:value="5686888" calcext:value-type="float">
            <text:p>5686888</text:p>
          </table:table-cell>
          <table:table-cell table:style-name="ce2" table:formula="of:=(SUM([.B38:.M38]))+0" office:value-type="float" office:value="98338621" calcext:value-type="float">
            <text:p>98338621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12078548" calcext:value-type="float">
            <text:p>12078548</text:p>
          </table:table-cell>
          <table:table-cell table:style-name="ce2" office:value-type="float" office:value="9812101" calcext:value-type="float">
            <text:p>9812101</text:p>
          </table:table-cell>
          <table:table-cell table:style-name="ce2" office:value-type="float" office:value="9355171" calcext:value-type="float">
            <text:p>9355171</text:p>
          </table:table-cell>
          <table:table-cell table:style-name="ce2" office:value-type="float" office:value="8129500" calcext:value-type="float">
            <text:p>8129500</text:p>
          </table:table-cell>
          <table:table-cell table:style-name="ce2" office:value-type="float" office:value="7262304" calcext:value-type="float">
            <text:p>7262304</text:p>
          </table:table-cell>
          <table:table-cell table:style-name="ce2" office:value-type="float" office:value="5401015" calcext:value-type="float">
            <text:p>5401015</text:p>
          </table:table-cell>
          <table:table-cell table:style-name="ce2" office:value-type="float" office:value="6029943" calcext:value-type="float">
            <text:p>6029943</text:p>
          </table:table-cell>
          <table:table-cell table:style-name="ce2" office:value-type="float" office:value="5902266" calcext:value-type="float">
            <text:p>5902266</text:p>
          </table:table-cell>
          <table:table-cell table:style-name="ce2" office:value-type="float" office:value="7537655" calcext:value-type="float">
            <text:p>7537655</text:p>
          </table:table-cell>
          <table:table-cell table:style-name="ce2" office:value-type="float" office:value="9718035" calcext:value-type="float">
            <text:p>9718035</text:p>
          </table:table-cell>
          <table:table-cell table:style-name="ce2" office:value-type="float" office:value="10285230" calcext:value-type="float">
            <text:p>10285230</text:p>
          </table:table-cell>
          <table:table-cell table:style-name="ce2" office:value-type="float" office:value="8785808" calcext:value-type="float">
            <text:p>8785808</text:p>
          </table:table-cell>
          <table:table-cell table:style-name="ce2" table:formula="of:=(SUM([.B39:.M39]))+0" office:value-type="float" office:value="100297576" calcext:value-type="float">
            <text:p>100297576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559686" calcext:value-type="float">
            <text:p>559686</text:p>
          </table:table-cell>
          <table:table-cell table:style-name="ce2" office:value-type="float" office:value="838344" calcext:value-type="float">
            <text:p>838344</text:p>
          </table:table-cell>
          <table:table-cell table:style-name="ce2" office:value-type="float" office:value="395993" calcext:value-type="float">
            <text:p>395993</text:p>
          </table:table-cell>
          <table:table-cell table:style-name="ce2" office:value-type="float" office:value="12816468" calcext:value-type="float">
            <text:p>12816468</text:p>
          </table:table-cell>
          <table:table-cell table:style-name="ce2" office:value-type="float" office:value="72672788" calcext:value-type="float">
            <text:p>72672788</text:p>
          </table:table-cell>
          <table:table-cell table:style-name="ce2" office:value-type="float" office:value="98229392" calcext:value-type="float">
            <text:p>98229392</text:p>
          </table:table-cell>
          <table:table-cell table:style-name="ce2" office:value-type="float" office:value="87616164" calcext:value-type="float">
            <text:p>87616164</text:p>
          </table:table-cell>
          <table:table-cell table:style-name="ce2" office:value-type="float" office:value="75266030" calcext:value-type="float">
            <text:p>75266030</text:p>
          </table:table-cell>
          <table:table-cell table:style-name="ce2" office:value-type="float" office:value="35270332" calcext:value-type="float">
            <text:p>35270332</text:p>
          </table:table-cell>
          <table:table-cell table:style-name="ce2" office:value-type="float" office:value="9942680" calcext:value-type="float">
            <text:p>9942680</text:p>
          </table:table-cell>
          <table:table-cell table:style-name="ce2" office:value-type="float" office:value="2613458" calcext:value-type="float">
            <text:p>2613458</text:p>
          </table:table-cell>
          <table:table-cell table:style-name="ce2" office:value-type="float" office:value="1272241" calcext:value-type="float">
            <text:p>1272241</text:p>
          </table:table-cell>
          <table:table-cell table:style-name="ce2" table:formula="of:=(SUM([.B40:.M40]))+0" office:value-type="float" office:value="397493576" calcext:value-type="float">
            <text:p>397493576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1359039" calcext:value-type="float">
            <text:p>1359039</text:p>
          </table:table-cell>
          <table:table-cell table:style-name="ce2" office:value-type="float" office:value="1545812" calcext:value-type="float">
            <text:p>1545812</text:p>
          </table:table-cell>
          <table:table-cell table:style-name="ce2" office:value-type="float" office:value="1203313" calcext:value-type="float">
            <text:p>1203313</text:p>
          </table:table-cell>
          <table:table-cell table:style-name="ce2" office:value-type="float" office:value="6693397" calcext:value-type="float">
            <text:p>6693397</text:p>
          </table:table-cell>
          <table:table-cell table:style-name="ce2" office:value-type="float" office:value="53489569" calcext:value-type="float">
            <text:p>53489569</text:p>
          </table:table-cell>
          <table:table-cell table:style-name="ce2" office:value-type="float" office:value="83260615" calcext:value-type="float">
            <text:p>83260615</text:p>
          </table:table-cell>
          <table:table-cell table:style-name="ce2" office:value-type="float" office:value="78112549" calcext:value-type="float">
            <text:p>78112549</text:p>
          </table:table-cell>
          <table:table-cell table:style-name="ce2" office:value-type="float" office:value="61858295" calcext:value-type="float">
            <text:p>61858295</text:p>
          </table:table-cell>
          <table:table-cell table:style-name="ce2" office:value-type="float" office:value="20119230" calcext:value-type="float">
            <text:p>20119230</text:p>
          </table:table-cell>
          <table:table-cell table:style-name="ce2" office:value-type="float" office:value="6690584" calcext:value-type="float">
            <text:p>6690584</text:p>
          </table:table-cell>
          <table:table-cell table:style-name="ce2" office:value-type="float" office:value="3003430" calcext:value-type="float">
            <text:p>3003430</text:p>
          </table:table-cell>
          <table:table-cell table:style-name="ce2" office:value-type="float" office:value="3670151" calcext:value-type="float">
            <text:p>3670151</text:p>
          </table:table-cell>
          <table:table-cell table:style-name="ce2" table:formula="of:=(SUM([.B41:.M41]))+0" office:value-type="float" office:value="321005984" calcext:value-type="float">
            <text:p>321005984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1062795" calcext:value-type="float">
            <text:p>1062795</text:p>
          </table:table-cell>
          <table:table-cell table:style-name="ce2" office:value-type="float" office:value="733053" calcext:value-type="float">
            <text:p>733053</text:p>
          </table:table-cell>
          <table:table-cell table:style-name="ce2" office:value-type="float" office:value="1914824" calcext:value-type="float">
            <text:p>1914824</text:p>
          </table:table-cell>
          <table:table-cell table:style-name="ce2" office:value-type="float" office:value="3961477" calcext:value-type="float">
            <text:p>3961477</text:p>
          </table:table-cell>
          <table:table-cell table:style-name="ce2" office:value-type="float" office:value="4193989" calcext:value-type="float">
            <text:p>4193989</text:p>
          </table:table-cell>
          <table:table-cell table:style-name="ce2" office:value-type="float" office:value="4429374" calcext:value-type="float">
            <text:p>4429374</text:p>
          </table:table-cell>
          <table:table-cell table:style-name="ce2" office:value-type="float" office:value="304653" calcext:value-type="float">
            <text:p>304653</text:p>
          </table:table-cell>
          <table:table-cell table:style-name="ce2" office:value-type="float" office:value="165847" calcext:value-type="float">
            <text:p>165847</text:p>
          </table:table-cell>
          <table:table-cell table:style-name="ce2" office:value-type="float" office:value="620452" calcext:value-type="float">
            <text:p>620452</text:p>
          </table:table-cell>
          <table:table-cell table:style-name="ce2" office:value-type="float" office:value="1439279" calcext:value-type="float">
            <text:p>1439279</text:p>
          </table:table-cell>
          <table:table-cell table:style-name="ce2" office:value-type="float" office:value="1421432" calcext:value-type="float">
            <text:p>1421432</text:p>
          </table:table-cell>
          <table:table-cell table:style-name="ce2" office:value-type="float" office:value="1217470" calcext:value-type="float">
            <text:p>1217470</text:p>
          </table:table-cell>
          <table:table-cell table:style-name="ce2" table:formula="of:=(SUM([.B42:.M42]))+0" office:value-type="float" office:value="21464645" calcext:value-type="float">
            <text:p>21464645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49083723" calcext:value-type="float">
            <text:p>149083723</text:p>
          </table:table-cell>
          <table:table-cell table:style-name="ce2" office:value-type="float" office:value="152212886" calcext:value-type="float">
            <text:p>152212886</text:p>
          </table:table-cell>
          <table:table-cell table:style-name="ce2" office:value-type="float" office:value="196658874" calcext:value-type="float">
            <text:p>196658874</text:p>
          </table:table-cell>
          <table:table-cell table:style-name="ce2" office:value-type="float" office:value="185369114" calcext:value-type="float">
            <text:p>185369114</text:p>
          </table:table-cell>
          <table:table-cell table:style-name="ce2" office:value-type="float" office:value="121040278" calcext:value-type="float">
            <text:p>121040278</text:p>
          </table:table-cell>
          <table:table-cell table:style-name="ce2" office:value-type="float" office:value="55260103" calcext:value-type="float">
            <text:p>55260103</text:p>
          </table:table-cell>
          <table:table-cell table:style-name="ce2" office:value-type="float" office:value="27966624" calcext:value-type="float">
            <text:p>27966624</text:p>
          </table:table-cell>
          <table:table-cell table:style-name="ce2" office:value-type="float" office:value="22183949" calcext:value-type="float">
            <text:p>22183949</text:p>
          </table:table-cell>
          <table:table-cell table:style-name="ce2" office:value-type="float" office:value="15571222" calcext:value-type="float">
            <text:p>15571222</text:p>
          </table:table-cell>
          <table:table-cell table:style-name="ce2" office:value-type="float" office:value="55583673" calcext:value-type="float">
            <text:p>55583673</text:p>
          </table:table-cell>
          <table:table-cell table:style-name="ce2" office:value-type="float" office:value="130840763" calcext:value-type="float">
            <text:p>130840763</text:p>
          </table:table-cell>
          <table:table-cell table:style-name="ce2" office:value-type="float" office:value="154465840" calcext:value-type="float">
            <text:p>154465840</text:p>
          </table:table-cell>
          <table:table-cell table:style-name="ce2" table:formula="of:=(SUM([.B43:.M43]))+0" office:value-type="float" office:value="1266237049" calcext:value-type="float">
            <text:p>1266237049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311342" calcext:value-type="float">
            <text:p>311342</text:p>
          </table:table-cell>
          <table:table-cell table:style-name="ce2" office:value-type="float" office:value="426054" calcext:value-type="float">
            <text:p>426054</text:p>
          </table:table-cell>
          <table:table-cell table:style-name="ce2" office:value-type="float" office:value="677289" calcext:value-type="float">
            <text:p>677289</text:p>
          </table:table-cell>
          <table:table-cell table:style-name="ce2" office:value-type="float" office:value="20295190" calcext:value-type="float">
            <text:p>20295190</text:p>
          </table:table-cell>
          <table:table-cell table:style-name="ce2" office:value-type="float" office:value="88059660" calcext:value-type="float">
            <text:p>88059660</text:p>
          </table:table-cell>
          <table:table-cell table:style-name="ce2" office:value-type="float" office:value="98843315" calcext:value-type="float">
            <text:p>98843315</text:p>
          </table:table-cell>
          <table:table-cell table:style-name="ce2" office:value-type="float" office:value="94848142" calcext:value-type="float">
            <text:p>94848142</text:p>
          </table:table-cell>
          <table:table-cell table:style-name="ce2" office:value-type="float" office:value="80160196" calcext:value-type="float">
            <text:p>80160196</text:p>
          </table:table-cell>
          <table:table-cell table:style-name="ce2" office:value-type="float" office:value="53113036" calcext:value-type="float">
            <text:p>53113036</text:p>
          </table:table-cell>
          <table:table-cell table:style-name="ce2" office:value-type="float" office:value="13241826" calcext:value-type="float">
            <text:p>13241826</text:p>
          </table:table-cell>
          <table:table-cell table:style-name="ce2" office:value-type="float" office:value="1497750" calcext:value-type="float">
            <text:p>1497750</text:p>
          </table:table-cell>
          <table:table-cell table:style-name="ce2" office:value-type="float" office:value="431255" calcext:value-type="float">
            <text:p>431255</text:p>
          </table:table-cell>
          <table:table-cell table:style-name="ce2" table:formula="of:=(SUM([.B44:.M44]))+0" office:value-type="float" office:value="451905055" calcext:value-type="float">
            <text:p>451905055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1024199" calcext:value-type="float">
            <text:p>1024199</text:p>
          </table:table-cell>
          <table:table-cell table:style-name="ce2" office:value-type="float" office:value="1164882" calcext:value-type="float">
            <text:p>1164882</text:p>
          </table:table-cell>
          <table:table-cell table:style-name="ce2" office:value-type="float" office:value="1748599" calcext:value-type="float">
            <text:p>1748599</text:p>
          </table:table-cell>
          <table:table-cell table:style-name="ce2" office:value-type="float" office:value="2280390" calcext:value-type="float">
            <text:p>2280390</text:p>
          </table:table-cell>
          <table:table-cell table:style-name="ce2" office:value-type="float" office:value="2032092" calcext:value-type="float">
            <text:p>2032092</text:p>
          </table:table-cell>
          <table:table-cell table:style-name="ce2" office:value-type="float" office:value="1438964" calcext:value-type="float">
            <text:p>1438964</text:p>
          </table:table-cell>
          <table:table-cell table:style-name="ce2" office:value-type="float" office:value="982389" calcext:value-type="float">
            <text:p>982389</text:p>
          </table:table-cell>
          <table:table-cell table:style-name="ce2" office:value-type="float" office:value="891728" calcext:value-type="float">
            <text:p>891728</text:p>
          </table:table-cell>
          <table:table-cell table:style-name="ce2" office:value-type="float" office:value="1077997" calcext:value-type="float">
            <text:p>1077997</text:p>
          </table:table-cell>
          <table:table-cell table:style-name="ce2" office:value-type="float" office:value="1451997" calcext:value-type="float">
            <text:p>1451997</text:p>
          </table:table-cell>
          <table:table-cell table:style-name="ce2" office:value-type="float" office:value="1487291" calcext:value-type="float">
            <text:p>1487291</text:p>
          </table:table-cell>
          <table:table-cell table:style-name="ce2" office:value-type="float" office:value="1460880" calcext:value-type="float">
            <text:p>1460880</text:p>
          </table:table-cell>
          <table:table-cell table:style-name="ce2" table:formula="of:=(SUM([.B45:.M45]))+0" office:value-type="float" office:value="17041408" calcext:value-type="float">
            <text:p>17041408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7791057" calcext:value-type="float">
            <text:p>7791057</text:p>
          </table:table-cell>
          <table:table-cell table:style-name="ce2" office:value-type="float" office:value="6181260" calcext:value-type="float">
            <text:p>6181260</text:p>
          </table:table-cell>
          <table:table-cell table:style-name="ce2" office:value-type="float" office:value="5621280" calcext:value-type="float">
            <text:p>5621280</text:p>
          </table:table-cell>
          <table:table-cell table:style-name="ce2" office:value-type="float" office:value="5535704" calcext:value-type="float">
            <text:p>5535704</text:p>
          </table:table-cell>
          <table:table-cell table:style-name="ce2" office:value-type="float" office:value="3859306" calcext:value-type="float">
            <text:p>3859306</text:p>
          </table:table-cell>
          <table:table-cell table:style-name="ce2" office:value-type="float" office:value="2280230" calcext:value-type="float">
            <text:p>2280230</text:p>
          </table:table-cell>
          <table:table-cell table:style-name="ce2" office:value-type="float" office:value="7600842" calcext:value-type="float">
            <text:p>7600842</text:p>
          </table:table-cell>
          <table:table-cell table:style-name="ce2" office:value-type="float" office:value="11762889" calcext:value-type="float">
            <text:p>11762889</text:p>
          </table:table-cell>
          <table:table-cell table:style-name="ce2" office:value-type="float" office:value="12182487" calcext:value-type="float">
            <text:p>12182487</text:p>
          </table:table-cell>
          <table:table-cell table:style-name="ce2" office:value-type="float" office:value="12099531" calcext:value-type="float">
            <text:p>12099531</text:p>
          </table:table-cell>
          <table:table-cell table:style-name="ce2" office:value-type="float" office:value="9768213" calcext:value-type="float">
            <text:p>9768213</text:p>
          </table:table-cell>
          <table:table-cell table:style-name="ce2" office:value-type="float" office:value="5326005" calcext:value-type="float">
            <text:p>5326005</text:p>
          </table:table-cell>
          <table:table-cell table:style-name="ce2" table:formula="of:=(SUM([.B46:.M46]))+0" office:value-type="float" office:value="90008804" calcext:value-type="float">
            <text:p>90008804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2208099" calcext:value-type="float">
            <text:p>2208099</text:p>
          </table:table-cell>
          <table:table-cell table:style-name="ce2" office:value-type="float" office:value="2474802" calcext:value-type="float">
            <text:p>2474802</text:p>
          </table:table-cell>
          <table:table-cell table:style-name="ce2" office:value-type="float" office:value="1714893" calcext:value-type="float">
            <text:p>1714893</text:p>
          </table:table-cell>
          <table:table-cell table:style-name="ce2" office:value-type="float" office:value="1780463" calcext:value-type="float">
            <text:p>1780463</text:p>
          </table:table-cell>
          <table:table-cell table:style-name="ce2" office:value-type="float" office:value="1877819" calcext:value-type="float">
            <text:p>1877819</text:p>
          </table:table-cell>
          <table:table-cell table:style-name="ce2" office:value-type="float" office:value="1525862" calcext:value-type="float">
            <text:p>1525862</text:p>
          </table:table-cell>
          <table:table-cell table:style-name="ce2" office:value-type="float" office:value="1568986" calcext:value-type="float">
            <text:p>1568986</text:p>
          </table:table-cell>
          <table:table-cell table:style-name="ce2" office:value-type="float" office:value="1466413" calcext:value-type="float">
            <text:p>1466413</text:p>
          </table:table-cell>
          <table:table-cell table:style-name="ce2" office:value-type="float" office:value="1407557" calcext:value-type="float">
            <text:p>1407557</text:p>
          </table:table-cell>
          <table:table-cell table:style-name="ce2" office:value-type="float" office:value="1632354" calcext:value-type="float">
            <text:p>1632354</text:p>
          </table:table-cell>
          <table:table-cell table:style-name="ce2" office:value-type="float" office:value="1725264" calcext:value-type="float">
            <text:p>1725264</text:p>
          </table:table-cell>
          <table:table-cell table:style-name="ce2" office:value-type="float" office:value="3137351" calcext:value-type="float">
            <text:p>3137351</text:p>
          </table:table-cell>
          <table:table-cell table:style-name="ce2" table:formula="of:=(SUM([.B47:.M47]))+0" office:value-type="float" office:value="22519863" calcext:value-type="float">
            <text:p>22519863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5725460" calcext:value-type="float">
            <text:p>5725460</text:p>
          </table:table-cell>
          <table:table-cell table:style-name="ce2" office:value-type="float" office:value="5707364" calcext:value-type="float">
            <text:p>5707364</text:p>
          </table:table-cell>
          <table:table-cell table:style-name="ce2" office:value-type="float" office:value="5597355" calcext:value-type="float">
            <text:p>5597355</text:p>
          </table:table-cell>
          <table:table-cell table:style-name="ce2" office:value-type="float" office:value="5898712" calcext:value-type="float">
            <text:p>5898712</text:p>
          </table:table-cell>
          <table:table-cell table:style-name="ce2" office:value-type="float" office:value="5421863" calcext:value-type="float">
            <text:p>5421863</text:p>
          </table:table-cell>
          <table:table-cell table:style-name="ce2" office:value-type="float" office:value="4605411" calcext:value-type="float">
            <text:p>4605411</text:p>
          </table:table-cell>
          <table:table-cell table:style-name="ce2" office:value-type="float" office:value="4875406" calcext:value-type="float">
            <text:p>4875406</text:p>
          </table:table-cell>
          <table:table-cell table:style-name="ce2" office:value-type="float" office:value="3813135" calcext:value-type="float">
            <text:p>3813135</text:p>
          </table:table-cell>
          <table:table-cell table:style-name="ce2" office:value-type="float" office:value="4327068" calcext:value-type="float">
            <text:p>4327068</text:p>
          </table:table-cell>
          <table:table-cell table:style-name="ce2" office:value-type="float" office:value="5529219" calcext:value-type="float">
            <text:p>5529219</text:p>
          </table:table-cell>
          <table:table-cell table:style-name="ce2" office:value-type="float" office:value="5280371" calcext:value-type="float">
            <text:p>5280371</text:p>
          </table:table-cell>
          <table:table-cell table:style-name="ce2" office:value-type="float" office:value="5334052" calcext:value-type="float">
            <text:p>5334052</text:p>
          </table:table-cell>
          <table:table-cell table:style-name="ce2" table:formula="of:=(SUM([.B48:.M48]))+0" office:value-type="float" office:value="62115416" calcext:value-type="float">
            <text:p>62115416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7276069" calcext:value-type="float">
            <text:p>7276069</text:p>
          </table:table-cell>
          <table:table-cell table:style-name="ce2" office:value-type="float" office:value="7365914" calcext:value-type="float">
            <text:p>7365914</text:p>
          </table:table-cell>
          <table:table-cell table:style-name="ce2" office:value-type="float" office:value="8925296" calcext:value-type="float">
            <text:p>8925296</text:p>
          </table:table-cell>
          <table:table-cell table:style-name="ce2" office:value-type="float" office:value="8563823" calcext:value-type="float">
            <text:p>8563823</text:p>
          </table:table-cell>
          <table:table-cell table:style-name="ce2" office:value-type="float" office:value="5135399" calcext:value-type="float">
            <text:p>5135399</text:p>
          </table:table-cell>
          <table:table-cell table:style-name="ce2" office:value-type="float" office:value="1570829" calcext:value-type="float">
            <text:p>1570829</text:p>
          </table:table-cell>
          <table:table-cell table:style-name="ce2" office:value-type="float" office:value="809088" calcext:value-type="float">
            <text:p>809088</text:p>
          </table:table-cell>
          <table:table-cell table:style-name="ce2" office:value-type="float" office:value="663694" calcext:value-type="float">
            <text:p>663694</text:p>
          </table:table-cell>
          <table:table-cell table:style-name="ce2" office:value-type="float" office:value="963254" calcext:value-type="float">
            <text:p>963254</text:p>
          </table:table-cell>
          <table:table-cell table:style-name="ce2" office:value-type="float" office:value="5812274" calcext:value-type="float">
            <text:p>5812274</text:p>
          </table:table-cell>
          <table:table-cell table:style-name="ce2" office:value-type="float" office:value="7147631" calcext:value-type="float">
            <text:p>7147631</text:p>
          </table:table-cell>
          <table:table-cell table:style-name="ce2" office:value-type="float" office:value="7308295" calcext:value-type="float">
            <text:p>7308295</text:p>
          </table:table-cell>
          <table:table-cell table:style-name="ce2" table:formula="of:=(SUM([.B49:.M49]))+0" office:value-type="float" office:value="61541566" calcext:value-type="float">
            <text:p>61541566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699361" calcext:value-type="float">
            <text:p>699361</text:p>
          </table:table-cell>
          <table:table-cell table:style-name="ce2" office:value-type="float" office:value="971975" calcext:value-type="float">
            <text:p>971975</text:p>
          </table:table-cell>
          <table:table-cell table:style-name="ce2" office:value-type="float" office:value="1678447" calcext:value-type="float">
            <text:p>1678447</text:p>
          </table:table-cell>
          <table:table-cell table:style-name="ce2" office:value-type="float" office:value="38886655" calcext:value-type="float">
            <text:p>38886655</text:p>
          </table:table-cell>
          <table:table-cell table:style-name="ce2" office:value-type="float" office:value="112463328" calcext:value-type="float">
            <text:p>112463328</text:p>
          </table:table-cell>
          <table:table-cell table:style-name="ce2" office:value-type="float" office:value="106610723" calcext:value-type="float">
            <text:p>106610723</text:p>
          </table:table-cell>
          <table:table-cell table:style-name="ce2" office:value-type="float" office:value="78842258" calcext:value-type="float">
            <text:p>78842258</text:p>
          </table:table-cell>
          <table:table-cell table:style-name="ce2" office:value-type="float" office:value="76948822" calcext:value-type="float">
            <text:p>76948822</text:p>
          </table:table-cell>
          <table:table-cell table:style-name="ce2" office:value-type="float" office:value="20564648" calcext:value-type="float">
            <text:p>20564648</text:p>
          </table:table-cell>
          <table:table-cell table:style-name="ce2" office:value-type="float" office:value="3194886" calcext:value-type="float">
            <text:p>3194886</text:p>
          </table:table-cell>
          <table:table-cell table:style-name="ce2" office:value-type="float" office:value="2900580" calcext:value-type="float">
            <text:p>2900580</text:p>
          </table:table-cell>
          <table:table-cell table:style-name="ce2" office:value-type="float" office:value="723750" calcext:value-type="float">
            <text:p>723750</text:p>
          </table:table-cell>
          <table:table-cell table:style-name="ce2" table:formula="of:=(SUM([.B50:.M50]))+0" office:value-type="float" office:value="444485433" calcext:value-type="float">
            <text:p>444485433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8155407" calcext:value-type="float">
            <text:p>8155407</text:p>
          </table:table-cell>
          <table:table-cell table:style-name="ce2" office:value-type="float" office:value="5206882" calcext:value-type="float">
            <text:p>5206882</text:p>
          </table:table-cell>
          <table:table-cell table:style-name="ce2" office:value-type="float" office:value="4139067" calcext:value-type="float">
            <text:p>4139067</text:p>
          </table:table-cell>
          <table:table-cell table:style-name="ce2" office:value-type="float" office:value="3408347" calcext:value-type="float">
            <text:p>3408347</text:p>
          </table:table-cell>
          <table:table-cell table:style-name="ce2" office:value-type="float" office:value="3212889" calcext:value-type="float">
            <text:p>3212889</text:p>
          </table:table-cell>
          <table:table-cell table:style-name="ce2" office:value-type="float" office:value="4707533" calcext:value-type="float">
            <text:p>4707533</text:p>
          </table:table-cell>
          <table:table-cell table:style-name="ce2" office:value-type="float" office:value="43799452" calcext:value-type="float">
            <text:p>43799452</text:p>
          </table:table-cell>
          <table:table-cell table:style-name="ce2" office:value-type="float" office:value="77821724" calcext:value-type="float">
            <text:p>77821724</text:p>
          </table:table-cell>
          <table:table-cell table:style-name="ce2" office:value-type="float" office:value="84532030" calcext:value-type="float">
            <text:p>84532030</text:p>
          </table:table-cell>
          <table:table-cell table:style-name="ce2" office:value-type="float" office:value="94525155" calcext:value-type="float">
            <text:p>94525155</text:p>
          </table:table-cell>
          <table:table-cell table:style-name="ce2" office:value-type="float" office:value="58104302" calcext:value-type="float">
            <text:p>58104302</text:p>
          </table:table-cell>
          <table:table-cell table:style-name="ce2" office:value-type="float" office:value="24633178" calcext:value-type="float">
            <text:p>24633178</text:p>
          </table:table-cell>
          <table:table-cell table:style-name="ce2" table:formula="of:=(SUM([.B51:.M51]))+0" office:value-type="float" office:value="412245966" calcext:value-type="float">
            <text:p>412245966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7209651" calcext:value-type="float">
            <text:p>7209651</text:p>
          </table:table-cell>
          <table:table-cell table:style-name="ce2" office:value-type="float" office:value="5316038" calcext:value-type="float">
            <text:p>5316038</text:p>
          </table:table-cell>
          <table:table-cell table:style-name="ce2" office:value-type="float" office:value="7152546" calcext:value-type="float">
            <text:p>7152546</text:p>
          </table:table-cell>
          <table:table-cell table:style-name="ce2" office:value-type="float" office:value="12539469" calcext:value-type="float">
            <text:p>12539469</text:p>
          </table:table-cell>
          <table:table-cell table:style-name="ce2" office:value-type="float" office:value="10707492" calcext:value-type="float">
            <text:p>10707492</text:p>
          </table:table-cell>
          <table:table-cell table:style-name="ce2" office:value-type="float" office:value="5560266" calcext:value-type="float">
            <text:p>5560266</text:p>
          </table:table-cell>
          <table:table-cell table:style-name="ce2" office:value-type="float" office:value="4032865" calcext:value-type="float">
            <text:p>4032865</text:p>
          </table:table-cell>
          <table:table-cell table:style-name="ce2" office:value-type="float" office:value="5568459" calcext:value-type="float">
            <text:p>5568459</text:p>
          </table:table-cell>
          <table:table-cell table:style-name="ce2" office:value-type="float" office:value="13410494" calcext:value-type="float">
            <text:p>13410494</text:p>
          </table:table-cell>
          <table:table-cell table:style-name="ce2" office:value-type="float" office:value="19794543" calcext:value-type="float">
            <text:p>19794543</text:p>
          </table:table-cell>
          <table:table-cell table:style-name="ce2" office:value-type="float" office:value="15376460" calcext:value-type="float">
            <text:p>15376460</text:p>
          </table:table-cell>
          <table:table-cell table:style-name="ce2" office:value-type="float" office:value="12016929" calcext:value-type="float">
            <text:p>12016929</text:p>
          </table:table-cell>
          <table:table-cell table:style-name="ce2" table:formula="of:=(SUM([.B52:.M52]))+0" office:value-type="float" office:value="118685212" calcext:value-type="float">
            <text:p>118685212</text:p>
          </table:table-cell>
          <table:table-cell table:style-name="ce3" office:value-type="string" calcext:value-type="string">
            <text:p>Fruta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243456" table:target-range-address="'2016'.A1:'2016'.N52" table:contains-header="false"/>
        <table:database-range table:name="Tabla2434567" table:target-range-address="'2017'.A1:'2017'.N52" table:contains-header="false"/>
        <table:database-range table:name="Tabla24345678" table:target-range-address="'2018'.A1:'2018'.N52" table:contains-header="false"/>
        <table:database-range table:name="Tabla243456789" table:target-range-address="'2019'.A1:'2019'.Q52" table:contains-header="false"/>
        <table:database-range table:name="Tabla24345678910" table:target-range-address="'2020'.A1:'2020'.Q5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Énfasis3_20_2" style:display-name="20% - Énfasis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6efce"/>
      <style:text-properties fo:color="#7f7f7f" style:text-outline="false" style:text-line-through-style="none" style:text-line-through-type="none" style:font-name="Open Sans Light" fo:font-family="'Open Sans Light'" style:font-family-generic="swiss" fo:font-size="24pt" fo:font-style="normal" fo:text-shadow="none" style:text-underline-style="none" fo:font-weight="normal" style:font-size-asian="24pt" style:font-style-asian="normal" style:font-weight-asian="normal" style:font-name-complex="Open Sans Light" style:font-family-complex="'Open Sans Light'" style:font-family-generic-complex="swiss" style:font-size-complex="24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family="'Bookman Old Style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1995" style:display-name="Normal_19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98UE" style:display-name="Normal_98U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family="'Bookman Old Style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0.5902in" fo:margin-left="0in" fo:margin-right="0in" fo:margin-bottom="0.4374in"/>
      </style:header-style>
      <style:footer-style>
        <style:header-footer-properties fo:min-height="0.5902in" fo:margin-left="0in" fo:margin-right="0in" fo:margin-top="0.2846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4">
      <style:header/>
      <style:header-left style:display="false"/>
      <style:footer>
        <text:p><text:span text:style-name="MT1">DATOS PROCEDENTES DE ADUANAS PROCESADOS POR FEPEX</text:span></text:p>
        <text:p><text:span text:style-name="MT1"/></text:p>
      </style:footer>
      <style:footer-left style:display="false"/>
    </style:master-page>
    <style:master-page style:name="PageStyle_5f_2018" style:display-name="PageStyle_2018" style:page-layout-name="Mpm4">
      <style:header/>
      <style:header-left style:display="false"/>
      <style:footer>
        <text:p><text:span text:style-name="MT1">DATOS PROCEDENTES DE ADUANAS PROCESADOS POR FEPEX</text:span></text:p>
        <text:p><text:span text:style-name="MT1"/></text:p>
      </style:footer>
      <style:footer-left style:display="false"/>
    </style:master-page>
    <style:master-page style:name="PageStyle_5f_2019" style:display-name="PageStyle_2019" style:page-layout-name="Mpm4">
      <style:header/>
      <style:header-left style:display="false"/>
      <style:footer>
        <text:p><text:span text:style-name="MT1">DATOS PROCEDENTES DE ADUANAS PROCESADOS POR FEPEX</text:span></text:p>
        <text:p><text:span text:style-name="MT1"/></text:p>
      </style:footer>
      <style:footer-left style:display="false"/>
    </style:master-page>
    <style:master-page style:name="PageStyle_5f_2020" style:display-name="PageStyle_2020" style:page-layout-name="Mpm4">
      <style:header/>
      <style:header-left style:display="false"/>
      <style:footer>
        <text:p><text:span text:style-name="MT1">DATOS PROCEDENTES DE ADUANAS PROCESADOS POR FEPEX</text:span></text:p>
        <text:p><text:span text:style-name="MT1"/></text:p>
      </style:footer>
      <style:footer-left style:display="false"/>
    </style:master-page>
    <style:master-page style:name="PageStyle_5f_2017" style:display-name="PageStyle_2017" style:page-layout-name="Mpm4">
      <style:header/>
      <style:header-left style:display="false"/>
      <style:footer>
        <text:p><text:span text:style-name="MT1">DATOS PROCEDENTES DE ADUANAS PROCESADOS POR FEPEX</text:span></text:p>
        <text:p><text:span text:style-name="MT1"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</meta:initial-creator>
    <meta:creation-date>2011-03-29T07:55:58</meta:creation-date>
    <dc:date>2021-03-08T13:02:54.106772317</dc:date>
    <meta:generator>LibreOffice/6.4.6.2$Linux_X86_64 LibreOffice_project/40$Build-2</meta:generator>
    <meta:editing-duration>PT6M59S</meta:editing-duration>
    <meta:editing-cycles>1</meta:editing-cycles>
    <meta:document-statistic meta:table-count="5" meta:cell-count="39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